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officeooo:paragraph-rsid="04d808a7"/>
    </style:style>
    <style:style style:name="P12" style:family="paragraph" style:parent-style-name="Standard">
      <style:text-properties style:font-name="Handwriting" officeooo:paragraph-rsid="04e09ea3"/>
    </style:style>
    <style:style style:name="P13" style:family="paragraph" style:parent-style-name="Standard_20__28_user_29_">
      <style:text-properties style:font-name="Handwriting" fo:font-size="12pt" officeooo:paragraph-rsid="01d1f41b" style:font-size-asian="12pt" style:font-size-complex="12pt"/>
    </style:style>
    <style:style style:name="P14" style:family="paragraph" style:parent-style-name="Standard_20__28_user_29_">
      <style:text-properties style:font-name="Handwriting" fo:font-size="12pt" officeooo:paragraph-rsid="01d7676e" style:font-size-asian="12pt" style:font-size-complex="12pt"/>
    </style:style>
    <style:style style:name="P15" style:family="paragraph" style:parent-style-name="Standard_20__28_user_29_">
      <style:text-properties style:font-name="Handwriting" fo:font-size="12pt" officeooo:paragraph-rsid="01dcf8cf" style:font-size-asian="12pt" style:font-size-complex="12pt"/>
    </style:style>
    <style:style style:name="P16" style:family="paragraph" style:parent-style-name="Standard_20__28_user_29_">
      <style:text-properties style:font-name="Handwriting" fo:font-size="12pt" officeooo:paragraph-rsid="01e16038" style:font-size-asian="12pt" style:font-size-complex="12pt"/>
    </style:style>
    <style:style style:name="P17" style:family="paragraph" style:parent-style-name="Standard_20__28_user_29_">
      <style:text-properties style:font-name="Handwriting" fo:font-size="12pt" officeooo:paragraph-rsid="01df1dc0" style:font-size-asian="12pt" style:font-size-complex="12pt"/>
    </style:style>
    <style:style style:name="P18" style:family="paragraph" style:parent-style-name="Standard_20__28_user_29_">
      <style:text-properties style:font-name="Handwriting" fo:font-size="12pt" officeooo:paragraph-rsid="0113a5a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4f18fbc" style:font-size-asian="12pt" style:font-size-complex="12pt"/>
    </style:style>
    <style:style style:name="P43" style:family="paragraph" style:parent-style-name="Standard_20__28_user_29_">
      <style:text-properties style:font-name="Handwriting" fo:font-size="12pt" officeooo:paragraph-rsid="04e593e9" style:font-size-asian="12pt" style:font-size-complex="12pt"/>
    </style:style>
    <style:style style:name="P44" style:family="paragraph" style:parent-style-name="Standard_20__28_user_29_">
      <style:text-properties style:font-name="Handwriting" fo:font-size="12pt" officeooo:rsid="05a45675" officeooo:paragraph-rsid="05a45675" style:font-size-asian="12pt" style:font-size-complex="12pt"/>
    </style:style>
    <style:style style:name="P45" style:family="paragraph" style:parent-style-name="Standard_20__28_user_29_">
      <style:text-properties style:font-name="Handwriting" fo:font-size="12pt" officeooo:rsid="04efef48" officeooo:paragraph-rsid="051138d0" style:font-size-asian="12pt" style:font-size-complex="12pt"/>
    </style:style>
    <style:style style:name="P46" style:family="paragraph" style:parent-style-name="Standard_20__28_user_29_">
      <style:text-properties style:font-name="Handwriting" fo:font-size="12pt" officeooo:rsid="04fa94c5" officeooo:paragraph-rsid="0579e711" style:font-size-asian="12pt" style:font-size-complex="12pt"/>
    </style:style>
    <style:style style:name="P47" style:family="paragraph" style:parent-style-name="Standard_20__28_user_29_">
      <style:text-properties style:font-name="Handwriting" fo:font-size="12pt" officeooo:rsid="0568ffd5" officeooo:paragraph-rsid="0579e711" style:font-size-asian="12pt" style:font-size-complex="12pt"/>
    </style:style>
    <style:style style:name="P48" style:family="paragraph" style:parent-style-name="Standard_20__28_user_29_">
      <style:text-properties style:font-name="Handwriting" fo:font-size="12pt" officeooo:rsid="058f75c1" officeooo:paragraph-rsid="058f75c1" style:font-size-asian="12pt" style:font-size-complex="12pt"/>
    </style:style>
    <style:style style:name="P49" style:family="paragraph" style:parent-style-name="Standard_20__28_user_29_">
      <style:text-properties style:font-name="Handwriting" fo:font-size="12pt" officeooo:rsid="058f75c1" officeooo:paragraph-rsid="05964786" style:font-size-asian="12pt" style:font-size-complex="12pt"/>
    </style:style>
    <style:style style:name="P50" style:family="paragraph" style:parent-style-name="Standard_20__28_user_29_">
      <style:text-properties style:font-name="Handwriting" fo:font-size="12pt" officeooo:rsid="05982cf4" officeooo:paragraph-rsid="05964786" style:font-size-asian="12pt" style:font-size-complex="12pt"/>
    </style:style>
    <style:style style:name="P51" style:family="paragraph" style:parent-style-name="Standard_20__28_user_29_">
      <style:text-properties style:font-name="Handwriting" fo:font-size="12pt" officeooo:rsid="0726d5b7" officeooo:paragraph-rsid="04e593e9" style:font-size-asian="12pt" style:font-size-complex="12pt"/>
    </style:style>
    <style:style style:name="P52" style:family="paragraph" style:parent-style-name="Standard_20__28_user_29_">
      <style:text-properties style:font-name="Handwriting" fo:font-size="12pt" officeooo:rsid="068c45d2" officeooo:paragraph-rsid="068c45d2" style:font-size-asian="12pt" style:font-size-complex="12pt"/>
    </style:style>
    <style:style style:name="P53" style:family="paragraph" style:parent-style-name="Standard_20__28_user_29_">
      <style:text-properties style:font-name="Handwriting" fo:font-size="12pt" officeooo:rsid="068c45d2" officeooo:paragraph-rsid="07767d74" style:font-size-asian="12pt" style:font-size-complex="12pt"/>
    </style:style>
    <style:style style:name="P54" style:family="paragraph" style:parent-style-name="Standard_20__28_user_29_">
      <style:text-properties style:font-name="Handwriting" fo:font-size="12pt" officeooo:rsid="068c45d2" officeooo:paragraph-rsid="0917155f" style:font-size-asian="12pt" style:font-size-complex="12pt"/>
    </style:style>
    <style:style style:name="P55" style:family="paragraph" style:parent-style-name="Standard_20__28_user_29_">
      <style:text-properties style:font-name="Handwriting" fo:font-size="12pt" officeooo:rsid="06911428" officeooo:paragraph-rsid="06911428" style:font-size-asian="12pt" style:font-size-complex="12pt"/>
    </style:style>
    <style:style style:name="P56" style:family="paragraph" style:parent-style-name="Standard_20__28_user_29_">
      <style:text-properties style:font-name="Handwriting" fo:font-size="12pt" officeooo:rsid="0697e461" officeooo:paragraph-rsid="0697e461" style:font-size-asian="12pt" style:font-size-complex="12pt"/>
    </style:style>
    <style:style style:name="P57" style:family="paragraph" style:parent-style-name="Standard_20__28_user_29_">
      <style:text-properties style:font-name="Handwriting" fo:font-size="12pt" officeooo:rsid="0697e461" officeooo:paragraph-rsid="075b5f08" style:font-size-asian="12pt" style:font-size-complex="12pt"/>
    </style:style>
    <style:style style:name="P58" style:family="paragraph" style:parent-style-name="Standard_20__28_user_29_">
      <style:text-properties style:font-name="Handwriting" fo:font-size="12pt" officeooo:rsid="0697e461" officeooo:paragraph-rsid="076cc265" style:font-size-asian="12pt" style:font-size-complex="12pt"/>
    </style:style>
    <style:style style:name="P59" style:family="paragraph" style:parent-style-name="Standard_20__28_user_29_">
      <style:text-properties style:font-name="Handwriting" fo:font-size="12pt" officeooo:rsid="072e7f78" officeooo:paragraph-rsid="072e7f78" style:font-size-asian="12pt" style:font-size-complex="12pt"/>
    </style:style>
    <style:style style:name="P60" style:family="paragraph" style:parent-style-name="Standard_20__28_user_29_">
      <style:text-properties style:font-name="Handwriting" fo:font-size="12pt" officeooo:rsid="08473ed0" officeooo:paragraph-rsid="08473ed0" style:font-size-asian="12pt" style:font-size-complex="12pt"/>
    </style:style>
    <style:style style:name="P61" style:family="paragraph" style:parent-style-name="Standard_20__28_user_29_">
      <style:text-properties style:font-name="Handwriting" fo:font-size="12pt" officeooo:rsid="08546a3b" officeooo:paragraph-rsid="084ec950" style:font-size-asian="12pt" style:font-size-complex="12pt"/>
    </style:style>
    <style:style style:name="P62" style:family="paragraph" style:parent-style-name="Standard_20__28_user_29_">
      <style:text-properties style:font-name="Handwriting" fo:font-size="12pt" officeooo:rsid="08546a3b" officeooo:paragraph-rsid="08546a3b" style:font-size-asian="12pt" style:font-size-complex="12pt"/>
    </style:style>
    <style:style style:name="P63" style:family="paragraph" style:parent-style-name="Standard_20__28_user_29_">
      <style:text-properties style:font-name="Handwriting" fo:font-size="12pt" officeooo:rsid="0873a5e1" officeooo:paragraph-rsid="0873a5e1" style:font-size-asian="12pt" style:font-size-complex="12pt"/>
    </style:style>
    <style:style style:name="P64" style:family="paragraph" style:parent-style-name="Standard_20__28_user_29_">
      <style:text-properties style:font-name="Handwriting" fo:font-size="12pt" officeooo:rsid="06b6fe37" officeooo:paragraph-rsid="06b6fe37" style:font-size-asian="12pt" style:font-size-complex="12pt"/>
    </style:style>
    <style:style style:name="P65" style:family="paragraph" style:parent-style-name="Standard_20__28_user_29_">
      <style:text-properties style:font-name="Handwriting" fo:font-size="12pt" officeooo:rsid="0843434f" officeooo:paragraph-rsid="07c346ba" style:font-size-asian="12pt" style:font-size-complex="12pt"/>
    </style:style>
    <style:style style:name="P66" style:family="paragraph" style:parent-style-name="Standard_20__28_user_29_">
      <style:text-properties style:font-name="Handwriting" fo:font-size="12pt" officeooo:rsid="07865d3b" officeooo:paragraph-rsid="07767d74" style:font-size-asian="12pt" style:font-size-complex="12pt"/>
    </style:style>
    <style:style style:name="P67" style:family="paragraph" style:parent-style-name="Standard_20__28_user_29_">
      <style:text-properties style:font-name="Handwriting" fo:font-size="12pt" officeooo:rsid="08843c41" officeooo:paragraph-rsid="08843c41" style:font-size-asian="12pt" style:font-size-complex="12pt"/>
    </style:style>
    <style:style style:name="P68" style:family="paragraph" style:parent-style-name="Standard_20__28_user_29_">
      <style:text-properties style:font-name="Handwriting" fo:font-size="12pt" officeooo:rsid="0790a607" officeooo:paragraph-rsid="079d8922" style:font-size-asian="12pt" style:font-size-complex="12pt"/>
    </style:style>
    <style:style style:name="P69" style:family="paragraph" style:parent-style-name="Standard_20__28_user_29_">
      <style:text-properties style:font-name="Handwriting" fo:font-size="12pt" officeooo:rsid="071de763" officeooo:paragraph-rsid="07a2ca9b" style:font-size-asian="12pt" style:font-size-complex="12pt"/>
    </style:style>
    <style:style style:name="P70" style:family="paragraph" style:parent-style-name="Standard_20__28_user_29_">
      <style:text-properties style:font-name="Handwriting" fo:font-size="12pt" officeooo:rsid="083f654b" officeooo:paragraph-rsid="083dc951" style:font-size-asian="12pt" style:font-size-complex="12pt"/>
    </style:style>
    <style:style style:name="P71" style:family="paragraph" style:parent-style-name="Standard_20__28_user_29_">
      <style:text-properties style:font-name="Handwriting" fo:font-size="12pt" officeooo:rsid="07df4607" officeooo:paragraph-rsid="07df4607" style:font-size-asian="12pt" style:font-size-complex="12pt"/>
    </style:style>
    <style:style style:name="P72" style:family="paragraph" style:parent-style-name="Standard_20__28_user_29_">
      <style:text-properties style:font-name="Handwriting" fo:font-size="12pt" officeooo:rsid="07be969c" officeooo:paragraph-rsid="07be969c" style:font-size-asian="12pt" style:font-size-complex="12pt"/>
    </style:style>
    <style:style style:name="P73" style:family="paragraph" style:parent-style-name="Standard_20__28_user_29_">
      <style:text-properties style:font-name="Handwriting" fo:font-size="12pt" officeooo:paragraph-rsid="002277ac" style:font-size-asian="12pt" style:font-size-complex="12pt"/>
    </style:style>
    <style:style style:name="P74" style:family="paragraph" style:parent-style-name="Standard_20__28_user_29_">
      <style:text-properties style:font-name="Handwriting" fo:font-size="12pt" officeooo:paragraph-rsid="001027bb" style:font-size-asian="12pt" style:font-size-complex="12pt"/>
    </style:style>
    <style:style style:name="P75" style:family="paragraph" style:parent-style-name="Standard_20__28_user_29_">
      <style:text-properties style:font-name="Handwriting" fo:font-size="12pt" officeooo:rsid="0912811c" officeooo:paragraph-rsid="0912811c" style:font-size-asian="12pt" style:font-size-complex="12pt"/>
    </style:style>
    <style:style style:name="P76" style:family="paragraph" style:parent-style-name="Standard_20__28_user_29_">
      <style:text-properties style:font-name="Handwriting" fo:font-size="12pt" officeooo:rsid="088b0e5b" officeooo:paragraph-rsid="088b0e5b" style:font-size-asian="12pt" style:font-size-complex="12pt"/>
    </style:style>
    <style:style style:name="P77" style:family="paragraph" style:parent-style-name="Standard_20__28_user_29_">
      <style:text-properties style:font-name="Handwriting" fo:font-size="12pt" officeooo:rsid="09558a05" officeooo:paragraph-rsid="09558a05" style:font-size-asian="12pt" style:font-size-complex="12pt"/>
    </style:style>
    <style:style style:name="P78" style:family="paragraph" style:parent-style-name="Standard_20__28_user_29_">
      <style:text-properties style:font-name="Handwriting" fo:font-size="12pt" officeooo:rsid="091a0d76" officeooo:paragraph-rsid="091a0d76" style:font-size-asian="12pt" style:font-size-complex="12pt"/>
    </style:style>
    <style:style style:name="P79" style:family="paragraph" style:parent-style-name="Standard_20__28_user_29_">
      <style:text-properties style:font-name="Handwriting" fo:font-size="12pt" officeooo:rsid="095d4762" officeooo:paragraph-rsid="095d4762" style:font-size-asian="12pt" style:font-size-complex="12pt"/>
    </style:style>
    <style:style style:name="P80" style:family="paragraph" style:parent-style-name="Standard_20__28_user_29_">
      <style:text-properties style:font-name="Handwriting" fo:font-size="12pt" officeooo:rsid="0983e57a" officeooo:paragraph-rsid="0983e57a" style:font-size-asian="12pt" style:font-size-complex="12pt"/>
    </style:style>
    <style:style style:name="P81" style:family="paragraph" style:parent-style-name="Standard_20__28_user_29_">
      <style:text-properties style:font-name="Handwriting" fo:font-size="12pt" officeooo:rsid="0902b11d" officeooo:paragraph-rsid="0902b11d" style:font-size-asian="12pt" style:font-size-complex="12pt"/>
    </style:style>
    <style:style style:name="P82" style:family="paragraph" style:parent-style-name="Standard_20__28_user_29_">
      <style:text-properties style:font-name="Handwriting" fo:font-size="12pt" officeooo:rsid="09860898" officeooo:paragraph-rsid="09860898" style:font-size-asian="12pt" style:font-size-complex="12pt"/>
    </style:style>
    <style:style style:name="P83" style:family="paragraph" style:parent-style-name="Standard_20__28_user_29_">
      <style:text-properties style:font-name="Handwriting" fo:font-size="12pt" officeooo:rsid="0989ec04" officeooo:paragraph-rsid="0989ec04" style:font-size-asian="12pt" style:font-size-complex="12pt"/>
    </style:style>
    <style:style style:name="P84" style:family="paragraph" style:parent-style-name="Standard_20__28_user_29_">
      <style:text-properties style:font-name="Handwriting" fo:font-size="12pt" officeooo:rsid="098e89da" officeooo:paragraph-rsid="098e89da" style:font-size-asian="12pt" style:font-size-complex="12pt"/>
    </style:style>
    <style:style style:name="P85" style:family="paragraph" style:parent-style-name="Standard_20__28_user_29_">
      <style:text-properties style:font-name="Handwriting" fo:font-size="12pt" officeooo:rsid="091e2136" officeooo:paragraph-rsid="091e2136" style:font-size-asian="12pt" style:font-size-complex="12pt"/>
    </style:style>
    <style:style style:name="P86" style:family="paragraph" style:parent-style-name="Standard_20__28_user_29_">
      <style:text-properties style:font-name="Handwriting" fo:font-size="12pt" officeooo:rsid="07734b8e" officeooo:paragraph-rsid="09ac5f5b" style:font-size-asian="12pt" style:font-size-complex="12pt"/>
    </style:style>
    <style:style style:name="P87" style:family="paragraph" style:parent-style-name="Standard_20__28_user_29_">
      <style:text-properties style:font-name="Handwriting" fo:font-size="12pt" officeooo:rsid="07734b8e" officeooo:paragraph-rsid="09f191c5" style:font-size-asian="12pt" style:font-size-complex="12pt"/>
    </style:style>
    <style:style style:name="P88" style:family="paragraph" style:parent-style-name="Standard_20__28_user_29_">
      <style:text-properties style:font-name="Handwriting" fo:font-size="12pt" officeooo:rsid="09b79bbb" officeooo:paragraph-rsid="09b79bbb" style:font-size-asian="12pt" style:font-size-complex="12pt"/>
    </style:style>
    <style:style style:name="P89" style:family="paragraph" style:parent-style-name="Standard_20__28_user_29_">
      <style:text-properties style:font-name="Handwriting" fo:font-size="12pt" officeooo:rsid="09baf9fe" officeooo:paragraph-rsid="09baf9fe" style:font-size-asian="12pt" style:font-size-complex="12pt"/>
    </style:style>
    <style:style style:name="P90" style:family="paragraph" style:parent-style-name="Standard_20__28_user_29_">
      <style:text-properties style:font-name="Handwriting" fo:font-size="12pt" officeooo:rsid="09bf08ae" officeooo:paragraph-rsid="09bf08ae" style:font-size-asian="12pt" style:font-size-complex="12pt"/>
    </style:style>
    <style:style style:name="P91" style:family="paragraph" style:parent-style-name="Standard_20__28_user_29_">
      <style:text-properties style:font-name="Handwriting" fo:font-size="12pt" officeooo:rsid="09c8e127" officeooo:paragraph-rsid="09c8e127" style:font-size-asian="12pt" style:font-size-complex="12pt"/>
    </style:style>
    <style:style style:name="P92" style:family="paragraph" style:parent-style-name="Standard_20__28_user_29_">
      <style:text-properties style:font-name="Handwriting" fo:font-size="12pt" officeooo:rsid="09ee1b46" officeooo:paragraph-rsid="09ee1b46" style:font-size-asian="12pt" style:font-size-complex="12pt"/>
    </style:style>
    <style:style style:name="P93" style:family="paragraph" style:parent-style-name="Standard_20__28_user_29_">
      <style:text-properties style:font-name="Handwriting" fo:font-size="12pt" officeooo:rsid="09fb3480" officeooo:paragraph-rsid="0a1da429" style:font-size-asian="12pt" style:font-size-complex="12pt"/>
    </style:style>
    <style:style style:name="P94" style:family="paragraph" style:parent-style-name="Standard_20__28_user_29_">
      <style:text-properties style:font-name="Handwriting" fo:font-size="12pt" officeooo:rsid="09fb3480" officeooo:paragraph-rsid="0a23aa0a" style:font-size-asian="12pt" style:font-size-complex="12pt"/>
    </style:style>
    <style:style style:name="P95" style:family="paragraph" style:parent-style-name="Standard_20__28_user_29_">
      <style:text-properties style:font-name="Handwriting" fo:font-size="12pt" officeooo:rsid="0a0e6ef1" officeooo:paragraph-rsid="0a0e6ef1" style:font-size-asian="12pt" style:font-size-complex="12pt"/>
    </style:style>
    <style:style style:name="P96" style:family="paragraph" style:parent-style-name="Standard_20__28_user_29_">
      <style:text-properties style:font-name="Handwriting" fo:font-size="12pt" officeooo:rsid="0a35ee77" officeooo:paragraph-rsid="0a35ee77" style:font-size-asian="12pt" style:font-size-complex="12pt"/>
    </style:style>
    <style:style style:name="P97" style:family="paragraph" style:parent-style-name="Standard_20__28_user_29_">
      <style:text-properties style:font-name="Handwriting" fo:font-size="12pt" officeooo:rsid="0a4825c0" officeooo:paragraph-rsid="0a4825c0" style:font-size-asian="12pt" style:font-size-complex="12pt"/>
    </style:style>
    <style:style style:name="P98" style:family="paragraph" style:parent-style-name="Standard_20__28_user_29_">
      <style:text-properties style:font-name="Handwriting" fo:font-size="12pt" officeooo:rsid="0a49d60d" officeooo:paragraph-rsid="0a49d60d" style:font-size-asian="12pt" style:font-size-complex="12pt"/>
    </style:style>
    <style:style style:name="P99" style:family="paragraph" style:parent-style-name="Standard_20__28_user_29_">
      <style:text-properties style:font-name="Handwriting" fo:font-size="12pt" officeooo:rsid="0a4ba6a4" officeooo:paragraph-rsid="0a4ba6a4" style:font-size-asian="12pt" style:font-size-complex="12pt"/>
    </style:style>
    <style:style style:name="P100" style:family="paragraph" style:parent-style-name="Standard_20__28_user_29_">
      <style:text-properties style:font-name="Handwriting" fo:font-size="12pt" officeooo:rsid="0a564a88" officeooo:paragraph-rsid="0a564a88" style:font-size-asian="12pt" style:font-size-complex="12pt"/>
    </style:style>
    <style:style style:name="P101" style:family="paragraph" style:parent-style-name="Standard_20__28_user_29_">
      <style:text-properties style:font-name="Handwriting" fo:font-size="12pt" officeooo:rsid="09e90d84" officeooo:paragraph-rsid="083dc951" style:font-size-asian="12pt" style:font-size-complex="12pt"/>
    </style:style>
    <style:style style:name="P102" style:family="paragraph" style:parent-style-name="Standard_20__28_user_29_">
      <style:text-properties style:font-name="Handwriting" fo:font-size="12pt" officeooo:rsid="0a1c2ee3" officeooo:paragraph-rsid="0a1da429" style:font-size-asian="12pt" style:font-size-complex="12pt"/>
    </style:style>
    <style:style style:name="P103"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104"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05"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06"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07"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08"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09"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0"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11"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12"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13"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14"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15"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16"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17"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18"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19"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0"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21"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22"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23"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24"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25"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26"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27"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28"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29"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0"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31"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32"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33"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34"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35"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36" style:family="paragraph" style:parent-style-name="Standard_20__28_user_29_">
      <style:text-properties style:font-name="Handwriting" fo:font-size="12pt" officeooo:rsid="0a671898" officeooo:paragraph-rsid="0a671898" style:font-name-asian="SimSun" style:font-size-asian="12pt" style:font-name-complex="Arial" style:font-size-complex="12pt"/>
    </style:style>
    <style:style style:name="P137"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38"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39"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40"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41"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42"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43"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44"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45"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46"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4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4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49"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50"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51"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52"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53"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54" style:family="paragraph" style:parent-style-name="Standard_20__28_user_29_">
      <style:text-properties style:font-name="Handwriting" fo:font-size="12pt" fo:font-weight="normal" officeooo:rsid="0116f73f" officeooo:paragraph-rsid="0252c144" style:font-size-asian="12pt" style:font-size-complex="12pt"/>
    </style:style>
    <style:style style:name="P155"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56"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57"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58"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59"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60"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61" style:family="paragraph" style:parent-style-name="Standard_20__28_user_29_">
      <style:text-properties style:font-name="Handwriting" officeooo:paragraph-rsid="01d1f41b"/>
    </style:style>
    <style:style style:name="P162" style:family="paragraph" style:parent-style-name="Standard_20__28_user_29_">
      <style:text-properties style:font-name="Handwriting" officeooo:paragraph-rsid="06d6665c"/>
    </style:style>
    <style:style style:name="P163" style:family="paragraph" style:parent-style-name="Standard_20__28_user_29_">
      <style:text-properties style:font-name="Handwriting" officeooo:paragraph-rsid="06df50d2"/>
    </style:style>
    <style:style style:name="P164" style:family="paragraph" style:parent-style-name="Standard_20__28_user_29_">
      <style:text-properties style:font-name="Handwriting" officeooo:paragraph-rsid="06a981c4"/>
    </style:style>
    <style:style style:name="P165" style:family="paragraph" style:parent-style-name="Standard_20__28_user_29_">
      <style:text-properties style:font-name="Handwriting" officeooo:paragraph-rsid="00a39592"/>
    </style:style>
    <style:style style:name="P166" style:family="paragraph" style:parent-style-name="Standard_20__28_user_29_">
      <style:text-properties style:font-name="Handwriting" officeooo:paragraph-rsid="04e593e9"/>
    </style:style>
    <style:style style:name="P167" style:family="paragraph" style:parent-style-name="Standard_20__28_user_29_">
      <style:text-properties style:font-name="Handwriting" officeooo:paragraph-rsid="05a45675"/>
    </style:style>
    <style:style style:name="P168" style:family="paragraph" style:parent-style-name="Standard_20__28_user_29_">
      <style:text-properties style:font-name="Handwriting" officeooo:paragraph-rsid="051138d0"/>
    </style:style>
    <style:style style:name="P169" style:family="paragraph" style:parent-style-name="Standard_20__28_user_29_">
      <style:text-properties style:font-name="Handwriting" officeooo:paragraph-rsid="05189cf1"/>
    </style:style>
    <style:style style:name="P170" style:family="paragraph" style:parent-style-name="Standard_20__28_user_29_">
      <style:text-properties style:font-name="Handwriting" officeooo:paragraph-rsid="058f75c1"/>
    </style:style>
    <style:style style:name="P171" style:family="paragraph" style:parent-style-name="Standard_20__28_user_29_">
      <style:text-properties style:font-name="Handwriting" officeooo:paragraph-rsid="05964786"/>
    </style:style>
    <style:style style:name="P172" style:family="paragraph" style:parent-style-name="Standard_20__28_user_29_">
      <style:text-properties style:font-name="Handwriting" officeooo:paragraph-rsid="05982cf4"/>
    </style:style>
    <style:style style:name="P173" style:family="paragraph" style:parent-style-name="Standard_20__28_user_29_">
      <style:text-properties style:font-name="Handwriting" officeooo:paragraph-rsid="057b7cd3"/>
    </style:style>
    <style:style style:name="P174" style:family="paragraph" style:parent-style-name="Standard_20__28_user_29_">
      <style:text-properties style:font-name="Handwriting" officeooo:paragraph-rsid="0587da55"/>
    </style:style>
    <style:style style:name="P175" style:family="paragraph" style:parent-style-name="Standard_20__28_user_29_">
      <style:text-properties style:font-name="Handwriting" officeooo:paragraph-rsid="05b77610"/>
    </style:style>
    <style:style style:name="P176" style:family="paragraph" style:parent-style-name="Standard_20__28_user_29_">
      <style:text-properties style:font-name="Handwriting" officeooo:paragraph-rsid="05f5739d"/>
    </style:style>
    <style:style style:name="P177" style:family="paragraph" style:parent-style-name="Standard_20__28_user_29_">
      <style:text-properties style:font-name="Handwriting" officeooo:rsid="05a6f3a4" officeooo:paragraph-rsid="05a8f145"/>
    </style:style>
    <style:style style:name="P178" style:family="paragraph" style:parent-style-name="Standard_20__28_user_29_">
      <style:text-properties style:font-name="Handwriting" officeooo:paragraph-rsid="060bff12"/>
    </style:style>
    <style:style style:name="P179" style:family="paragraph" style:parent-style-name="Standard_20__28_user_29_">
      <style:text-properties style:font-name="Handwriting" officeooo:paragraph-rsid="05aa96d9"/>
    </style:style>
    <style:style style:name="P180" style:family="paragraph" style:parent-style-name="Standard_20__28_user_29_">
      <style:text-properties style:font-name="Handwriting" officeooo:paragraph-rsid="05a0c0b6"/>
    </style:style>
    <style:style style:name="P181" style:family="paragraph" style:parent-style-name="Standard_20__28_user_29_">
      <style:text-properties style:font-name="Handwriting" officeooo:paragraph-rsid="05a521c2"/>
    </style:style>
    <style:style style:name="P182" style:family="paragraph" style:parent-style-name="Standard_20__28_user_29_">
      <style:text-properties style:font-name="Handwriting" officeooo:rsid="05b3ee40" officeooo:paragraph-rsid="05b3ee40"/>
    </style:style>
    <style:style style:name="P183" style:family="paragraph" style:parent-style-name="Standard_20__28_user_29_">
      <style:text-properties style:font-name="Handwriting" officeooo:paragraph-rsid="05b3ee40"/>
    </style:style>
    <style:style style:name="P184" style:family="paragraph" style:parent-style-name="Standard_20__28_user_29_">
      <style:text-properties style:font-name="Handwriting" officeooo:paragraph-rsid="06130c40"/>
    </style:style>
    <style:style style:name="P185" style:family="paragraph" style:parent-style-name="Standard_20__28_user_29_">
      <style:text-properties style:font-name="Handwriting" officeooo:paragraph-rsid="061dea90"/>
    </style:style>
    <style:style style:name="P186" style:family="paragraph" style:parent-style-name="Standard_20__28_user_29_">
      <style:text-properties style:font-name="Handwriting" officeooo:paragraph-rsid="05bb11a6"/>
    </style:style>
    <style:style style:name="P187" style:family="paragraph" style:parent-style-name="Standard_20__28_user_29_">
      <style:text-properties style:font-name="Handwriting" officeooo:paragraph-rsid="06378a18"/>
    </style:style>
    <style:style style:name="P188" style:family="paragraph" style:parent-style-name="Standard_20__28_user_29_">
      <style:text-properties style:font-name="Handwriting" officeooo:rsid="063adf9a" officeooo:paragraph-rsid="064ef58e"/>
    </style:style>
    <style:style style:name="P189" style:family="paragraph" style:parent-style-name="Standard_20__28_user_29_">
      <style:text-properties style:font-name="Handwriting" officeooo:paragraph-rsid="064ef58e"/>
    </style:style>
    <style:style style:name="P190" style:family="paragraph" style:parent-style-name="Standard_20__28_user_29_">
      <style:text-properties style:font-name="Handwriting" officeooo:paragraph-rsid="069bb57f"/>
    </style:style>
    <style:style style:name="P191" style:family="paragraph" style:parent-style-name="Standard_20__28_user_29_">
      <style:text-properties style:font-name="Handwriting" officeooo:paragraph-rsid="05fb8d96"/>
    </style:style>
    <style:style style:name="P192" style:family="paragraph" style:parent-style-name="Standard_20__28_user_29_">
      <style:text-properties style:font-name="Handwriting" officeooo:paragraph-rsid="06b8f24e"/>
    </style:style>
    <style:style style:name="P193" style:family="paragraph" style:parent-style-name="Standard_20__28_user_29_">
      <style:text-properties style:font-name="Handwriting" officeooo:paragraph-rsid="06ef6ab1"/>
    </style:style>
    <style:style style:name="P194" style:family="paragraph" style:parent-style-name="Standard_20__28_user_29_">
      <style:text-properties style:font-name="Handwriting" officeooo:paragraph-rsid="0695e1c9"/>
    </style:style>
    <style:style style:name="P195" style:family="paragraph" style:parent-style-name="Standard_20__28_user_29_">
      <style:text-properties style:font-name="Handwriting" officeooo:paragraph-rsid="06fcedbc"/>
    </style:style>
    <style:style style:name="P196" style:family="paragraph" style:parent-style-name="Standard_20__28_user_29_">
      <style:text-properties style:font-name="Handwriting" officeooo:paragraph-rsid="06a84ba2"/>
    </style:style>
    <style:style style:name="P197" style:family="paragraph" style:parent-style-name="Standard_20__28_user_29_">
      <style:text-properties style:font-name="Handwriting" officeooo:paragraph-rsid="068c45d2"/>
    </style:style>
    <style:style style:name="P198" style:family="paragraph" style:parent-style-name="Standard_20__28_user_29_">
      <style:text-properties style:font-name="Handwriting" officeooo:rsid="06911428" officeooo:paragraph-rsid="06911428"/>
    </style:style>
    <style:style style:name="P199" style:family="paragraph" style:parent-style-name="Standard_20__28_user_29_">
      <style:text-properties style:font-name="Handwriting" officeooo:rsid="06948edb" officeooo:paragraph-rsid="06948edb"/>
    </style:style>
    <style:style style:name="P200" style:family="paragraph" style:parent-style-name="Standard_20__28_user_29_">
      <style:text-properties style:font-name="Handwriting" officeooo:paragraph-rsid="0697e461"/>
    </style:style>
    <style:style style:name="P201" style:family="paragraph" style:parent-style-name="Standard_20__28_user_29_">
      <style:text-properties style:font-name="Handwriting" officeooo:paragraph-rsid="0801fc77"/>
    </style:style>
    <style:style style:name="P202" style:family="paragraph" style:parent-style-name="Standard_20__28_user_29_">
      <style:text-properties style:font-name="Handwriting" officeooo:paragraph-rsid="084ec950"/>
    </style:style>
    <style:style style:name="P203" style:family="paragraph" style:parent-style-name="Standard_20__28_user_29_">
      <style:text-properties style:font-name="Handwriting" officeooo:paragraph-rsid="087e5386"/>
    </style:style>
    <style:style style:name="P204" style:family="paragraph" style:parent-style-name="Standard_20__28_user_29_">
      <style:text-properties style:font-name="Handwriting" officeooo:paragraph-rsid="07c346ba"/>
    </style:style>
    <style:style style:name="P205" style:family="paragraph" style:parent-style-name="Standard_20__28_user_29_">
      <style:text-properties style:font-name="Handwriting" officeooo:rsid="0897ac17" officeooo:paragraph-rsid="0897ac17"/>
    </style:style>
    <style:style style:name="P206" style:family="paragraph" style:parent-style-name="Standard_20__28_user_29_">
      <style:text-properties style:font-name="Handwriting" officeooo:paragraph-rsid="07767d74"/>
    </style:style>
    <style:style style:name="P207" style:family="paragraph" style:parent-style-name="Standard_20__28_user_29_">
      <style:text-properties style:font-name="Handwriting" officeooo:paragraph-rsid="0795c43f"/>
    </style:style>
    <style:style style:name="P208" style:family="paragraph" style:parent-style-name="Standard_20__28_user_29_">
      <style:text-properties style:font-name="Handwriting" officeooo:paragraph-rsid="079d8922"/>
    </style:style>
    <style:style style:name="P209" style:family="paragraph" style:parent-style-name="Standard_20__28_user_29_">
      <style:text-properties style:font-name="Handwriting" officeooo:paragraph-rsid="07ef4b35"/>
    </style:style>
    <style:style style:name="P210" style:family="paragraph" style:parent-style-name="Standard_20__28_user_29_">
      <style:text-properties style:font-name="Handwriting" officeooo:paragraph-rsid="071de763"/>
    </style:style>
    <style:style style:name="P211" style:family="paragraph" style:parent-style-name="Standard_20__28_user_29_">
      <style:text-properties style:font-name="Handwriting" officeooo:rsid="08295740" officeooo:paragraph-rsid="08295740"/>
    </style:style>
    <style:style style:name="P212" style:family="paragraph" style:parent-style-name="Standard_20__28_user_29_">
      <style:text-properties style:font-name="Handwriting" officeooo:paragraph-rsid="07fc73c6"/>
    </style:style>
    <style:style style:name="P213" style:family="paragraph" style:parent-style-name="Standard_20__28_user_29_">
      <style:text-properties style:font-name="Handwriting" officeooo:paragraph-rsid="07be969c"/>
    </style:style>
    <style:style style:name="P214" style:family="paragraph" style:parent-style-name="Standard_20__28_user_29_">
      <style:text-properties style:font-name="Handwriting" officeooo:paragraph-rsid="09c4f179"/>
    </style:style>
    <style:style style:name="P215" style:family="paragraph" style:parent-style-name="Standard_20__28_user_29_">
      <style:text-properties style:font-name="Handwriting" officeooo:paragraph-rsid="09c642d4"/>
    </style:style>
    <style:style style:name="P216" style:family="paragraph" style:parent-style-name="Standard_20__28_user_29_">
      <style:text-properties style:font-name="Handwriting" officeooo:rsid="083dc951" officeooo:paragraph-rsid="083dc951"/>
    </style:style>
    <style:style style:name="P217" style:family="paragraph" style:parent-style-name="Standard_20__28_user_29_">
      <style:text-properties style:font-name="Handwriting" officeooo:rsid="09e90d84" officeooo:paragraph-rsid="09e90d84"/>
    </style:style>
    <style:style style:name="P218"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219"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220"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21"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22"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23"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24"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25" style:family="paragraph" style:parent-style-name="Standard_20__28_user_29_">
      <style:text-properties officeooo:paragraph-rsid="08f0114e"/>
    </style:style>
    <style:style style:name="P226" style:family="paragraph" style:parent-style-name="Standard_20__28_user_29_">
      <style:text-properties officeooo:paragraph-rsid="0833dcd2"/>
    </style:style>
    <style:style style:name="P227" style:family="paragraph" style:parent-style-name="Standard_20__28_user_29_">
      <style:text-properties officeooo:paragraph-rsid="0917155f"/>
    </style:style>
    <style:style style:name="P228" style:family="paragraph" style:parent-style-name="Standard_20__28_user_29_">
      <style:text-properties officeooo:paragraph-rsid="09362785"/>
    </style:style>
    <style:style style:name="P229" style:family="paragraph" style:parent-style-name="Standard_20__28_user_29_">
      <style:text-properties officeooo:paragraph-rsid="0969ea6e"/>
    </style:style>
    <style:style style:name="P230" style:family="paragraph" style:parent-style-name="Standard_20__28_user_29_">
      <style:text-properties officeooo:paragraph-rsid="09b01a4e"/>
    </style:style>
    <style:style style:name="P231" style:family="paragraph" style:parent-style-name="Standard_20__28_user_29_">
      <style:text-properties officeooo:paragraph-rsid="0902b11d"/>
    </style:style>
    <style:style style:name="P232" style:family="paragraph" style:parent-style-name="Standard_20__28_user_29_">
      <style:text-properties officeooo:paragraph-rsid="09c8c646"/>
    </style:style>
    <style:style style:name="P233" style:family="paragraph" style:parent-style-name="Standard_20__28_user_29_">
      <style:text-properties officeooo:paragraph-rsid="09c8e127"/>
    </style:style>
    <style:style style:name="P234" style:family="paragraph" style:parent-style-name="Standard_20__28_user_29_">
      <style:text-properties officeooo:paragraph-rsid="09dbf35e"/>
    </style:style>
    <style:style style:name="P235" style:family="paragraph" style:parent-style-name="Standard_20__28_user_29_">
      <style:text-properties officeooo:paragraph-rsid="09f191c5"/>
    </style:style>
    <style:style style:name="P236" style:family="paragraph" style:parent-style-name="Standard_20__28_user_29_">
      <style:text-properties officeooo:paragraph-rsid="02bc5d4f"/>
    </style:style>
    <style:style style:name="P237"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238"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239"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240"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241"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242"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243"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244"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245"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246"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247"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48"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49"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50"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251" style:family="paragraph" style:parent-style-name="Standard_20__28_user_29_">
      <style:paragraph-properties fo:margin-left="0in" fo:margin-right="0in" fo:text-indent="0.5in" style:auto-text-indent="false"/>
      <style:text-properties style:font-name="Handwriting" officeooo:paragraph-rsid="080d50f8"/>
    </style:style>
    <style:style style:name="P252"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253"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254"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25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5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5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258"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59"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260"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261"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262"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263"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264"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265"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266"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267"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268"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269"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270"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271"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272"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273"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274"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75"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276"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277"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278"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279"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280"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281"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282"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283"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284"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285"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286"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287"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288"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289"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290"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291"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292"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293"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294"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295"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296"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297"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298"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299"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300"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301"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02"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03"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304"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05"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06"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307"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08"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09"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10"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11"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312"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13"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14"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315"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16"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17"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318"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319"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20"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321"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322"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323"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324"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325" style:family="paragraph" style:parent-style-name="Preformatted_20_Text">
      <style:text-properties style:font-name="Handwriting" fo:font-size="12pt" officeooo:paragraph-rsid="00a6c690" style:font-size-asian="12pt" style:font-size-complex="12pt"/>
    </style:style>
    <style:style style:name="P326" style:family="paragraph" style:parent-style-name="Preformatted_20_Text">
      <style:text-properties style:font-name="Handwriting" fo:font-size="12pt" officeooo:rsid="0116771c" officeooo:paragraph-rsid="0116771c" style:font-size-asian="12pt" style:font-size-complex="12pt"/>
    </style:style>
    <style:style style:name="P327" style:family="paragraph" style:parent-style-name="Preformatted_20_Text">
      <style:text-properties style:font-name="Handwriting" fo:font-size="12pt" officeooo:paragraph-rsid="0116f73f" style:font-size-asian="12pt" style:font-size-complex="12pt"/>
    </style:style>
    <style:style style:name="P328" style:family="paragraph" style:parent-style-name="Preformatted_20_Text">
      <style:text-properties style:font-name="Handwriting" fo:font-size="12pt" officeooo:rsid="0116f73f" officeooo:paragraph-rsid="01a57a2d" style:font-size-asian="12pt" style:font-size-complex="12pt"/>
    </style:style>
    <style:style style:name="P329" style:family="paragraph" style:parent-style-name="Preformatted_20_Text">
      <style:text-properties style:font-name="Handwriting" fo:font-size="12pt" officeooo:paragraph-rsid="01a57a2d" style:font-size-asian="12pt" style:font-size-complex="12pt"/>
    </style:style>
    <style:style style:name="P330" style:family="paragraph" style:parent-style-name="Preformatted_20_Text">
      <style:text-properties style:font-name="Handwriting" fo:font-size="12pt" officeooo:paragraph-rsid="03890b33" style:font-size-asian="12pt" style:font-size-complex="12pt"/>
    </style:style>
    <style:style style:name="P331" style:family="paragraph" style:parent-style-name="Preformatted_20_Text">
      <style:text-properties style:font-name="Handwriting" fo:font-size="12pt" officeooo:paragraph-rsid="02815d86" style:font-size-asian="12pt" style:font-size-complex="12pt"/>
    </style:style>
    <style:style style:name="P332" style:family="paragraph" style:parent-style-name="Preformatted_20_Text">
      <style:text-properties style:font-name="Handwriting" fo:font-size="12pt" officeooo:paragraph-rsid="048bf90e" style:font-size-asian="12pt" style:font-size-complex="12pt"/>
    </style:style>
    <style:style style:name="P333" style:family="paragraph" style:parent-style-name="Preformatted_20_Text">
      <style:text-properties style:font-name="Handwriting" fo:font-size="12pt" officeooo:rsid="0697e461" officeooo:paragraph-rsid="0755a0f0" style:font-size-asian="12pt" style:font-size-complex="12pt"/>
    </style:style>
    <style:style style:name="P334" style:family="paragraph" style:parent-style-name="Preformatted_20_Text">
      <style:text-properties style:font-name="Handwriting" fo:font-size="12pt" officeooo:rsid="083f654b" officeooo:paragraph-rsid="08bb6b6d" style:font-size-asian="12pt" style:font-size-complex="12pt"/>
    </style:style>
    <style:style style:name="P335" style:family="paragraph" style:parent-style-name="Preformatted_20_Text">
      <style:text-properties style:font-name="Handwriting" fo:font-size="12pt" officeooo:rsid="068c45d2" officeooo:paragraph-rsid="068c45d2" style:font-size-asian="12pt" style:font-size-complex="12pt"/>
    </style:style>
    <style:style style:name="P336" style:family="paragraph" style:parent-style-name="Preformatted_20_Text">
      <style:text-properties style:font-name="Handwriting" fo:font-size="12pt" officeooo:rsid="068c45d2" officeooo:paragraph-rsid="0a0ae579" style:font-size-asian="12pt" style:font-size-complex="12pt"/>
    </style:style>
    <style:style style:name="P337" style:family="paragraph" style:parent-style-name="Preformatted_20_Text">
      <style:text-properties style:font-name="Handwriting" fo:font-size="12pt" officeooo:rsid="07be969c" officeooo:paragraph-rsid="07be969c" style:font-size-asian="12pt" style:font-size-complex="12pt"/>
    </style:style>
    <style:style style:name="P338"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339" style:family="paragraph" style:parent-style-name="Preformatted_20_Text">
      <style:text-properties style:font-name="Handwriting" officeooo:paragraph-rsid="02815d86"/>
    </style:style>
    <style:style style:name="P340" style:family="paragraph" style:parent-style-name="Preformatted_20_Text">
      <style:text-properties style:font-name="Handwriting" officeooo:paragraph-rsid="0717b7cc"/>
    </style:style>
    <style:style style:name="P341" style:family="paragraph" style:parent-style-name="Preformatted_20_Text">
      <style:text-properties style:font-name="Handwriting" officeooo:paragraph-rsid="0697e461"/>
    </style:style>
    <style:style style:name="P342" style:family="paragraph" style:parent-style-name="Preformatted_20_Text">
      <style:text-properties style:font-name="Handwriting" officeooo:paragraph-rsid="07d2c522"/>
    </style:style>
    <style:style style:name="P343" style:family="paragraph" style:parent-style-name="Preformatted_20_Text">
      <style:text-properties style:font-name="Handwriting" officeooo:paragraph-rsid="08a568d9"/>
    </style:style>
    <style:style style:name="P344" style:family="paragraph" style:parent-style-name="Preformatted_20_Text">
      <style:text-properties style:font-name="Handwriting" officeooo:rsid="07dd7991" officeooo:paragraph-rsid="08295740"/>
    </style:style>
    <style:style style:name="P345" style:family="paragraph" style:parent-style-name="Preformatted_20_Text">
      <style:text-properties officeooo:paragraph-rsid="068c45d2"/>
    </style:style>
    <style:style style:name="P346" style:family="paragraph" style:parent-style-name="Preformatted_20_Text">
      <style:text-properties officeooo:paragraph-rsid="07be969c"/>
    </style:style>
    <style:style style:name="P347" style:family="paragraph" style:parent-style-name="Preformatted_20_Text">
      <style:text-properties officeooo:paragraph-rsid="09bb1318"/>
    </style:style>
    <style:style style:name="P34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34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35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351"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52"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353" style:family="paragraph" style:parent-style-name="Standard_20__28_user_29_">
      <style:text-properties officeooo:paragraph-rsid="0310e89d"/>
    </style:style>
    <style:style style:name="P354" style:family="paragraph" style:parent-style-name="Standard_20__28_user_29_">
      <style:text-properties style:font-name="Handwriting" fo:font-size="12pt" officeooo:paragraph-rsid="0a7572e9" style:font-size-asian="12pt" style:font-size-complex="12pt"/>
    </style:style>
    <style:style style:name="P355" style:family="paragraph" style:parent-style-name="Standard_20__28_user_29_">
      <style:text-properties style:font-name="Handwriting" fo:font-size="12pt" officeooo:paragraph-rsid="0a775c76" style:font-size-asian="12pt" style:font-size-complex="12pt"/>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officeooo:rsid="0116f73f" style:font-name-asian="Noto Sans Mono CJK SC" style:font-name-complex="Liberation Mono"/>
    </style:style>
    <style:style style:name="T41" style:family="text">
      <style:text-properties fo:font-variant="normal" fo:text-transform="none" fo:letter-spacing="normal" fo:font-style="normal" officeooo:rsid="010650bc" style:font-name-asian="Noto Sans Mono CJK SC" style:font-name-complex="Liberation Mono"/>
    </style:style>
    <style:style style:name="T42" style:family="text">
      <style:text-properties fo:font-variant="normal" fo:text-transform="none" fo:letter-spacing="normal" fo:font-style="normal" officeooo:rsid="00d65183"/>
    </style:style>
    <style:style style:name="T43" style:family="text">
      <style:text-properties fo:font-variant="normal" fo:text-transform="none" fo:letter-spacing="normal" fo:font-style="normal" fo:font-weight="normal"/>
    </style:style>
    <style:style style:name="T44" style:family="text">
      <style:text-properties fo:font-variant="normal" fo:text-transform="none" fo:letter-spacing="normal" fo:font-style="normal" fo:font-weight="normal" style:font-weight-asian="normal" style:font-weight-complex="normal"/>
    </style:style>
    <style:style style:name="T45" style:family="text">
      <style:text-properties fo:font-variant="normal" fo:text-transform="none" fo:letter-spacing="normal" fo:font-style="normal" fo:font-weight="normal" officeooo:rsid="00b456ca" style:font-weight-asian="normal" style:font-weight-complex="normal"/>
    </style:style>
    <style:style style:name="T46" style:family="text">
      <style:text-properties fo:font-variant="normal" fo:text-transform="none" fo:letter-spacing="normal" fo:font-style="normal" fo:font-weight="normal" officeooo:rsid="00e247b4" style:font-weight-asian="normal" style:font-weight-complex="normal"/>
    </style:style>
    <style:style style:name="T47" style:family="text">
      <style:text-properties fo:font-variant="normal" fo:text-transform="none" fo:letter-spacing="normal" fo:font-style="normal" fo:font-weight="normal" officeooo:rsid="00d65183" style:font-weight-asian="normal" style:font-weight-complex="normal"/>
    </style:style>
    <style:style style:name="T48" style:family="text">
      <style:text-properties fo:font-variant="normal" fo:text-transform="none" fo:letter-spacing="normal" fo:font-style="normal" fo:font-weight="normal" officeooo:rsid="0116f73f" style:font-weight-asian="normal" style:font-weight-complex="normal"/>
    </style:style>
    <style:style style:name="T49" style:family="text">
      <style:text-properties fo:font-variant="normal" fo:text-transform="none" fo:letter-spacing="normal" fo:font-style="normal" fo:font-weight="normal" officeooo:rsid="0116771c" style:font-weight-asian="normal" style:font-weight-complex="normal"/>
    </style:style>
    <style:style style:name="T50"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1"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2"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9"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8ad84e7"/>
    </style:style>
    <style:style style:name="T125" style:family="text">
      <style:text-properties fo:font-variant="normal" fo:text-transform="none" fo:letter-spacing="normal" fo:font-style="normal" fo:font-weight="normal" officeooo:rsid="071de763" style:font-name-asian="SimSun" style:font-name-complex="Arial"/>
    </style:style>
    <style:style style:name="T126" style:family="text">
      <style:text-properties fo:font-variant="normal" fo:text-transform="none" fo:letter-spacing="normal" fo:font-style="normal" fo:font-weight="normal" officeooo:rsid="0726d5b7" style:font-name-asian="SimSun" style:font-name-complex="Arial"/>
    </style:style>
    <style:style style:name="T127" style:family="text">
      <style:text-properties fo:font-variant="normal" fo:text-transform="none" fo:letter-spacing="normal" fo:font-style="normal" fo:font-weight="normal" officeooo:rsid="08b9c125"/>
    </style:style>
    <style:style style:name="T128" style:family="text">
      <style:text-properties fo:font-variant="normal" fo:text-transform="none" fo:letter-spacing="normal" fo:font-style="normal" fo:font-weight="normal" officeooo:rsid="08bb3cbe"/>
    </style:style>
    <style:style style:name="T129" style:family="text">
      <style:text-properties fo:font-variant="normal" fo:text-transform="none" fo:letter-spacing="normal" fo:font-style="normal" fo:font-weight="normal" officeooo:rsid="08bb6b6d"/>
    </style:style>
    <style:style style:name="T130" style:family="text">
      <style:text-properties fo:font-variant="normal" fo:text-transform="none" fo:letter-spacing="normal" fo:font-style="normal" fo:font-weight="normal" officeooo:rsid="08bbe776"/>
    </style:style>
    <style:style style:name="T131" style:family="text">
      <style:text-properties fo:font-variant="normal" fo:text-transform="none" fo:letter-spacing="normal" fo:font-style="normal" fo:font-weight="normal" officeooo:rsid="08bc23bc"/>
    </style:style>
    <style:style style:name="T132" style:family="text">
      <style:text-properties fo:font-variant="normal" fo:text-transform="none" fo:letter-spacing="normal" fo:font-style="normal" fo:font-weight="normal" officeooo:rsid="08bd4c38"/>
    </style:style>
    <style:style style:name="T133" style:family="text">
      <style:text-properties fo:font-variant="normal" fo:text-transform="none" fo:letter-spacing="normal" fo:font-style="normal" fo:font-weight="normal" officeooo:rsid="08beed98"/>
    </style:style>
    <style:style style:name="T134" style:family="text">
      <style:text-properties fo:font-variant="normal" fo:text-transform="none" fo:letter-spacing="normal" fo:font-style="normal" fo:font-weight="normal" officeooo:rsid="08c03ecd"/>
    </style:style>
    <style:style style:name="T135" style:family="text">
      <style:text-properties fo:font-variant="normal" fo:text-transform="none" fo:letter-spacing="normal" fo:font-style="normal" fo:font-weight="normal" officeooo:rsid="08c18e4e"/>
    </style:style>
    <style:style style:name="T136" style:family="text">
      <style:text-properties fo:font-variant="normal" fo:text-transform="none" fo:letter-spacing="normal" fo:font-style="normal" fo:font-weight="normal" officeooo:rsid="08c2f7b6"/>
    </style:style>
    <style:style style:name="T137" style:family="text">
      <style:text-properties fo:font-variant="normal" fo:text-transform="none" fo:letter-spacing="normal" fo:font-style="normal" fo:font-weight="normal" officeooo:rsid="08c39266"/>
    </style:style>
    <style:style style:name="T138" style:family="text">
      <style:text-properties fo:font-variant="normal" fo:text-transform="none" fo:letter-spacing="normal" fo:font-style="normal" fo:font-weight="normal" officeooo:rsid="08c3e28c"/>
    </style:style>
    <style:style style:name="T139" style:family="text">
      <style:text-properties fo:font-variant="normal" fo:text-transform="none" fo:letter-spacing="normal" fo:font-style="normal" fo:font-weight="normal" officeooo:rsid="08c551e2"/>
    </style:style>
    <style:style style:name="T140" style:family="text">
      <style:text-properties fo:font-variant="normal" fo:text-transform="none" fo:letter-spacing="normal" fo:font-style="normal" fo:font-weight="normal" officeooo:rsid="08c5f2c3"/>
    </style:style>
    <style:style style:name="T141" style:family="text">
      <style:text-properties fo:font-variant="normal" fo:text-transform="none" fo:letter-spacing="normal" fo:font-style="normal" fo:font-weight="normal" officeooo:rsid="08c8adff"/>
    </style:style>
    <style:style style:name="T142" style:family="text">
      <style:text-properties fo:font-variant="normal" fo:text-transform="none" fo:letter-spacing="normal" fo:font-style="normal" fo:font-weight="normal" officeooo:rsid="08cadf60"/>
    </style:style>
    <style:style style:name="T143" style:family="text">
      <style:text-properties fo:font-variant="normal" fo:text-transform="none" fo:letter-spacing="normal" fo:font-style="normal" fo:font-weight="normal" officeooo:rsid="08cc9cc2"/>
    </style:style>
    <style:style style:name="T144" style:family="text">
      <style:text-properties fo:font-variant="normal" fo:text-transform="none" fo:letter-spacing="normal" fo:font-style="normal" fo:font-weight="normal" officeooo:rsid="08dba834"/>
    </style:style>
    <style:style style:name="T145" style:family="text">
      <style:text-properties fo:font-variant="normal" fo:text-transform="none" fo:letter-spacing="normal" fo:font-style="normal" fo:font-weight="normal" officeooo:rsid="08dc3c73"/>
    </style:style>
    <style:style style:name="T146" style:family="text">
      <style:text-properties fo:font-variant="normal" fo:text-transform="none" fo:letter-spacing="normal" fo:font-style="normal" fo:font-weight="normal" officeooo:rsid="08ddbc40"/>
    </style:style>
    <style:style style:name="T147" style:family="text">
      <style:text-properties fo:font-variant="normal" fo:text-transform="none" fo:letter-spacing="normal" fo:font-style="normal" fo:font-weight="normal" officeooo:rsid="08de3613"/>
    </style:style>
    <style:style style:name="T148" style:family="text">
      <style:text-properties fo:font-variant="normal" fo:text-transform="none" fo:letter-spacing="normal" fo:font-style="normal" fo:font-weight="normal" officeooo:rsid="08df5026"/>
    </style:style>
    <style:style style:name="T149" style:family="text">
      <style:text-properties fo:font-variant="normal" fo:text-transform="none" fo:letter-spacing="normal" fo:font-style="normal" fo:font-weight="normal" officeooo:rsid="08dfd2a3"/>
    </style:style>
    <style:style style:name="T150" style:family="text">
      <style:text-properties fo:font-variant="normal" fo:text-transform="none" fo:letter-spacing="normal" fo:font-style="normal" fo:font-weight="normal" officeooo:rsid="08e3e33d"/>
    </style:style>
    <style:style style:name="T151" style:family="text">
      <style:text-properties fo:font-variant="normal" fo:text-transform="none" fo:letter-spacing="normal" fo:font-style="normal" fo:font-weight="normal" officeooo:rsid="08e8648e"/>
    </style:style>
    <style:style style:name="T152" style:family="text">
      <style:text-properties fo:font-variant="normal" fo:text-transform="none" fo:letter-spacing="normal" fo:font-style="normal" fo:font-weight="normal" officeooo:rsid="08e898b2"/>
    </style:style>
    <style:style style:name="T153" style:family="text">
      <style:text-properties fo:font-variant="normal" fo:text-transform="none" fo:letter-spacing="normal" fo:font-style="normal" fo:font-weight="normal" officeooo:rsid="08e9afd9"/>
    </style:style>
    <style:style style:name="T154" style:family="text">
      <style:text-properties fo:font-variant="normal" fo:text-transform="none" fo:letter-spacing="normal" fo:font-style="normal" fo:font-weight="normal" officeooo:rsid="08e9f554"/>
    </style:style>
    <style:style style:name="T155" style:family="text">
      <style:text-properties fo:font-variant="normal" fo:text-transform="none" fo:letter-spacing="normal" fo:font-style="normal" fo:font-weight="normal" officeooo:rsid="09483204"/>
    </style:style>
    <style:style style:name="T156" style:family="text">
      <style:text-properties fo:font-variant="normal" fo:text-transform="none" fo:letter-spacing="normal" fo:font-style="normal" fo:font-weight="normal" officeooo:rsid="09726d5b"/>
    </style:style>
    <style:style style:name="T157" style:family="text">
      <style:text-properties fo:font-variant="normal" fo:text-transform="none" fo:letter-spacing="normal" fo:font-style="normal" fo:font-weight="normal" officeooo:rsid="0973c1b2"/>
    </style:style>
    <style:style style:name="T158" style:family="text">
      <style:text-properties fo:font-variant="normal" fo:text-transform="none" fo:letter-spacing="normal" fo:font-style="normal" fo:font-weight="normal" officeooo:rsid="09756932"/>
    </style:style>
    <style:style style:name="T159" style:family="text">
      <style:text-properties fo:font-variant="normal" fo:text-transform="none" fo:letter-spacing="normal" fo:font-style="normal" fo:font-weight="normal" officeooo:rsid="09886f5f"/>
    </style:style>
    <style:style style:name="T160" style:family="text">
      <style:text-properties fo:font-variant="normal" fo:text-transform="none" fo:letter-spacing="normal" fo:font-style="normal" fo:font-weight="normal" officeooo:rsid="0988c35b"/>
    </style:style>
    <style:style style:name="T161" style:family="text">
      <style:text-properties fo:font-variant="normal" fo:text-transform="none" fo:letter-spacing="normal" fo:font-style="normal" fo:font-weight="normal" officeooo:rsid="098950a9"/>
    </style:style>
    <style:style style:name="T162" style:family="text">
      <style:text-properties fo:font-variant="normal" fo:text-transform="none" fo:letter-spacing="normal" fo:font-style="normal" fo:font-weight="normal" officeooo:rsid="0989742d"/>
    </style:style>
    <style:style style:name="T163" style:family="text">
      <style:text-properties fo:font-variant="normal" fo:text-transform="none" fo:letter-spacing="normal" fo:font-style="normal" fo:font-weight="normal" officeooo:rsid="0989ec04"/>
    </style:style>
    <style:style style:name="T164" style:family="text">
      <style:text-properties fo:font-variant="normal" fo:text-transform="none" fo:letter-spacing="normal" fo:font-style="normal" fo:font-weight="normal" officeooo:rsid="098bafea"/>
    </style:style>
    <style:style style:name="T165" style:family="text">
      <style:text-properties fo:font-variant="normal" fo:text-transform="none" fo:letter-spacing="normal" fo:font-style="normal" fo:font-weight="normal" officeooo:rsid="098d6c15"/>
    </style:style>
    <style:style style:name="T166" style:family="text">
      <style:text-properties fo:font-variant="normal" fo:text-transform="none" fo:letter-spacing="normal" fo:font-style="normal" fo:font-weight="normal" officeooo:rsid="09fb3480"/>
    </style:style>
    <style:style style:name="T167" style:family="text">
      <style:text-properties fo:font-variant="normal" fo:text-transform="none" fo:letter-spacing="normal" fo:font-style="normal" fo:font-weight="normal" officeooo:rsid="0a029e8e"/>
    </style:style>
    <style:style style:name="T168" style:family="text">
      <style:text-properties fo:font-variant="normal" fo:text-transform="none" fo:letter-spacing="normal" fo:font-style="normal" fo:font-weight="normal" officeooo:rsid="0a047767"/>
    </style:style>
    <style:style style:name="T169" style:family="text">
      <style:text-properties fo:font-variant="normal" fo:text-transform="none" fo:letter-spacing="normal" fo:font-style="normal" fo:font-weight="normal" officeooo:rsid="0a065391"/>
    </style:style>
    <style:style style:name="T170" style:family="text">
      <style:text-properties fo:font-variant="normal" fo:text-transform="none" fo:letter-spacing="normal" fo:font-style="normal" fo:font-weight="normal" officeooo:rsid="0a07ae36"/>
    </style:style>
    <style:style style:name="T171" style:family="text">
      <style:text-properties fo:font-variant="normal" fo:text-transform="none" fo:letter-spacing="normal" fo:font-style="normal" fo:font-weight="normal" officeooo:rsid="0a0ae579"/>
    </style:style>
    <style:style style:name="T172"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73"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74"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75"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76"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77"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178"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179"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180"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181"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182"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183"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84"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85"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86"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87"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88"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89"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90"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191"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192"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193"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194"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195" style:family="text">
      <style:text-properties fo:font-variant="normal" fo:text-transform="none" fo:font-size="12pt" fo:letter-spacing="normal" fo:font-style="normal" fo:font-weight="normal" officeooo:rsid="0717b7cc" style:font-size-asian="12pt" style:font-size-complex="12pt"/>
    </style:style>
    <style:style style:name="T196" style:family="text">
      <style:text-properties fo:font-variant="normal" fo:text-transform="none" fo:font-size="12pt" fo:letter-spacing="normal" fo:font-style="normal" fo:font-weight="normal" officeooo:rsid="05189cf1" style:font-size-asian="12pt" style:font-size-complex="12pt"/>
    </style:style>
    <style:style style:name="T197" style:family="text">
      <style:text-properties fo:font-variant="normal" fo:text-transform="none" fo:font-size="12pt" fo:letter-spacing="normal" fo:font-style="normal" fo:font-weight="normal" officeooo:rsid="0697e461" style:font-size-asian="12pt" style:font-size-complex="12pt"/>
    </style:style>
    <style:style style:name="T198" style:family="text">
      <style:text-properties fo:font-variant="normal" fo:text-transform="none" fo:font-size="12pt" fo:letter-spacing="normal" fo:font-style="normal" fo:font-weight="normal" officeooo:rsid="0857f89c" style:font-size-asian="12pt" style:font-size-complex="12pt"/>
    </style:style>
    <style:style style:name="T199" style:family="text">
      <style:text-properties fo:font-variant="normal" fo:text-transform="none" fo:font-size="12pt" fo:letter-spacing="normal" fo:font-style="normal" fo:font-weight="normal" officeooo:rsid="07602fda" style:font-size-asian="12pt" style:font-size-complex="12pt"/>
    </style:style>
    <style:style style:name="T200" style:family="text">
      <style:text-properties fo:font-variant="normal" fo:text-transform="none" fo:font-size="12pt" fo:letter-spacing="normal" fo:font-style="normal" fo:font-weight="normal" officeooo:rsid="0761a0fe" style:font-size-asian="12pt" style:font-size-complex="12pt"/>
    </style:style>
    <style:style style:name="T201" style:family="text">
      <style:text-properties fo:font-variant="normal" fo:text-transform="none" fo:font-size="12pt" fo:letter-spacing="normal" fo:font-style="normal" fo:font-weight="normal" officeooo:rsid="0765f887" style:font-size-asian="12pt" style:font-size-complex="12pt"/>
    </style:style>
    <style:style style:name="T202" style:family="text">
      <style:text-properties fo:font-variant="normal" fo:text-transform="none" fo:font-size="12pt" fo:letter-spacing="normal" fo:font-style="normal" fo:font-weight="normal" officeooo:rsid="0763717c" style:font-size-asian="12pt" style:font-size-complex="12pt"/>
    </style:style>
    <style:style style:name="T203" style:family="text">
      <style:text-properties fo:font-variant="normal" fo:text-transform="none" fo:font-size="12pt" fo:letter-spacing="normal" fo:font-style="normal" fo:font-weight="normal" officeooo:rsid="0765430c" style:font-size-asian="12pt" style:font-size-complex="12pt"/>
    </style:style>
    <style:style style:name="T204" style:family="text">
      <style:text-properties fo:font-variant="normal" fo:text-transform="none" fo:font-size="12pt" fo:letter-spacing="normal" fo:font-style="normal" fo:font-weight="normal" officeooo:rsid="076804f5" style:font-size-asian="12pt" style:font-size-complex="12pt"/>
    </style:style>
    <style:style style:name="T205" style:family="text">
      <style:text-properties fo:font-variant="normal" fo:text-transform="none" fo:font-size="12pt" fo:letter-spacing="normal" fo:font-style="normal" fo:font-weight="normal" officeooo:rsid="0858c92b" style:font-size-asian="12pt" style:font-size-complex="12pt"/>
    </style:style>
    <style:style style:name="T206" style:family="text">
      <style:text-properties fo:font-variant="normal" fo:text-transform="none" fo:font-size="12pt" fo:letter-spacing="normal" fo:font-style="normal" fo:font-weight="normal" officeooo:rsid="07697c4a" style:font-size-asian="12pt" style:font-size-complex="12pt"/>
    </style:style>
    <style:style style:name="T207" style:family="text">
      <style:text-properties fo:font-variant="normal" fo:text-transform="none" fo:font-size="12pt" fo:letter-spacing="normal" fo:font-style="normal" fo:font-weight="normal" officeooo:rsid="07b0d548" style:font-size-asian="12pt" style:font-size-complex="12pt"/>
    </style:style>
    <style:style style:name="T208" style:family="text">
      <style:text-properties fo:font-variant="normal" fo:text-transform="none" fo:font-size="12pt" fo:letter-spacing="normal" fo:font-style="normal" fo:font-weight="normal" officeooo:rsid="07b1c320" style:font-size-asian="12pt" style:font-size-complex="12pt"/>
    </style:style>
    <style:style style:name="T209" style:family="text">
      <style:text-properties fo:font-variant="normal" fo:text-transform="none" fo:font-size="12pt" fo:letter-spacing="normal" fo:font-style="normal" fo:font-weight="normal" officeooo:rsid="072833a4" style:font-size-asian="12pt" style:font-size-complex="12pt"/>
    </style:style>
    <style:style style:name="T210" style:family="text">
      <style:text-properties fo:font-variant="normal" fo:text-transform="none" fo:font-size="12pt" fo:letter-spacing="normal" fo:font-style="normal" fo:font-weight="normal" officeooo:rsid="07aa91f1" style:font-size-asian="12pt" style:font-size-complex="12pt"/>
    </style:style>
    <style:style style:name="T211" style:family="text">
      <style:text-properties fo:font-variant="normal" fo:text-transform="none" fo:font-size="12pt" fo:letter-spacing="normal" fo:font-style="normal" fo:font-weight="normal" officeooo:rsid="07d2c522" style:font-size-asian="12pt" style:font-size-complex="12pt"/>
    </style:style>
    <style:style style:name="T212" style:family="text">
      <style:text-properties fo:font-variant="normal" fo:text-transform="none" fo:font-size="12pt" fo:letter-spacing="normal" fo:font-style="normal" fo:font-weight="normal" officeooo:rsid="07b403ea" style:font-size-asian="12pt" style:font-size-complex="12pt"/>
    </style:style>
    <style:style style:name="T213" style:family="text">
      <style:text-properties fo:font-variant="normal" fo:text-transform="none" fo:font-size="12pt" fo:letter-spacing="normal" fo:font-style="normal" fo:font-weight="normal" officeooo:rsid="07abdb4e" style:font-size-asian="12pt" style:font-size-complex="12pt"/>
    </style:style>
    <style:style style:name="T214" style:family="text">
      <style:text-properties fo:font-variant="normal" fo:text-transform="none" fo:font-size="12pt" fo:letter-spacing="normal" fo:font-style="normal" fo:font-weight="normal" officeooo:rsid="08a568d9" style:font-size-asian="12pt" style:font-size-complex="12pt"/>
    </style:style>
    <style:style style:name="T215" style:family="text">
      <style:text-properties fo:font-variant="normal" fo:text-transform="none" fo:font-size="12pt" fo:letter-spacing="normal" fo:font-style="normal" fo:font-weight="normal" officeooo:rsid="08a7b835" style:font-size-asian="12pt" style:font-size-complex="12pt"/>
    </style:style>
    <style:style style:name="T216" style:family="text">
      <style:text-properties fo:font-variant="normal" fo:text-transform="none" fo:font-size="12pt" fo:letter-spacing="normal" fo:font-style="normal" fo:font-weight="normal" officeooo:rsid="08aada48" style:font-size-asian="12pt" style:font-size-complex="12pt"/>
    </style:style>
    <style:style style:name="T217" style:family="text">
      <style:text-properties fo:font-variant="normal" fo:text-transform="none" fo:font-size="12pt" fo:letter-spacing="normal" fo:font-style="normal" fo:font-weight="normal" officeooo:rsid="08a92dde" style:font-size-asian="12pt" style:font-size-complex="12pt"/>
    </style:style>
    <style:style style:name="T218" style:family="text">
      <style:text-properties fo:font-variant="normal" fo:text-transform="none" fo:font-size="12pt" fo:letter-spacing="normal" fo:font-style="normal" fo:font-weight="normal" officeooo:rsid="08ab9eeb" style:font-size-asian="12pt" style:font-size-complex="12pt"/>
    </style:style>
    <style:style style:name="T219" style:family="text">
      <style:text-properties fo:font-variant="normal" fo:text-transform="none" fo:font-size="12pt" fo:letter-spacing="normal" fo:font-style="normal" fo:font-weight="normal" officeooo:rsid="068c45d2" style:font-size-asian="12pt" style:font-size-complex="12pt"/>
    </style:style>
    <style:style style:name="T220" style:family="text">
      <style:text-properties fo:font-variant="normal" fo:text-transform="none" style:font-name="Handwriting" fo:font-size="12pt" fo:letter-spacing="normal" fo:font-style="normal" fo:font-weight="normal" officeooo:rsid="068c45d2" style:font-size-asian="12pt" style:font-size-complex="12pt"/>
    </style:style>
    <style:style style:name="T221" style:family="text">
      <style:text-properties fo:font-variant="normal" fo:text-transform="none" style:font-name="Handwriting" fo:font-size="12pt" fo:letter-spacing="normal" fo:font-style="normal" fo:font-weight="normal" officeooo:rsid="08b757a2" style:font-size-asian="12pt" style:font-size-complex="12pt"/>
    </style:style>
    <style:style style:name="T222" style:family="text">
      <style:text-properties fo:font-variant="normal" fo:text-transform="none" style:font-name="Handwriting" fo:font-size="12pt" fo:letter-spacing="normal" fo:font-style="normal" fo:font-weight="normal" officeooo:rsid="08cadf60" style:font-size-asian="12pt" style:font-size-complex="12pt"/>
    </style:style>
    <style:style style:name="T223" style:family="text">
      <style:text-properties fo:font-variant="normal" fo:text-transform="none" style:font-name="Handwriting" fo:font-size="12pt" fo:letter-spacing="normal" fo:font-style="normal" fo:font-weight="normal" officeooo:rsid="08ce9719" style:font-size-asian="12pt" style:font-size-complex="12pt"/>
    </style:style>
    <style:style style:name="T224" style:family="text">
      <style:text-properties fo:font-variant="normal" fo:text-transform="none" style:font-name="Handwriting" fo:font-size="12pt" fo:letter-spacing="normal" fo:font-style="normal" fo:font-weight="normal" officeooo:rsid="08d1154e" style:font-size-asian="12pt" style:font-size-complex="12pt"/>
    </style:style>
    <style:style style:name="T225" style:family="text">
      <style:text-properties fo:font-variant="normal" fo:text-transform="none" style:font-name="Handwriting" fo:font-size="12pt" fo:letter-spacing="normal" fo:font-style="normal" fo:font-weight="normal" officeooo:rsid="08d1ef4b" style:font-size-asian="12pt" style:font-size-complex="12pt"/>
    </style:style>
    <style:style style:name="T226" style:family="text">
      <style:text-properties fo:font-variant="normal" fo:text-transform="none" style:font-name="Handwriting" fo:font-size="12pt" fo:letter-spacing="normal" fo:font-style="normal" fo:font-weight="normal" officeooo:rsid="08d2669c" style:font-size-asian="12pt" style:font-size-complex="12pt"/>
    </style:style>
    <style:style style:name="T227" style:family="text">
      <style:text-properties fo:font-variant="normal" fo:text-transform="none" style:font-name="Handwriting" fo:font-size="12pt" fo:letter-spacing="normal" fo:font-style="normal" fo:font-weight="normal" officeooo:rsid="08e5c186" style:font-size-asian="12pt" style:font-size-complex="12pt"/>
    </style:style>
    <style:style style:name="T228" style:family="text">
      <style:text-properties fo:font-variant="normal" fo:text-transform="none" style:font-name="Handwriting" fo:font-size="12pt" fo:letter-spacing="normal" fo:font-style="normal" fo:font-weight="normal" officeooo:rsid="0969ea6e" style:font-size-asian="12pt" style:font-size-complex="12pt"/>
    </style:style>
    <style:style style:name="T229" style:family="text">
      <style:text-properties fo:font-variant="normal" fo:text-transform="none" style:font-name="Handwriting" fo:font-size="12pt" fo:letter-spacing="normal" fo:font-style="normal" fo:font-weight="normal" officeooo:rsid="096ad9a2" style:font-size-asian="12pt" style:font-size-complex="12pt"/>
    </style:style>
    <style:style style:name="T230" style:family="text">
      <style:text-properties fo:font-variant="normal" fo:text-transform="none" style:font-name="Handwriting" fo:font-size="12pt" fo:letter-spacing="normal" fo:font-style="normal" fo:font-weight="normal" officeooo:rsid="096c3832" style:font-size-asian="12pt" style:font-size-complex="12pt"/>
    </style:style>
    <style:style style:name="T231" style:family="text">
      <style:text-properties fo:font-variant="normal" fo:text-transform="none" style:font-name="Handwriting" fo:font-size="12pt" fo:letter-spacing="normal" fo:font-style="normal" fo:font-weight="normal" officeooo:rsid="08e9f554" style:font-size-asian="12pt" style:font-size-complex="12pt"/>
    </style:style>
    <style:style style:name="T232" style:family="text">
      <style:text-properties fo:font-variant="normal" fo:text-transform="none" style:font-name="Handwriting" fo:font-size="12pt" fo:letter-spacing="normal" fo:font-style="normal" fo:font-weight="normal" officeooo:rsid="08ea1677" style:font-size-asian="12pt" style:font-size-complex="12pt"/>
    </style:style>
    <style:style style:name="T233" style:family="text">
      <style:text-properties fo:font-variant="normal" fo:text-transform="none" style:font-name="Handwriting" fo:font-size="12pt" fo:letter-spacing="normal" fo:font-style="normal" fo:font-weight="normal" officeooo:rsid="08ed1621" style:font-size-asian="12pt" style:font-size-complex="12pt"/>
    </style:style>
    <style:style style:name="T234" style:family="text">
      <style:text-properties fo:font-variant="normal" fo:text-transform="none" style:font-name="Handwriting" fo:font-size="12pt" fo:letter-spacing="normal" fo:font-style="normal" fo:font-weight="normal" officeooo:rsid="08eed1bf" style:font-size-asian="12pt" style:font-size-complex="12pt"/>
    </style:style>
    <style:style style:name="T235" style:family="text">
      <style:text-properties fo:font-variant="normal" fo:text-transform="none" style:font-name="Handwriting" fo:font-size="12pt" fo:letter-spacing="normal" fo:font-style="normal" fo:font-weight="normal" officeooo:rsid="09bb1318" style:font-size-asian="12pt" style:font-size-complex="12pt"/>
    </style:style>
    <style:style style:name="T236" style:family="text">
      <style:text-properties fo:font-variant="normal" fo:text-transform="none" style:font-name="Handwriting" fo:font-size="12pt" fo:letter-spacing="normal" fo:font-style="normal" fo:font-weight="normal" officeooo:rsid="09bd2a38" style:font-size-asian="12pt" style:font-size-complex="12pt"/>
    </style:style>
    <style:style style:name="T237"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238"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239"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240" style:family="text">
      <style:text-properties officeooo:rsid="00d352ce" style:font-name-asian="SimSun" style:font-name-complex="Arial"/>
    </style:style>
    <style:style style:name="T241" style:family="text">
      <style:text-properties officeooo:rsid="00ca7e43" style:font-name-asian="SimSun" style:font-name-complex="Arial"/>
    </style:style>
    <style:style style:name="T242" style:family="text">
      <style:text-properties officeooo:rsid="00d9956f" style:font-name-asian="SimSun" style:font-name-complex="Arial"/>
    </style:style>
    <style:style style:name="T243" style:family="text">
      <style:text-properties officeooo:rsid="00ba5290" style:font-name-asian="SimSun" style:font-name-complex="Arial"/>
    </style:style>
    <style:style style:name="T244" style:family="text">
      <style:text-properties officeooo:rsid="00bb3eff" style:font-name-asian="SimSun" style:font-name-complex="Arial"/>
    </style:style>
    <style:style style:name="T245" style:family="text">
      <style:text-properties officeooo:rsid="00bd40d8" style:font-name-asian="SimSun" style:font-name-complex="Arial"/>
    </style:style>
    <style:style style:name="T246" style:family="text">
      <style:text-properties officeooo:rsid="00be8053" style:font-name-asian="SimSun" style:font-name-complex="Arial"/>
    </style:style>
    <style:style style:name="T247" style:family="text">
      <style:text-properties officeooo:rsid="010714b4" style:font-name-asian="SimSun" style:font-name-complex="Arial"/>
    </style:style>
    <style:style style:name="T248" style:family="text">
      <style:text-properties officeooo:rsid="01147129" style:font-name-asian="SimSun" style:font-name-complex="Arial"/>
    </style:style>
    <style:style style:name="T249" style:family="text">
      <style:text-properties officeooo:rsid="0115d6c0" style:font-name-asian="SimSun" style:font-name-complex="Arial"/>
    </style:style>
    <style:style style:name="T250" style:family="text">
      <style:text-properties officeooo:rsid="0116771c" style:font-name-asian="SimSun" style:font-name-complex="Arial"/>
    </style:style>
    <style:style style:name="T251" style:family="text">
      <style:text-properties officeooo:rsid="01198496" style:font-name-asian="SimSun" style:font-name-complex="Arial"/>
    </style:style>
    <style:style style:name="T252" style:family="text">
      <style:text-properties officeooo:rsid="011b0866" style:font-name-asian="SimSun" style:font-name-complex="Arial"/>
    </style:style>
    <style:style style:name="T253" style:family="text">
      <style:text-properties officeooo:rsid="012b36dd" style:font-name-asian="SimSun" style:font-name-complex="Arial"/>
    </style:style>
    <style:style style:name="T254" style:family="text">
      <style:text-properties officeooo:rsid="012bd024" style:font-name-asian="SimSun" style:font-name-complex="Arial"/>
    </style:style>
    <style:style style:name="T255" style:family="text">
      <style:text-properties officeooo:rsid="012c80ec" style:font-name-asian="SimSun" style:font-name-complex="Arial"/>
    </style:style>
    <style:style style:name="T256" style:family="text">
      <style:text-properties officeooo:rsid="012dd996" style:font-name-asian="SimSun" style:font-name-complex="Arial"/>
    </style:style>
    <style:style style:name="T257" style:family="text">
      <style:text-properties officeooo:rsid="01377445" style:font-name-asian="SimSun" style:font-name-complex="Arial"/>
    </style:style>
    <style:style style:name="T258" style:family="text">
      <style:text-properties officeooo:rsid="013f7b14" style:font-name-asian="SimSun" style:font-name-complex="Arial"/>
    </style:style>
    <style:style style:name="T259" style:family="text">
      <style:text-properties officeooo:rsid="014966cc" style:font-name-asian="SimSun" style:font-name-complex="Arial"/>
    </style:style>
    <style:style style:name="T260" style:family="text">
      <style:text-properties officeooo:rsid="01532535" style:font-name-asian="SimSun" style:font-name-complex="Arial"/>
    </style:style>
    <style:style style:name="T261" style:family="text">
      <style:text-properties officeooo:rsid="0065b849" style:font-name-asian="SimSun" style:font-name-complex="Arial"/>
    </style:style>
    <style:style style:name="T262" style:family="text">
      <style:text-properties officeooo:rsid="01d7b800" style:font-name-asian="SimSun" style:font-name-complex="Arial"/>
    </style:style>
    <style:style style:name="T263" style:family="text">
      <style:text-properties officeooo:rsid="01db8156" style:font-name-asian="SimSun" style:font-name-complex="Arial"/>
    </style:style>
    <style:style style:name="T264" style:family="text">
      <style:text-properties officeooo:rsid="01df1dc0" style:font-name-asian="SimSun" style:font-name-complex="Arial"/>
    </style:style>
    <style:style style:name="T265" style:family="text">
      <style:text-properties officeooo:rsid="01df5eab" style:font-name-asian="SimSun" style:font-name-complex="Arial"/>
    </style:style>
    <style:style style:name="T266" style:family="text">
      <style:text-properties officeooo:rsid="01df6fd4" style:font-name-asian="SimSun" style:font-name-complex="Arial"/>
    </style:style>
    <style:style style:name="T267" style:family="text">
      <style:text-properties officeooo:rsid="01e16038" style:font-name-asian="SimSun" style:font-name-complex="Arial"/>
    </style:style>
    <style:style style:name="T268" style:family="text">
      <style:text-properties officeooo:rsid="01e28d0a" style:font-name-asian="SimSun" style:font-name-complex="Arial"/>
    </style:style>
    <style:style style:name="T269" style:family="text">
      <style:text-properties officeooo:rsid="01e4e8bf" style:font-name-asian="SimSun" style:font-name-complex="Arial"/>
    </style:style>
    <style:style style:name="T270" style:family="text">
      <style:text-properties officeooo:rsid="01e676ce" style:font-name-asian="SimSun" style:font-name-complex="Arial"/>
    </style:style>
    <style:style style:name="T271" style:family="text">
      <style:text-properties officeooo:rsid="01eaa1ee" style:font-name-asian="SimSun" style:font-name-complex="Arial"/>
    </style:style>
    <style:style style:name="T272" style:family="text">
      <style:text-properties officeooo:rsid="01eb2abb" style:font-name-asian="SimSun" style:font-name-complex="Arial"/>
    </style:style>
    <style:style style:name="T273" style:family="text">
      <style:text-properties officeooo:rsid="01ebbe2c" style:font-name-asian="SimSun" style:font-name-complex="Arial"/>
    </style:style>
    <style:style style:name="T274" style:family="text">
      <style:text-properties officeooo:rsid="00d2b13f" style:font-name-asian="SimSun" style:font-name-complex="Arial"/>
    </style:style>
    <style:style style:name="T275" style:family="text">
      <style:text-properties officeooo:rsid="01ef6088" style:font-name-asian="SimSun" style:font-name-complex="Arial"/>
    </style:style>
    <style:style style:name="T276" style:family="text">
      <style:text-properties officeooo:rsid="02206b0b" style:font-name-asian="SimSun" style:font-name-complex="Arial"/>
    </style:style>
    <style:style style:name="T277" style:family="text">
      <style:text-properties officeooo:rsid="00d021fc" style:font-name-asian="SimSun" style:font-name-complex="Arial"/>
    </style:style>
    <style:style style:name="T278" style:family="text">
      <style:text-properties officeooo:rsid="01c969ad" style:font-name-asian="SimSun" style:font-name-complex="Arial"/>
    </style:style>
    <style:style style:name="T279" style:family="text">
      <style:text-properties officeooo:rsid="01d1ea88" style:font-name-asian="SimSun" style:font-name-complex="Arial"/>
    </style:style>
    <style:style style:name="T280" style:family="text">
      <style:text-properties officeooo:rsid="0211fbf6" style:font-name-asian="SimSun" style:font-name-complex="Arial"/>
    </style:style>
    <style:style style:name="T281" style:family="text">
      <style:text-properties officeooo:rsid="01d1f41b" style:font-name-asian="SimSun" style:font-name-complex="Arial"/>
    </style:style>
    <style:style style:name="T282" style:family="text">
      <style:text-properties officeooo:rsid="01d3ac83" style:font-name-asian="SimSun" style:font-name-complex="Arial"/>
    </style:style>
    <style:style style:name="T283" style:family="text">
      <style:text-properties officeooo:rsid="01d41824" style:font-name-asian="SimSun" style:font-name-complex="Arial"/>
    </style:style>
    <style:style style:name="T284" style:family="text">
      <style:text-properties officeooo:rsid="01352f68" style:font-name-asian="SimSun" style:font-name-complex="Arial"/>
    </style:style>
    <style:style style:name="T285" style:family="text">
      <style:text-properties officeooo:rsid="0113a5a0" style:font-name-asian="SimSun" style:font-name-complex="Arial"/>
    </style:style>
    <style:style style:name="T286" style:family="text">
      <style:text-properties officeooo:rsid="003fd26a" style:font-name-asian="SimSun" style:font-name-complex="Arial"/>
    </style:style>
    <style:style style:name="T287" style:family="text">
      <style:text-properties officeooo:rsid="005cd39b" style:font-name-asian="SimSun" style:font-name-complex="Arial"/>
    </style:style>
    <style:style style:name="T288" style:family="text">
      <style:text-properties officeooo:rsid="00d2737b" style:font-name-asian="SimSun" style:font-name-complex="Arial"/>
    </style:style>
    <style:style style:name="T289" style:family="text">
      <style:text-properties officeooo:rsid="006457ab" style:font-name-asian="SimSun" style:font-name-complex="Arial"/>
    </style:style>
    <style:style style:name="T290" style:family="text">
      <style:text-properties officeooo:rsid="00650c84" style:font-name-asian="SimSun" style:font-name-complex="Arial"/>
    </style:style>
    <style:style style:name="T291" style:family="text">
      <style:text-properties officeooo:rsid="0113bd99" style:font-name-asian="SimSun" style:font-name-complex="Arial"/>
    </style:style>
    <style:style style:name="T292" style:family="text">
      <style:text-properties officeooo:rsid="0087bf5d" style:font-name-asian="SimSun" style:font-name-complex="Arial"/>
    </style:style>
    <style:style style:name="T293" style:family="text">
      <style:text-properties officeooo:rsid="0085da6d" style:font-name-asian="SimSun" style:font-name-complex="Arial"/>
    </style:style>
    <style:style style:name="T294" style:family="text">
      <style:text-properties officeooo:rsid="008bf50e" style:font-name-asian="SimSun" style:font-name-complex="Arial"/>
    </style:style>
    <style:style style:name="T295" style:family="text">
      <style:text-properties officeooo:rsid="00956073" style:font-name-asian="SimSun" style:font-name-complex="Arial"/>
    </style:style>
    <style:style style:name="T296" style:family="text">
      <style:text-properties officeooo:rsid="009d042a" style:font-name-asian="SimSun" style:font-name-complex="Arial"/>
    </style:style>
    <style:style style:name="T297" style:family="text">
      <style:text-properties officeooo:rsid="00a2b564" style:font-name-asian="SimSun" style:font-name-complex="Arial"/>
    </style:style>
    <style:style style:name="T298" style:family="text">
      <style:text-properties officeooo:rsid="025dabac" style:font-name-asian="SimSun" style:font-name-complex="Arial"/>
    </style:style>
    <style:style style:name="T299" style:family="text">
      <style:text-properties officeooo:rsid="025eb5a4" style:font-name-asian="SimSun" style:font-name-complex="Arial"/>
    </style:style>
    <style:style style:name="T300" style:family="text">
      <style:text-properties officeooo:rsid="0260526b" style:font-name-asian="SimSun" style:font-name-complex="Arial"/>
    </style:style>
    <style:style style:name="T301" style:family="text">
      <style:text-properties officeooo:rsid="02674fcd" style:font-name-asian="SimSun" style:font-name-complex="Arial"/>
    </style:style>
    <style:style style:name="T302" style:family="text">
      <style:text-properties officeooo:rsid="026888a5" style:font-name-asian="SimSun" style:font-name-complex="Arial"/>
    </style:style>
    <style:style style:name="T303" style:family="text">
      <style:text-properties officeooo:rsid="02695e43" style:font-name-asian="SimSun" style:font-name-complex="Arial"/>
    </style:style>
    <style:style style:name="T304" style:family="text">
      <style:text-properties officeooo:rsid="026a5ee1" style:font-name-asian="SimSun" style:font-name-complex="Arial"/>
    </style:style>
    <style:style style:name="T305" style:family="text">
      <style:text-properties officeooo:rsid="026b1ce6" style:font-name-asian="SimSun" style:font-name-complex="Arial"/>
    </style:style>
    <style:style style:name="T306" style:family="text">
      <style:text-properties officeooo:rsid="026c15a8" style:font-name-asian="SimSun" style:font-name-complex="Arial"/>
    </style:style>
    <style:style style:name="T307" style:family="text">
      <style:text-properties officeooo:rsid="026dccdc" style:font-name-asian="SimSun" style:font-name-complex="Arial"/>
    </style:style>
    <style:style style:name="T308" style:family="text">
      <style:text-properties officeooo:rsid="026e20b9" style:font-name-asian="SimSun" style:font-name-complex="Arial"/>
    </style:style>
    <style:style style:name="T309" style:family="text">
      <style:text-properties officeooo:rsid="026e9db5" style:font-name-asian="SimSun" style:font-name-complex="Arial"/>
    </style:style>
    <style:style style:name="T310" style:family="text">
      <style:text-properties officeooo:rsid="026f585d" style:font-name-asian="SimSun" style:font-name-complex="Arial"/>
    </style:style>
    <style:style style:name="T311" style:family="text">
      <style:text-properties officeooo:rsid="026fb641" style:font-name-asian="SimSun" style:font-name-complex="Arial"/>
    </style:style>
    <style:style style:name="T312" style:family="text">
      <style:text-properties officeooo:rsid="02742ecf" style:font-name-asian="SimSun" style:font-name-complex="Arial"/>
    </style:style>
    <style:style style:name="T313" style:family="text">
      <style:text-properties officeooo:rsid="00d50842" style:font-name-asian="SimSun" style:font-name-complex="Arial"/>
    </style:style>
    <style:style style:name="T314" style:family="text">
      <style:text-properties officeooo:rsid="031211eb" style:font-name-asian="SimSun" style:font-name-complex="Arial"/>
    </style:style>
    <style:style style:name="T315" style:family="text">
      <style:text-properties officeooo:rsid="0520f0f2" style:font-name-asian="SimSun" style:font-name-complex="Arial"/>
    </style:style>
    <style:style style:name="T316" style:family="text">
      <style:text-properties officeooo:rsid="0552e72f" style:font-name-asian="SimSun" style:font-name-complex="Arial"/>
    </style:style>
    <style:style style:name="T317" style:family="text">
      <style:text-properties officeooo:rsid="05733fcf" style:font-name-asian="SimSun" style:font-name-complex="Arial"/>
    </style:style>
    <style:style style:name="T318" style:family="text">
      <style:text-properties officeooo:rsid="05e9dd5d" style:font-name-asian="SimSun" style:font-name-complex="Arial"/>
    </style:style>
    <style:style style:name="T319" style:family="text">
      <style:text-properties officeooo:rsid="07211253" style:font-name-asian="SimSun" style:font-name-complex="Arial"/>
    </style:style>
    <style:style style:name="T320" style:family="text">
      <style:text-properties officeooo:rsid="080baad9" style:font-name-asian="SimSun" style:font-name-complex="Arial"/>
    </style:style>
    <style:style style:name="T321" style:family="text">
      <style:text-properties officeooo:rsid="081b3410" style:font-name-asian="SimSun" style:font-name-complex="Arial"/>
    </style:style>
    <style:style style:name="T322" style:family="text">
      <style:text-properties officeooo:rsid="00d352ce" style:font-name-asian="SimSun" style:font-weight-asian="normal" style:font-name-complex="Arial" style:font-weight-complex="normal"/>
    </style:style>
    <style:style style:name="T323" style:family="text">
      <style:text-properties officeooo:rsid="00d50842" style:font-name-asian="SimSun" style:font-weight-asian="normal" style:font-name-complex="Arial" style:font-weight-complex="normal"/>
    </style:style>
    <style:style style:name="T324" style:family="text">
      <style:text-properties officeooo:rsid="00ca7e43" style:font-name-asian="SimSun" style:font-weight-asian="normal" style:font-name-complex="Arial" style:font-weight-complex="normal"/>
    </style:style>
    <style:style style:name="T325" style:family="text">
      <style:text-properties officeooo:rsid="00d65183"/>
    </style:style>
    <style:style style:name="T326" style:family="text">
      <style:text-properties officeooo:rsid="0065ecb8"/>
    </style:style>
    <style:style style:name="T327" style:family="text">
      <style:text-properties officeooo:rsid="00d9cc29"/>
    </style:style>
    <style:style style:name="T328" style:family="text">
      <style:text-properties officeooo:rsid="00daaca3"/>
    </style:style>
    <style:style style:name="T329" style:family="text">
      <style:text-properties officeooo:rsid="00ddc2e7"/>
    </style:style>
    <style:style style:name="T330" style:family="text">
      <style:text-properties officeooo:rsid="00dfb1ba"/>
    </style:style>
    <style:style style:name="T331" style:family="text">
      <style:text-properties officeooo:rsid="00e04e82"/>
    </style:style>
    <style:style style:name="T332" style:family="text">
      <style:text-properties officeooo:rsid="00e52c4f"/>
    </style:style>
    <style:style style:name="T333" style:family="text">
      <style:text-properties officeooo:rsid="00e85a8e"/>
    </style:style>
    <style:style style:name="T334" style:family="text">
      <style:text-properties officeooo:rsid="00ec143b"/>
    </style:style>
    <style:style style:name="T335" style:family="text">
      <style:text-properties officeooo:rsid="00eebe55"/>
    </style:style>
    <style:style style:name="T336" style:family="text">
      <style:text-properties officeooo:rsid="00f06a92"/>
    </style:style>
    <style:style style:name="T337" style:family="text">
      <style:text-properties officeooo:rsid="00f089c9"/>
    </style:style>
    <style:style style:name="T338" style:family="text">
      <style:text-properties officeooo:rsid="00f1b7fa"/>
    </style:style>
    <style:style style:name="T339" style:family="text">
      <style:text-properties officeooo:rsid="00f3313e"/>
    </style:style>
    <style:style style:name="T340" style:family="text">
      <style:text-properties officeooo:rsid="00f39b8d"/>
    </style:style>
    <style:style style:name="T341" style:family="text">
      <style:text-properties officeooo:rsid="00f488d7"/>
    </style:style>
    <style:style style:name="T342" style:family="text">
      <style:text-properties officeooo:rsid="00f50ace"/>
    </style:style>
    <style:style style:name="T343" style:family="text">
      <style:text-properties officeooo:rsid="00f6c22f"/>
    </style:style>
    <style:style style:name="T344" style:family="text">
      <style:text-properties officeooo:rsid="00f71535"/>
    </style:style>
    <style:style style:name="T345" style:family="text">
      <style:text-properties officeooo:rsid="00f86c9d"/>
    </style:style>
    <style:style style:name="T346" style:family="text">
      <style:text-properties officeooo:rsid="00f8e769"/>
    </style:style>
    <style:style style:name="T347" style:family="text">
      <style:text-properties officeooo:rsid="00fb98e3"/>
    </style:style>
    <style:style style:name="T348" style:family="text">
      <style:text-properties officeooo:rsid="00fe67e0"/>
    </style:style>
    <style:style style:name="T349" style:family="text">
      <style:text-properties officeooo:rsid="00ff1c43"/>
    </style:style>
    <style:style style:name="T350" style:family="text">
      <style:text-properties officeooo:rsid="01011709"/>
    </style:style>
    <style:style style:name="T351" style:family="text">
      <style:text-properties officeooo:rsid="0101ebae"/>
    </style:style>
    <style:style style:name="T352" style:family="text">
      <style:text-properties officeooo:rsid="01032c71"/>
    </style:style>
    <style:style style:name="T353" style:family="text">
      <style:text-properties officeooo:rsid="01061b1f"/>
    </style:style>
    <style:style style:name="T354" style:family="text">
      <style:text-properties officeooo:rsid="010650bc"/>
    </style:style>
    <style:style style:name="T355" style:family="text">
      <style:text-properties officeooo:rsid="0113a5a0"/>
    </style:style>
    <style:style style:name="T356" style:family="text">
      <style:text-properties officeooo:rsid="01147129"/>
    </style:style>
    <style:style style:name="T357" style:family="text">
      <style:text-properties officeooo:rsid="01183397"/>
    </style:style>
    <style:style style:name="T358" style:family="text">
      <style:text-properties officeooo:rsid="0131ab9f"/>
    </style:style>
    <style:style style:name="T359" style:family="text">
      <style:text-properties officeooo:rsid="01510585"/>
    </style:style>
    <style:style style:name="T360" style:family="text">
      <style:text-properties officeooo:rsid="0152fdc3"/>
    </style:style>
    <style:style style:name="T361" style:family="text">
      <style:text-properties officeooo:rsid="01532535"/>
    </style:style>
    <style:style style:name="T362" style:family="text">
      <style:text-properties officeooo:rsid="0165c4e1"/>
    </style:style>
    <style:style style:name="T363" style:family="text">
      <style:text-properties officeooo:rsid="01674d6e"/>
    </style:style>
    <style:style style:name="T364" style:family="text">
      <style:text-properties officeooo:rsid="016b78f8"/>
    </style:style>
    <style:style style:name="T365" style:family="text">
      <style:text-properties officeooo:rsid="016bd5bc"/>
    </style:style>
    <style:style style:name="T366" style:family="text">
      <style:text-properties officeooo:rsid="016d90c3"/>
    </style:style>
    <style:style style:name="T367" style:family="text">
      <style:text-properties officeooo:rsid="016f2a1d"/>
    </style:style>
    <style:style style:name="T368" style:family="text">
      <style:text-properties officeooo:rsid="0170be32"/>
    </style:style>
    <style:style style:name="T369" style:family="text">
      <style:text-properties officeooo:rsid="0171a21d"/>
    </style:style>
    <style:style style:name="T370" style:family="text">
      <style:text-properties officeooo:rsid="017325c6"/>
    </style:style>
    <style:style style:name="T371" style:family="text">
      <style:text-properties officeooo:rsid="0174764f"/>
    </style:style>
    <style:style style:name="T372" style:family="text">
      <style:text-properties officeooo:rsid="0174bc8a"/>
    </style:style>
    <style:style style:name="T373" style:family="text">
      <style:text-properties officeooo:rsid="01752e44"/>
    </style:style>
    <style:style style:name="T374" style:family="text">
      <style:text-properties officeooo:rsid="0175e41f"/>
    </style:style>
    <style:style style:name="T375" style:family="text">
      <style:text-properties officeooo:rsid="0177fb16"/>
    </style:style>
    <style:style style:name="T376" style:family="text">
      <style:text-properties officeooo:rsid="0178161a"/>
    </style:style>
    <style:style style:name="T377" style:family="text">
      <style:text-properties officeooo:rsid="017942eb"/>
    </style:style>
    <style:style style:name="T378" style:family="text">
      <style:text-properties officeooo:rsid="017a5384"/>
    </style:style>
    <style:style style:name="T379" style:family="text">
      <style:text-properties officeooo:rsid="017aed92"/>
    </style:style>
    <style:style style:name="T380" style:family="text">
      <style:text-properties officeooo:rsid="017bdf98"/>
    </style:style>
    <style:style style:name="T381" style:family="text">
      <style:text-properties officeooo:rsid="017c8345"/>
    </style:style>
    <style:style style:name="T382" style:family="text">
      <style:text-properties officeooo:rsid="017e7aff"/>
    </style:style>
    <style:style style:name="T383" style:family="text">
      <style:text-properties officeooo:rsid="01806932"/>
    </style:style>
    <style:style style:name="T384" style:family="text">
      <style:text-properties officeooo:rsid="0181b58f"/>
    </style:style>
    <style:style style:name="T385" style:family="text">
      <style:text-properties officeooo:rsid="01838af9"/>
    </style:style>
    <style:style style:name="T386" style:family="text">
      <style:text-properties officeooo:rsid="0183a14f"/>
    </style:style>
    <style:style style:name="T387" style:family="text">
      <style:text-properties officeooo:rsid="0183d365"/>
    </style:style>
    <style:style style:name="T388" style:family="text">
      <style:text-properties officeooo:rsid="0187962a"/>
    </style:style>
    <style:style style:name="T389" style:family="text">
      <style:text-properties officeooo:rsid="018b3db9"/>
    </style:style>
    <style:style style:name="T390" style:family="text">
      <style:text-properties officeooo:rsid="018b83ed"/>
    </style:style>
    <style:style style:name="T391" style:family="text">
      <style:text-properties officeooo:rsid="018d17a0"/>
    </style:style>
    <style:style style:name="T392" style:family="text">
      <style:text-properties officeooo:rsid="018d1b71"/>
    </style:style>
    <style:style style:name="T393" style:family="text">
      <style:text-properties officeooo:rsid="018ec407"/>
    </style:style>
    <style:style style:name="T394" style:family="text">
      <style:text-properties officeooo:rsid="018ece71"/>
    </style:style>
    <style:style style:name="T395" style:family="text">
      <style:text-properties officeooo:rsid="018eea14"/>
    </style:style>
    <style:style style:name="T396" style:family="text">
      <style:text-properties officeooo:rsid="018fece0"/>
    </style:style>
    <style:style style:name="T397" style:family="text">
      <style:text-properties officeooo:rsid="0191a736"/>
    </style:style>
    <style:style style:name="T398" style:family="text">
      <style:text-properties officeooo:rsid="01936dac"/>
    </style:style>
    <style:style style:name="T399" style:family="text">
      <style:text-properties officeooo:rsid="01947a29"/>
    </style:style>
    <style:style style:name="T400" style:family="text">
      <style:text-properties officeooo:rsid="01952db3"/>
    </style:style>
    <style:style style:name="T401" style:family="text">
      <style:text-properties officeooo:rsid="01a17361"/>
    </style:style>
    <style:style style:name="T402" style:family="text">
      <style:text-properties officeooo:rsid="01a1a95c"/>
    </style:style>
    <style:style style:name="T403" style:family="text">
      <style:text-properties officeooo:rsid="01d41824"/>
    </style:style>
    <style:style style:name="T404" style:family="text">
      <style:text-properties officeooo:rsid="01d7676e"/>
    </style:style>
    <style:style style:name="T405" style:family="text">
      <style:text-properties officeooo:rsid="01d7b800"/>
    </style:style>
    <style:style style:name="T406" style:family="text">
      <style:text-properties officeooo:rsid="01d7d25a"/>
    </style:style>
    <style:style style:name="T407" style:family="text">
      <style:text-properties officeooo:rsid="01d920ce"/>
    </style:style>
    <style:style style:name="T408" style:family="text">
      <style:text-properties officeooo:rsid="01da8c5a"/>
    </style:style>
    <style:style style:name="T409" style:family="text">
      <style:text-properties officeooo:rsid="01db8156"/>
    </style:style>
    <style:style style:name="T410" style:family="text">
      <style:text-properties officeooo:rsid="01dcf8cf"/>
    </style:style>
    <style:style style:name="T411" style:family="text">
      <style:text-properties officeooo:rsid="01dd60da"/>
    </style:style>
    <style:style style:name="T412" style:family="text">
      <style:text-properties officeooo:rsid="01de6010"/>
    </style:style>
    <style:style style:name="T413" style:family="text">
      <style:text-properties officeooo:rsid="01df1dc0"/>
    </style:style>
    <style:style style:name="T414" style:family="text">
      <style:text-properties officeooo:rsid="01df6fd4"/>
    </style:style>
    <style:style style:name="T415" style:family="text">
      <style:text-properties officeooo:rsid="01e07853"/>
    </style:style>
    <style:style style:name="T416" style:family="text">
      <style:text-properties officeooo:rsid="01e16038"/>
    </style:style>
    <style:style style:name="T417" style:family="text">
      <style:text-properties officeooo:rsid="01ed411a"/>
    </style:style>
    <style:style style:name="T418" style:family="text">
      <style:text-properties officeooo:rsid="01ed4c6c"/>
    </style:style>
    <style:style style:name="T419" style:family="text">
      <style:text-properties officeooo:rsid="01edfe82"/>
    </style:style>
    <style:style style:name="T420" style:family="text">
      <style:text-properties officeooo:rsid="01ef6088"/>
    </style:style>
    <style:style style:name="T421" style:family="text">
      <style:text-properties officeooo:rsid="01f40187"/>
    </style:style>
    <style:style style:name="T422" style:family="text">
      <style:text-properties officeooo:rsid="01f5e9bf"/>
    </style:style>
    <style:style style:name="T423" style:family="text">
      <style:text-properties officeooo:rsid="01f72926"/>
    </style:style>
    <style:style style:name="T424" style:family="text">
      <style:text-properties officeooo:rsid="01f92171"/>
    </style:style>
    <style:style style:name="T425" style:family="text">
      <style:text-properties officeooo:rsid="01fa93e6"/>
    </style:style>
    <style:style style:name="T426" style:family="text">
      <style:text-properties officeooo:rsid="01fb5499"/>
    </style:style>
    <style:style style:name="T427" style:family="text">
      <style:text-properties officeooo:rsid="01fe47a7"/>
    </style:style>
    <style:style style:name="T428" style:family="text">
      <style:text-properties officeooo:rsid="02000f0d"/>
    </style:style>
    <style:style style:name="T429" style:family="text">
      <style:text-properties officeooo:rsid="0201042f"/>
    </style:style>
    <style:style style:name="T430" style:family="text">
      <style:text-properties officeooo:rsid="02014e3b"/>
    </style:style>
    <style:style style:name="T431" style:family="text">
      <style:text-properties officeooo:rsid="020224c4"/>
    </style:style>
    <style:style style:name="T432" style:family="text">
      <style:text-properties officeooo:rsid="0203df43"/>
    </style:style>
    <style:style style:name="T433" style:family="text">
      <style:text-properties officeooo:rsid="0204bf01"/>
    </style:style>
    <style:style style:name="T434" style:family="text">
      <style:text-properties officeooo:rsid="020572c7"/>
    </style:style>
    <style:style style:name="T435" style:family="text">
      <style:text-properties officeooo:rsid="02068e57"/>
    </style:style>
    <style:style style:name="T436" style:family="text">
      <style:text-properties officeooo:rsid="0206a6af"/>
    </style:style>
    <style:style style:name="T437" style:family="text">
      <style:text-properties officeooo:rsid="020820f1"/>
    </style:style>
    <style:style style:name="T438" style:family="text">
      <style:text-properties officeooo:rsid="020a35b3"/>
    </style:style>
    <style:style style:name="T439" style:family="text">
      <style:text-properties officeooo:rsid="020e5e6c"/>
    </style:style>
    <style:style style:name="T440" style:family="text">
      <style:text-properties officeooo:rsid="020edd19"/>
    </style:style>
    <style:style style:name="T441" style:family="text">
      <style:text-properties officeooo:rsid="0216cd9e"/>
    </style:style>
    <style:style style:name="T442" style:family="text">
      <style:text-properties officeooo:rsid="0217b5df"/>
    </style:style>
    <style:style style:name="T443" style:family="text">
      <style:text-properties fo:font-weight="normal" style:font-weight-asian="normal" style:font-weight-complex="normal"/>
    </style:style>
    <style:style style:name="T444" style:family="text">
      <style:text-properties fo:font-weight="normal" officeooo:rsid="00b456ca" style:font-weight-asian="normal" style:font-weight-complex="normal"/>
    </style:style>
    <style:style style:name="T445" style:family="text">
      <style:text-properties fo:font-weight="normal" officeooo:rsid="02107929" style:font-weight-asian="normal" style:font-weight-complex="normal"/>
    </style:style>
    <style:style style:name="T446" style:family="text">
      <style:text-properties fo:font-weight="normal" officeooo:rsid="00d9cc29" style:font-weight-asian="normal" style:font-weight-complex="normal"/>
    </style:style>
    <style:style style:name="T447" style:family="text">
      <style:text-properties fo:font-weight="normal" officeooo:rsid="00dcb467" style:font-weight-asian="normal" style:font-weight-complex="normal"/>
    </style:style>
    <style:style style:name="T448" style:family="text">
      <style:text-properties fo:font-weight="normal" officeooo:rsid="00e247b4" style:font-weight-asian="normal" style:font-weight-complex="normal"/>
    </style:style>
    <style:style style:name="T449" style:family="text">
      <style:text-properties fo:font-weight="normal" officeooo:rsid="00e52c4f" style:font-weight-asian="normal" style:font-weight-complex="normal"/>
    </style:style>
    <style:style style:name="T450" style:family="text">
      <style:text-properties fo:font-weight="normal" officeooo:rsid="00e6e750" style:font-weight-asian="normal" style:font-weight-complex="normal"/>
    </style:style>
    <style:style style:name="T451" style:family="text">
      <style:text-properties fo:font-weight="normal" officeooo:rsid="00eebe55" style:font-weight-asian="normal" style:font-weight-complex="normal"/>
    </style:style>
    <style:style style:name="T452" style:family="text">
      <style:text-properties fo:font-weight="normal" officeooo:rsid="00dbb3c9" style:font-weight-asian="normal" style:font-weight-complex="normal"/>
    </style:style>
    <style:style style:name="T453" style:family="text">
      <style:text-properties fo:font-weight="normal" officeooo:rsid="00ddc2e7" style:font-weight-asian="normal" style:font-weight-complex="normal"/>
    </style:style>
    <style:style style:name="T454" style:family="text">
      <style:text-properties fo:font-weight="normal" officeooo:rsid="010650bc" style:font-weight-asian="normal" style:font-weight-complex="normal"/>
    </style:style>
    <style:style style:name="T455" style:family="text">
      <style:text-properties fo:font-weight="normal" officeooo:rsid="00b85c43" style:font-weight-asian="normal" style:font-weight-complex="normal"/>
    </style:style>
    <style:style style:name="T456" style:family="text">
      <style:text-properties fo:font-weight="normal" officeooo:rsid="0115d6c0" style:font-weight-asian="normal" style:font-weight-complex="normal"/>
    </style:style>
    <style:style style:name="T457" style:family="text">
      <style:text-properties fo:font-weight="normal" officeooo:rsid="01183397" style:font-weight-asian="normal" style:font-weight-complex="normal"/>
    </style:style>
    <style:style style:name="T458" style:family="text">
      <style:text-properties fo:font-weight="normal" officeooo:rsid="01198496" style:font-weight-asian="normal" style:font-weight-complex="normal"/>
    </style:style>
    <style:style style:name="T459" style:family="text">
      <style:text-properties fo:font-weight="normal" officeooo:rsid="00bd40d8" style:font-weight-asian="normal" style:font-weight-complex="normal"/>
    </style:style>
    <style:style style:name="T460" style:family="text">
      <style:text-properties fo:font-weight="normal" officeooo:rsid="00ba5290" style:font-weight-asian="normal" style:font-weight-complex="normal"/>
    </style:style>
    <style:style style:name="T461" style:family="text">
      <style:text-properties fo:font-weight="normal" officeooo:rsid="01131b8a" style:font-weight-asian="normal" style:font-weight-complex="normal"/>
    </style:style>
    <style:style style:name="T462" style:family="text">
      <style:text-properties fo:font-weight="normal" officeooo:rsid="05bb11a6" style:font-weight-asian="normal" style:font-weight-complex="normal"/>
    </style:style>
    <style:style style:name="T463" style:family="text">
      <style:text-properties fo:font-weight="normal" officeooo:rsid="05e251e1" style:font-weight-asian="normal" style:font-weight-complex="normal"/>
    </style:style>
    <style:style style:name="T464" style:family="text">
      <style:text-properties fo:font-weight="normal" officeooo:rsid="065fb784" style:font-weight-asian="normal" style:font-weight-complex="normal"/>
    </style:style>
    <style:style style:name="T465" style:family="text">
      <style:text-properties fo:font-weight="normal" officeooo:rsid="066121de" style:font-weight-asian="normal" style:font-weight-complex="normal"/>
    </style:style>
    <style:style style:name="T466" style:family="text">
      <style:text-properties fo:font-weight="normal" officeooo:rsid="0662b741" style:font-weight-asian="normal" style:font-weight-complex="normal"/>
    </style:style>
    <style:style style:name="T467" style:family="text">
      <style:text-properties fo:font-weight="normal" officeooo:rsid="06797693" style:font-weight-asian="normal" style:font-weight-complex="normal"/>
    </style:style>
    <style:style style:name="T468" style:family="text">
      <style:text-properties fo:font-weight="normal" officeooo:rsid="0680452f" style:font-weight-asian="normal" style:font-weight-complex="normal"/>
    </style:style>
    <style:style style:name="T469" style:family="text">
      <style:text-properties fo:font-weight="normal" officeooo:rsid="068937d3" style:font-weight-asian="normal" style:font-weight-complex="normal"/>
    </style:style>
    <style:style style:name="T470" style:family="text">
      <style:text-properties fo:font-weight="normal" officeooo:rsid="068979f1" style:font-weight-asian="normal" style:font-weight-complex="normal"/>
    </style:style>
    <style:style style:name="T471" style:family="text">
      <style:text-properties fo:font-weight="normal" officeooo:rsid="00e247b4" style:font-name-asian="SimSun" style:font-weight-asian="normal" style:font-name-complex="Arial" style:font-weight-complex="normal"/>
    </style:style>
    <style:style style:name="T472" style:family="text">
      <style:text-properties fo:font-weight="normal" officeooo:rsid="00eebe55" style:font-name-asian="SimSun" style:font-weight-asian="normal" style:font-name-complex="Arial" style:font-weight-complex="normal"/>
    </style:style>
    <style:style style:name="T473" style:family="text">
      <style:text-properties fo:font-weight="normal" officeooo:rsid="0115d6c0" style:font-name-asian="SimSun" style:font-weight-asian="normal" style:font-name-complex="Arial" style:font-weight-complex="normal"/>
    </style:style>
    <style:style style:name="T474" style:family="text">
      <style:text-properties fo:font-weight="normal" officeooo:rsid="011b0866" style:font-name-asian="SimSun" style:font-weight-asian="normal" style:font-name-complex="Arial" style:font-weight-complex="normal"/>
    </style:style>
    <style:style style:name="T475" style:family="text">
      <style:text-properties fo:font-weight="normal" officeooo:rsid="0116771c" style:font-name-asian="SimSun" style:font-weight-asian="normal" style:font-name-complex="Arial" style:font-weight-complex="normal"/>
    </style:style>
    <style:style style:name="T476" style:family="text">
      <style:text-properties fo:font-weight="normal" officeooo:rsid="0116f73f" style:font-name-asian="SimSun" style:font-weight-asian="normal" style:font-name-complex="Arial" style:font-weight-complex="normal"/>
    </style:style>
    <style:style style:name="T477" style:family="text">
      <style:text-properties fo:font-weight="normal" officeooo:rsid="011f060b" style:font-name-asian="SimSun" style:font-weight-asian="normal" style:font-name-complex="Arial" style:font-weight-complex="normal"/>
    </style:style>
    <style:style style:name="T478" style:family="text">
      <style:text-properties fo:font-weight="normal" officeooo:rsid="0120f963" style:font-name-asian="SimSun" style:font-weight-asian="normal" style:font-name-complex="Arial" style:font-weight-complex="normal"/>
    </style:style>
    <style:style style:name="T479" style:family="text">
      <style:text-properties fo:font-weight="normal" officeooo:rsid="01214ee2" style:font-name-asian="SimSun" style:font-weight-asian="normal" style:font-name-complex="Arial" style:font-weight-complex="normal"/>
    </style:style>
    <style:style style:name="T480" style:family="text">
      <style:text-properties fo:font-weight="normal" officeooo:rsid="01490c93" style:font-name-asian="SimSun" style:font-weight-asian="normal" style:font-name-complex="Arial" style:font-weight-complex="normal"/>
    </style:style>
    <style:style style:name="T481" style:family="text">
      <style:text-properties fo:font-weight="normal" officeooo:rsid="012b36dd" style:font-name-asian="SimSun" style:font-weight-asian="normal" style:font-name-complex="Arial" style:font-weight-complex="normal"/>
    </style:style>
    <style:style style:name="T482" style:family="text">
      <style:text-properties fo:font-weight="normal" officeooo:rsid="0121f118" style:font-name-asian="SimSun" style:font-weight-asian="normal" style:font-name-complex="Arial" style:font-weight-complex="normal"/>
    </style:style>
    <style:style style:name="T483" style:family="text">
      <style:text-properties fo:font-weight="normal" officeooo:rsid="015a1ce8" style:font-name-asian="SimSun" style:font-weight-asian="normal" style:font-name-complex="Arial" style:font-weight-complex="normal"/>
    </style:style>
    <style:style style:name="T484" style:family="text">
      <style:text-properties fo:font-weight="normal" officeooo:rsid="0123845e" style:font-name-asian="SimSun" style:font-weight-asian="normal" style:font-name-complex="Arial" style:font-weight-complex="normal"/>
    </style:style>
    <style:style style:name="T485" style:family="text">
      <style:text-properties fo:font-weight="normal" officeooo:rsid="0124752c" style:font-name-asian="SimSun" style:font-weight-asian="normal" style:font-name-complex="Arial" style:font-weight-complex="normal"/>
    </style:style>
    <style:style style:name="T486" style:family="text">
      <style:text-properties fo:font-weight="normal" officeooo:rsid="016a06a9" style:font-name-asian="SimSun" style:font-weight-asian="normal" style:font-name-complex="Arial" style:font-weight-complex="normal"/>
    </style:style>
    <style:style style:name="T487" style:family="text">
      <style:text-properties fo:font-weight="normal" officeooo:rsid="012b3248" style:font-name-asian="SimSun" style:font-weight-asian="normal" style:font-name-complex="Arial" style:font-weight-complex="normal"/>
    </style:style>
    <style:style style:name="T488" style:family="text">
      <style:text-properties fo:font-weight="normal" officeooo:rsid="012dd996" style:font-name-asian="SimSun" style:font-weight-asian="normal" style:font-name-complex="Arial" style:font-weight-complex="normal"/>
    </style:style>
    <style:style style:name="T489" style:family="text">
      <style:text-properties fo:font-weight="normal" officeooo:rsid="012de67a" style:font-name-asian="SimSun" style:font-weight-asian="normal" style:font-name-complex="Arial" style:font-weight-complex="normal"/>
    </style:style>
    <style:style style:name="T490" style:family="text">
      <style:text-properties fo:font-weight="normal" officeooo:rsid="012f827c" style:font-name-asian="SimSun" style:font-weight-asian="normal" style:font-name-complex="Arial" style:font-weight-complex="normal"/>
    </style:style>
    <style:style style:name="T491" style:family="text">
      <style:text-properties fo:font-weight="normal" officeooo:rsid="014b4690" style:font-name-asian="SimSun" style:font-weight-asian="normal" style:font-name-complex="Arial" style:font-weight-complex="normal"/>
    </style:style>
    <style:style style:name="T492" style:family="text">
      <style:text-properties fo:font-weight="normal" officeooo:rsid="01305602" style:font-name-asian="SimSun" style:font-weight-asian="normal" style:font-name-complex="Arial" style:font-weight-complex="normal"/>
    </style:style>
    <style:style style:name="T493" style:family="text">
      <style:text-properties fo:font-weight="normal" officeooo:rsid="0234fb13" style:font-name-asian="SimSun" style:font-weight-asian="normal" style:font-name-complex="Arial" style:font-weight-complex="normal"/>
    </style:style>
    <style:style style:name="T494" style:family="text">
      <style:text-properties fo:font-weight="normal" officeooo:rsid="02354ee2" style:font-name-asian="SimSun" style:font-weight-asian="normal" style:font-name-complex="Arial" style:font-weight-complex="normal"/>
    </style:style>
    <style:style style:name="T495" style:family="text">
      <style:text-properties fo:font-weight="normal" officeooo:rsid="02369491" style:font-name-asian="SimSun" style:font-weight-asian="normal" style:font-name-complex="Arial" style:font-weight-complex="normal"/>
    </style:style>
    <style:style style:name="T496" style:family="text">
      <style:text-properties fo:font-weight="normal" officeooo:rsid="02379e19" style:font-name-asian="SimSun" style:font-weight-asian="normal" style:font-name-complex="Arial" style:font-weight-complex="normal"/>
    </style:style>
    <style:style style:name="T497" style:family="text">
      <style:text-properties fo:font-weight="normal" officeooo:rsid="026fcc74" style:font-name-asian="SimSun" style:font-weight-asian="normal" style:font-name-complex="Arial" style:font-weight-complex="normal"/>
    </style:style>
    <style:style style:name="T498" style:family="text">
      <style:text-properties fo:font-weight="normal" officeooo:rsid="026fe600" style:font-name-asian="SimSun" style:font-weight-asian="normal" style:font-name-complex="Arial" style:font-weight-complex="normal"/>
    </style:style>
    <style:style style:name="T499" style:family="text">
      <style:text-properties fo:font-weight="normal" officeooo:rsid="0310e89d" style:font-name-asian="SimSun" style:font-weight-asian="normal" style:font-name-complex="Arial" style:font-weight-complex="normal"/>
    </style:style>
    <style:style style:name="T500" style:family="text">
      <style:text-properties fo:font-weight="normal" officeooo:rsid="0a7572e9" style:font-name-asian="SimSun" style:font-weight-asian="normal" style:font-name-complex="Arial" style:font-weight-complex="normal"/>
    </style:style>
    <style:style style:name="T501" style:family="text">
      <style:text-properties fo:font-weight="normal" officeooo:rsid="0a775c76" style:font-name-asian="SimSun" style:font-weight-asian="normal" style:font-name-complex="Arial" style:font-weight-complex="normal"/>
    </style:style>
    <style:style style:name="T502" style:family="text">
      <style:text-properties fo:font-weight="normal" officeooo:rsid="0a786d2b" style:font-name-asian="SimSun" style:font-weight-asian="normal" style:font-name-complex="Arial" style:font-weight-complex="normal"/>
    </style:style>
    <style:style style:name="T503" style:family="text">
      <style:text-properties fo:font-weight="normal" officeooo:rsid="0a79a529" style:font-name-asian="SimSun" style:font-weight-asian="normal" style:font-name-complex="Arial" style:font-weight-complex="normal"/>
    </style:style>
    <style:style style:name="T504" style:family="text">
      <style:text-properties officeooo:rsid="02180dd3"/>
    </style:style>
    <style:style style:name="T505" style:family="text">
      <style:text-properties officeooo:rsid="02190ba0"/>
    </style:style>
    <style:style style:name="T506" style:family="text">
      <style:text-properties officeooo:rsid="021a270f"/>
    </style:style>
    <style:style style:name="T507" style:family="text">
      <style:text-properties officeooo:rsid="021a3559"/>
    </style:style>
    <style:style style:name="T508" style:family="text">
      <style:text-properties officeooo:rsid="021b9bd9"/>
    </style:style>
    <style:style style:name="T509" style:family="text">
      <style:text-properties officeooo:rsid="021c195c"/>
    </style:style>
    <style:style style:name="T510" style:family="text">
      <style:text-properties officeooo:rsid="02206b0b"/>
    </style:style>
    <style:style style:name="T511" style:family="text">
      <style:text-properties officeooo:rsid="022130ae"/>
    </style:style>
    <style:style style:name="T512" style:family="text">
      <style:text-properties officeooo:rsid="01352f68"/>
    </style:style>
    <style:style style:name="T513" style:family="text">
      <style:text-properties officeooo:rsid="01360b63"/>
    </style:style>
    <style:style style:name="T514" style:family="text">
      <style:text-properties officeooo:rsid="01b7f50d"/>
    </style:style>
    <style:style style:name="T515" style:family="text">
      <style:text-properties officeooo:rsid="002f4512"/>
    </style:style>
    <style:style style:name="T516" style:family="text">
      <style:text-properties officeooo:rsid="005b92f1"/>
    </style:style>
    <style:style style:name="T517" style:family="text">
      <style:text-properties officeooo:rsid="002da319"/>
    </style:style>
    <style:style style:name="T518" style:family="text">
      <style:text-properties officeooo:rsid="003fd26a"/>
    </style:style>
    <style:style style:name="T519" style:family="text">
      <style:text-properties officeooo:rsid="00650c84"/>
    </style:style>
    <style:style style:name="T520" style:family="text">
      <style:text-properties officeooo:rsid="00bc1e1e"/>
    </style:style>
    <style:style style:name="T521" style:family="text">
      <style:text-properties officeooo:rsid="005c5487"/>
    </style:style>
    <style:style style:name="T522" style:family="text">
      <style:text-properties officeooo:rsid="00bc39a4"/>
    </style:style>
    <style:style style:name="T523" style:family="text">
      <style:text-properties officeooo:rsid="0041d960"/>
    </style:style>
    <style:style style:name="T524" style:family="text">
      <style:text-properties officeooo:rsid="00bfd600"/>
    </style:style>
    <style:style style:name="T525" style:family="text">
      <style:text-properties officeooo:rsid="00b7ff0e"/>
    </style:style>
    <style:style style:name="T526" style:family="text">
      <style:text-properties officeooo:rsid="00b9293d"/>
    </style:style>
    <style:style style:name="T527" style:family="text">
      <style:text-properties officeooo:rsid="00190e7f"/>
    </style:style>
    <style:style style:name="T528" style:family="text">
      <style:text-properties officeooo:rsid="003d523d"/>
    </style:style>
    <style:style style:name="T529" style:family="text">
      <style:text-properties officeooo:rsid="01e676ce"/>
    </style:style>
    <style:style style:name="T530" style:family="text">
      <style:text-properties officeooo:rsid="00c861aa"/>
    </style:style>
    <style:style style:name="T531" style:family="text">
      <style:text-properties officeooo:rsid="01675823"/>
    </style:style>
    <style:style style:name="T532" style:family="text">
      <style:text-properties officeooo:rsid="001df632"/>
    </style:style>
    <style:style style:name="T533" style:family="text">
      <style:text-properties officeooo:rsid="00cc4605"/>
    </style:style>
    <style:style style:name="T534" style:family="text">
      <style:text-properties officeooo:rsid="001dacfc"/>
    </style:style>
    <style:style style:name="T535" style:family="text">
      <style:text-properties officeooo:rsid="00cb7167"/>
    </style:style>
    <style:style style:name="T536" style:family="text">
      <style:text-properties officeooo:rsid="001ae33f"/>
    </style:style>
    <style:style style:name="T537" style:family="text">
      <style:text-properties officeooo:rsid="0213d779"/>
    </style:style>
    <style:style style:name="T538" style:family="text">
      <style:text-properties officeooo:rsid="00d2b13f"/>
    </style:style>
    <style:style style:name="T539" style:family="text">
      <style:text-properties officeooo:rsid="0046912b"/>
    </style:style>
    <style:style style:name="T540" style:family="text">
      <style:text-properties officeooo:rsid="006457ab"/>
    </style:style>
    <style:style style:name="T541" style:family="text">
      <style:text-properties officeooo:rsid="00613a8e"/>
    </style:style>
    <style:style style:name="T542" style:family="text">
      <style:text-properties officeooo:rsid="0085d462"/>
    </style:style>
    <style:style style:name="T543" style:family="text">
      <style:text-properties officeooo:rsid="0085da6d"/>
    </style:style>
    <style:style style:name="T544" style:family="text">
      <style:text-properties officeooo:rsid="008bf50e"/>
    </style:style>
    <style:style style:name="T545" style:family="text">
      <style:text-properties officeooo:rsid="0087bf5d"/>
    </style:style>
    <style:style style:name="T546" style:family="text">
      <style:text-properties officeooo:rsid="008b0b80"/>
    </style:style>
    <style:style style:name="T547" style:family="text">
      <style:text-properties officeooo:rsid="008bf959"/>
    </style:style>
    <style:style style:name="T548" style:family="text">
      <style:text-properties officeooo:rsid="008d6679"/>
    </style:style>
    <style:style style:name="T549" style:family="text">
      <style:text-properties officeooo:rsid="00900e5f"/>
    </style:style>
    <style:style style:name="T550" style:family="text">
      <style:text-properties officeooo:rsid="00908573"/>
    </style:style>
    <style:style style:name="T551" style:family="text">
      <style:text-properties officeooo:rsid="0091d627"/>
    </style:style>
    <style:style style:name="T552" style:family="text">
      <style:text-properties officeooo:rsid="0093777e"/>
    </style:style>
    <style:style style:name="T553" style:family="text">
      <style:text-properties officeooo:rsid="00945ee9"/>
    </style:style>
    <style:style style:name="T554" style:family="text">
      <style:text-properties officeooo:rsid="00956073"/>
    </style:style>
    <style:style style:name="T555" style:family="text">
      <style:text-properties officeooo:rsid="00971ca7"/>
    </style:style>
    <style:style style:name="T556" style:family="text">
      <style:text-properties officeooo:rsid="0098f916"/>
    </style:style>
    <style:style style:name="T557" style:family="text">
      <style:text-properties officeooo:rsid="00ac5bc7"/>
    </style:style>
    <style:style style:name="T558" style:family="text">
      <style:text-properties officeooo:rsid="00ad90d5"/>
    </style:style>
    <style:style style:name="T559" style:family="text">
      <style:text-properties officeooo:rsid="009b46a7"/>
    </style:style>
    <style:style style:name="T560" style:family="text">
      <style:text-properties officeooo:rsid="009d042a"/>
    </style:style>
    <style:style style:name="T561" style:family="text">
      <style:text-properties officeooo:rsid="009d6e8b"/>
    </style:style>
    <style:style style:name="T562" style:family="text">
      <style:text-properties officeooo:rsid="009e1707"/>
    </style:style>
    <style:style style:name="T563" style:family="text">
      <style:text-properties officeooo:rsid="00cc651f"/>
    </style:style>
    <style:style style:name="T564" style:family="text">
      <style:text-properties officeooo:rsid="00a2b564"/>
    </style:style>
    <style:style style:name="T565" style:family="text">
      <style:text-properties officeooo:rsid="00add727"/>
    </style:style>
    <style:style style:name="T566" style:family="text">
      <style:text-properties officeooo:rsid="00a2e31d"/>
    </style:style>
    <style:style style:name="T567" style:family="text">
      <style:text-properties officeooo:rsid="00a39592"/>
    </style:style>
    <style:style style:name="T568" style:family="text">
      <style:text-properties officeooo:rsid="00a3e36b"/>
    </style:style>
    <style:style style:name="T569" style:family="text">
      <style:text-properties officeooo:rsid="00a538f5"/>
    </style:style>
    <style:style style:name="T570" style:family="text">
      <style:text-properties officeooo:rsid="00bf0fd9"/>
    </style:style>
    <style:style style:name="T571" style:family="text">
      <style:text-properties officeooo:rsid="00c0aa63"/>
    </style:style>
    <style:style style:name="T572" style:family="text">
      <style:text-properties officeooo:rsid="00c1e4d9"/>
    </style:style>
    <style:style style:name="T573" style:family="text">
      <style:text-properties officeooo:rsid="00c38eab"/>
    </style:style>
    <style:style style:name="T574" style:family="text">
      <style:text-properties officeooo:rsid="00ce1091"/>
    </style:style>
    <style:style style:name="T575" style:family="text">
      <style:text-properties officeooo:rsid="00c4c6e9"/>
    </style:style>
    <style:style style:name="T576" style:family="text">
      <style:text-properties officeooo:rsid="00ca13af"/>
    </style:style>
    <style:style style:name="T577" style:family="text">
      <style:text-properties officeooo:rsid="00d7c8d9"/>
    </style:style>
    <style:style style:name="T578" style:family="text">
      <style:text-properties officeooo:rsid="00d9956f"/>
    </style:style>
    <style:style style:name="T579" style:family="text">
      <style:text-properties officeooo:rsid="01a35f5e" style:font-name-asian="Noto Sans Mono CJK SC" style:font-weight-asian="normal" style:font-name-complex="Liberation Mono" style:font-weight-complex="normal"/>
    </style:style>
    <style:style style:name="T580" style:family="text">
      <style:text-properties officeooo:rsid="01b8da14" style:font-name-asian="Noto Sans Mono CJK SC" style:font-weight-asian="normal" style:font-name-complex="Liberation Mono" style:font-weight-complex="normal"/>
    </style:style>
    <style:style style:name="T581" style:family="text">
      <style:text-properties officeooo:rsid="01b16a93" style:font-name-asian="Noto Sans Mono CJK SC" style:font-weight-asian="normal" style:font-name-complex="Liberation Mono" style:font-weight-complex="normal"/>
    </style:style>
    <style:style style:name="T582" style:family="text">
      <style:text-properties officeooo:rsid="01b9ed11" style:font-name-asian="Noto Sans Mono CJK SC" style:font-weight-asian="normal" style:font-name-complex="Liberation Mono" style:font-weight-complex="normal"/>
    </style:style>
    <style:style style:name="T583" style:family="text">
      <style:text-properties officeooo:rsid="01ba50df" style:font-name-asian="Noto Sans Mono CJK SC" style:font-weight-asian="normal" style:font-name-complex="Liberation Mono" style:font-weight-complex="normal"/>
    </style:style>
    <style:style style:name="T584" style:family="text">
      <style:text-properties officeooo:rsid="01bb146c" style:font-name-asian="Noto Sans Mono CJK SC" style:font-weight-asian="normal" style:font-name-complex="Liberation Mono" style:font-weight-complex="normal"/>
    </style:style>
    <style:style style:name="T585" style:family="text">
      <style:text-properties officeooo:rsid="01bcef21" style:font-name-asian="Noto Sans Mono CJK SC" style:font-weight-asian="normal" style:font-name-complex="Liberation Mono" style:font-weight-complex="normal"/>
    </style:style>
    <style:style style:name="T586" style:family="text">
      <style:text-properties officeooo:rsid="01be67f7" style:font-name-asian="Noto Sans Mono CJK SC" style:font-weight-asian="normal" style:font-name-complex="Liberation Mono" style:font-weight-complex="normal"/>
    </style:style>
    <style:style style:name="T587" style:family="text">
      <style:text-properties officeooo:rsid="01c01ef2" style:font-name-asian="Noto Sans Mono CJK SC" style:font-weight-asian="normal" style:font-name-complex="Liberation Mono" style:font-weight-complex="normal"/>
    </style:style>
    <style:style style:name="T588" style:family="text">
      <style:text-properties officeooo:rsid="01b25858" style:font-name-asian="Noto Sans Mono CJK SC" style:font-weight-asian="normal" style:font-name-complex="Liberation Mono" style:font-weight-complex="normal"/>
    </style:style>
    <style:style style:name="T589" style:family="text">
      <style:text-properties officeooo:rsid="01c275ea" style:font-name-asian="Noto Sans Mono CJK SC" style:font-weight-asian="normal" style:font-name-complex="Liberation Mono" style:font-weight-complex="normal"/>
    </style:style>
    <style:style style:name="T590" style:family="text">
      <style:text-properties officeooo:rsid="01b3e68d" style:font-name-asian="Noto Sans Mono CJK SC" style:font-weight-asian="normal" style:font-name-complex="Liberation Mono" style:font-weight-complex="normal"/>
    </style:style>
    <style:style style:name="T591" style:family="text">
      <style:text-properties officeooo:rsid="01b5cb9a" style:font-name-asian="Noto Sans Mono CJK SC" style:font-weight-asian="normal" style:font-name-complex="Liberation Mono" style:font-weight-complex="normal"/>
    </style:style>
    <style:style style:name="T592" style:family="text">
      <style:text-properties officeooo:rsid="022e30b9" style:font-name-asian="Noto Sans Mono CJK SC" style:font-weight-asian="normal" style:font-name-complex="Liberation Mono" style:font-weight-complex="normal"/>
    </style:style>
    <style:style style:name="T593" style:family="text">
      <style:text-properties officeooo:rsid="023009b6" style:font-name-asian="Noto Sans Mono CJK SC" style:font-weight-asian="normal" style:font-name-complex="Liberation Mono" style:font-weight-complex="normal"/>
    </style:style>
    <style:style style:name="T594" style:family="text">
      <style:text-properties officeooo:rsid="0232ec87" style:font-name-asian="Noto Sans Mono CJK SC" style:font-weight-asian="normal" style:font-name-complex="Liberation Mono" style:font-weight-complex="normal"/>
    </style:style>
    <style:style style:name="T595" style:family="text">
      <style:text-properties officeooo:rsid="023fcc3f" style:font-name-asian="Noto Sans Mono CJK SC" style:font-weight-asian="normal" style:font-name-complex="Liberation Mono" style:font-weight-complex="normal"/>
    </style:style>
    <style:style style:name="T596" style:family="text">
      <style:text-properties officeooo:rsid="0065ecb8" style:font-name-asian="Noto Sans Mono CJK SC" style:font-weight-asian="normal" style:font-name-complex="Liberation Mono" style:font-weight-complex="normal"/>
    </style:style>
    <style:style style:name="T597" style:family="text">
      <style:text-properties officeooo:rsid="0241a346" style:font-name-asian="Noto Sans Mono CJK SC" style:font-weight-asian="normal" style:font-name-complex="Liberation Mono" style:font-weight-complex="normal"/>
    </style:style>
    <style:style style:name="T598" style:family="text">
      <style:text-properties officeooo:rsid="024376b1" style:font-name-asian="Noto Sans Mono CJK SC" style:font-weight-asian="normal" style:font-name-complex="Liberation Mono" style:font-weight-complex="normal"/>
    </style:style>
    <style:style style:name="T599" style:family="text">
      <style:text-properties officeooo:rsid="0244d0d8" style:font-name-asian="Noto Sans Mono CJK SC" style:font-weight-asian="normal" style:font-name-complex="Liberation Mono" style:font-weight-complex="normal"/>
    </style:style>
    <style:style style:name="T600" style:family="text">
      <style:text-properties officeooo:rsid="02462ac6" style:font-name-asian="Noto Sans Mono CJK SC" style:font-weight-asian="normal" style:font-name-complex="Liberation Mono" style:font-weight-complex="normal"/>
    </style:style>
    <style:style style:name="T601" style:family="text">
      <style:text-properties officeooo:rsid="024c0183" style:font-name-asian="Noto Sans Mono CJK SC" style:font-weight-asian="normal" style:font-name-complex="Liberation Mono" style:font-weight-complex="normal"/>
    </style:style>
    <style:style style:name="T602" style:family="text">
      <style:text-properties officeooo:rsid="024c8a3b" style:font-name-asian="Noto Sans Mono CJK SC" style:font-weight-asian="normal" style:font-name-complex="Liberation Mono" style:font-weight-complex="normal"/>
    </style:style>
    <style:style style:name="T603" style:family="text">
      <style:text-properties officeooo:rsid="02526805" style:font-name-asian="Noto Sans Mono CJK SC" style:font-weight-asian="normal" style:font-name-complex="Liberation Mono" style:font-weight-complex="normal"/>
    </style:style>
    <style:style style:name="T604" style:family="text">
      <style:text-properties officeooo:rsid="0252c144" style:font-name-asian="Noto Sans Mono CJK SC" style:font-weight-asian="normal" style:font-name-complex="Liberation Mono" style:font-weight-complex="normal"/>
    </style:style>
    <style:style style:name="T605" style:family="text">
      <style:text-properties officeooo:rsid="0252c652" style:font-name-asian="Noto Sans Mono CJK SC" style:font-weight-asian="normal" style:font-name-complex="Liberation Mono" style:font-weight-complex="normal"/>
    </style:style>
    <style:style style:name="T606" style:family="text">
      <style:text-properties officeooo:rsid="0253ef86" style:font-name-asian="Noto Sans Mono CJK SC" style:font-weight-asian="normal" style:font-name-complex="Liberation Mono" style:font-weight-complex="normal"/>
    </style:style>
    <style:style style:name="T607" style:family="text">
      <style:text-properties officeooo:rsid="02761fc1" style:font-name-asian="Noto Sans Mono CJK SC" style:font-weight-asian="normal" style:font-name-complex="Liberation Mono" style:font-weight-complex="normal"/>
    </style:style>
    <style:style style:name="T608" style:family="text">
      <style:text-properties officeooo:rsid="02a2f6e4" style:font-name-asian="Noto Sans Mono CJK SC" style:font-weight-asian="normal" style:font-name-complex="Liberation Mono" style:font-weight-complex="normal"/>
    </style:style>
    <style:style style:name="T609" style:family="text">
      <style:text-properties officeooo:rsid="02f9c205" style:font-name-asian="Noto Sans Mono CJK SC" style:font-weight-asian="normal" style:font-name-complex="Liberation Mono" style:font-weight-complex="normal"/>
    </style:style>
    <style:style style:name="T610" style:family="text">
      <style:text-properties officeooo:rsid="031f48c0" style:font-name-asian="Noto Sans Mono CJK SC" style:font-weight-asian="normal" style:font-name-complex="Liberation Mono" style:font-weight-complex="normal"/>
    </style:style>
    <style:style style:name="T611" style:family="text">
      <style:text-properties officeooo:rsid="03afb4d6" style:font-name-asian="Noto Sans Mono CJK SC" style:font-weight-asian="normal" style:font-name-complex="Liberation Mono" style:font-weight-complex="normal"/>
    </style:style>
    <style:style style:name="T612" style:family="text">
      <style:text-properties officeooo:rsid="04863c1a" style:font-name-asian="Noto Sans Mono CJK SC" style:font-weight-asian="normal" style:font-name-complex="Liberation Mono" style:font-weight-complex="normal"/>
    </style:style>
    <style:style style:name="T613" style:family="text">
      <style:text-properties officeooo:rsid="03b0a921" style:font-name-asian="Noto Sans Mono CJK SC" style:font-weight-asian="normal" style:font-name-complex="Liberation Mono" style:font-weight-complex="normal"/>
    </style:style>
    <style:style style:name="T614" style:family="text">
      <style:text-properties officeooo:rsid="03ba7eea" style:font-name-asian="Noto Sans Mono CJK SC" style:font-weight-asian="normal" style:font-name-complex="Liberation Mono" style:font-weight-complex="normal"/>
    </style:style>
    <style:style style:name="T615" style:family="text">
      <style:text-properties officeooo:rsid="03b8a820" style:font-name-asian="Noto Sans Mono CJK SC" style:font-weight-asian="normal" style:font-name-complex="Liberation Mono" style:font-weight-complex="normal"/>
    </style:style>
    <style:style style:name="T616" style:family="text">
      <style:text-properties officeooo:rsid="046863b4" style:font-name-asian="Noto Sans Mono CJK SC" style:font-weight-asian="normal" style:font-name-complex="Liberation Mono" style:font-weight-complex="normal"/>
    </style:style>
    <style:style style:name="T617" style:family="text">
      <style:text-properties officeooo:rsid="03dda1ed" style:font-name-asian="Noto Sans Mono CJK SC" style:font-weight-asian="normal" style:font-name-complex="Liberation Mono" style:font-weight-complex="normal"/>
    </style:style>
    <style:style style:name="T618" style:family="text">
      <style:text-properties officeooo:rsid="04686ba3" style:font-name-asian="Noto Sans Mono CJK SC" style:font-weight-asian="normal" style:font-name-complex="Liberation Mono" style:font-weight-complex="normal"/>
    </style:style>
    <style:style style:name="T619" style:family="text">
      <style:text-properties officeooo:rsid="028e8fa4" style:font-name-asian="Noto Sans Mono CJK SC" style:font-weight-asian="normal" style:font-name-complex="Liberation Mono" style:font-weight-complex="normal"/>
    </style:style>
    <style:style style:name="T620" style:family="text">
      <style:text-properties style:font-name-asian="Noto Sans Mono CJK SC" style:font-name-complex="Liberation Mono"/>
    </style:style>
    <style:style style:name="T621" style:family="text">
      <style:text-properties officeooo:rsid="0065ecb8" style:font-name-asian="Noto Sans Mono CJK SC" style:font-name-complex="Liberation Mono"/>
    </style:style>
    <style:style style:name="T622" style:family="text">
      <style:text-properties officeooo:rsid="02815d86" style:font-name-asian="Noto Sans Mono CJK SC" style:font-name-complex="Liberation Mono"/>
    </style:style>
    <style:style style:name="T623" style:family="text">
      <style:text-properties officeooo:rsid="0281ddcf" style:font-name-asian="Noto Sans Mono CJK SC" style:font-name-complex="Liberation Mono"/>
    </style:style>
    <style:style style:name="T624" style:family="text">
      <style:text-properties officeooo:rsid="028361aa" style:font-name-asian="Noto Sans Mono CJK SC" style:font-name-complex="Liberation Mono"/>
    </style:style>
    <style:style style:name="T625" style:family="text">
      <style:text-properties officeooo:rsid="028513c8" style:font-name-asian="Noto Sans Mono CJK SC" style:font-name-complex="Liberation Mono"/>
    </style:style>
    <style:style style:name="T626" style:family="text">
      <style:text-properties officeooo:rsid="02855e15" style:font-name-asian="Noto Sans Mono CJK SC" style:font-name-complex="Liberation Mono"/>
    </style:style>
    <style:style style:name="T627" style:family="text">
      <style:text-properties officeooo:rsid="02a7160b" style:font-name-asian="Noto Sans Mono CJK SC" style:font-name-complex="Liberation Mono"/>
    </style:style>
    <style:style style:name="T628" style:family="text">
      <style:text-properties officeooo:rsid="02c01c00" style:font-name-asian="Noto Sans Mono CJK SC" style:font-name-complex="Liberation Mono"/>
    </style:style>
    <style:style style:name="T629" style:family="text">
      <style:text-properties officeooo:rsid="02f9c205" style:font-name-asian="Noto Sans Mono CJK SC" style:font-name-complex="Liberation Mono"/>
    </style:style>
    <style:style style:name="T630" style:family="text">
      <style:text-properties officeooo:rsid="0326857a" style:font-name-asian="Noto Sans Mono CJK SC" style:font-name-complex="Liberation Mono"/>
    </style:style>
    <style:style style:name="T631" style:family="text">
      <style:text-properties officeooo:rsid="0327fecd" style:font-name-asian="Noto Sans Mono CJK SC" style:font-name-complex="Liberation Mono"/>
    </style:style>
    <style:style style:name="T632" style:family="text">
      <style:text-properties officeooo:rsid="0335c6ea" style:font-name-asian="Noto Sans Mono CJK SC" style:font-name-complex="Liberation Mono"/>
    </style:style>
    <style:style style:name="T633" style:family="text">
      <style:text-properties officeooo:rsid="03370c6f" style:font-name-asian="Noto Sans Mono CJK SC" style:font-name-complex="Liberation Mono"/>
    </style:style>
    <style:style style:name="T634" style:family="text">
      <style:text-properties officeooo:rsid="02a461f5" style:font-name-asian="Noto Sans Mono CJK SC" style:font-name-complex="Liberation Mono"/>
    </style:style>
    <style:style style:name="T635" style:family="text">
      <style:text-properties officeooo:rsid="02a61597" style:font-name-asian="Noto Sans Mono CJK SC" style:font-name-complex="Liberation Mono"/>
    </style:style>
    <style:style style:name="T636" style:family="text">
      <style:text-properties officeooo:rsid="02a68d05" style:font-name-asian="Noto Sans Mono CJK SC" style:font-name-complex="Liberation Mono"/>
    </style:style>
    <style:style style:name="T637" style:family="text">
      <style:text-properties officeooo:rsid="02d6db56" style:font-name-asian="Noto Sans Mono CJK SC" style:font-name-complex="Liberation Mono"/>
    </style:style>
    <style:style style:name="T638" style:family="text">
      <style:text-properties officeooo:rsid="02859fad" style:font-name-asian="Noto Sans Mono CJK SC" style:font-name-complex="Liberation Mono"/>
    </style:style>
    <style:style style:name="T639" style:family="text">
      <style:text-properties officeooo:rsid="02e42d75" style:font-name-asian="Noto Sans Mono CJK SC" style:font-name-complex="Liberation Mono"/>
    </style:style>
    <style:style style:name="T640" style:family="text">
      <style:text-properties officeooo:rsid="032c5e15" style:font-name-asian="Noto Sans Mono CJK SC" style:font-name-complex="Liberation Mono"/>
    </style:style>
    <style:style style:name="T641" style:family="text">
      <style:text-properties officeooo:rsid="02e611ae" style:font-name-asian="Noto Sans Mono CJK SC" style:font-name-complex="Liberation Mono"/>
    </style:style>
    <style:style style:name="T642" style:family="text">
      <style:text-properties officeooo:rsid="02e7c1cc" style:font-name-asian="Noto Sans Mono CJK SC" style:font-name-complex="Liberation Mono"/>
    </style:style>
    <style:style style:name="T643" style:family="text">
      <style:text-properties officeooo:rsid="02a8f3a5" style:font-name-asian="Noto Sans Mono CJK SC" style:font-name-complex="Liberation Mono"/>
    </style:style>
    <style:style style:name="T644" style:family="text">
      <style:text-properties officeooo:rsid="028cfabd" style:font-name-asian="Noto Sans Mono CJK SC" style:font-name-complex="Liberation Mono"/>
    </style:style>
    <style:style style:name="T645" style:family="text">
      <style:text-properties officeooo:rsid="034192b5" style:font-name-asian="Noto Sans Mono CJK SC" style:font-name-complex="Liberation Mono"/>
    </style:style>
    <style:style style:name="T646" style:family="text">
      <style:text-properties officeooo:rsid="028845f0" style:font-name-asian="Noto Sans Mono CJK SC" style:font-name-complex="Liberation Mono"/>
    </style:style>
    <style:style style:name="T647" style:family="text">
      <style:text-properties officeooo:rsid="0339e6fa" style:font-name-asian="Noto Sans Mono CJK SC" style:font-name-complex="Liberation Mono"/>
    </style:style>
    <style:style style:name="T648" style:family="text">
      <style:text-properties officeooo:rsid="033b1687" style:font-name-asian="Noto Sans Mono CJK SC" style:font-name-complex="Liberation Mono"/>
    </style:style>
    <style:style style:name="T649" style:family="text">
      <style:text-properties officeooo:rsid="02aaba62" style:font-name-asian="Noto Sans Mono CJK SC" style:font-name-complex="Liberation Mono"/>
    </style:style>
    <style:style style:name="T650" style:family="text">
      <style:text-properties officeooo:rsid="033c6013" style:font-name-asian="Noto Sans Mono CJK SC" style:font-name-complex="Liberation Mono"/>
    </style:style>
    <style:style style:name="T651" style:family="text">
      <style:text-properties officeooo:rsid="033cbe5b" style:font-name-asian="Noto Sans Mono CJK SC" style:font-name-complex="Liberation Mono"/>
    </style:style>
    <style:style style:name="T652" style:family="text">
      <style:text-properties officeooo:rsid="0341d99e" style:font-name-asian="Noto Sans Mono CJK SC" style:font-name-complex="Liberation Mono"/>
    </style:style>
    <style:style style:name="T653" style:family="text">
      <style:text-properties officeooo:rsid="02ac4c1d" style:font-name-asian="Noto Sans Mono CJK SC" style:font-name-complex="Liberation Mono"/>
    </style:style>
    <style:style style:name="T654" style:family="text">
      <style:text-properties officeooo:rsid="028acf58" style:font-name-asian="Noto Sans Mono CJK SC" style:font-name-complex="Liberation Mono"/>
    </style:style>
    <style:style style:name="T655" style:family="text">
      <style:text-properties officeooo:rsid="033f7367" style:font-name-asian="Noto Sans Mono CJK SC" style:font-name-complex="Liberation Mono"/>
    </style:style>
    <style:style style:name="T656" style:family="text">
      <style:text-properties officeooo:rsid="02ad8b73" style:font-name-asian="Noto Sans Mono CJK SC" style:font-name-complex="Liberation Mono"/>
    </style:style>
    <style:style style:name="T657" style:family="text">
      <style:text-properties officeooo:rsid="0341dbd8" style:font-name-asian="Noto Sans Mono CJK SC" style:font-name-complex="Liberation Mono"/>
    </style:style>
    <style:style style:name="T658" style:family="text">
      <style:text-properties officeooo:rsid="034475b2" style:font-name-asian="Noto Sans Mono CJK SC" style:font-name-complex="Liberation Mono"/>
    </style:style>
    <style:style style:name="T659" style:family="text">
      <style:text-properties officeooo:rsid="03451655" style:font-name-asian="Noto Sans Mono CJK SC" style:font-name-complex="Liberation Mono"/>
    </style:style>
    <style:style style:name="T660" style:family="text">
      <style:text-properties officeooo:rsid="034a541a" style:font-name-asian="Noto Sans Mono CJK SC" style:font-name-complex="Liberation Mono"/>
    </style:style>
    <style:style style:name="T661" style:family="text">
      <style:text-properties officeooo:rsid="03790cfe" style:font-name-asian="Noto Sans Mono CJK SC" style:font-name-complex="Liberation Mono"/>
    </style:style>
    <style:style style:name="T662" style:family="text">
      <style:text-properties officeooo:rsid="034afd71" style:font-name-asian="Noto Sans Mono CJK SC" style:font-name-complex="Liberation Mono"/>
    </style:style>
    <style:style style:name="T663" style:family="text">
      <style:text-properties officeooo:rsid="034bfb1b" style:font-name-asian="Noto Sans Mono CJK SC" style:font-name-complex="Liberation Mono"/>
    </style:style>
    <style:style style:name="T664" style:family="text">
      <style:text-properties officeooo:rsid="02af206a" style:font-name-asian="Noto Sans Mono CJK SC" style:font-name-complex="Liberation Mono"/>
    </style:style>
    <style:style style:name="T665" style:family="text">
      <style:text-properties officeooo:rsid="0355f383" style:font-name-asian="Noto Sans Mono CJK SC" style:font-name-complex="Liberation Mono"/>
    </style:style>
    <style:style style:name="T666" style:family="text">
      <style:text-properties officeooo:rsid="02b329e8" style:font-name-asian="Noto Sans Mono CJK SC" style:font-name-complex="Liberation Mono"/>
    </style:style>
    <style:style style:name="T667" style:family="text">
      <style:text-properties officeooo:rsid="034eca9e" style:font-name-asian="Noto Sans Mono CJK SC" style:font-name-complex="Liberation Mono"/>
    </style:style>
    <style:style style:name="T668" style:family="text">
      <style:text-properties officeooo:rsid="034de4a9" style:font-name-asian="Noto Sans Mono CJK SC" style:font-name-complex="Liberation Mono"/>
    </style:style>
    <style:style style:name="T669" style:family="text">
      <style:text-properties officeooo:rsid="03505482" style:font-name-asian="Noto Sans Mono CJK SC" style:font-name-complex="Liberation Mono"/>
    </style:style>
    <style:style style:name="T670" style:family="text">
      <style:text-properties officeooo:rsid="0474bac7" style:font-name-asian="Noto Sans Mono CJK SC" style:font-name-complex="Liberation Mono"/>
    </style:style>
    <style:style style:name="T671" style:family="text">
      <style:text-properties officeooo:rsid="04732ffa" style:font-name-asian="Noto Sans Mono CJK SC" style:font-name-complex="Liberation Mono"/>
    </style:style>
    <style:style style:name="T672" style:family="text">
      <style:text-properties officeooo:rsid="03700620" style:font-name-asian="Noto Sans Mono CJK SC" style:font-name-complex="Liberation Mono"/>
    </style:style>
    <style:style style:name="T673" style:family="text">
      <style:text-properties officeooo:rsid="02b46be2" style:font-name-asian="Noto Sans Mono CJK SC" style:font-name-complex="Liberation Mono"/>
    </style:style>
    <style:style style:name="T674" style:family="text">
      <style:text-properties officeooo:rsid="035108a9" style:font-name-asian="Noto Sans Mono CJK SC" style:font-name-complex="Liberation Mono"/>
    </style:style>
    <style:style style:name="T675" style:family="text">
      <style:text-properties officeooo:rsid="028e8fa4" style:font-name-asian="Noto Sans Mono CJK SC" style:font-name-complex="Liberation Mono"/>
    </style:style>
    <style:style style:name="T676" style:family="text">
      <style:text-properties officeooo:rsid="0292679f" style:font-name-asian="Noto Sans Mono CJK SC" style:font-name-complex="Liberation Mono"/>
    </style:style>
    <style:style style:name="T677" style:family="text">
      <style:text-properties officeooo:rsid="03e92677" style:font-name-asian="Noto Sans Mono CJK SC" style:font-name-complex="Liberation Mono"/>
    </style:style>
    <style:style style:name="T678" style:family="text">
      <style:text-properties officeooo:rsid="02902c20" style:font-name-asian="Noto Sans Mono CJK SC" style:font-name-complex="Liberation Mono"/>
    </style:style>
    <style:style style:name="T679" style:family="text">
      <style:text-properties officeooo:rsid="038b1023" style:font-name-asian="Noto Sans Mono CJK SC" style:font-name-complex="Liberation Mono"/>
    </style:style>
    <style:style style:name="T680" style:family="text">
      <style:text-properties officeooo:rsid="038e0891" style:font-name-asian="Noto Sans Mono CJK SC" style:font-name-complex="Liberation Mono"/>
    </style:style>
    <style:style style:name="T681" style:family="text">
      <style:text-properties officeooo:rsid="03e2a94a" style:font-name-asian="Noto Sans Mono CJK SC" style:font-name-complex="Liberation Mono"/>
    </style:style>
    <style:style style:name="T682" style:family="text">
      <style:text-properties officeooo:rsid="03e3c713" style:font-name-asian="Noto Sans Mono CJK SC" style:font-name-complex="Liberation Mono"/>
    </style:style>
    <style:style style:name="T683" style:family="text">
      <style:text-properties officeooo:rsid="03e69683" style:font-name-asian="Noto Sans Mono CJK SC" style:font-name-complex="Liberation Mono"/>
    </style:style>
    <style:style style:name="T684" style:family="text">
      <style:text-properties officeooo:rsid="03e6a65a" style:font-name-asian="Noto Sans Mono CJK SC" style:font-name-complex="Liberation Mono"/>
    </style:style>
    <style:style style:name="T685" style:family="text">
      <style:text-properties officeooo:rsid="03e80e9a" style:font-name-asian="Noto Sans Mono CJK SC" style:font-name-complex="Liberation Mono"/>
    </style:style>
    <style:style style:name="T686" style:family="text">
      <style:text-properties officeooo:rsid="03e929f1" style:font-name-asian="Noto Sans Mono CJK SC" style:font-name-complex="Liberation Mono"/>
    </style:style>
    <style:style style:name="T687" style:family="text">
      <style:text-properties officeooo:rsid="028586e8" style:font-name-asian="Noto Sans Mono CJK SC" style:font-name-complex="Liberation Mono"/>
    </style:style>
    <style:style style:name="T688" style:family="text">
      <style:text-properties officeooo:rsid="022a6323"/>
    </style:style>
    <style:style style:name="T689" style:family="text">
      <style:text-properties officeooo:rsid="022ac2d3"/>
    </style:style>
    <style:style style:name="T690" style:family="text">
      <style:text-properties officeooo:rsid="022cbca7"/>
    </style:style>
    <style:style style:name="T691" style:family="text">
      <style:text-properties officeooo:rsid="023b696e"/>
    </style:style>
    <style:style style:name="T692" style:family="text">
      <style:text-properties officeooo:rsid="02495b8b"/>
    </style:style>
    <style:style style:name="T693" style:family="text">
      <style:text-properties officeooo:rsid="024a9a1a"/>
    </style:style>
    <style:style style:name="T694"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695"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696"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697"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698"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699"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700"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701"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702"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703"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704"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705"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706"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707"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708"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709"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710"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711"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712"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713"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714"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715"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716"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717"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718"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719"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720"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721"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722"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723"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724"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725"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726"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727"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728"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729"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730" style:family="text">
      <style:text-properties officeooo:rsid="02563a28"/>
    </style:style>
    <style:style style:name="T731" style:family="text">
      <style:text-properties officeooo:rsid="0259505a"/>
    </style:style>
    <style:style style:name="T732" style:family="text">
      <style:text-properties officeooo:rsid="025afda8"/>
    </style:style>
    <style:style style:name="T733" style:family="text">
      <style:text-properties officeooo:rsid="025bf82c"/>
    </style:style>
    <style:style style:name="T734" style:family="text">
      <style:text-properties officeooo:rsid="025dabac"/>
    </style:style>
    <style:style style:name="T735" style:family="text">
      <style:text-properties officeooo:rsid="0263b1af"/>
    </style:style>
    <style:style style:name="T736" style:family="text">
      <style:text-properties officeooo:rsid="02713735"/>
    </style:style>
    <style:style style:name="T737" style:family="text">
      <style:text-properties officeooo:rsid="027270d2"/>
    </style:style>
    <style:style style:name="T738" style:family="text">
      <style:text-properties officeooo:rsid="02742ecf"/>
    </style:style>
    <style:style style:name="T739" style:family="text">
      <style:text-properties officeooo:rsid="0274350d"/>
    </style:style>
    <style:style style:name="T740" style:family="text">
      <style:text-properties officeooo:rsid="02b4b610"/>
    </style:style>
    <style:style style:name="T741" style:family="text">
      <style:text-properties style:text-position="super 58%" officeooo:rsid="03796165"/>
    </style:style>
    <style:style style:name="T742" style:family="text">
      <style:text-properties style:text-position="super 58%" officeooo:rsid="037f83de"/>
    </style:style>
    <style:style style:name="T743" style:family="text">
      <style:text-properties style:text-position="super 58%" fo:font-size="12pt" officeooo:rsid="0547fd9a" style:font-name-asian="SimSun" style:font-size-asian="12pt" style:font-name-complex="Arial" style:font-size-complex="12pt"/>
    </style:style>
    <style:style style:name="T744" style:family="text">
      <style:text-properties style:text-position="super 58%" style:font-name="Handwriting" fo:font-size="12pt" officeooo:rsid="02c3c484" style:font-name-asian="SimSun" style:font-size-asian="12pt" style:font-name-complex="Arial" style:font-size-complex="12pt"/>
    </style:style>
    <style:style style:name="T745" style:family="text">
      <style:text-properties officeooo:rsid="02e85fd0"/>
    </style:style>
    <style:style style:name="T746" style:family="text">
      <style:text-properties officeooo:rsid="02e9b877"/>
    </style:style>
    <style:style style:name="T747" style:family="text">
      <style:text-properties officeooo:rsid="02eb2bec"/>
    </style:style>
    <style:style style:name="T748" style:family="text">
      <style:text-properties officeooo:rsid="02eb36cc"/>
    </style:style>
    <style:style style:name="T749" style:family="text">
      <style:text-properties officeooo:rsid="02ec7818"/>
    </style:style>
    <style:style style:name="T750" style:family="text">
      <style:text-properties officeooo:rsid="02ed07ad"/>
    </style:style>
    <style:style style:name="T751" style:family="text">
      <style:text-properties officeooo:rsid="02edaec1"/>
    </style:style>
    <style:style style:name="T752" style:family="text">
      <style:text-properties officeooo:rsid="02f08d01"/>
    </style:style>
    <style:style style:name="T753" style:family="text">
      <style:text-properties officeooo:rsid="02f231da"/>
    </style:style>
    <style:style style:name="T754" style:family="text">
      <style:text-properties officeooo:rsid="02f28452"/>
    </style:style>
    <style:style style:name="T755" style:family="text">
      <style:text-properties officeooo:rsid="02f482fb"/>
    </style:style>
    <style:style style:name="T756" style:family="text">
      <style:text-properties officeooo:rsid="02f62a20"/>
    </style:style>
    <style:style style:name="T757" style:family="text">
      <style:text-properties officeooo:rsid="02f9c205"/>
    </style:style>
    <style:style style:name="T758" style:family="text">
      <style:text-properties officeooo:rsid="02fbef21"/>
    </style:style>
    <style:style style:name="T759" style:family="text">
      <style:text-properties officeooo:rsid="02fd6c4a"/>
    </style:style>
    <style:style style:name="T760" style:family="text">
      <style:text-properties officeooo:rsid="02fe8e30"/>
    </style:style>
    <style:style style:name="T761" style:family="text">
      <style:text-properties officeooo:rsid="02ff5e7d"/>
    </style:style>
    <style:style style:name="T762" style:family="text">
      <style:text-properties officeooo:rsid="030097ee"/>
    </style:style>
    <style:style style:name="T763" style:family="text">
      <style:text-properties officeooo:rsid="03022c6a"/>
    </style:style>
    <style:style style:name="T764" style:family="text">
      <style:text-properties officeooo:rsid="03036941"/>
    </style:style>
    <style:style style:name="T765" style:family="text">
      <style:text-properties officeooo:rsid="030d52c5"/>
    </style:style>
    <style:style style:name="T766" style:family="text">
      <style:text-properties officeooo:rsid="030fd65c"/>
    </style:style>
    <style:style style:name="T767" style:family="text">
      <style:text-properties officeooo:rsid="03156e1e"/>
    </style:style>
    <style:style style:name="T768" style:family="text">
      <style:text-properties officeooo:rsid="03171163"/>
    </style:style>
    <style:style style:name="T769" style:family="text">
      <style:text-properties officeooo:rsid="03171398"/>
    </style:style>
    <style:style style:name="T770" style:family="text">
      <style:text-properties officeooo:rsid="0318c01f"/>
    </style:style>
    <style:style style:name="T771" style:family="text">
      <style:text-properties officeooo:rsid="03451655"/>
    </style:style>
    <style:style style:name="T772" style:family="text">
      <style:text-properties officeooo:rsid="034535af"/>
    </style:style>
    <style:style style:name="T773" style:family="text">
      <style:text-properties officeooo:rsid="03459407"/>
    </style:style>
    <style:style style:name="T774" style:family="text">
      <style:text-properties officeooo:rsid="0346adbb"/>
    </style:style>
    <style:style style:name="T775" style:family="text">
      <style:text-properties officeooo:rsid="03493d3a"/>
    </style:style>
    <style:style style:name="T776" style:family="text">
      <style:text-properties officeooo:rsid="03539f75"/>
    </style:style>
    <style:style style:name="T777" style:family="text">
      <style:text-properties officeooo:rsid="0354966d"/>
    </style:style>
    <style:style style:name="T778" style:family="text">
      <style:text-properties officeooo:rsid="0358e684"/>
    </style:style>
    <style:style style:name="T779" style:family="text">
      <style:text-properties officeooo:rsid="035a85cc"/>
    </style:style>
    <style:style style:name="T780" style:family="text">
      <style:text-properties officeooo:rsid="035c1cfc"/>
    </style:style>
    <style:style style:name="T781" style:family="text">
      <style:text-properties officeooo:rsid="035fa288"/>
    </style:style>
    <style:style style:name="T782" style:family="text">
      <style:text-properties officeooo:rsid="036166a8"/>
    </style:style>
    <style:style style:name="T783" style:family="text">
      <style:text-properties officeooo:rsid="0362b669"/>
    </style:style>
    <style:style style:name="T784" style:family="text">
      <style:text-properties officeooo:rsid="0364886f"/>
    </style:style>
    <style:style style:name="T785" style:family="text">
      <style:text-properties officeooo:rsid="036787b5"/>
    </style:style>
    <style:style style:name="T786" style:family="text">
      <style:text-properties officeooo:rsid="03696806"/>
    </style:style>
    <style:style style:name="T787" style:family="text">
      <style:text-properties officeooo:rsid="036a638c"/>
    </style:style>
    <style:style style:name="T788" style:family="text">
      <style:text-properties officeooo:rsid="036c1ce4"/>
    </style:style>
    <style:style style:name="T789" style:family="text">
      <style:text-properties officeooo:rsid="036da3d0"/>
    </style:style>
    <style:style style:name="T790" style:family="text">
      <style:text-properties officeooo:rsid="036ec041"/>
    </style:style>
    <style:style style:name="T791" style:family="text">
      <style:text-properties officeooo:rsid="037289b0"/>
    </style:style>
    <style:style style:name="T792" style:family="text">
      <style:text-properties officeooo:rsid="0373bf39"/>
    </style:style>
    <style:style style:name="T793" style:family="text">
      <style:text-properties officeooo:rsid="0375ce95"/>
    </style:style>
    <style:style style:name="T794" style:family="text">
      <style:text-properties officeooo:rsid="0377c53d"/>
    </style:style>
    <style:style style:name="T795" style:family="text">
      <style:text-properties officeooo:rsid="0378d4f6"/>
    </style:style>
    <style:style style:name="T796" style:family="text">
      <style:text-properties officeooo:rsid="03796165"/>
    </style:style>
    <style:style style:name="T797" style:family="text">
      <style:text-properties officeooo:rsid="037a4572"/>
    </style:style>
    <style:style style:name="T798" style:family="text">
      <style:text-properties officeooo:rsid="037c303c"/>
    </style:style>
    <style:style style:name="T799" style:family="text">
      <style:text-properties officeooo:rsid="037e9c08"/>
    </style:style>
    <style:style style:name="T800" style:family="text">
      <style:text-properties officeooo:rsid="037f83de"/>
    </style:style>
    <style:style style:name="T801" style:family="text">
      <style:text-properties officeooo:rsid="03808566"/>
    </style:style>
    <style:style style:name="T802" style:family="text">
      <style:text-properties officeooo:rsid="038284f6"/>
    </style:style>
    <style:style style:name="T803" style:family="text">
      <style:text-properties officeooo:rsid="0384be89"/>
    </style:style>
    <style:style style:name="T804" style:family="text">
      <style:text-properties officeooo:rsid="0385ce2d"/>
    </style:style>
    <style:style style:name="T805" style:family="text">
      <style:text-properties officeooo:rsid="0388e8bf"/>
    </style:style>
    <style:style style:name="T806" style:family="text">
      <style:text-properties officeooo:rsid="0390a6b8"/>
    </style:style>
    <style:style style:name="T807" style:family="text">
      <style:text-properties officeooo:rsid="039715b1"/>
    </style:style>
    <style:style style:name="T808" style:family="text">
      <style:text-properties officeooo:rsid="0397f096"/>
    </style:style>
    <style:style style:name="T809" style:family="text">
      <style:text-properties officeooo:rsid="0398b3db"/>
    </style:style>
    <style:style style:name="T810" style:family="text">
      <style:text-properties officeooo:rsid="039a9322"/>
    </style:style>
    <style:style style:name="T811" style:family="text">
      <style:text-properties officeooo:rsid="039c6f4c"/>
    </style:style>
    <style:style style:name="T812" style:family="text">
      <style:text-properties officeooo:rsid="03a27d19"/>
    </style:style>
    <style:style style:name="T813" style:family="text">
      <style:text-properties officeooo:rsid="03af691c"/>
    </style:style>
    <style:style style:name="T814" style:family="text">
      <style:text-properties officeooo:rsid="03af7c23"/>
    </style:style>
    <style:style style:name="T815" style:family="text">
      <style:text-properties officeooo:rsid="03afb4d6"/>
    </style:style>
    <style:style style:name="T816" style:family="text">
      <style:text-properties officeooo:rsid="03b01088"/>
    </style:style>
    <style:style style:name="T817" style:family="text">
      <style:text-properties officeooo:rsid="03b8a820"/>
    </style:style>
    <style:style style:name="T818" style:family="text">
      <style:text-properties officeooo:rsid="03bcd5cd"/>
    </style:style>
    <style:style style:name="T819" style:family="text">
      <style:text-properties officeooo:rsid="03bd06ae"/>
    </style:style>
    <style:style style:name="T820" style:family="text">
      <style:text-properties officeooo:rsid="03c79410"/>
    </style:style>
    <style:style style:name="T821" style:family="text">
      <style:text-properties officeooo:rsid="03c99698"/>
    </style:style>
    <style:style style:name="T822" style:family="text">
      <style:text-properties officeooo:rsid="03cdbd2b"/>
    </style:style>
    <style:style style:name="T823" style:family="text">
      <style:text-properties officeooo:rsid="03cf80bc"/>
    </style:style>
    <style:style style:name="T824" style:family="text">
      <style:text-properties officeooo:rsid="03d5dedd"/>
    </style:style>
    <style:style style:name="T825" style:family="text">
      <style:text-properties officeooo:rsid="03d6db6f"/>
    </style:style>
    <style:style style:name="T826" style:family="text">
      <style:text-properties officeooo:rsid="03d8947e"/>
    </style:style>
    <style:style style:name="T827" style:family="text">
      <style:text-properties officeooo:rsid="03da139f"/>
    </style:style>
    <style:style style:name="T828" style:family="text">
      <style:text-properties officeooo:rsid="03db44da"/>
    </style:style>
    <style:style style:name="T829" style:family="text">
      <style:text-properties officeooo:rsid="03db5006"/>
    </style:style>
    <style:style style:name="T830" style:family="text">
      <style:text-properties officeooo:rsid="03e25130"/>
    </style:style>
    <style:style style:name="T831" style:family="text">
      <style:text-properties officeooo:rsid="03ef5c0b"/>
    </style:style>
    <style:style style:name="T832" style:family="text">
      <style:text-properties officeooo:rsid="03f45b9f"/>
    </style:style>
    <style:style style:name="T833" style:family="text">
      <style:text-properties officeooo:rsid="03f7a07b"/>
    </style:style>
    <style:style style:name="T834" style:family="text">
      <style:text-properties officeooo:rsid="03f9c8af"/>
    </style:style>
    <style:style style:name="T835" style:family="text">
      <style:text-properties officeooo:rsid="03fad769"/>
    </style:style>
    <style:style style:name="T836" style:family="text">
      <style:text-properties officeooo:rsid="03fc7473"/>
    </style:style>
    <style:style style:name="T837" style:family="text">
      <style:text-properties officeooo:rsid="03fe67c3"/>
    </style:style>
    <style:style style:name="T838" style:family="text">
      <style:text-properties officeooo:rsid="03ffd2e1"/>
    </style:style>
    <style:style style:name="T839" style:family="text">
      <style:text-properties officeooo:rsid="04007bd1"/>
    </style:style>
    <style:style style:name="T840" style:family="text">
      <style:text-properties officeooo:rsid="040213d0"/>
    </style:style>
    <style:style style:name="T841" style:family="text">
      <style:text-properties officeooo:rsid="04030dfa"/>
    </style:style>
    <style:style style:name="T842" style:family="text">
      <style:text-properties officeooo:rsid="04037b4f"/>
    </style:style>
    <style:style style:name="T843" style:family="text">
      <style:text-properties officeooo:rsid="040555bb"/>
    </style:style>
    <style:style style:name="T844" style:family="text">
      <style:text-properties officeooo:rsid="04069a44"/>
    </style:style>
    <style:style style:name="T845" style:family="text">
      <style:text-properties officeooo:rsid="04077b3d"/>
    </style:style>
    <style:style style:name="T846" style:family="text">
      <style:text-properties officeooo:rsid="04093303"/>
    </style:style>
    <style:style style:name="T847" style:family="text">
      <style:text-properties officeooo:rsid="040a08e1"/>
    </style:style>
    <style:style style:name="T848" style:family="text">
      <style:text-properties officeooo:rsid="040b3d9c"/>
    </style:style>
    <style:style style:name="T849" style:family="text">
      <style:text-properties officeooo:rsid="040ca351"/>
    </style:style>
    <style:style style:name="T850" style:family="text">
      <style:text-properties officeooo:rsid="040e2c80"/>
    </style:style>
    <style:style style:name="T851" style:family="text">
      <style:text-properties officeooo:rsid="040ff9bc"/>
    </style:style>
    <style:style style:name="T852" style:family="text">
      <style:text-properties officeooo:rsid="04100b6c"/>
    </style:style>
    <style:style style:name="T853" style:family="text">
      <style:text-properties officeooo:rsid="0410c2c8"/>
    </style:style>
    <style:style style:name="T854" style:family="text">
      <style:text-properties officeooo:rsid="04116507"/>
    </style:style>
    <style:style style:name="T855" style:family="text">
      <style:text-properties officeooo:rsid="04123ec8"/>
    </style:style>
    <style:style style:name="T856" style:family="text">
      <style:text-properties officeooo:rsid="0414e043"/>
    </style:style>
    <style:style style:name="T857" style:family="text">
      <style:text-properties officeooo:rsid="0414fcb0"/>
    </style:style>
    <style:style style:name="T858" style:family="text">
      <style:text-properties officeooo:rsid="0415f69f"/>
    </style:style>
    <style:style style:name="T859" style:family="text">
      <style:text-properties officeooo:rsid="0416c649"/>
    </style:style>
    <style:style style:name="T860" style:family="text">
      <style:text-properties officeooo:rsid="04189012"/>
    </style:style>
    <style:style style:name="T861" style:family="text">
      <style:text-properties officeooo:rsid="0418d5c1"/>
    </style:style>
    <style:style style:name="T862" style:family="text">
      <style:text-properties officeooo:rsid="041a606c"/>
    </style:style>
    <style:style style:name="T863" style:family="text">
      <style:text-properties officeooo:rsid="041a9d60"/>
    </style:style>
    <style:style style:name="T864" style:family="text">
      <style:text-properties officeooo:rsid="041c0d69"/>
    </style:style>
    <style:style style:name="T865" style:family="text">
      <style:text-properties officeooo:rsid="041c9c6f"/>
    </style:style>
    <style:style style:name="T866" style:family="text">
      <style:text-properties officeooo:rsid="041e5f56"/>
    </style:style>
    <style:style style:name="T867" style:family="text">
      <style:text-properties officeooo:rsid="0420525e"/>
    </style:style>
    <style:style style:name="T868" style:family="text">
      <style:text-properties officeooo:rsid="04227a3b"/>
    </style:style>
    <style:style style:name="T869" style:family="text">
      <style:text-properties officeooo:rsid="04235bf2"/>
    </style:style>
    <style:style style:name="T870" style:family="text">
      <style:text-properties officeooo:rsid="04255106"/>
    </style:style>
    <style:style style:name="T871" style:family="text">
      <style:text-properties officeooo:rsid="042815bd"/>
    </style:style>
    <style:style style:name="T872" style:family="text">
      <style:text-properties officeooo:rsid="042a277c"/>
    </style:style>
    <style:style style:name="T873" style:family="text">
      <style:text-properties officeooo:rsid="042b8855"/>
    </style:style>
    <style:style style:name="T874" style:family="text">
      <style:text-properties officeooo:rsid="042bb066"/>
    </style:style>
    <style:style style:name="T875" style:family="text">
      <style:text-properties officeooo:rsid="042d5a94"/>
    </style:style>
    <style:style style:name="T876" style:family="text">
      <style:text-properties officeooo:rsid="042e0c4f"/>
    </style:style>
    <style:style style:name="T877" style:family="text">
      <style:text-properties officeooo:rsid="042e9df5"/>
    </style:style>
    <style:style style:name="T878" style:family="text">
      <style:text-properties officeooo:rsid="042fc69a"/>
    </style:style>
    <style:style style:name="T879" style:family="text">
      <style:text-properties officeooo:rsid="04318010"/>
    </style:style>
    <style:style style:name="T880" style:family="text">
      <style:text-properties officeooo:rsid="0432e8f1"/>
    </style:style>
    <style:style style:name="T881" style:family="text">
      <style:text-properties officeooo:rsid="04373ba2"/>
    </style:style>
    <style:style style:name="T882" style:family="text">
      <style:text-properties officeooo:rsid="043aa917"/>
    </style:style>
    <style:style style:name="T883" style:family="text">
      <style:text-properties officeooo:rsid="043debf7"/>
    </style:style>
    <style:style style:name="T884" style:family="text">
      <style:text-properties officeooo:rsid="043ec569"/>
    </style:style>
    <style:style style:name="T885" style:family="text">
      <style:text-properties officeooo:rsid="0441428d"/>
    </style:style>
    <style:style style:name="T886" style:family="text">
      <style:text-properties officeooo:rsid="0444b898"/>
    </style:style>
    <style:style style:name="T887" style:family="text">
      <style:text-properties officeooo:rsid="0444f184"/>
    </style:style>
    <style:style style:name="T888" style:family="text">
      <style:text-properties officeooo:rsid="04464401"/>
    </style:style>
    <style:style style:name="T889" style:family="text">
      <style:text-properties officeooo:rsid="0447f0b7"/>
    </style:style>
    <style:style style:name="T890" style:family="text">
      <style:text-properties officeooo:rsid="044a6faf"/>
    </style:style>
    <style:style style:name="T891" style:family="text">
      <style:text-properties officeooo:rsid="044d64da"/>
    </style:style>
    <style:style style:name="T892" style:family="text">
      <style:text-properties officeooo:rsid="044eb42c"/>
    </style:style>
    <style:style style:name="T893" style:family="text">
      <style:text-properties officeooo:rsid="04517754"/>
    </style:style>
    <style:style style:name="T894" style:family="text">
      <style:text-properties officeooo:rsid="0453041c"/>
    </style:style>
    <style:style style:name="T895" style:family="text">
      <style:text-properties officeooo:rsid="045441df"/>
    </style:style>
    <style:style style:name="T896" style:family="text">
      <style:text-properties officeooo:rsid="0454c49c"/>
    </style:style>
    <style:style style:name="T897" style:family="text">
      <style:text-properties officeooo:rsid="04559d1b"/>
    </style:style>
    <style:style style:name="T898" style:family="text">
      <style:text-properties officeooo:rsid="0455f6ad"/>
    </style:style>
    <style:style style:name="T899" style:family="text">
      <style:text-properties officeooo:rsid="0457e8db"/>
    </style:style>
    <style:style style:name="T900" style:family="text">
      <style:text-properties officeooo:rsid="04595574"/>
    </style:style>
    <style:style style:name="T901" style:family="text">
      <style:text-properties officeooo:rsid="045abd76"/>
    </style:style>
    <style:style style:name="T902" style:family="text">
      <style:text-properties officeooo:rsid="045ad567"/>
    </style:style>
    <style:style style:name="T903" style:family="text">
      <style:text-properties officeooo:rsid="045ec00e"/>
    </style:style>
    <style:style style:name="T904" style:family="text">
      <style:text-properties officeooo:rsid="045fe1ef"/>
    </style:style>
    <style:style style:name="T905" style:family="text">
      <style:text-properties officeooo:rsid="045ff560"/>
    </style:style>
    <style:style style:name="T906" style:family="text">
      <style:text-properties officeooo:rsid="04619a54"/>
    </style:style>
    <style:style style:name="T907" style:family="text">
      <style:text-properties officeooo:rsid="04628439"/>
    </style:style>
    <style:style style:name="T908" style:family="text">
      <style:text-properties officeooo:rsid="04632130"/>
    </style:style>
    <style:style style:name="T909" style:family="text">
      <style:text-properties officeooo:rsid="04667f6a"/>
    </style:style>
    <style:style style:name="T910" style:family="text">
      <style:text-properties officeooo:rsid="0466a289"/>
    </style:style>
    <style:style style:name="T911" style:family="text">
      <style:text-properties officeooo:rsid="04692574"/>
    </style:style>
    <style:style style:name="T912" style:family="text">
      <style:text-properties officeooo:rsid="046c1701"/>
    </style:style>
    <style:style style:name="T913" style:family="text">
      <style:text-properties officeooo:rsid="04715d3b"/>
    </style:style>
    <style:style style:name="T914" style:family="text">
      <style:text-properties officeooo:rsid="0485598b"/>
    </style:style>
    <style:style style:name="T915" style:family="text">
      <style:text-properties officeooo:rsid="04863c1a"/>
    </style:style>
    <style:style style:name="T916" style:family="text">
      <style:text-properties officeooo:rsid="0489e69e"/>
    </style:style>
    <style:style style:name="T917" style:family="text">
      <style:text-properties officeooo:rsid="048ac7ce"/>
    </style:style>
    <style:style style:name="T918" style:family="text">
      <style:text-properties officeooo:rsid="048e0ebe"/>
    </style:style>
    <style:style style:name="T919" style:family="text">
      <style:text-properties officeooo:rsid="04930ad5"/>
    </style:style>
    <style:style style:name="T920" style:family="text">
      <style:text-properties officeooo:rsid="02e42d75"/>
    </style:style>
    <style:style style:name="T921" style:family="text">
      <style:text-properties officeooo:rsid="02e611ae"/>
    </style:style>
    <style:style style:name="T922" style:family="text">
      <style:text-properties officeooo:rsid="032d7a00"/>
    </style:style>
    <style:style style:name="T923" style:family="text">
      <style:text-properties officeooo:rsid="032db11e"/>
    </style:style>
    <style:style style:name="T924" style:family="text">
      <style:text-properties officeooo:rsid="032f13f9"/>
    </style:style>
    <style:style style:name="T925" style:family="text">
      <style:text-properties officeooo:rsid="04a04691"/>
    </style:style>
    <style:style style:name="T926" style:family="text">
      <style:text-properties officeooo:rsid="04a1edc3"/>
    </style:style>
    <style:style style:name="T927" style:family="text">
      <style:text-properties officeooo:rsid="04a398cd"/>
    </style:style>
    <style:style style:name="T928" style:family="text">
      <style:text-properties officeooo:rsid="04a50dbf"/>
    </style:style>
    <style:style style:name="T929" style:family="text">
      <style:text-properties officeooo:rsid="04a68235"/>
    </style:style>
    <style:style style:name="T930" style:family="text">
      <style:text-properties officeooo:rsid="04a6f61f"/>
    </style:style>
    <style:style style:name="T931" style:family="text">
      <style:text-properties officeooo:rsid="04c87518"/>
    </style:style>
    <style:style style:name="T932" style:family="text">
      <style:text-properties officeooo:rsid="04e593e9"/>
    </style:style>
    <style:style style:name="T933" style:family="text">
      <style:text-properties officeooo:rsid="04efef48"/>
    </style:style>
    <style:style style:name="T934" style:family="text">
      <style:text-properties officeooo:rsid="04f19fec"/>
    </style:style>
    <style:style style:name="T935" style:family="text">
      <style:text-properties officeooo:rsid="051138d0"/>
    </style:style>
    <style:style style:name="T936" style:family="text">
      <style:text-properties officeooo:rsid="052113ad"/>
    </style:style>
    <style:style style:name="T937" style:family="text">
      <style:text-properties officeooo:rsid="0521e308"/>
    </style:style>
    <style:style style:name="T938" style:family="text">
      <style:text-properties officeooo:rsid="05221b8a"/>
    </style:style>
    <style:style style:name="T939" style:family="text">
      <style:text-properties officeooo:rsid="05241863"/>
    </style:style>
    <style:style style:name="T940" style:family="text">
      <style:text-properties officeooo:rsid="0525e118"/>
    </style:style>
    <style:style style:name="T941" style:family="text">
      <style:text-properties officeooo:rsid="0527bfb6"/>
    </style:style>
    <style:style style:name="T942" style:family="text">
      <style:text-properties officeooo:rsid="0527c7f8"/>
    </style:style>
    <style:style style:name="T943" style:family="text">
      <style:text-properties officeooo:rsid="05295586"/>
    </style:style>
    <style:style style:name="T944" style:family="text">
      <style:text-properties officeooo:rsid="052b2d68"/>
    </style:style>
    <style:style style:name="T945" style:family="text">
      <style:text-properties officeooo:rsid="052b966d"/>
    </style:style>
    <style:style style:name="T946" style:family="text">
      <style:text-properties officeooo:rsid="052bd050"/>
    </style:style>
    <style:style style:name="T947" style:family="text">
      <style:text-properties officeooo:rsid="05567f31"/>
    </style:style>
    <style:style style:name="T948" style:family="text">
      <style:text-properties officeooo:rsid="0560d0e1"/>
    </style:style>
    <style:style style:name="T949" style:family="text">
      <style:text-properties officeooo:rsid="05dd8e80"/>
    </style:style>
    <style:style style:name="T950" style:family="text">
      <style:text-properties officeooo:rsid="05e088c6"/>
    </style:style>
    <style:style style:name="T951" style:family="text">
      <style:text-properties officeooo:rsid="05e251e1"/>
    </style:style>
    <style:style style:name="T952" style:family="text">
      <style:text-properties officeooo:rsid="05fab412"/>
    </style:style>
    <style:style style:name="T953" style:family="text">
      <style:text-properties officeooo:rsid="05fb8d96"/>
    </style:style>
    <style:style style:name="T954" style:family="text">
      <style:text-properties officeooo:rsid="05fc7348"/>
    </style:style>
    <style:style style:name="T955" style:family="text">
      <style:text-properties officeooo:rsid="05fd6066"/>
    </style:style>
    <style:style style:name="T956" style:family="text">
      <style:text-properties officeooo:rsid="05fddb6a"/>
    </style:style>
    <style:style style:name="T957" style:family="text">
      <style:text-properties officeooo:rsid="05feff9f"/>
    </style:style>
    <style:style style:name="T958" style:family="text">
      <style:text-properties officeooo:rsid="05fff683"/>
    </style:style>
    <style:style style:name="T959" style:family="text">
      <style:text-properties officeooo:rsid="0600cb83"/>
    </style:style>
    <style:style style:name="T960" style:family="text">
      <style:text-properties officeooo:rsid="0602b035"/>
    </style:style>
    <style:style style:name="T961" style:family="text">
      <style:text-properties officeooo:rsid="0604164b"/>
    </style:style>
    <style:style style:name="T962" style:family="text">
      <style:text-properties officeooo:rsid="060e3b2f"/>
    </style:style>
    <style:style style:name="T963" style:family="text">
      <style:text-properties fo:font-weight="bold" style:font-weight-asian="bold" style:font-weight-complex="bold"/>
    </style:style>
    <style:style style:name="T964" style:family="text">
      <style:text-properties fo:font-weight="bold" officeooo:rsid="065de250" style:font-weight-asian="bold" style:font-weight-complex="bold"/>
    </style:style>
    <style:style style:name="T965" style:family="text">
      <style:text-properties officeooo:rsid="0631b5e6"/>
    </style:style>
    <style:style style:name="T966" style:family="text">
      <style:text-properties officeooo:rsid="0632ddae"/>
    </style:style>
    <style:style style:name="T967" style:family="text">
      <style:text-properties officeooo:rsid="06342c4e"/>
    </style:style>
    <style:style style:name="T968" style:family="text">
      <style:text-properties officeooo:rsid="0636e113"/>
    </style:style>
    <style:style style:name="T969" style:family="text">
      <style:text-properties officeooo:rsid="06374109"/>
    </style:style>
    <style:style style:name="T970" style:family="text">
      <style:text-properties officeooo:rsid="06378a18"/>
    </style:style>
    <style:style style:name="T971" style:family="text">
      <style:text-properties officeooo:rsid="06398594"/>
    </style:style>
    <style:style style:name="T972" style:family="text">
      <style:text-properties officeooo:rsid="0651aadf"/>
    </style:style>
    <style:style style:name="T973" style:family="text">
      <style:text-properties officeooo:rsid="0652c61c"/>
    </style:style>
    <style:style style:name="T974" style:family="text">
      <style:text-properties officeooo:rsid="06549a27"/>
    </style:style>
    <style:style style:name="T975" style:family="text">
      <style:text-properties officeooo:rsid="05bb11a6"/>
    </style:style>
    <style:style style:name="T976" style:family="text">
      <style:text-properties officeooo:rsid="0662b741"/>
    </style:style>
    <style:style style:name="T977" style:family="text">
      <style:text-properties officeooo:rsid="0665acfd"/>
    </style:style>
    <style:style style:name="T978" style:family="text">
      <style:text-properties officeooo:rsid="0665ddd9"/>
    </style:style>
    <style:style style:name="T979" style:family="text">
      <style:text-properties officeooo:rsid="066652cf"/>
    </style:style>
    <style:style style:name="T980" style:family="text">
      <style:text-properties officeooo:rsid="06676868"/>
    </style:style>
    <style:style style:name="T981" style:family="text">
      <style:text-properties officeooo:rsid="0668e5a0"/>
    </style:style>
    <style:style style:name="T982" style:family="text">
      <style:text-properties officeooo:rsid="0669b619"/>
    </style:style>
    <style:style style:name="T983" style:family="text">
      <style:text-properties officeooo:rsid="066b36e0"/>
    </style:style>
    <style:style style:name="T984" style:family="text">
      <style:text-properties officeooo:rsid="066c7988"/>
    </style:style>
    <style:style style:name="T985" style:family="text">
      <style:text-properties officeooo:rsid="066e6cbe"/>
    </style:style>
    <style:style style:name="T986" style:family="text">
      <style:text-properties officeooo:rsid="067034cf"/>
    </style:style>
    <style:style style:name="T987" style:family="text">
      <style:text-properties officeooo:rsid="06734332"/>
    </style:style>
    <style:style style:name="T988" style:family="text">
      <style:text-properties officeooo:rsid="0676bc45"/>
    </style:style>
    <style:style style:name="T989" style:family="text">
      <style:text-properties officeooo:rsid="06781d53"/>
    </style:style>
    <style:style style:name="T990" style:family="text">
      <style:text-properties officeooo:rsid="0678fbda"/>
    </style:style>
    <style:style style:name="T991" style:family="text">
      <style:text-properties officeooo:rsid="067b3071"/>
    </style:style>
    <style:style style:name="T992" style:family="text">
      <style:text-properties officeooo:rsid="067d0a86"/>
    </style:style>
    <style:style style:name="T993" style:family="text">
      <style:text-properties officeooo:rsid="067e9644"/>
    </style:style>
    <style:style style:name="T994" style:family="text">
      <style:text-properties officeooo:rsid="068222b1"/>
    </style:style>
    <style:style style:name="T995" style:family="text">
      <style:text-properties officeooo:rsid="069e35a8"/>
    </style:style>
    <style:style style:name="T996" style:family="text">
      <style:text-properties officeooo:rsid="06ce8e83"/>
    </style:style>
    <style:style style:name="T997" style:family="text">
      <style:text-properties officeooo:rsid="06d08e2d"/>
    </style:style>
    <style:style style:name="T998" style:family="text">
      <style:text-properties officeooo:rsid="06d19d18"/>
    </style:style>
    <style:style style:name="T999" style:family="text">
      <style:text-properties officeooo:rsid="06d37970"/>
    </style:style>
    <style:style style:name="T1000" style:family="text">
      <style:text-properties officeooo:rsid="04b3c9d7"/>
    </style:style>
    <style:style style:name="T1001" style:family="text">
      <style:text-properties officeooo:rsid="06d72619"/>
    </style:style>
    <style:style style:name="T1002" style:family="text">
      <style:text-properties officeooo:rsid="06ea2136"/>
    </style:style>
    <style:style style:name="T1003" style:family="text">
      <style:text-properties officeooo:rsid="06f8408d"/>
    </style:style>
    <style:style style:name="T1004" style:family="text">
      <style:text-properties officeooo:rsid="06fa2788"/>
    </style:style>
    <style:style style:name="T1005" style:family="text">
      <style:text-properties officeooo:rsid="070993ce"/>
    </style:style>
    <style:style style:name="T1006" style:family="text">
      <style:text-properties officeooo:rsid="0709ce82"/>
    </style:style>
    <style:style style:name="T1007" style:family="text">
      <style:text-properties officeooo:rsid="070cc99f"/>
    </style:style>
    <style:style style:name="T1008" style:family="text">
      <style:text-properties officeooo:rsid="070d30d8"/>
    </style:style>
    <style:style style:name="T1009" style:family="text">
      <style:text-properties officeooo:rsid="070f98b7"/>
    </style:style>
    <style:style style:name="T1010" style:family="text">
      <style:text-properties officeooo:rsid="0710a580"/>
    </style:style>
    <style:style style:name="T1011" style:family="text">
      <style:text-properties officeooo:rsid="07113775"/>
    </style:style>
    <style:style style:name="T1012" style:family="text">
      <style:text-properties officeooo:rsid="0712457a"/>
    </style:style>
    <style:style style:name="T1013" style:family="text">
      <style:text-properties officeooo:rsid="07137443"/>
    </style:style>
    <style:style style:name="T1014" style:family="text">
      <style:text-properties officeooo:rsid="07161805"/>
    </style:style>
    <style:style style:name="T1015" style:family="text">
      <style:text-properties officeooo:rsid="071de763"/>
    </style:style>
    <style:style style:name="T1016" style:family="text">
      <style:text-properties officeooo:rsid="071fc407"/>
    </style:style>
    <style:style style:name="T1017" style:family="text">
      <style:text-properties officeooo:rsid="0720a378"/>
    </style:style>
    <style:style style:name="T1018" style:family="text">
      <style:text-properties officeooo:rsid="07211253"/>
    </style:style>
    <style:style style:name="T1019" style:family="text">
      <style:text-properties officeooo:rsid="07225e3b"/>
    </style:style>
    <style:style style:name="T1020" style:family="text">
      <style:text-properties officeooo:rsid="0724506d"/>
    </style:style>
    <style:style style:name="T1021" style:family="text">
      <style:text-properties officeooo:rsid="07291193"/>
    </style:style>
    <style:style style:name="T1022" style:family="text">
      <style:text-properties officeooo:rsid="072a28fb"/>
    </style:style>
    <style:style style:name="T1023" style:family="text">
      <style:text-properties officeooo:rsid="072b9488"/>
    </style:style>
    <style:style style:name="T1024" style:family="text">
      <style:text-properties officeooo:rsid="072c470b"/>
    </style:style>
    <style:style style:name="T1025" style:family="text">
      <style:text-properties officeooo:rsid="072d225d"/>
    </style:style>
    <style:style style:name="T1026" style:family="text">
      <style:text-properties officeooo:rsid="072dc3ba"/>
    </style:style>
    <style:style style:name="T1027" style:family="text">
      <style:text-properties officeooo:rsid="074ad08f"/>
    </style:style>
    <style:style style:name="T1028" style:family="text">
      <style:text-properties officeooo:rsid="075b5f08"/>
    </style:style>
    <style:style style:name="T1029" style:family="text">
      <style:text-properties officeooo:rsid="074dcc09"/>
    </style:style>
    <style:style style:name="T1030" style:family="text">
      <style:text-properties officeooo:rsid="075d4361"/>
    </style:style>
    <style:style style:name="T1031" style:family="text">
      <style:text-properties officeooo:rsid="075da5a8"/>
    </style:style>
    <style:style style:name="T1032" style:family="text">
      <style:text-properties officeooo:rsid="076cc265"/>
    </style:style>
    <style:style style:name="T1033" style:family="text">
      <style:text-properties officeooo:rsid="0776e8da"/>
    </style:style>
    <style:style style:name="T1034" style:family="text">
      <style:text-properties officeooo:rsid="0790a607"/>
    </style:style>
    <style:style style:name="T1035" style:family="text">
      <style:text-properties officeooo:rsid="069a5387"/>
    </style:style>
    <style:style style:name="T1036" style:family="text">
      <style:text-properties officeooo:rsid="06a3c55b"/>
    </style:style>
    <style:style style:name="T1037" style:family="text">
      <style:text-properties officeooo:rsid="07b6e586"/>
    </style:style>
    <style:style style:name="T1038" style:family="text">
      <style:text-properties officeooo:rsid="07cc0f36"/>
    </style:style>
    <style:style style:name="T1039" style:family="text">
      <style:text-properties officeooo:rsid="07e00e26"/>
    </style:style>
    <style:style style:name="T1040" style:family="text">
      <style:text-properties officeooo:rsid="07ebc09b"/>
    </style:style>
    <style:style style:name="T1041" style:family="text">
      <style:text-properties officeooo:rsid="07f914df"/>
    </style:style>
    <style:style style:name="T1042" style:family="text">
      <style:text-properties officeooo:rsid="07fa762c"/>
    </style:style>
    <style:style style:name="T1043" style:family="text">
      <style:text-properties officeooo:rsid="082c32fc"/>
    </style:style>
    <style:style style:name="T1044" style:family="text">
      <style:text-properties officeooo:rsid="082d15bd"/>
    </style:style>
    <style:style style:name="T1045" style:family="text">
      <style:text-properties officeooo:rsid="082e6e51"/>
    </style:style>
    <style:style style:name="T1046" style:family="text">
      <style:text-properties officeooo:rsid="084cd3fd"/>
    </style:style>
    <style:style style:name="T1047" style:family="text">
      <style:text-properties officeooo:rsid="084e2f19"/>
    </style:style>
    <style:style style:name="T1048" style:family="text">
      <style:text-properties officeooo:rsid="084e6f36"/>
    </style:style>
    <style:style style:name="T1049" style:family="text">
      <style:text-properties officeooo:rsid="084e7f41"/>
    </style:style>
    <style:style style:name="T1050" style:family="text">
      <style:text-properties officeooo:rsid="0855a182"/>
    </style:style>
    <style:style style:name="T1051" style:family="text">
      <style:text-properties officeooo:rsid="0856e23d"/>
    </style:style>
    <style:style style:name="T1052" style:family="text">
      <style:text-properties officeooo:rsid="085a57f0"/>
    </style:style>
    <style:style style:name="T1053" style:family="text">
      <style:text-properties officeooo:rsid="085c53cc"/>
    </style:style>
    <style:style style:name="T1054" style:family="text">
      <style:text-properties officeooo:rsid="085dc1e3"/>
    </style:style>
    <style:style style:name="T1055" style:family="text">
      <style:text-properties officeooo:rsid="0862e793"/>
    </style:style>
    <style:style style:name="T1056" style:family="text">
      <style:text-properties officeooo:rsid="08632c3e"/>
    </style:style>
    <style:style style:name="T1057" style:family="text">
      <style:text-properties officeooo:rsid="08663e86"/>
    </style:style>
    <style:style style:name="T1058" style:family="text">
      <style:text-properties officeooo:rsid="08667760"/>
    </style:style>
    <style:style style:name="T1059" style:family="text">
      <style:text-properties officeooo:rsid="08699812"/>
    </style:style>
    <style:style style:name="T1060" style:family="text">
      <style:text-properties officeooo:rsid="086ecdf0"/>
    </style:style>
    <style:style style:name="T1061" style:family="text">
      <style:text-properties officeooo:rsid="0874f142"/>
    </style:style>
    <style:style style:name="T1062" style:family="text">
      <style:text-properties officeooo:rsid="0876d39d"/>
    </style:style>
    <style:style style:name="T1063" style:family="text">
      <style:text-properties officeooo:rsid="0878cb12"/>
    </style:style>
    <style:style style:name="T1064" style:family="text">
      <style:text-properties officeooo:rsid="0878d58b"/>
    </style:style>
    <style:style style:name="T1065" style:family="text">
      <style:text-properties officeooo:rsid="0879dcf4"/>
    </style:style>
    <style:style style:name="T1066" style:family="text">
      <style:text-properties officeooo:rsid="0879e328"/>
    </style:style>
    <style:style style:name="T1067" style:family="text">
      <style:text-properties officeooo:rsid="087ae65b"/>
    </style:style>
    <style:style style:name="T1068" style:family="text">
      <style:text-properties officeooo:rsid="087c6e98"/>
    </style:style>
    <style:style style:name="T1069" style:family="text">
      <style:text-properties officeooo:rsid="087d7549"/>
    </style:style>
    <style:style style:name="T1070" style:family="text">
      <style:text-properties officeooo:rsid="0881102d"/>
    </style:style>
    <style:style style:name="T1071" style:family="text">
      <style:text-properties officeooo:rsid="088564cf"/>
    </style:style>
    <style:style style:name="T1072" style:family="text">
      <style:text-properties officeooo:rsid="088786b9"/>
    </style:style>
    <style:style style:name="T1073" style:family="text">
      <style:text-properties officeooo:rsid="088a77e8"/>
    </style:style>
    <style:style style:name="T1074" style:family="text">
      <style:text-properties officeooo:rsid="083f654b"/>
    </style:style>
    <style:style style:name="T1075" style:family="text">
      <style:text-properties officeooo:rsid="088c0b05"/>
    </style:style>
    <style:style style:name="T1076" style:family="text">
      <style:text-properties officeooo:rsid="089126d7"/>
    </style:style>
    <style:style style:name="T1077" style:family="text">
      <style:text-properties officeooo:rsid="0891b510"/>
    </style:style>
    <style:style style:name="T1078" style:family="text">
      <style:text-properties officeooo:rsid="08928dce"/>
    </style:style>
    <style:style style:name="T1079" style:family="text">
      <style:text-properties officeooo:rsid="089451f7"/>
    </style:style>
    <style:style style:name="T1080" style:family="text">
      <style:text-properties officeooo:rsid="08955837"/>
    </style:style>
    <style:style style:name="T1081" style:family="text">
      <style:text-properties officeooo:rsid="089635bd"/>
    </style:style>
    <style:style style:name="T1082" style:family="text">
      <style:text-properties fo:font-size="12pt" style:font-name-asian="SimSun" style:font-size-asian="12pt" style:font-name-complex="Arial" style:font-size-complex="12pt"/>
    </style:style>
    <style:style style:name="T1083" style:family="text">
      <style:text-properties fo:font-size="12pt" officeooo:rsid="012b3248" style:font-name-asian="SimSun" style:font-size-asian="12pt" style:font-name-complex="Arial" style:font-size-complex="12pt"/>
    </style:style>
    <style:style style:name="T1084" style:family="text">
      <style:text-properties fo:font-size="12pt" officeooo:rsid="00d021fc" style:font-name-asian="SimSun" style:font-size-asian="12pt" style:font-name-complex="Arial" style:font-size-complex="12pt"/>
    </style:style>
    <style:style style:name="T1085" style:family="text">
      <style:text-properties fo:font-size="12pt" officeooo:rsid="01c370bd" style:font-name-asian="SimSun" style:font-size-asian="12pt" style:font-name-complex="Arial" style:font-size-complex="12pt"/>
    </style:style>
    <style:style style:name="T1086" style:family="text">
      <style:text-properties fo:font-size="12pt" officeooo:rsid="01c6efe1" style:font-name-asian="SimSun" style:font-size-asian="12pt" style:font-name-complex="Arial" style:font-size-complex="12pt"/>
    </style:style>
    <style:style style:name="T1087" style:family="text">
      <style:text-properties fo:font-size="12pt" officeooo:rsid="01c8bea5" style:font-name-asian="SimSun" style:font-size-asian="12pt" style:font-name-complex="Arial" style:font-size-complex="12pt"/>
    </style:style>
    <style:style style:name="T1088" style:family="text">
      <style:text-properties fo:font-size="12pt" officeooo:rsid="01df6fd4" style:font-name-asian="SimSun" style:font-size-asian="12pt" style:font-name-complex="Arial" style:font-size-complex="12pt"/>
    </style:style>
    <style:style style:name="T1089" style:family="text">
      <style:text-properties fo:font-size="12pt" officeooo:rsid="01c969ad" style:font-name-asian="SimSun" style:font-size-asian="12pt" style:font-name-complex="Arial" style:font-size-complex="12pt"/>
    </style:style>
    <style:style style:name="T1090" style:family="text">
      <style:text-properties fo:font-size="12pt" officeooo:rsid="01c9e15e" style:font-name-asian="SimSun" style:font-size-asian="12pt" style:font-name-complex="Arial" style:font-size-complex="12pt"/>
    </style:style>
    <style:style style:name="T1091" style:family="text">
      <style:text-properties fo:font-size="12pt" officeooo:rsid="01caaf34" style:font-name-asian="SimSun" style:font-size-asian="12pt" style:font-name-complex="Arial" style:font-size-complex="12pt"/>
    </style:style>
    <style:style style:name="T1092" style:family="text">
      <style:text-properties fo:font-size="12pt" officeooo:rsid="02db9f2a" style:font-name-asian="SimSun" style:font-size-asian="12pt" style:font-name-complex="Arial" style:font-size-complex="12pt"/>
    </style:style>
    <style:style style:name="T1093" style:family="text">
      <style:text-properties fo:font-size="12pt" officeooo:rsid="01cc170f" style:font-name-asian="SimSun" style:font-size-asian="12pt" style:font-name-complex="Arial" style:font-size-complex="12pt"/>
    </style:style>
    <style:style style:name="T1094" style:family="text">
      <style:text-properties fo:font-size="12pt" officeooo:rsid="01cd39b3" style:font-name-asian="SimSun" style:font-size-asian="12pt" style:font-name-complex="Arial" style:font-size-complex="12pt"/>
    </style:style>
    <style:style style:name="T1095" style:family="text">
      <style:text-properties fo:font-size="12pt" officeooo:rsid="04af6cd1" style:font-name-asian="SimSun" style:font-size-asian="12pt" style:font-name-complex="Arial" style:font-size-complex="12pt"/>
    </style:style>
    <style:style style:name="T1096" style:family="text">
      <style:text-properties fo:font-size="12pt" officeooo:rsid="01ceadeb" style:font-name-asian="SimSun" style:font-size-asian="12pt" style:font-name-complex="Arial" style:font-size-complex="12pt"/>
    </style:style>
    <style:style style:name="T1097" style:family="text">
      <style:text-properties fo:font-size="12pt" officeooo:rsid="01d1ea88" style:font-name-asian="SimSun" style:font-size-asian="12pt" style:font-name-complex="Arial" style:font-size-complex="12pt"/>
    </style:style>
    <style:style style:name="T1098" style:family="text">
      <style:text-properties fo:font-size="12pt" officeooo:rsid="086033dc" style:font-name-asian="SimSun" style:font-size-asian="12pt" style:font-name-complex="Arial" style:font-size-complex="12pt"/>
    </style:style>
    <style:style style:name="T1099" style:family="text">
      <style:text-properties fo:font-size="12pt" officeooo:rsid="014daf16" style:font-name-asian="SimSun" style:font-size-asian="12pt" style:font-name-complex="Arial" style:font-size-complex="12pt"/>
    </style:style>
    <style:style style:name="T1100" style:family="text">
      <style:text-properties fo:font-size="12pt" officeooo:rsid="050920f8" style:font-name-asian="SimSun" style:font-size-asian="12pt" style:font-name-complex="Arial" style:font-size-complex="12pt"/>
    </style:style>
    <style:style style:name="T1101" style:family="text">
      <style:text-properties fo:font-size="12pt" officeooo:rsid="0520f0f2" style:font-name-asian="SimSun" style:font-size-asian="12pt" style:font-name-complex="Arial" style:font-size-complex="12pt"/>
    </style:style>
    <style:style style:name="T1102" style:family="text">
      <style:text-properties fo:font-size="12pt" officeooo:rsid="052f6570" style:font-name-asian="SimSun" style:font-size-asian="12pt" style:font-name-complex="Arial" style:font-size-complex="12pt"/>
    </style:style>
    <style:style style:name="T1103" style:family="text">
      <style:text-properties fo:font-size="12pt" officeooo:rsid="0530d77b" style:font-name-asian="SimSun" style:font-size-asian="12pt" style:font-name-complex="Arial" style:font-size-complex="12pt"/>
    </style:style>
    <style:style style:name="T1104" style:family="text">
      <style:text-properties fo:font-size="12pt" officeooo:rsid="0532d2ba" style:font-name-asian="SimSun" style:font-size-asian="12pt" style:font-name-complex="Arial" style:font-size-complex="12pt"/>
    </style:style>
    <style:style style:name="T1105" style:family="text">
      <style:text-properties fo:font-size="12pt" officeooo:rsid="053308ac" style:font-name-asian="SimSun" style:font-size-asian="12pt" style:font-name-complex="Arial" style:font-size-complex="12pt"/>
    </style:style>
    <style:style style:name="T1106" style:family="text">
      <style:text-properties fo:font-size="12pt" officeooo:rsid="0533aef4" style:font-name-asian="SimSun" style:font-size-asian="12pt" style:font-name-complex="Arial" style:font-size-complex="12pt"/>
    </style:style>
    <style:style style:name="T1107" style:family="text">
      <style:text-properties fo:font-size="12pt" officeooo:rsid="0534c6d2" style:font-name-asian="SimSun" style:font-size-asian="12pt" style:font-name-complex="Arial" style:font-size-complex="12pt"/>
    </style:style>
    <style:style style:name="T1108" style:family="text">
      <style:text-properties fo:font-size="12pt" officeooo:rsid="05bec3b7" style:font-name-asian="SimSun" style:font-size-asian="12pt" style:font-name-complex="Arial" style:font-size-complex="12pt"/>
    </style:style>
    <style:style style:name="T1109" style:family="text">
      <style:text-properties fo:font-size="12pt" officeooo:rsid="0535401a" style:font-name-asian="SimSun" style:font-size-asian="12pt" style:font-name-complex="Arial" style:font-size-complex="12pt"/>
    </style:style>
    <style:style style:name="T1110" style:family="text">
      <style:text-properties fo:font-size="12pt" officeooo:rsid="05362f4a" style:font-name-asian="SimSun" style:font-size-asian="12pt" style:font-name-complex="Arial" style:font-size-complex="12pt"/>
    </style:style>
    <style:style style:name="T1111" style:family="text">
      <style:text-properties fo:font-size="12pt" officeooo:rsid="053ad4b4" style:font-name-asian="SimSun" style:font-size-asian="12pt" style:font-name-complex="Arial" style:font-size-complex="12pt"/>
    </style:style>
    <style:style style:name="T1112" style:family="text">
      <style:text-properties fo:font-size="12pt" officeooo:rsid="053c8398" style:font-name-asian="SimSun" style:font-size-asian="12pt" style:font-name-complex="Arial" style:font-size-complex="12pt"/>
    </style:style>
    <style:style style:name="T1113" style:family="text">
      <style:text-properties fo:font-size="12pt" officeooo:rsid="053cd3a7" style:font-name-asian="SimSun" style:font-size-asian="12pt" style:font-name-complex="Arial" style:font-size-complex="12pt"/>
    </style:style>
    <style:style style:name="T1114" style:family="text">
      <style:text-properties fo:font-size="12pt" officeooo:rsid="054b4875" style:font-name-asian="SimSun" style:font-size-asian="12pt" style:font-name-complex="Arial" style:font-size-complex="12pt"/>
    </style:style>
    <style:style style:name="T1115" style:family="text">
      <style:text-properties fo:font-size="12pt" officeooo:rsid="053fae45" style:font-name-asian="SimSun" style:font-size-asian="12pt" style:font-name-complex="Arial" style:font-size-complex="12pt"/>
    </style:style>
    <style:style style:name="T1116" style:family="text">
      <style:text-properties fo:font-size="12pt" officeooo:rsid="05406805" style:font-name-asian="SimSun" style:font-size-asian="12pt" style:font-name-complex="Arial" style:font-size-complex="12pt"/>
    </style:style>
    <style:style style:name="T1117" style:family="text">
      <style:text-properties fo:font-size="12pt" officeooo:rsid="05438309" style:font-name-asian="SimSun" style:font-size-asian="12pt" style:font-name-complex="Arial" style:font-size-complex="12pt"/>
    </style:style>
    <style:style style:name="T1118" style:family="text">
      <style:text-properties fo:font-size="12pt" officeooo:rsid="0544fe4e" style:font-name-asian="SimSun" style:font-size-asian="12pt" style:font-name-complex="Arial" style:font-size-complex="12pt"/>
    </style:style>
    <style:style style:name="T1119" style:family="text">
      <style:text-properties fo:font-size="12pt" officeooo:rsid="05466b0c" style:font-name-asian="SimSun" style:font-size-asian="12pt" style:font-name-complex="Arial" style:font-size-complex="12pt"/>
    </style:style>
    <style:style style:name="T1120" style:family="text">
      <style:text-properties fo:font-size="12pt" officeooo:rsid="0547fd9a" style:font-name-asian="SimSun" style:font-size-asian="12pt" style:font-name-complex="Arial" style:font-size-complex="12pt"/>
    </style:style>
    <style:style style:name="T1121" style:family="text">
      <style:text-properties fo:font-size="12pt" officeooo:rsid="05a2a736" style:font-name-asian="SimSun" style:font-size-asian="12pt" style:font-name-complex="Arial" style:font-size-complex="12pt"/>
    </style:style>
    <style:style style:name="T1122" style:family="text">
      <style:text-properties fo:font-size="12pt" officeooo:rsid="0549b334" style:font-name-asian="SimSun" style:font-size-asian="12pt" style:font-name-complex="Arial" style:font-size-complex="12pt"/>
    </style:style>
    <style:style style:name="T1123" style:family="text">
      <style:text-properties fo:font-size="12pt" officeooo:rsid="05bf2b5e" style:font-name-asian="SimSun" style:font-size-asian="12pt" style:font-name-complex="Arial" style:font-size-complex="12pt"/>
    </style:style>
    <style:style style:name="T1124" style:family="text">
      <style:text-properties fo:font-size="12pt" officeooo:rsid="05c08a08" style:font-name-asian="SimSun" style:font-size-asian="12pt" style:font-name-complex="Arial" style:font-size-complex="12pt"/>
    </style:style>
    <style:style style:name="T1125" style:family="text">
      <style:text-properties fo:font-size="12pt" officeooo:rsid="054be51c" style:font-name-asian="SimSun" style:font-size-asian="12pt" style:font-name-complex="Arial" style:font-size-complex="12pt"/>
    </style:style>
    <style:style style:name="T1126" style:family="text">
      <style:text-properties fo:font-size="12pt" officeooo:rsid="055993bd" style:font-name-asian="SimSun" style:font-size-asian="12pt" style:font-name-complex="Arial" style:font-size-complex="12pt"/>
    </style:style>
    <style:style style:name="T1127" style:family="text">
      <style:text-properties fo:font-size="12pt" officeooo:rsid="05c28317" style:font-name-asian="SimSun" style:font-size-asian="12pt" style:font-name-complex="Arial" style:font-size-complex="12pt"/>
    </style:style>
    <style:style style:name="T1128" style:family="text">
      <style:text-properties fo:font-size="12pt" officeooo:rsid="054bb594" style:font-name-asian="SimSun" style:font-size-asian="12pt" style:font-name-complex="Arial" style:font-size-complex="12pt"/>
    </style:style>
    <style:style style:name="T1129" style:family="text">
      <style:text-properties fo:font-size="12pt" officeooo:rsid="05c3c87a" style:font-name-asian="SimSun" style:font-size-asian="12pt" style:font-name-complex="Arial" style:font-size-complex="12pt"/>
    </style:style>
    <style:style style:name="T1130" style:family="text">
      <style:text-properties fo:font-size="12pt" officeooo:rsid="054dcd36" style:font-name-asian="SimSun" style:font-size-asian="12pt" style:font-name-complex="Arial" style:font-size-complex="12pt"/>
    </style:style>
    <style:style style:name="T1131" style:family="text">
      <style:text-properties fo:font-size="12pt" officeooo:rsid="054d6472" style:font-name-asian="SimSun" style:font-size-asian="12pt" style:font-name-complex="Arial" style:font-size-complex="12pt"/>
    </style:style>
    <style:style style:name="T1132" style:family="text">
      <style:text-properties fo:font-size="12pt" officeooo:rsid="054dcd23" style:font-name-asian="SimSun" style:font-size-asian="12pt" style:font-name-complex="Arial" style:font-size-complex="12pt"/>
    </style:style>
    <style:style style:name="T1133" style:family="text">
      <style:text-properties fo:font-size="12pt" officeooo:rsid="054fa2e1" style:font-name-asian="SimSun" style:font-size-asian="12pt" style:font-name-complex="Arial" style:font-size-complex="12pt"/>
    </style:style>
    <style:style style:name="T1134" style:family="text">
      <style:text-properties fo:font-size="12pt" officeooo:rsid="0552e72f" style:font-name-asian="SimSun" style:font-size-asian="12pt" style:font-name-complex="Arial" style:font-size-complex="12pt"/>
    </style:style>
    <style:style style:name="T1135" style:family="text">
      <style:text-properties fo:font-size="12pt" officeooo:rsid="051138d0" style:font-name-asian="SimSun" style:font-size-asian="12pt" style:font-name-complex="Arial" style:font-size-complex="12pt"/>
    </style:style>
    <style:style style:name="T1136" style:family="text">
      <style:text-properties fo:font-size="12pt" officeooo:rsid="05189cf1" style:font-name-asian="SimSun" style:font-size-asian="12pt" style:font-name-complex="Arial" style:font-size-complex="12pt"/>
    </style:style>
    <style:style style:name="T1137" style:family="text">
      <style:text-properties fo:font-size="12pt" officeooo:rsid="051524a7" style:font-name-asian="SimSun" style:font-size-asian="12pt" style:font-name-complex="Arial" style:font-size-complex="12pt"/>
    </style:style>
    <style:style style:name="T1138" style:family="text">
      <style:text-properties fo:font-size="12pt" officeooo:rsid="0517908d" style:font-name-asian="SimSun" style:font-size-asian="12pt" style:font-name-complex="Arial" style:font-size-complex="12pt"/>
    </style:style>
    <style:style style:name="T1139" style:family="text">
      <style:text-properties fo:font-size="12pt" officeooo:rsid="0519ec95" style:font-name-asian="SimSun" style:font-size-asian="12pt" style:font-name-complex="Arial" style:font-size-complex="12pt"/>
    </style:style>
    <style:style style:name="T1140" style:family="text">
      <style:text-properties fo:font-size="12pt" officeooo:rsid="051d3ecd" style:font-name-asian="SimSun" style:font-size-asian="12pt" style:font-name-complex="Arial" style:font-size-complex="12pt"/>
    </style:style>
    <style:style style:name="T1141" style:family="text">
      <style:text-properties fo:font-size="12pt" officeooo:rsid="05912945" style:font-name-asian="SimSun" style:font-size-asian="12pt" style:font-name-complex="Arial" style:font-size-complex="12pt"/>
    </style:style>
    <style:style style:name="T1142" style:family="text">
      <style:text-properties fo:font-size="12pt" officeooo:rsid="05ceea6b" style:font-name-asian="SimSun" style:font-size-asian="12pt" style:font-name-complex="Arial" style:font-size-complex="12pt"/>
    </style:style>
    <style:style style:name="T1143" style:family="text">
      <style:text-properties fo:font-size="12pt" officeooo:rsid="058c4450" style:font-name-asian="SimSun" style:font-size-asian="12pt" style:font-name-complex="Arial" style:font-size-complex="12pt"/>
    </style:style>
    <style:style style:name="T1144" style:family="text">
      <style:text-properties fo:font-size="12pt" officeooo:rsid="05c9f972" style:font-name-asian="SimSun" style:font-size-asian="12pt" style:font-name-complex="Arial" style:font-size-complex="12pt"/>
    </style:style>
    <style:style style:name="T1145" style:family="text">
      <style:text-properties fo:font-size="12pt" officeooo:rsid="05965ad4" style:font-name-asian="SimSun" style:font-size-asian="12pt" style:font-name-complex="Arial" style:font-size-complex="12pt"/>
    </style:style>
    <style:style style:name="T1146" style:family="text">
      <style:text-properties fo:font-size="12pt" officeooo:rsid="05982cf4" style:font-name-asian="SimSun" style:font-size-asian="12pt" style:font-name-complex="Arial" style:font-size-complex="12pt"/>
    </style:style>
    <style:style style:name="T1147" style:family="text">
      <style:text-properties fo:font-size="12pt" officeooo:rsid="05cff86d" style:font-name-asian="SimSun" style:font-size-asian="12pt" style:font-name-complex="Arial" style:font-size-complex="12pt"/>
    </style:style>
    <style:style style:name="T1148" style:family="text">
      <style:text-properties fo:font-size="12pt" officeooo:rsid="05d03574" style:font-name-asian="SimSun" style:font-size-asian="12pt" style:font-name-complex="Arial" style:font-size-complex="12pt"/>
    </style:style>
    <style:style style:name="T1149" style:family="text">
      <style:text-properties fo:font-size="12pt" officeooo:rsid="057b3214" style:font-name-asian="SimSun" style:font-size-asian="12pt" style:font-name-complex="Arial" style:font-size-complex="12pt"/>
    </style:style>
    <style:style style:name="T1150" style:family="text">
      <style:text-properties fo:font-size="12pt" officeooo:rsid="059e3418" style:font-name-asian="SimSun" style:font-size-asian="12pt" style:font-name-complex="Arial" style:font-size-complex="12pt"/>
    </style:style>
    <style:style style:name="T1151" style:family="text">
      <style:text-properties fo:font-size="12pt" officeooo:rsid="05860e62" style:font-name-asian="SimSun" style:font-size-asian="12pt" style:font-name-complex="Arial" style:font-size-complex="12pt"/>
    </style:style>
    <style:style style:name="T1152" style:family="text">
      <style:text-properties fo:font-size="12pt" officeooo:rsid="0586c470" style:font-name-asian="SimSun" style:font-size-asian="12pt" style:font-name-complex="Arial" style:font-size-complex="12pt"/>
    </style:style>
    <style:style style:name="T1153" style:family="text">
      <style:text-properties fo:font-size="12pt" officeooo:rsid="0589631c" style:font-name-asian="SimSun" style:font-size-asian="12pt" style:font-name-complex="Arial" style:font-size-complex="12pt"/>
    </style:style>
    <style:style style:name="T1154" style:family="text">
      <style:text-properties fo:font-size="12pt" officeooo:rsid="059fd585" style:font-name-asian="SimSun" style:font-size-asian="12pt" style:font-name-complex="Arial" style:font-size-complex="12pt"/>
    </style:style>
    <style:style style:name="T1155" style:family="text">
      <style:text-properties fo:font-size="12pt" officeooo:rsid="0587da55" style:font-name-asian="SimSun" style:font-size-asian="12pt" style:font-name-complex="Arial" style:font-size-complex="12pt"/>
    </style:style>
    <style:style style:name="T1156" style:family="text">
      <style:text-properties fo:font-size="12pt" officeooo:rsid="05d19392" style:font-name-asian="SimSun" style:font-size-asian="12pt" style:font-name-complex="Arial" style:font-size-complex="12pt"/>
    </style:style>
    <style:style style:name="T1157" style:family="text">
      <style:text-properties fo:font-size="12pt" officeooo:rsid="05d1e80d" style:font-name-asian="SimSun" style:font-size-asian="12pt" style:font-name-complex="Arial" style:font-size-complex="12pt"/>
    </style:style>
    <style:style style:name="T1158" style:family="text">
      <style:text-properties fo:font-size="12pt" officeooo:rsid="05b77610" style:font-name-asian="SimSun" style:font-size-asian="12pt" style:font-name-complex="Arial" style:font-size-complex="12pt"/>
    </style:style>
    <style:style style:name="T1159" style:family="text">
      <style:text-properties fo:font-size="12pt" officeooo:rsid="05d20587" style:font-name-asian="SimSun" style:font-size-asian="12pt" style:font-name-complex="Arial" style:font-size-complex="12pt"/>
    </style:style>
    <style:style style:name="T1160" style:family="text">
      <style:text-properties fo:font-size="12pt" officeooo:rsid="05ede319" style:font-name-asian="SimSun" style:font-size-asian="12pt" style:font-name-complex="Arial" style:font-size-complex="12pt"/>
    </style:style>
    <style:style style:name="T1161" style:family="text">
      <style:text-properties fo:font-size="12pt" officeooo:rsid="05d231c5" style:font-name-asian="SimSun" style:font-size-asian="12pt" style:font-name-complex="Arial" style:font-size-complex="12pt"/>
    </style:style>
    <style:style style:name="T1162" style:family="text">
      <style:text-properties fo:font-size="12pt" officeooo:rsid="05ec4b22" style:font-name-asian="SimSun" style:font-size-asian="12pt" style:font-name-complex="Arial" style:font-size-complex="12pt"/>
    </style:style>
    <style:style style:name="T1163" style:family="text">
      <style:text-properties fo:font-size="12pt" officeooo:rsid="05d4589f" style:font-name-asian="SimSun" style:font-size-asian="12pt" style:font-name-complex="Arial" style:font-size-complex="12pt"/>
    </style:style>
    <style:style style:name="T1164" style:family="text">
      <style:text-properties fo:font-size="12pt" officeooo:rsid="05ee1fa5" style:font-name-asian="SimSun" style:font-size-asian="12pt" style:font-name-complex="Arial" style:font-size-complex="12pt"/>
    </style:style>
    <style:style style:name="T1165" style:family="text">
      <style:text-properties fo:font-size="12pt" officeooo:rsid="05ef7f1b" style:font-name-asian="SimSun" style:font-size-asian="12pt" style:font-name-complex="Arial" style:font-size-complex="12pt"/>
    </style:style>
    <style:style style:name="T1166" style:family="text">
      <style:text-properties fo:font-size="12pt" officeooo:rsid="05f3068d" style:font-name-asian="SimSun" style:font-size-asian="12pt" style:font-name-complex="Arial" style:font-size-complex="12pt"/>
    </style:style>
    <style:style style:name="T1167" style:family="text">
      <style:text-properties fo:font-size="12pt" officeooo:rsid="05f47f89" style:font-name-asian="SimSun" style:font-size-asian="12pt" style:font-name-complex="Arial" style:font-size-complex="12pt"/>
    </style:style>
    <style:style style:name="T1168" style:family="text">
      <style:text-properties fo:font-size="12pt" officeooo:rsid="05f5739d" style:font-name-asian="SimSun" style:font-size-asian="12pt" style:font-name-complex="Arial" style:font-size-complex="12pt"/>
    </style:style>
    <style:style style:name="T1169" style:family="text">
      <style:text-properties fo:font-size="12pt" officeooo:rsid="05a764d0" style:font-name-asian="SimSun" style:font-size-asian="12pt" style:font-name-complex="Arial" style:font-size-complex="12pt"/>
    </style:style>
    <style:style style:name="T1170" style:family="text">
      <style:text-properties fo:font-size="12pt" officeooo:rsid="05d52c07" style:font-name-asian="SimSun" style:font-size-asian="12pt" style:font-name-complex="Arial" style:font-size-complex="12pt"/>
    </style:style>
    <style:style style:name="T1171" style:family="text">
      <style:text-properties fo:font-size="12pt" officeooo:rsid="05a8f145" style:font-name-asian="SimSun" style:font-size-asian="12pt" style:font-name-complex="Arial" style:font-size-complex="12pt"/>
    </style:style>
    <style:style style:name="T1172" style:family="text">
      <style:text-properties fo:font-size="12pt" officeooo:rsid="05aa4e6f" style:font-name-asian="SimSun" style:font-size-asian="12pt" style:font-name-complex="Arial" style:font-size-complex="12pt"/>
    </style:style>
    <style:style style:name="T1173" style:family="text">
      <style:text-properties fo:font-size="12pt" officeooo:rsid="0609a699" style:font-name-asian="SimSun" style:font-size-asian="12pt" style:font-name-complex="Arial" style:font-size-complex="12pt"/>
    </style:style>
    <style:style style:name="T1174" style:family="text">
      <style:text-properties fo:font-size="12pt" officeooo:rsid="060a4817" style:font-name-asian="SimSun" style:font-size-asian="12pt" style:font-name-complex="Arial" style:font-size-complex="12pt"/>
    </style:style>
    <style:style style:name="T1175" style:family="text">
      <style:text-properties fo:font-size="12pt" officeooo:rsid="060bff12" style:font-name-asian="SimSun" style:font-size-asian="12pt" style:font-name-complex="Arial" style:font-size-complex="12pt"/>
    </style:style>
    <style:style style:name="T1176" style:family="text">
      <style:text-properties fo:font-size="12pt" officeooo:rsid="05ac1485" style:font-name-asian="SimSun" style:font-size-asian="12pt" style:font-name-complex="Arial" style:font-size-complex="12pt"/>
    </style:style>
    <style:style style:name="T1177" style:family="text">
      <style:text-properties fo:font-size="12pt" officeooo:rsid="05ae337c" style:font-name-asian="SimSun" style:font-size-asian="12pt" style:font-name-complex="Arial" style:font-size-complex="12pt"/>
    </style:style>
    <style:style style:name="T1178" style:family="text">
      <style:text-properties fo:font-size="12pt" officeooo:rsid="05d824a8" style:font-name-asian="SimSun" style:font-size-asian="12pt" style:font-name-complex="Arial" style:font-size-complex="12pt"/>
    </style:style>
    <style:style style:name="T1179" style:family="text">
      <style:text-properties fo:font-size="12pt" officeooo:rsid="05b2b415" style:font-name-asian="SimSun" style:font-size-asian="12pt" style:font-name-complex="Arial" style:font-size-complex="12pt"/>
    </style:style>
    <style:style style:name="T1180" style:family="text">
      <style:text-properties fo:font-size="12pt" officeooo:rsid="05b49e23" style:font-name-asian="SimSun" style:font-size-asian="12pt" style:font-name-complex="Arial" style:font-size-complex="12pt"/>
    </style:style>
    <style:style style:name="T1181" style:family="text">
      <style:text-properties fo:font-size="12pt" officeooo:rsid="06ed935c" style:font-name-asian="SimSun" style:font-size-asian="12pt" style:font-name-complex="Arial" style:font-size-complex="12pt"/>
    </style:style>
    <style:style style:name="T1182" style:family="text">
      <style:text-properties fo:font-size="12pt" officeooo:rsid="05a0c0b6" style:font-name-asian="SimSun" style:font-size-asian="12pt" style:font-name-complex="Arial" style:font-size-complex="12pt"/>
    </style:style>
    <style:style style:name="T1183" style:family="text">
      <style:text-properties fo:font-size="12pt" officeooo:rsid="05a6f3a4" style:font-name-asian="SimSun" style:font-size-asian="12pt" style:font-name-complex="Arial" style:font-size-complex="12pt"/>
    </style:style>
    <style:style style:name="T1184" style:family="text">
      <style:text-properties fo:font-size="12pt" officeooo:rsid="05d9f8e5" style:font-name-asian="SimSun" style:font-size-asian="12pt" style:font-name-complex="Arial" style:font-size-complex="12pt"/>
    </style:style>
    <style:style style:name="T1185" style:family="text">
      <style:text-properties fo:font-size="12pt" officeooo:rsid="05b4e9cf" style:font-name-asian="SimSun" style:font-size-asian="12pt" style:font-name-complex="Arial" style:font-size-complex="12pt"/>
    </style:style>
    <style:style style:name="T1186" style:family="text">
      <style:text-properties fo:font-size="12pt" officeooo:rsid="05dba8f2" style:font-name-asian="SimSun" style:font-size-asian="12pt" style:font-name-complex="Arial" style:font-size-complex="12pt"/>
    </style:style>
    <style:style style:name="T1187" style:family="text">
      <style:text-properties fo:font-size="12pt" officeooo:rsid="05a521c2" style:font-name-asian="SimSun" style:font-size-asian="12pt" style:font-name-complex="Arial" style:font-size-complex="12pt"/>
    </style:style>
    <style:style style:name="T1188" style:family="text">
      <style:text-properties fo:font-size="12pt" officeooo:rsid="05ba619f" style:font-name-asian="SimSun" style:font-size-asian="12pt" style:font-name-complex="Arial" style:font-size-complex="12pt"/>
    </style:style>
    <style:style style:name="T1189" style:family="text">
      <style:text-properties fo:font-size="12pt" officeooo:rsid="05de917b" style:font-name-asian="SimSun" style:font-size-asian="12pt" style:font-name-complex="Arial" style:font-size-complex="12pt"/>
    </style:style>
    <style:style style:name="T1190" style:family="text">
      <style:text-properties fo:font-size="12pt" officeooo:rsid="05dec7d5" style:font-name-asian="SimSun" style:font-size-asian="12pt" style:font-name-complex="Arial" style:font-size-complex="12pt"/>
    </style:style>
    <style:style style:name="T1191" style:family="text">
      <style:text-properties fo:font-size="12pt" officeooo:rsid="05bb11a6" style:font-name-asian="SimSun" style:font-size-asian="12pt" style:font-name-complex="Arial" style:font-size-complex="12pt"/>
    </style:style>
    <style:style style:name="T1192" style:family="text">
      <style:text-properties fo:font-size="12pt" officeooo:rsid="0606bec5" style:font-name-asian="SimSun" style:font-size-asian="12pt" style:font-name-complex="Arial" style:font-size-complex="12pt"/>
    </style:style>
    <style:style style:name="T1193" style:family="text">
      <style:text-properties fo:font-size="12pt" officeooo:rsid="060e5437" style:font-name-asian="SimSun" style:font-size-asian="12pt" style:font-name-complex="Arial" style:font-size-complex="12pt"/>
    </style:style>
    <style:style style:name="T1194" style:family="text">
      <style:text-properties fo:font-size="12pt" officeooo:rsid="068b6297" style:font-name-asian="SimSun" style:font-size-asian="12pt" style:font-name-complex="Arial" style:font-size-complex="12pt"/>
    </style:style>
    <style:style style:name="T1195" style:family="text">
      <style:text-properties fo:font-size="12pt" officeooo:rsid="0607ef0e" style:font-name-asian="SimSun" style:font-size-asian="12pt" style:font-name-complex="Arial" style:font-size-complex="12pt"/>
    </style:style>
    <style:style style:name="T1196" style:family="text">
      <style:text-properties fo:font-size="12pt" officeooo:rsid="060e7142" style:font-name-asian="SimSun" style:font-size-asian="12pt" style:font-name-complex="Arial" style:font-size-complex="12pt"/>
    </style:style>
    <style:style style:name="T1197" style:family="text">
      <style:text-properties fo:font-size="12pt" officeooo:rsid="060cc9a5" style:font-name-asian="SimSun" style:font-size-asian="12pt" style:font-name-complex="Arial" style:font-size-complex="12pt"/>
    </style:style>
    <style:style style:name="T1198" style:family="text">
      <style:text-properties fo:font-size="12pt" officeooo:rsid="060d330d" style:font-name-asian="SimSun" style:font-size-asian="12pt" style:font-name-complex="Arial" style:font-size-complex="12pt"/>
    </style:style>
    <style:style style:name="T1199" style:family="text">
      <style:text-properties fo:font-size="12pt" officeooo:rsid="060f3736" style:font-name-asian="SimSun" style:font-size-asian="12pt" style:font-name-complex="Arial" style:font-size-complex="12pt"/>
    </style:style>
    <style:style style:name="T1200" style:family="text">
      <style:text-properties fo:font-size="12pt" officeooo:rsid="060fcf16" style:font-name-asian="SimSun" style:font-size-asian="12pt" style:font-name-complex="Arial" style:font-size-complex="12pt"/>
    </style:style>
    <style:style style:name="T1201" style:family="text">
      <style:text-properties fo:font-size="12pt" officeooo:rsid="06112a11" style:font-name-asian="SimSun" style:font-size-asian="12pt" style:font-name-complex="Arial" style:font-size-complex="12pt"/>
    </style:style>
    <style:style style:name="T1202" style:family="text">
      <style:text-properties fo:font-size="12pt" officeooo:rsid="06130c40" style:font-name-asian="SimSun" style:font-size-asian="12pt" style:font-name-complex="Arial" style:font-size-complex="12pt"/>
    </style:style>
    <style:style style:name="T1203" style:family="text">
      <style:text-properties fo:font-size="12pt" officeooo:rsid="061380e4" style:font-name-asian="SimSun" style:font-size-asian="12pt" style:font-name-complex="Arial" style:font-size-complex="12pt"/>
    </style:style>
    <style:style style:name="T1204" style:family="text">
      <style:text-properties fo:font-size="12pt" officeooo:rsid="0613d327" style:font-name-asian="SimSun" style:font-size-asian="12pt" style:font-name-complex="Arial" style:font-size-complex="12pt"/>
    </style:style>
    <style:style style:name="T1205" style:family="text">
      <style:text-properties fo:font-size="12pt" officeooo:rsid="0614d2e0" style:font-name-asian="SimSun" style:font-size-asian="12pt" style:font-name-complex="Arial" style:font-size-complex="12pt"/>
    </style:style>
    <style:style style:name="T1206" style:family="text">
      <style:text-properties fo:font-size="12pt" officeooo:rsid="0615429b" style:font-name-asian="SimSun" style:font-size-asian="12pt" style:font-name-complex="Arial" style:font-size-complex="12pt"/>
    </style:style>
    <style:style style:name="T1207" style:family="text">
      <style:text-properties fo:font-size="12pt" officeooo:rsid="061713fb" style:font-name-asian="SimSun" style:font-size-asian="12pt" style:font-name-complex="Arial" style:font-size-complex="12pt"/>
    </style:style>
    <style:style style:name="T1208" style:family="text">
      <style:text-properties fo:font-size="12pt" officeooo:rsid="05e197d2" style:font-name-asian="SimSun" style:font-size-asian="12pt" style:font-name-complex="Arial" style:font-size-complex="12pt"/>
    </style:style>
    <style:style style:name="T1209" style:family="text">
      <style:text-properties fo:font-size="12pt" officeooo:rsid="0619006d" style:font-name-asian="SimSun" style:font-size-asian="12pt" style:font-name-complex="Arial" style:font-size-complex="12pt"/>
    </style:style>
    <style:style style:name="T1210" style:family="text">
      <style:text-properties fo:font-size="12pt" officeooo:rsid="061dea90" style:font-name-asian="SimSun" style:font-size-asian="12pt" style:font-name-complex="Arial" style:font-size-complex="12pt"/>
    </style:style>
    <style:style style:name="T1211" style:family="text">
      <style:text-properties fo:font-size="12pt" officeooo:rsid="061f6861" style:font-name-asian="SimSun" style:font-size-asian="12pt" style:font-name-complex="Arial" style:font-size-complex="12pt"/>
    </style:style>
    <style:style style:name="T1212" style:family="text">
      <style:text-properties fo:font-size="12pt" officeooo:rsid="0628b9fe" style:font-name-asian="SimSun" style:font-size-asian="12pt" style:font-name-complex="Arial" style:font-size-complex="12pt"/>
    </style:style>
    <style:style style:name="T1213" style:family="text">
      <style:text-properties fo:font-size="12pt" officeooo:rsid="06298e2c" style:font-name-asian="SimSun" style:font-size-asian="12pt" style:font-name-complex="Arial" style:font-size-complex="12pt"/>
    </style:style>
    <style:style style:name="T1214" style:family="text">
      <style:text-properties fo:font-size="12pt" officeooo:rsid="06206469" style:font-name-asian="SimSun" style:font-size-asian="12pt" style:font-name-complex="Arial" style:font-size-complex="12pt"/>
    </style:style>
    <style:style style:name="T1215" style:family="text">
      <style:text-properties fo:font-size="12pt" officeooo:rsid="06224507" style:font-name-asian="SimSun" style:font-size-asian="12pt" style:font-name-complex="Arial" style:font-size-complex="12pt"/>
    </style:style>
    <style:style style:name="T1216" style:family="text">
      <style:text-properties fo:font-size="12pt" officeooo:rsid="06227c71" style:font-name-asian="SimSun" style:font-size-asian="12pt" style:font-name-complex="Arial" style:font-size-complex="12pt"/>
    </style:style>
    <style:style style:name="T1217" style:family="text">
      <style:text-properties fo:font-size="12pt" officeooo:rsid="06230f00" style:font-name-asian="SimSun" style:font-size-asian="12pt" style:font-name-complex="Arial" style:font-size-complex="12pt"/>
    </style:style>
    <style:style style:name="T1218" style:family="text">
      <style:text-properties fo:font-size="12pt" officeooo:rsid="0627118d" style:font-name-asian="SimSun" style:font-size-asian="12pt" style:font-name-complex="Arial" style:font-size-complex="12pt"/>
    </style:style>
    <style:style style:name="T1219" style:family="text">
      <style:text-properties fo:font-size="12pt" officeooo:rsid="062c8fdd" style:font-name-asian="SimSun" style:font-size-asian="12pt" style:font-name-complex="Arial" style:font-size-complex="12pt"/>
    </style:style>
    <style:style style:name="T1220" style:family="text">
      <style:text-properties fo:font-size="12pt" officeooo:rsid="061a5a92" style:font-name-asian="SimSun" style:font-size-asian="12pt" style:font-name-complex="Arial" style:font-size-complex="12pt"/>
    </style:style>
    <style:style style:name="T1221" style:family="text">
      <style:text-properties fo:font-size="12pt" officeooo:rsid="061dae6d" style:font-name-asian="SimSun" style:font-size-asian="12pt" style:font-name-complex="Arial" style:font-size-complex="12pt"/>
    </style:style>
    <style:style style:name="T1222" style:family="text">
      <style:text-properties fo:font-size="12pt" officeooo:rsid="062e8085" style:font-name-asian="SimSun" style:font-size-asian="12pt" style:font-name-complex="Arial" style:font-size-complex="12pt"/>
    </style:style>
    <style:style style:name="T1223" style:family="text">
      <style:text-properties fo:font-size="12pt" officeooo:rsid="06398594" style:font-name-asian="SimSun" style:font-size-asian="12pt" style:font-name-complex="Arial" style:font-size-complex="12pt"/>
    </style:style>
    <style:style style:name="T1224" style:family="text">
      <style:text-properties fo:font-size="12pt" officeooo:rsid="0649c4d9" style:font-name-asian="SimSun" style:font-size-asian="12pt" style:font-name-complex="Arial" style:font-size-complex="12pt"/>
    </style:style>
    <style:style style:name="T1225" style:family="text">
      <style:text-properties fo:font-size="12pt" officeooo:rsid="064b8f69" style:font-name-asian="SimSun" style:font-size-asian="12pt" style:font-name-complex="Arial" style:font-size-complex="12pt"/>
    </style:style>
    <style:style style:name="T1226" style:family="text">
      <style:text-properties fo:font-size="12pt" officeooo:rsid="064d8ac5" style:font-name-asian="SimSun" style:font-size-asian="12pt" style:font-name-complex="Arial" style:font-size-complex="12pt"/>
    </style:style>
    <style:style style:name="T1227" style:family="text">
      <style:text-properties fo:font-size="12pt" officeooo:rsid="063ca2f9" style:font-name-asian="SimSun" style:font-size-asian="12pt" style:font-name-complex="Arial" style:font-size-complex="12pt"/>
    </style:style>
    <style:style style:name="T1228" style:family="text">
      <style:text-properties fo:font-size="12pt" officeooo:rsid="064ef58e" style:font-name-asian="SimSun" style:font-size-asian="12pt" style:font-name-complex="Arial" style:font-size-complex="12pt"/>
    </style:style>
    <style:style style:name="T1229" style:family="text">
      <style:text-properties fo:font-size="12pt" officeooo:rsid="065de250" style:font-name-asian="SimSun" style:font-size-asian="12pt" style:font-name-complex="Arial" style:font-size-complex="12pt"/>
    </style:style>
    <style:style style:name="T1230" style:family="text">
      <style:text-properties fo:font-size="12pt" officeooo:rsid="063ea063" style:font-name-asian="SimSun" style:font-size-asian="12pt" style:font-name-complex="Arial" style:font-size-complex="12pt"/>
    </style:style>
    <style:style style:name="T1231" style:family="text">
      <style:text-properties fo:font-size="12pt" officeooo:rsid="06401ef0" style:font-name-asian="SimSun" style:font-size-asian="12pt" style:font-name-complex="Arial" style:font-size-complex="12pt"/>
    </style:style>
    <style:style style:name="T1232" style:family="text">
      <style:text-properties fo:font-size="12pt" officeooo:rsid="0650c027" style:font-name-asian="SimSun" style:font-size-asian="12pt" style:font-name-complex="Arial" style:font-size-complex="12pt"/>
    </style:style>
    <style:style style:name="T1233" style:family="text">
      <style:text-properties fo:font-size="12pt" officeooo:rsid="06499f20" style:font-name-asian="SimSun" style:font-size-asian="12pt" style:font-name-complex="Arial" style:font-size-complex="12pt"/>
    </style:style>
    <style:style style:name="T1234" style:family="text">
      <style:text-properties fo:font-size="12pt" officeooo:rsid="06517fe6" style:font-name-asian="SimSun" style:font-size-asian="12pt" style:font-name-complex="Arial" style:font-size-complex="12pt"/>
    </style:style>
    <style:style style:name="T1235" style:family="text">
      <style:text-properties fo:font-size="12pt" officeooo:rsid="068222b1" style:font-name-asian="SimSun" style:font-size-asian="12pt" style:font-name-complex="Arial" style:font-size-complex="12pt"/>
    </style:style>
    <style:style style:name="T1236" style:family="text">
      <style:text-properties fo:font-size="12pt" officeooo:rsid="069bb57f" style:font-name-asian="SimSun" style:font-size-asian="12pt" style:font-name-complex="Arial" style:font-size-complex="12pt"/>
    </style:style>
    <style:style style:name="T1237" style:family="text">
      <style:text-properties fo:font-size="12pt" officeooo:rsid="0683e9a8" style:font-name-asian="SimSun" style:font-size-asian="12pt" style:font-name-complex="Arial" style:font-size-complex="12pt"/>
    </style:style>
    <style:style style:name="T1238" style:family="text">
      <style:text-properties fo:font-size="12pt" officeooo:rsid="069b9eda" style:font-name-asian="SimSun" style:font-size-asian="12pt" style:font-name-complex="Arial" style:font-size-complex="12pt"/>
    </style:style>
    <style:style style:name="T1239" style:family="text">
      <style:text-properties fo:font-size="12pt" officeooo:rsid="069e3e87" style:font-name-asian="SimSun" style:font-size-asian="12pt" style:font-name-complex="Arial" style:font-size-complex="12pt"/>
    </style:style>
    <style:style style:name="T1240" style:family="text">
      <style:text-properties fo:font-size="12pt" officeooo:rsid="069d2162" style:font-name-asian="SimSun" style:font-size-asian="12pt" style:font-name-complex="Arial" style:font-size-complex="12pt"/>
    </style:style>
    <style:style style:name="T1241" style:family="text">
      <style:text-properties fo:font-size="12pt" officeooo:rsid="069fc8a2" style:font-name-asian="SimSun" style:font-size-asian="12pt" style:font-name-complex="Arial" style:font-size-complex="12pt"/>
    </style:style>
    <style:style style:name="T1242" style:family="text">
      <style:text-properties fo:font-size="12pt" officeooo:rsid="06a162b5" style:font-name-asian="SimSun" style:font-size-asian="12pt" style:font-name-complex="Arial" style:font-size-complex="12pt"/>
    </style:style>
    <style:style style:name="T1243" style:family="text">
      <style:text-properties fo:font-size="12pt" officeooo:rsid="06a1bebb" style:font-name-asian="SimSun" style:font-size-asian="12pt" style:font-name-complex="Arial" style:font-size-complex="12pt"/>
    </style:style>
    <style:style style:name="T1244" style:family="text">
      <style:text-properties fo:font-size="12pt" officeooo:rsid="06a269a4" style:font-name-asian="SimSun" style:font-size-asian="12pt" style:font-name-complex="Arial" style:font-size-complex="12pt"/>
    </style:style>
    <style:style style:name="T1245" style:family="text">
      <style:text-properties fo:font-size="12pt" officeooo:rsid="05fff683" style:font-name-asian="SimSun" style:font-size-asian="12pt" style:font-name-complex="Arial" style:font-size-complex="12pt"/>
    </style:style>
    <style:style style:name="T1246" style:family="text">
      <style:text-properties fo:font-size="12pt" officeooo:rsid="06355799" style:font-name-asian="SimSun" style:font-size-asian="12pt" style:font-name-complex="Arial" style:font-size-complex="12pt"/>
    </style:style>
    <style:style style:name="T1247" style:family="text">
      <style:text-properties fo:font-size="12pt" officeooo:rsid="06b8f24e" style:font-name-asian="SimSun" style:font-size-asian="12pt" style:font-name-complex="Arial" style:font-size-complex="12pt"/>
    </style:style>
    <style:style style:name="T1248" style:family="text">
      <style:text-properties fo:font-size="12pt" officeooo:rsid="06bacfae" style:font-name-asian="SimSun" style:font-size-asian="12pt" style:font-name-complex="Arial" style:font-size-complex="12pt"/>
    </style:style>
    <style:style style:name="T1249" style:family="text">
      <style:text-properties fo:font-size="12pt" officeooo:rsid="06b9e667" style:font-name-asian="SimSun" style:font-size-asian="12pt" style:font-name-complex="Arial" style:font-size-complex="12pt"/>
    </style:style>
    <style:style style:name="T1250" style:family="text">
      <style:text-properties fo:font-size="12pt" officeooo:rsid="06babea3" style:font-name-asian="SimSun" style:font-size-asian="12pt" style:font-name-complex="Arial" style:font-size-complex="12pt"/>
    </style:style>
    <style:style style:name="T1251" style:family="text">
      <style:text-properties fo:font-size="12pt" officeooo:rsid="06edd047" style:font-name-asian="SimSun" style:font-size-asian="12pt" style:font-name-complex="Arial" style:font-size-complex="12pt"/>
    </style:style>
    <style:style style:name="T1252" style:family="text">
      <style:text-properties fo:font-size="12pt" officeooo:rsid="06bc64be" style:font-name-asian="SimSun" style:font-size-asian="12pt" style:font-name-complex="Arial" style:font-size-complex="12pt"/>
    </style:style>
    <style:style style:name="T1253" style:family="text">
      <style:text-properties fo:font-size="12pt" officeooo:rsid="06ee4d87" style:font-name-asian="SimSun" style:font-size-asian="12pt" style:font-name-complex="Arial" style:font-size-complex="12pt"/>
    </style:style>
    <style:style style:name="T1254" style:family="text">
      <style:text-properties fo:font-size="12pt" officeooo:rsid="06ef4c0e" style:font-name-asian="SimSun" style:font-size-asian="12pt" style:font-name-complex="Arial" style:font-size-complex="12pt"/>
    </style:style>
    <style:style style:name="T1255" style:family="text">
      <style:text-properties fo:font-size="12pt" officeooo:rsid="06bf0abb" style:font-name-asian="SimSun" style:font-size-asian="12pt" style:font-name-complex="Arial" style:font-size-complex="12pt"/>
    </style:style>
    <style:style style:name="T1256" style:family="text">
      <style:text-properties fo:font-size="12pt" officeooo:rsid="06f41a5b" style:font-name-asian="SimSun" style:font-size-asian="12pt" style:font-name-complex="Arial" style:font-size-complex="12pt"/>
    </style:style>
    <style:style style:name="T1257" style:family="text">
      <style:text-properties fo:font-size="12pt" officeooo:rsid="06ef6ab1" style:font-name-asian="SimSun" style:font-size-asian="12pt" style:font-name-complex="Arial" style:font-size-complex="12pt"/>
    </style:style>
    <style:style style:name="T1258" style:family="text">
      <style:text-properties fo:font-size="12pt" officeooo:rsid="06f1253e" style:font-name-asian="SimSun" style:font-size-asian="12pt" style:font-name-complex="Arial" style:font-size-complex="12pt"/>
    </style:style>
    <style:style style:name="T1259" style:family="text">
      <style:text-properties fo:font-size="12pt" officeooo:rsid="06f22a49" style:font-name-asian="SimSun" style:font-size-asian="12pt" style:font-name-complex="Arial" style:font-size-complex="12pt"/>
    </style:style>
    <style:style style:name="T1260" style:family="text">
      <style:text-properties fo:font-size="12pt" officeooo:rsid="0695e1c9" style:font-name-asian="SimSun" style:font-size-asian="12pt" style:font-name-complex="Arial" style:font-size-complex="12pt"/>
    </style:style>
    <style:style style:name="T1261" style:family="text">
      <style:text-properties fo:font-size="12pt" officeooo:rsid="072e7f78" style:font-name-asian="SimSun" style:font-size-asian="12pt" style:font-name-complex="Arial" style:font-size-complex="12pt"/>
    </style:style>
    <style:style style:name="T1262" style:family="text">
      <style:text-properties fo:font-size="12pt" officeooo:rsid="073169ee" style:font-name-asian="SimSun" style:font-size-asian="12pt" style:font-name-complex="Arial" style:font-size-complex="12pt"/>
    </style:style>
    <style:style style:name="T1263" style:family="text">
      <style:text-properties fo:font-size="12pt" officeooo:rsid="0732e574" style:font-name-asian="SimSun" style:font-size-asian="12pt" style:font-name-complex="Arial" style:font-size-complex="12pt"/>
    </style:style>
    <style:style style:name="T1264" style:family="text">
      <style:text-properties fo:font-size="12pt" officeooo:rsid="0734d907" style:font-name-asian="SimSun" style:font-size-asian="12pt" style:font-name-complex="Arial" style:font-size-complex="12pt"/>
    </style:style>
    <style:style style:name="T1265" style:family="text">
      <style:text-properties fo:font-size="12pt" officeooo:rsid="084dd475" style:font-name-asian="SimSun" style:font-size-asian="12pt" style:font-name-complex="Arial" style:font-size-complex="12pt"/>
    </style:style>
    <style:style style:name="T1266" style:family="text">
      <style:text-properties fo:font-size="12pt" officeooo:rsid="06fcedbc" style:font-name-asian="SimSun" style:font-size-asian="12pt" style:font-name-complex="Arial" style:font-size-complex="12pt"/>
    </style:style>
    <style:style style:name="T1267" style:family="text">
      <style:text-properties fo:font-size="12pt" officeooo:rsid="070301b6" style:font-name-asian="SimSun" style:font-size-asian="12pt" style:font-name-complex="Arial" style:font-size-complex="12pt"/>
    </style:style>
    <style:style style:name="T1268" style:family="text">
      <style:text-properties fo:font-size="12pt" officeooo:rsid="06fdfaf7" style:font-name-asian="SimSun" style:font-size-asian="12pt" style:font-name-complex="Arial" style:font-size-complex="12pt"/>
    </style:style>
    <style:style style:name="T1269" style:family="text">
      <style:text-properties fo:font-size="12pt" officeooo:rsid="0700f8c5" style:font-name-asian="SimSun" style:font-size-asian="12pt" style:font-name-complex="Arial" style:font-size-complex="12pt"/>
    </style:style>
    <style:style style:name="T1270" style:family="text">
      <style:text-properties fo:font-size="12pt" officeooo:rsid="0703d126" style:font-name-asian="SimSun" style:font-size-asian="12pt" style:font-name-complex="Arial" style:font-size-complex="12pt"/>
    </style:style>
    <style:style style:name="T1271" style:family="text">
      <style:text-properties fo:font-size="12pt" officeooo:rsid="06a84ba2" style:font-name-asian="SimSun" style:font-size-asian="12pt" style:font-name-complex="Arial" style:font-size-complex="12pt"/>
    </style:style>
    <style:style style:name="T1272" style:family="text">
      <style:text-properties fo:font-size="12pt" officeooo:rsid="073d2422" style:font-name-asian="SimSun" style:font-size-asian="12pt" style:font-name-complex="Arial" style:font-size-complex="12pt"/>
    </style:style>
    <style:style style:name="T1273" style:family="text">
      <style:text-properties fo:font-size="12pt" officeooo:rsid="07765328" style:font-name-asian="SimSun" style:font-size-asian="12pt" style:font-name-complex="Arial" style:font-size-complex="12pt"/>
    </style:style>
    <style:style style:name="T1274" style:family="text">
      <style:text-properties fo:font-size="12pt" officeooo:rsid="07426bba" style:font-name-asian="SimSun" style:font-size-asian="12pt" style:font-name-complex="Arial" style:font-size-complex="12pt"/>
    </style:style>
    <style:style style:name="T1275" style:family="text">
      <style:text-properties fo:font-size="12pt" officeooo:rsid="073de147" style:font-name-asian="SimSun" style:font-size-asian="12pt" style:font-name-complex="Arial" style:font-size-complex="12pt"/>
    </style:style>
    <style:style style:name="T1276" style:family="text">
      <style:text-properties fo:font-size="12pt" officeooo:rsid="073ef38e" style:font-name-asian="SimSun" style:font-size-asian="12pt" style:font-name-complex="Arial" style:font-size-complex="12pt"/>
    </style:style>
    <style:style style:name="T1277" style:family="text">
      <style:text-properties fo:font-size="12pt" officeooo:rsid="074454cb" style:font-name-asian="SimSun" style:font-size-asian="12pt" style:font-name-complex="Arial" style:font-size-complex="12pt"/>
    </style:style>
    <style:style style:name="T1278" style:family="text">
      <style:text-properties fo:font-size="12pt" officeooo:rsid="07764e3e" style:font-name-asian="SimSun" style:font-size-asian="12pt" style:font-name-complex="Arial" style:font-size-complex="12pt"/>
    </style:style>
    <style:style style:name="T1279" style:family="text">
      <style:text-properties fo:font-size="12pt" officeooo:rsid="0744bd8d" style:font-name-asian="SimSun" style:font-size-asian="12pt" style:font-name-complex="Arial" style:font-size-complex="12pt"/>
    </style:style>
    <style:style style:name="T1280" style:family="text">
      <style:text-properties fo:font-size="12pt" officeooo:rsid="0745b75f" style:font-name-asian="SimSun" style:font-size-asian="12pt" style:font-name-complex="Arial" style:font-size-complex="12pt"/>
    </style:style>
    <style:style style:name="T1281" style:family="text">
      <style:text-properties fo:font-size="12pt" officeooo:rsid="073fffae" style:font-name-asian="SimSun" style:font-size-asian="12pt" style:font-name-complex="Arial" style:font-size-complex="12pt"/>
    </style:style>
    <style:style style:name="T1282" style:family="text">
      <style:text-properties fo:font-size="12pt" officeooo:rsid="074734d4" style:font-name-asian="SimSun" style:font-size-asian="12pt" style:font-name-complex="Arial" style:font-size-complex="12pt"/>
    </style:style>
    <style:style style:name="T1283" style:family="text">
      <style:text-properties fo:font-size="12pt" officeooo:rsid="0747f532" style:font-name-asian="SimSun" style:font-size-asian="12pt" style:font-name-complex="Arial" style:font-size-complex="12pt"/>
    </style:style>
    <style:style style:name="T1284" style:family="text">
      <style:text-properties fo:font-size="12pt" officeooo:rsid="0748f07a" style:font-name-asian="SimSun" style:font-size-asian="12pt" style:font-name-complex="Arial" style:font-size-complex="12pt"/>
    </style:style>
    <style:style style:name="T1285" style:family="text">
      <style:text-properties fo:font-size="12pt" officeooo:rsid="074972fa" style:font-name-asian="SimSun" style:font-size-asian="12pt" style:font-name-complex="Arial" style:font-size-complex="12pt"/>
    </style:style>
    <style:style style:name="T1286" style:family="text">
      <style:text-properties fo:font-size="12pt" officeooo:rsid="07491219" style:font-name-asian="SimSun" style:font-size-asian="12pt" style:font-name-complex="Arial" style:font-size-complex="12pt"/>
    </style:style>
    <style:style style:name="T1287" style:family="text">
      <style:text-properties fo:font-size="12pt" officeooo:rsid="0738ef46" style:font-name-asian="SimSun" style:font-size-asian="12pt" style:font-name-complex="Arial" style:font-size-complex="12pt"/>
    </style:style>
    <style:style style:name="T1288" style:family="text">
      <style:text-properties fo:font-size="12pt" officeooo:rsid="06a79f57" style:font-name-asian="SimSun" style:font-size-asian="12pt" style:font-name-complex="Arial" style:font-size-complex="12pt"/>
    </style:style>
    <style:style style:name="T1289" style:family="text">
      <style:text-properties fo:font-size="12pt" officeooo:rsid="07edc3f9" style:font-name-asian="SimSun" style:font-size-asian="12pt" style:font-name-complex="Arial" style:font-size-complex="12pt"/>
    </style:style>
    <style:style style:name="T1290" style:family="text">
      <style:text-properties fo:font-size="12pt" officeooo:rsid="08014e73" style:font-name-asian="SimSun" style:font-size-asian="12pt" style:font-name-complex="Arial" style:font-size-complex="12pt"/>
    </style:style>
    <style:style style:name="T1291" style:family="text">
      <style:text-properties fo:font-size="12pt" officeooo:rsid="0801fc77" style:font-name-asian="SimSun" style:font-size-asian="12pt" style:font-name-complex="Arial" style:font-size-complex="12pt"/>
    </style:style>
    <style:style style:name="T1292" style:family="text">
      <style:text-properties fo:font-size="12pt" officeooo:rsid="07ea8ece" style:font-name-asian="SimSun" style:font-size-asian="12pt" style:font-name-complex="Arial" style:font-size-complex="12pt"/>
    </style:style>
    <style:style style:name="T1293" style:family="text">
      <style:text-properties fo:font-size="12pt" officeooo:rsid="0805aa27" style:font-name-asian="SimSun" style:font-size-asian="12pt" style:font-name-complex="Arial" style:font-size-complex="12pt"/>
    </style:style>
    <style:style style:name="T1294" style:family="text">
      <style:text-properties fo:font-size="12pt" officeooo:rsid="08029fc0" style:font-name-asian="SimSun" style:font-size-asian="12pt" style:font-name-complex="Arial" style:font-size-complex="12pt"/>
    </style:style>
    <style:style style:name="T1295" style:family="text">
      <style:text-properties fo:font-size="12pt" officeooo:rsid="0802f078" style:font-name-asian="SimSun" style:font-size-asian="12pt" style:font-name-complex="Arial" style:font-size-complex="12pt"/>
    </style:style>
    <style:style style:name="T1296" style:family="text">
      <style:text-properties fo:font-size="12pt" officeooo:rsid="0802ed00" style:font-name-asian="SimSun" style:font-size-asian="12pt" style:font-name-complex="Arial" style:font-size-complex="12pt"/>
    </style:style>
    <style:style style:name="T1297" style:family="text">
      <style:text-properties fo:font-size="12pt" officeooo:rsid="0806d2f3" style:font-name-asian="SimSun" style:font-size-asian="12pt" style:font-name-complex="Arial" style:font-size-complex="12pt"/>
    </style:style>
    <style:style style:name="T1298" style:family="text">
      <style:text-properties fo:font-size="12pt" officeooo:rsid="080a1c51" style:font-name-asian="SimSun" style:font-size-asian="12pt" style:font-name-complex="Arial" style:font-size-complex="12pt"/>
    </style:style>
    <style:style style:name="T1299" style:family="text">
      <style:text-properties fo:font-size="12pt" officeooo:rsid="0816f153" style:font-name-asian="SimSun" style:font-size-asian="12pt" style:font-name-complex="Arial" style:font-size-complex="12pt"/>
    </style:style>
    <style:style style:name="T1300" style:family="text">
      <style:text-properties fo:font-size="12pt" officeooo:rsid="080baad9" style:font-name-asian="SimSun" style:font-size-asian="12pt" style:font-name-complex="Arial" style:font-size-complex="12pt"/>
    </style:style>
    <style:style style:name="T1301" style:family="text">
      <style:text-properties fo:font-size="12pt" officeooo:rsid="0778db7f" style:font-name-asian="SimSun" style:font-size-asian="12pt" style:font-name-complex="Arial" style:font-size-complex="12pt"/>
    </style:style>
    <style:style style:name="T1302" style:family="text">
      <style:text-properties fo:font-size="12pt" officeooo:rsid="078c8048" style:font-name-asian="SimSun" style:font-size-asian="12pt" style:font-name-complex="Arial" style:font-size-complex="12pt"/>
    </style:style>
    <style:style style:name="T1303" style:family="text">
      <style:text-properties fo:font-size="12pt" officeooo:rsid="074d688a" style:font-name-asian="SimSun" style:font-size-asian="12pt" style:font-name-complex="Arial" style:font-size-complex="12pt"/>
    </style:style>
    <style:style style:name="T1304" style:family="text">
      <style:text-properties fo:font-size="12pt" officeooo:rsid="077b2c3c" style:font-name-asian="SimSun" style:font-size-asian="12pt" style:font-name-complex="Arial" style:font-size-complex="12pt"/>
    </style:style>
    <style:style style:name="T1305" style:family="text">
      <style:text-properties fo:font-size="12pt" officeooo:rsid="08528758" style:font-name-asian="SimSun" style:font-size-asian="12pt" style:font-name-complex="Arial" style:font-size-complex="12pt"/>
    </style:style>
    <style:style style:name="T1306" style:family="text">
      <style:text-properties fo:font-size="12pt" officeooo:rsid="087fb099" style:font-name-asian="SimSun" style:font-size-asian="12pt" style:font-name-complex="Arial" style:font-size-complex="12pt"/>
    </style:style>
    <style:style style:name="T1307" style:family="text">
      <style:text-properties fo:font-size="12pt" officeooo:rsid="07c346ba" style:font-name-asian="SimSun" style:font-size-asian="12pt" style:font-name-complex="Arial" style:font-size-complex="12pt"/>
    </style:style>
    <style:style style:name="T1308" style:family="text">
      <style:text-properties fo:font-size="12pt" officeooo:rsid="0783979c" style:font-name-asian="SimSun" style:font-size-asian="12pt" style:font-name-complex="Arial" style:font-size-complex="12pt"/>
    </style:style>
    <style:style style:name="T1309" style:family="text">
      <style:text-properties fo:font-size="12pt" officeooo:rsid="0791faa8" style:font-name-asian="SimSun" style:font-size-asian="12pt" style:font-name-complex="Arial" style:font-size-complex="12pt"/>
    </style:style>
    <style:style style:name="T1310" style:family="text">
      <style:text-properties fo:font-size="12pt" officeooo:rsid="078d4fdb" style:font-name-asian="SimSun" style:font-size-asian="12pt" style:font-name-complex="Arial" style:font-size-complex="12pt"/>
    </style:style>
    <style:style style:name="T1311" style:family="text">
      <style:text-properties fo:font-size="12pt" officeooo:rsid="0795c43f" style:font-name-asian="SimSun" style:font-size-asian="12pt" style:font-name-complex="Arial" style:font-size-complex="12pt"/>
    </style:style>
    <style:style style:name="T1312" style:family="text">
      <style:text-properties fo:font-size="12pt" officeooo:rsid="0797176f" style:font-name-asian="SimSun" style:font-size-asian="12pt" style:font-name-complex="Arial" style:font-size-complex="12pt"/>
    </style:style>
    <style:style style:name="T1313" style:family="text">
      <style:text-properties fo:font-size="12pt" officeooo:rsid="079cc422" style:font-name-asian="SimSun" style:font-size-asian="12pt" style:font-name-complex="Arial" style:font-size-complex="12pt"/>
    </style:style>
    <style:style style:name="T1314" style:family="text">
      <style:text-properties fo:font-size="12pt" officeooo:rsid="079d8922" style:font-name-asian="SimSun" style:font-size-asian="12pt" style:font-name-complex="Arial" style:font-size-complex="12pt"/>
    </style:style>
    <style:style style:name="T1315" style:family="text">
      <style:text-properties fo:font-size="12pt" officeooo:rsid="07ef4b35" style:font-name-asian="SimSun" style:font-size-asian="12pt" style:font-name-complex="Arial" style:font-size-complex="12pt"/>
    </style:style>
    <style:style style:name="T1316" style:family="text">
      <style:text-properties fo:font-size="12pt" officeooo:rsid="07ef5917" style:font-name-asian="SimSun" style:font-size-asian="12pt" style:font-name-complex="Arial" style:font-size-complex="12pt"/>
    </style:style>
    <style:style style:name="T1317" style:family="text">
      <style:text-properties fo:font-size="12pt" officeooo:rsid="080c065e" style:font-name-asian="SimSun" style:font-size-asian="12pt" style:font-name-complex="Arial" style:font-size-complex="12pt"/>
    </style:style>
    <style:style style:name="T1318" style:family="text">
      <style:text-properties fo:font-size="12pt" officeooo:rsid="07f156de" style:font-name-asian="SimSun" style:font-size-asian="12pt" style:font-name-complex="Arial" style:font-size-complex="12pt"/>
    </style:style>
    <style:style style:name="T1319" style:family="text">
      <style:text-properties fo:font-size="12pt" officeooo:rsid="07f3173b" style:font-name-asian="SimSun" style:font-size-asian="12pt" style:font-name-complex="Arial" style:font-size-complex="12pt"/>
    </style:style>
    <style:style style:name="T1320" style:family="text">
      <style:text-properties fo:font-size="12pt" officeooo:rsid="07f34bc1" style:font-name-asian="SimSun" style:font-size-asian="12pt" style:font-name-complex="Arial" style:font-size-complex="12pt"/>
    </style:style>
    <style:style style:name="T1321" style:family="text">
      <style:text-properties fo:font-size="12pt" officeooo:rsid="07f42387" style:font-name-asian="SimSun" style:font-size-asian="12pt" style:font-name-complex="Arial" style:font-size-complex="12pt"/>
    </style:style>
    <style:style style:name="T1322" style:family="text">
      <style:text-properties fo:font-size="12pt" officeooo:rsid="07f75968" style:font-name-asian="SimSun" style:font-size-asian="12pt" style:font-name-complex="Arial" style:font-size-complex="12pt"/>
    </style:style>
    <style:style style:name="T1323" style:family="text">
      <style:text-properties fo:font-size="12pt" officeooo:rsid="08234080" style:font-name-asian="SimSun" style:font-size-asian="12pt" style:font-name-complex="Arial" style:font-size-complex="12pt"/>
    </style:style>
    <style:style style:name="T1324" style:family="text">
      <style:text-properties fo:font-size="12pt" officeooo:rsid="08265a76" style:font-name-asian="SimSun" style:font-size-asian="12pt" style:font-name-complex="Arial" style:font-size-complex="12pt"/>
    </style:style>
    <style:style style:name="T1325" style:family="text">
      <style:text-properties fo:font-size="12pt" officeooo:rsid="0823ec1d" style:font-name-asian="SimSun" style:font-size-asian="12pt" style:font-name-complex="Arial" style:font-size-complex="12pt"/>
    </style:style>
    <style:style style:name="T1326" style:family="text">
      <style:text-properties fo:font-size="12pt" officeooo:rsid="0826038e" style:font-name-asian="SimSun" style:font-size-asian="12pt" style:font-name-complex="Arial" style:font-size-complex="12pt"/>
    </style:style>
    <style:style style:name="T1327" style:family="text">
      <style:text-properties fo:font-size="12pt" officeooo:rsid="0824cea6" style:font-name-asian="SimSun" style:font-size-asian="12pt" style:font-name-complex="Arial" style:font-size-complex="12pt"/>
    </style:style>
    <style:style style:name="T1328" style:family="text">
      <style:text-properties fo:font-size="12pt" officeooo:rsid="0825dab7" style:font-name-asian="SimSun" style:font-size-asian="12pt" style:font-name-complex="Arial" style:font-size-complex="12pt"/>
    </style:style>
    <style:style style:name="T1329" style:family="text">
      <style:text-properties fo:font-size="12pt" officeooo:rsid="08264a60" style:font-name-asian="SimSun" style:font-size-asian="12pt" style:font-name-complex="Arial" style:font-size-complex="12pt"/>
    </style:style>
    <style:style style:name="T1330" style:family="text">
      <style:text-properties fo:font-size="12pt" officeooo:rsid="079de114" style:font-name-asian="SimSun" style:font-size-asian="12pt" style:font-name-complex="Arial" style:font-size-complex="12pt"/>
    </style:style>
    <style:style style:name="T1331" style:family="text">
      <style:text-properties fo:font-size="12pt" officeooo:rsid="07a6ec86" style:font-name-asian="SimSun" style:font-size-asian="12pt" style:font-name-complex="Arial" style:font-size-complex="12pt"/>
    </style:style>
    <style:style style:name="T1332" style:family="text">
      <style:text-properties fo:font-size="12pt" officeooo:rsid="07b9bab3" style:font-name-asian="SimSun" style:font-size-asian="12pt" style:font-name-complex="Arial" style:font-size-complex="12pt"/>
    </style:style>
    <style:style style:name="T1333" style:family="text">
      <style:text-properties fo:font-size="12pt" officeooo:rsid="0828b812" style:font-name-asian="SimSun" style:font-size-asian="12pt" style:font-name-complex="Arial" style:font-size-complex="12pt"/>
    </style:style>
    <style:style style:name="T1334" style:family="text">
      <style:text-properties fo:font-size="12pt" officeooo:rsid="082f30f6" style:font-name-asian="SimSun" style:font-size-asian="12pt" style:font-name-complex="Arial" style:font-size-complex="12pt"/>
    </style:style>
    <style:style style:name="T1335" style:family="text">
      <style:text-properties fo:font-size="12pt" officeooo:rsid="083119f9" style:font-name-asian="SimSun" style:font-size-asian="12pt" style:font-name-complex="Arial" style:font-size-complex="12pt"/>
    </style:style>
    <style:style style:name="T1336" style:family="text">
      <style:text-properties fo:font-size="12pt" officeooo:rsid="07e29d74" style:font-name-asian="SimSun" style:font-size-asian="12pt" style:font-name-complex="Arial" style:font-size-complex="12pt"/>
    </style:style>
    <style:style style:name="T1337"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1338"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1339"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1340"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1341"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1342"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1343"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1344"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1345"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1346"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1347"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1348"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1349"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1350"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1351"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1352"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1353"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1354"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1355"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1356"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1357"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1358"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1359"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1360"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1361"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1362"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1363"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1364"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1365"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1366" style:family="text">
      <style:text-properties fo:font-size="12pt" fo:font-weight="normal" officeooo:rsid="04e09ea3" style:font-name-asian="SimSun" style:font-size-asian="12pt" style:font-weight-asian="normal" style:font-name-complex="Arial" style:font-size-complex="12pt" style:font-weight-complex="normal"/>
    </style:style>
    <style:style style:name="T1367" style:family="text">
      <style:text-properties fo:font-size="12pt" fo:font-weight="normal" officeooo:rsid="04e2073d" style:font-name-asian="SimSun" style:font-size-asian="12pt" style:font-weight-asian="normal" style:font-name-complex="Arial" style:font-size-complex="12pt" style:font-weight-complex="normal"/>
    </style:style>
    <style:style style:name="T1368"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1369"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1370"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1371"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1372"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1373"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1374" style:family="text">
      <style:text-properties fo:font-size="12pt" fo:font-weight="normal" officeooo:rsid="00144285" style:font-size-asian="12pt" style:font-weight-asian="normal" style:font-size-complex="12pt" style:font-weight-complex="normal"/>
    </style:style>
    <style:style style:name="T1375" style:family="text">
      <style:text-properties fo:font-size="12pt" fo:font-weight="normal" officeooo:rsid="00147ec0" style:font-size-asian="12pt" style:font-weight-asian="normal" style:font-size-complex="12pt" style:font-weight-complex="normal"/>
    </style:style>
    <style:style style:name="T1376" style:family="text">
      <style:text-properties fo:font-size="12pt" fo:font-weight="normal" officeooo:rsid="080d50f8" style:font-size-asian="12pt" style:font-weight-asian="normal" style:font-size-complex="12pt" style:font-weight-complex="normal"/>
    </style:style>
    <style:style style:name="T1377" style:family="text">
      <style:text-properties fo:font-size="12pt" fo:font-weight="normal" officeooo:rsid="080ee2b1" style:font-size-asian="12pt" style:font-weight-asian="normal" style:font-size-complex="12pt" style:font-weight-complex="normal"/>
    </style:style>
    <style:style style:name="T1378" style:family="text">
      <style:text-properties fo:font-size="12pt" fo:font-weight="normal" officeooo:rsid="08173ada" style:font-size-asian="12pt" style:font-weight-asian="normal" style:font-size-complex="12pt" style:font-weight-complex="normal"/>
    </style:style>
    <style:style style:name="T1379" style:family="text">
      <style:text-properties fo:font-size="12pt" fo:font-weight="normal" officeooo:rsid="00165ea9" style:font-size-asian="12pt" style:font-weight-asian="normal" style:font-size-complex="12pt" style:font-weight-complex="normal"/>
    </style:style>
    <style:style style:name="T1380" style:family="text">
      <style:text-properties fo:font-size="12pt" fo:font-weight="normal" officeooo:rsid="08192ada" style:font-size-asian="12pt" style:font-weight-asian="normal" style:font-size-complex="12pt" style:font-weight-complex="normal"/>
    </style:style>
    <style:style style:name="T1381" style:family="text">
      <style:text-properties fo:font-size="12pt" fo:font-weight="normal" officeooo:rsid="00180409" style:font-size-asian="12pt" style:font-weight-asian="normal" style:font-size-complex="12pt" style:font-weight-complex="normal"/>
    </style:style>
    <style:style style:name="T1382" style:family="text">
      <style:text-properties fo:font-size="12pt" style:font-size-asian="12pt" style:font-size-complex="12pt"/>
    </style:style>
    <style:style style:name="T1383" style:family="text">
      <style:text-properties fo:font-size="12pt" officeooo:rsid="00c4c6e9" style:font-size-asian="12pt" style:font-size-complex="12pt"/>
    </style:style>
    <style:style style:name="T1384" style:family="text">
      <style:text-properties fo:font-size="12pt" officeooo:rsid="00c601fa" style:font-size-asian="12pt" style:font-size-complex="12pt"/>
    </style:style>
    <style:style style:name="T1385" style:family="text">
      <style:text-properties fo:font-size="12pt" officeooo:rsid="00ce1091" style:font-size-asian="12pt" style:font-size-complex="12pt"/>
    </style:style>
    <style:style style:name="T1386" style:family="text">
      <style:text-properties fo:font-size="12pt" officeooo:rsid="00c8c2b9" style:font-size-asian="12pt" style:font-size-complex="12pt"/>
    </style:style>
    <style:style style:name="T1387" style:family="text">
      <style:text-properties fo:font-size="12pt" officeooo:rsid="00ca7e43" style:font-size-asian="12pt" style:font-size-complex="12pt"/>
    </style:style>
    <style:style style:name="T1388" style:family="text">
      <style:text-properties fo:font-size="12pt" officeooo:rsid="00ca13af" style:font-size-asian="12pt" style:font-size-complex="12pt"/>
    </style:style>
    <style:style style:name="T1389" style:family="text">
      <style:text-properties fo:font-size="12pt" officeooo:rsid="01432589" style:font-size-asian="12pt" style:font-size-complex="12pt"/>
    </style:style>
    <style:style style:name="T1390" style:family="text">
      <style:text-properties fo:font-size="12pt" officeooo:rsid="014552b6" style:font-size-asian="12pt" style:font-size-complex="12pt"/>
    </style:style>
    <style:style style:name="T1391" style:family="text">
      <style:text-properties fo:font-size="12pt" officeooo:rsid="014daf16" style:font-size-asian="12pt" style:font-size-complex="12pt"/>
    </style:style>
    <style:style style:name="T1392" style:family="text">
      <style:text-properties fo:font-size="12pt" officeooo:rsid="050461c2" style:font-size-asian="12pt" style:font-size-complex="12pt"/>
    </style:style>
    <style:style style:name="T1393" style:family="text">
      <style:text-properties fo:font-size="12pt" officeooo:rsid="05064c98" style:font-size-asian="12pt" style:font-size-complex="12pt"/>
    </style:style>
    <style:style style:name="T1394" style:family="text">
      <style:text-properties fo:font-size="12pt" officeooo:rsid="0507428e" style:font-size-asian="12pt" style:font-size-complex="12pt"/>
    </style:style>
    <style:style style:name="T1395" style:family="text">
      <style:text-properties fo:font-size="12pt" officeooo:rsid="050920f8" style:font-size-asian="12pt" style:font-size-complex="12pt"/>
    </style:style>
    <style:style style:name="T1396" style:family="text">
      <style:text-properties fo:font-size="12pt" officeooo:rsid="0509fa52" style:font-size-asian="12pt" style:font-size-complex="12pt"/>
    </style:style>
    <style:style style:name="T1397" style:family="text">
      <style:text-properties fo:font-size="12pt" officeooo:rsid="050ec579" style:font-size-asian="12pt" style:font-size-complex="12pt"/>
    </style:style>
    <style:style style:name="T1398" style:family="text">
      <style:text-properties fo:font-size="12pt" officeooo:rsid="05103bb0" style:font-size-asian="12pt" style:font-size-complex="12pt"/>
    </style:style>
    <style:style style:name="T1399" style:family="text">
      <style:text-properties fo:font-size="12pt" officeooo:rsid="04f3ce57" style:font-size-asian="12pt" style:font-size-complex="12pt"/>
    </style:style>
    <style:style style:name="T1400" style:family="text">
      <style:text-properties fo:font-size="12pt" officeooo:rsid="051138d0" style:font-size-asian="12pt" style:font-size-complex="12pt"/>
    </style:style>
    <style:style style:name="T1401" style:family="text">
      <style:text-properties fo:font-size="12pt" officeooo:rsid="04f56c2f" style:font-size-asian="12pt" style:font-size-complex="12pt"/>
    </style:style>
    <style:style style:name="T1402" style:family="text">
      <style:text-properties fo:font-size="12pt" officeooo:rsid="04f70a99" style:font-size-asian="12pt" style:font-size-complex="12pt"/>
    </style:style>
    <style:style style:name="T1403" style:family="text">
      <style:text-properties fo:font-size="12pt" officeooo:rsid="05132a94" style:font-size-asian="12pt" style:font-size-complex="12pt"/>
    </style:style>
    <style:style style:name="T1404" style:family="text">
      <style:text-properties fo:font-size="12pt" officeooo:rsid="05c75116" style:font-size-asian="12pt" style:font-size-complex="12pt"/>
    </style:style>
    <style:style style:name="T1405" style:family="text">
      <style:text-properties fo:font-size="12pt" officeooo:rsid="0517908d" style:font-size-asian="12pt" style:font-size-complex="12pt"/>
    </style:style>
    <style:style style:name="T1406" style:family="text">
      <style:text-properties fo:font-size="12pt" officeooo:rsid="0517947a" style:font-size-asian="12pt" style:font-size-complex="12pt"/>
    </style:style>
    <style:style style:name="T1407" style:family="text">
      <style:text-properties fo:font-size="12pt" officeooo:rsid="05189cf1" style:font-size-asian="12pt" style:font-size-complex="12pt"/>
    </style:style>
    <style:style style:name="T1408" style:family="text">
      <style:text-properties fo:font-size="12pt" officeooo:rsid="0520c5d0" style:font-size-asian="12pt" style:font-size-complex="12pt"/>
    </style:style>
    <style:style style:name="T1409" style:family="text">
      <style:text-properties fo:font-size="12pt" officeooo:rsid="051a703d" style:font-size-asian="12pt" style:font-size-complex="12pt"/>
    </style:style>
    <style:style style:name="T1410" style:family="text">
      <style:text-properties fo:font-size="12pt" officeooo:rsid="051afd62" style:font-size-asian="12pt" style:font-size-complex="12pt"/>
    </style:style>
    <style:style style:name="T1411" style:family="text">
      <style:text-properties fo:font-size="12pt" officeooo:rsid="051bba14" style:font-size-asian="12pt" style:font-size-complex="12pt"/>
    </style:style>
    <style:style style:name="T1412" style:family="text">
      <style:text-properties fo:font-size="12pt" officeooo:rsid="0589631c" style:font-size-asian="12pt" style:font-size-complex="12pt"/>
    </style:style>
    <style:style style:name="T1413" style:family="text">
      <style:text-properties fo:font-size="12pt" officeooo:rsid="058f75c1" style:font-size-asian="12pt" style:font-size-complex="12pt"/>
    </style:style>
    <style:style style:name="T1414" style:family="text">
      <style:text-properties fo:font-size="12pt" officeooo:rsid="059260e8" style:font-size-asian="12pt" style:font-size-complex="12pt"/>
    </style:style>
    <style:style style:name="T1415" style:family="text">
      <style:text-properties fo:font-size="12pt" officeooo:rsid="05cbbbd9" style:font-size-asian="12pt" style:font-size-complex="12pt"/>
    </style:style>
    <style:style style:name="T1416" style:family="text">
      <style:text-properties fo:font-size="12pt" officeooo:rsid="0593adb9" style:font-size-asian="12pt" style:font-size-complex="12pt"/>
    </style:style>
    <style:style style:name="T1417" style:family="text">
      <style:text-properties fo:font-size="12pt" officeooo:rsid="058a46b0" style:font-size-asian="12pt" style:font-size-complex="12pt"/>
    </style:style>
    <style:style style:name="T1418" style:family="text">
      <style:text-properties fo:font-size="12pt" officeooo:rsid="056a3f63" style:font-size-asian="12pt" style:font-size-complex="12pt"/>
    </style:style>
    <style:style style:name="T1419" style:family="text">
      <style:text-properties fo:font-size="12pt" officeooo:rsid="056a4187" style:font-size-asian="12pt" style:font-size-complex="12pt"/>
    </style:style>
    <style:style style:name="T1420" style:family="text">
      <style:text-properties fo:font-size="12pt" officeooo:rsid="056ac264" style:font-size-asian="12pt" style:font-size-complex="12pt"/>
    </style:style>
    <style:style style:name="T1421" style:family="text">
      <style:text-properties fo:font-size="12pt" officeooo:rsid="05ceea6b" style:font-size-asian="12pt" style:font-size-complex="12pt"/>
    </style:style>
    <style:style style:name="T1422" style:family="text">
      <style:text-properties fo:font-size="12pt" officeooo:rsid="05ea2306" style:font-size-asian="12pt" style:font-size-complex="12pt"/>
    </style:style>
    <style:style style:name="T1423" style:family="text">
      <style:text-properties fo:font-size="12pt" officeooo:rsid="056b71c6" style:font-size-asian="12pt" style:font-size-complex="12pt"/>
    </style:style>
    <style:style style:name="T1424" style:family="text">
      <style:text-properties fo:font-size="12pt" officeooo:rsid="058bb1ad" style:font-size-asian="12pt" style:font-size-complex="12pt"/>
    </style:style>
    <style:style style:name="T1425" style:family="text">
      <style:text-properties fo:font-size="12pt" officeooo:rsid="056cc60a" style:font-size-asian="12pt" style:font-size-complex="12pt"/>
    </style:style>
    <style:style style:name="T1426" style:family="text">
      <style:text-properties fo:font-size="12pt" officeooo:rsid="058c4450" style:font-size-asian="12pt" style:font-size-complex="12pt"/>
    </style:style>
    <style:style style:name="T1427" style:family="text">
      <style:text-properties fo:font-size="12pt" officeooo:rsid="058e23b4" style:font-size-asian="12pt" style:font-size-complex="12pt"/>
    </style:style>
    <style:style style:name="T1428" style:family="text">
      <style:text-properties fo:font-size="12pt" officeooo:rsid="05c90593" style:font-size-asian="12pt" style:font-size-complex="12pt"/>
    </style:style>
    <style:style style:name="T1429" style:family="text">
      <style:text-properties fo:font-size="12pt" officeooo:rsid="05c9f972" style:font-size-asian="12pt" style:font-size-complex="12pt"/>
    </style:style>
    <style:style style:name="T1430" style:family="text">
      <style:text-properties fo:font-size="12pt" officeooo:rsid="05c9fab3" style:font-size-asian="12pt" style:font-size-complex="12pt"/>
    </style:style>
    <style:style style:name="T1431" style:family="text">
      <style:text-properties fo:font-size="12pt" officeooo:rsid="05ccff54" style:font-size-asian="12pt" style:font-size-complex="12pt"/>
    </style:style>
    <style:style style:name="T1432" style:family="text">
      <style:text-properties fo:font-size="12pt" officeooo:rsid="05964786" style:font-size-asian="12pt" style:font-size-complex="12pt"/>
    </style:style>
    <style:style style:name="T1433" style:family="text">
      <style:text-properties fo:font-size="12pt" officeooo:rsid="059508cb" style:font-size-asian="12pt" style:font-size-complex="12pt"/>
    </style:style>
    <style:style style:name="T1434" style:family="text">
      <style:text-properties fo:font-size="12pt" officeooo:rsid="05955460" style:font-size-asian="12pt" style:font-size-complex="12pt"/>
    </style:style>
    <style:style style:name="T1435" style:family="text">
      <style:text-properties fo:font-size="12pt" officeooo:rsid="05965ad4" style:font-size-asian="12pt" style:font-size-complex="12pt"/>
    </style:style>
    <style:style style:name="T1436" style:family="text">
      <style:text-properties fo:font-size="12pt" officeooo:rsid="05970bc2" style:font-size-asian="12pt" style:font-size-complex="12pt"/>
    </style:style>
    <style:style style:name="T1437" style:family="text">
      <style:text-properties fo:font-size="12pt" officeooo:rsid="05982cf4" style:font-size-asian="12pt" style:font-size-complex="12pt"/>
    </style:style>
    <style:style style:name="T1438" style:family="text">
      <style:text-properties fo:font-size="12pt" officeooo:rsid="059974bf" style:font-size-asian="12pt" style:font-size-complex="12pt"/>
    </style:style>
    <style:style style:name="T1439" style:family="text">
      <style:text-properties fo:font-size="12pt" officeooo:rsid="059a5c0b" style:font-size-asian="12pt" style:font-size-complex="12pt"/>
    </style:style>
    <style:style style:name="T1440" style:family="text">
      <style:text-properties fo:font-size="12pt" officeooo:rsid="059b03ce" style:font-size-asian="12pt" style:font-size-complex="12pt"/>
    </style:style>
    <style:style style:name="T1441" style:family="text">
      <style:text-properties fo:font-size="12pt" officeooo:rsid="05cff86d" style:font-size-asian="12pt" style:font-size-complex="12pt"/>
    </style:style>
    <style:style style:name="T1442" style:family="text">
      <style:text-properties fo:font-size="12pt" officeooo:rsid="059ce81b" style:font-size-asian="12pt" style:font-size-complex="12pt"/>
    </style:style>
    <style:style style:name="T1443" style:family="text">
      <style:text-properties fo:font-size="12pt" officeooo:rsid="059d107b" style:font-size-asian="12pt" style:font-size-complex="12pt"/>
    </style:style>
    <style:style style:name="T1444" style:family="text">
      <style:text-properties fo:font-size="12pt" officeooo:rsid="059d3570" style:font-size-asian="12pt" style:font-size-complex="12pt"/>
    </style:style>
    <style:style style:name="T1445" style:family="text">
      <style:text-properties fo:font-size="12pt" officeooo:rsid="06a79f57" style:font-size-asian="12pt" style:font-size-complex="12pt"/>
    </style:style>
    <style:style style:name="T1446" style:family="text">
      <style:text-properties fo:font-size="12pt" officeooo:rsid="07e88c3a" style:font-size-asian="12pt" style:font-size-complex="12pt"/>
    </style:style>
    <style:style style:name="T1447" style:family="text">
      <style:text-properties fo:font-size="12pt" officeooo:rsid="07ea0ea6" style:font-size-asian="12pt" style:font-size-complex="12pt"/>
    </style:style>
    <style:style style:name="T1448" style:family="text">
      <style:text-properties fo:font-size="12pt" officeooo:rsid="068c45d2" style:font-size-asian="12pt" style:font-size-complex="12pt"/>
    </style:style>
    <style:style style:name="T1449" style:family="text">
      <style:text-properties fo:font-size="12pt" officeooo:rsid="06954173" style:font-size-asian="12pt" style:font-size-complex="12pt"/>
    </style:style>
    <style:style style:name="T1450" style:family="text">
      <style:text-properties fo:font-size="12pt" officeooo:rsid="0697e461" style:font-size-asian="12pt" style:font-size-complex="12pt"/>
    </style:style>
    <style:style style:name="T1451" style:family="text">
      <style:text-properties fo:font-size="12pt" officeooo:rsid="0699904f" style:font-size-asian="12pt" style:font-size-complex="12pt"/>
    </style:style>
    <style:style style:name="T1452" style:family="text">
      <style:text-properties fo:font-size="12pt" officeooo:rsid="073b3a03" style:font-size-asian="12pt" style:font-size-complex="12pt"/>
    </style:style>
    <style:style style:name="T1453" style:family="text">
      <style:text-properties fo:font-size="12pt" officeooo:rsid="084ec950" style:font-size-asian="12pt" style:font-size-complex="12pt"/>
    </style:style>
    <style:style style:name="T1454" style:family="text">
      <style:text-properties fo:font-size="12pt" officeooo:rsid="0850a541" style:font-size-asian="12pt" style:font-size-complex="12pt"/>
    </style:style>
    <style:style style:name="T1455" style:family="text">
      <style:text-properties fo:font-size="12pt" officeooo:rsid="08528758" style:font-size-asian="12pt" style:font-size-complex="12pt"/>
    </style:style>
    <style:style style:name="T1456" style:family="text">
      <style:text-properties fo:font-size="12pt" officeooo:rsid="0852dcd8" style:font-size-asian="12pt" style:font-size-complex="12pt"/>
    </style:style>
    <style:style style:name="T1457" style:family="text">
      <style:text-properties fo:font-size="12pt" officeooo:rsid="085360c5" style:font-size-asian="12pt" style:font-size-complex="12pt"/>
    </style:style>
    <style:style style:name="T1458" style:family="text">
      <style:text-properties fo:font-size="12pt" officeooo:rsid="08546a3b" style:font-size-asian="12pt" style:font-size-complex="12pt"/>
    </style:style>
    <style:style style:name="T1459" style:family="text">
      <style:text-properties fo:font-size="12pt" officeooo:rsid="087e5386" style:font-size-asian="12pt" style:font-size-complex="12pt"/>
    </style:style>
    <style:style style:name="T1460" style:family="text">
      <style:text-properties fo:font-size="12pt" officeooo:rsid="087f4342" style:font-size-asian="12pt" style:font-size-complex="12pt"/>
    </style:style>
    <style:style style:name="T1461" style:family="text">
      <style:text-properties fo:font-size="12pt" officeooo:rsid="087f6aed" style:font-size-asian="12pt" style:font-size-complex="12pt"/>
    </style:style>
    <style:style style:name="T1462" style:family="text">
      <style:text-properties fo:font-size="12pt" officeooo:rsid="087fb099" style:font-size-asian="12pt" style:font-size-complex="12pt"/>
    </style:style>
    <style:style style:name="T1463" style:family="text">
      <style:text-properties fo:font-size="12pt" officeooo:rsid="088dbd68" style:font-size-asian="12pt" style:font-size-complex="12pt"/>
    </style:style>
    <style:style style:name="T1464" style:family="text">
      <style:text-properties fo:font-size="12pt" officeooo:rsid="088eb18f" style:font-size-asian="12pt" style:font-size-complex="12pt"/>
    </style:style>
    <style:style style:name="T1465" style:family="text">
      <style:text-properties fo:font-size="12pt" officeooo:rsid="088f9489" style:font-size-asian="12pt" style:font-size-complex="12pt"/>
    </style:style>
    <style:style style:name="T1466" style:family="text">
      <style:text-properties fo:font-size="12pt" officeooo:rsid="07c346ba" style:font-size-asian="12pt" style:font-size-complex="12pt"/>
    </style:style>
    <style:style style:name="T1467" style:family="text">
      <style:text-properties fo:font-size="12pt" officeooo:rsid="0843434f" style:font-size-asian="12pt" style:font-size-complex="12pt"/>
    </style:style>
    <style:style style:name="T1468" style:family="text">
      <style:text-properties fo:font-size="12pt" officeooo:rsid="07767d74" style:font-size-asian="12pt" style:font-size-complex="12pt"/>
    </style:style>
    <style:style style:name="T1469" style:family="text">
      <style:text-properties fo:font-size="12pt" officeooo:rsid="0783ac40" style:font-size-asian="12pt" style:font-size-complex="12pt"/>
    </style:style>
    <style:style style:name="T1470" style:family="text">
      <style:text-properties fo:font-size="12pt" officeooo:rsid="0783979c" style:font-size-asian="12pt" style:font-size-complex="12pt"/>
    </style:style>
    <style:style style:name="T1471" style:family="text">
      <style:text-properties fo:font-size="12pt" officeooo:rsid="07865d3b" style:font-size-asian="12pt" style:font-size-complex="12pt"/>
    </style:style>
    <style:style style:name="T1472" style:family="text">
      <style:text-properties fo:font-size="12pt" officeooo:rsid="0791faa8" style:font-size-asian="12pt" style:font-size-complex="12pt"/>
    </style:style>
    <style:style style:name="T1473" style:family="text">
      <style:text-properties fo:font-size="12pt" officeooo:rsid="07935a28" style:font-size-asian="12pt" style:font-size-complex="12pt"/>
    </style:style>
    <style:style style:name="T1474" style:family="text">
      <style:text-properties fo:font-size="12pt" officeooo:rsid="07d6c70d" style:font-size-asian="12pt" style:font-size-complex="12pt"/>
    </style:style>
    <style:style style:name="T1475" style:family="text">
      <style:text-properties fo:font-size="12pt" officeooo:rsid="089a6d32" style:font-size-asian="12pt" style:font-size-complex="12pt"/>
    </style:style>
    <style:style style:name="T1476" style:family="text">
      <style:text-properties fo:font-size="12pt" officeooo:rsid="089b90a9" style:font-size-asian="12pt" style:font-size-complex="12pt"/>
    </style:style>
    <style:style style:name="T1477" style:family="text">
      <style:text-properties fo:font-size="12pt" officeooo:rsid="089c5cc7" style:font-size-asian="12pt" style:font-size-complex="12pt"/>
    </style:style>
    <style:style style:name="T1478" style:family="text">
      <style:text-properties fo:font-size="12pt" officeooo:rsid="0898da25" style:font-size-asian="12pt" style:font-size-complex="12pt"/>
    </style:style>
    <style:style style:name="T1479" style:family="text">
      <style:text-properties fo:font-size="12pt" officeooo:rsid="089e4c32" style:font-size-asian="12pt" style:font-size-complex="12pt"/>
    </style:style>
    <style:style style:name="T1480" style:family="text">
      <style:text-properties fo:font-size="12pt" officeooo:rsid="089f48ab" style:font-size-asian="12pt" style:font-size-complex="12pt"/>
    </style:style>
    <style:style style:name="T1481" style:family="text">
      <style:text-properties fo:font-size="12pt" officeooo:rsid="089f4dca" style:font-size-asian="12pt" style:font-size-complex="12pt"/>
    </style:style>
    <style:style style:name="T1482" style:family="text">
      <style:text-properties fo:font-size="12pt" officeooo:rsid="089fd4d4" style:font-size-asian="12pt" style:font-size-complex="12pt"/>
    </style:style>
    <style:style style:name="T1483" style:family="text">
      <style:text-properties fo:font-size="12pt" officeooo:rsid="08a1d2ca" style:font-size-asian="12pt" style:font-size-complex="12pt"/>
    </style:style>
    <style:style style:name="T1484" style:family="text">
      <style:text-properties fo:font-size="12pt" officeooo:rsid="08a3106d" style:font-size-asian="12pt" style:font-size-complex="12pt"/>
    </style:style>
    <style:style style:name="T1485" style:family="text">
      <style:text-properties fo:font-size="12pt" officeooo:rsid="08a3fb3d" style:font-size-asian="12pt" style:font-size-complex="12pt"/>
    </style:style>
    <style:style style:name="T1486" style:family="text">
      <style:text-properties fo:font-size="12pt" officeooo:rsid="0795c43f" style:font-size-asian="12pt" style:font-size-complex="12pt"/>
    </style:style>
    <style:style style:name="T1487" style:family="text">
      <style:text-properties fo:font-size="12pt" officeooo:rsid="0798e997" style:font-size-asian="12pt" style:font-size-complex="12pt"/>
    </style:style>
    <style:style style:name="T1488" style:family="text">
      <style:text-properties fo:font-size="12pt" officeooo:rsid="079acbd5" style:font-size-asian="12pt" style:font-size-complex="12pt"/>
    </style:style>
    <style:style style:name="T1489" style:family="text">
      <style:text-properties fo:font-size="12pt" officeooo:rsid="079cc422" style:font-size-asian="12pt" style:font-size-complex="12pt"/>
    </style:style>
    <style:style style:name="T1490" style:family="text">
      <style:text-properties fo:font-size="12pt" officeooo:rsid="076cc265" style:font-size-asian="12pt" style:font-size-complex="12pt"/>
    </style:style>
    <style:style style:name="T1491" style:family="text">
      <style:text-properties fo:font-size="12pt" officeooo:rsid="079d8922" style:font-size-asian="12pt" style:font-size-complex="12pt"/>
    </style:style>
    <style:style style:name="T1492" style:family="text">
      <style:text-properties fo:font-size="12pt" officeooo:rsid="078f09b6" style:font-size-asian="12pt" style:font-size-complex="12pt"/>
    </style:style>
    <style:style style:name="T1493" style:family="text">
      <style:text-properties fo:font-size="12pt" officeooo:rsid="078f0dc9" style:font-size-asian="12pt" style:font-size-complex="12pt"/>
    </style:style>
    <style:style style:name="T1494" style:family="text">
      <style:text-properties fo:font-size="12pt" officeooo:rsid="0790a607" style:font-size-asian="12pt" style:font-size-complex="12pt"/>
    </style:style>
    <style:style style:name="T1495" style:family="text">
      <style:text-properties fo:font-size="12pt" officeooo:rsid="079de114" style:font-size-asian="12pt" style:font-size-complex="12pt"/>
    </style:style>
    <style:style style:name="T1496" style:family="text">
      <style:text-properties fo:font-size="12pt" officeooo:rsid="079fd027" style:font-size-asian="12pt" style:font-size-complex="12pt"/>
    </style:style>
    <style:style style:name="T1497" style:family="text">
      <style:text-properties fo:font-size="12pt" officeooo:rsid="07a108a1" style:font-size-asian="12pt" style:font-size-complex="12pt"/>
    </style:style>
    <style:style style:name="T1498" style:family="text">
      <style:text-properties fo:font-size="12pt" officeooo:rsid="07a2ca9b" style:font-size-asian="12pt" style:font-size-complex="12pt"/>
    </style:style>
    <style:style style:name="T1499" style:family="text">
      <style:text-properties fo:font-size="12pt" officeooo:rsid="07d2650f" style:font-size-asian="12pt" style:font-size-complex="12pt"/>
    </style:style>
    <style:style style:name="T1500" style:family="text">
      <style:text-properties fo:font-size="12pt" officeooo:rsid="07a2e230" style:font-size-asian="12pt" style:font-size-complex="12pt"/>
    </style:style>
    <style:style style:name="T1501" style:family="text">
      <style:text-properties fo:font-size="12pt" officeooo:rsid="07a88227" style:font-size-asian="12pt" style:font-size-complex="12pt"/>
    </style:style>
    <style:style style:name="T1502" style:family="text">
      <style:text-properties fo:font-size="12pt" officeooo:rsid="07a97f30" style:font-size-asian="12pt" style:font-size-complex="12pt"/>
    </style:style>
    <style:style style:name="T1503" style:family="text">
      <style:text-properties fo:font-size="12pt" officeooo:rsid="07a9ec43" style:font-size-asian="12pt" style:font-size-complex="12pt"/>
    </style:style>
    <style:style style:name="T1504" style:family="text">
      <style:text-properties fo:font-size="12pt" officeooo:rsid="083e6fa8" style:font-size-asian="12pt" style:font-size-complex="12pt"/>
    </style:style>
    <style:style style:name="T1505" style:family="text">
      <style:text-properties fo:font-size="12pt" officeooo:rsid="083f654b" style:font-size-asian="12pt" style:font-size-complex="12pt"/>
    </style:style>
    <style:style style:name="T1506" style:family="text">
      <style:text-properties fo:font-size="12pt" officeooo:rsid="07fc73c6" style:font-size-asian="12pt" style:font-size-complex="12pt"/>
    </style:style>
    <style:style style:name="T1507" style:family="text">
      <style:text-properties fo:font-size="12pt" officeooo:rsid="07fda23e" style:font-size-asian="12pt" style:font-size-complex="12pt"/>
    </style:style>
    <style:style style:name="T1508" style:family="text">
      <style:text-properties fo:font-size="12pt" officeooo:rsid="07be969c" style:font-size-asian="12pt" style:font-size-complex="12pt"/>
    </style:style>
    <style:style style:name="T1509" style:family="text">
      <style:text-properties fo:font-size="12pt" officeooo:rsid="068e36e3" style:font-size-asian="12pt" style:font-size-complex="12pt"/>
    </style:style>
    <style:style style:name="T1510" style:family="text">
      <style:text-properties fo:font-size="12pt" officeooo:rsid="06900581" style:font-size-asian="12pt" style:font-size-complex="12pt"/>
    </style:style>
    <style:style style:name="T1511" style:family="text">
      <style:text-properties fo:font-size="12pt" officeooo:rsid="07d73724" style:font-size-asian="12pt" style:font-size-complex="12pt"/>
    </style:style>
    <style:style style:name="T1512" style:family="text">
      <style:text-properties fo:font-size="12pt" officeooo:rsid="07d91862" style:font-size-asian="12pt" style:font-size-complex="12pt"/>
    </style:style>
    <style:style style:name="T1513" style:family="text">
      <style:text-properties fo:font-size="12pt" officeooo:rsid="09277283" style:font-size-asian="12pt" style:font-size-complex="12pt"/>
    </style:style>
    <style:style style:name="T1514" style:family="text">
      <style:text-properties fo:font-size="12pt" officeooo:rsid="092853f3" style:font-size-asian="12pt" style:font-size-complex="12pt"/>
    </style:style>
    <style:style style:name="T1515" style:family="text">
      <style:text-properties fo:font-size="12pt" officeooo:rsid="092a3048" style:font-size-asian="12pt" style:font-size-complex="12pt"/>
    </style:style>
    <style:style style:name="T1516" style:family="text">
      <style:text-properties fo:font-size="12pt" officeooo:rsid="092a7165" style:font-size-asian="12pt" style:font-size-complex="12pt"/>
    </style:style>
    <style:style style:name="T1517" style:family="text">
      <style:text-properties fo:font-size="12pt" officeooo:rsid="092bda17" style:font-size-asian="12pt" style:font-size-complex="12pt"/>
    </style:style>
    <style:style style:name="T1518" style:family="text">
      <style:text-properties fo:font-size="12pt" officeooo:rsid="092d4ae2" style:font-size-asian="12pt" style:font-size-complex="12pt"/>
    </style:style>
    <style:style style:name="T1519" style:family="text">
      <style:text-properties fo:font-size="12pt" officeooo:rsid="092f22f8" style:font-size-asian="12pt" style:font-size-complex="12pt"/>
    </style:style>
    <style:style style:name="T1520" style:family="text">
      <style:text-properties fo:font-size="12pt" officeooo:rsid="09306967" style:font-size-asian="12pt" style:font-size-complex="12pt"/>
    </style:style>
    <style:style style:name="T1521" style:family="text">
      <style:text-properties fo:font-size="12pt" officeooo:rsid="093101cc" style:font-size-asian="12pt" style:font-size-complex="12pt"/>
    </style:style>
    <style:style style:name="T1522" style:family="text">
      <style:text-properties fo:font-size="12pt" officeooo:rsid="0931dbc6" style:font-size-asian="12pt" style:font-size-complex="12pt"/>
    </style:style>
    <style:style style:name="T1523" style:family="text">
      <style:text-properties fo:font-size="12pt" officeooo:rsid="094ba042" style:font-size-asian="12pt" style:font-size-complex="12pt"/>
    </style:style>
    <style:style style:name="T1524" style:family="text">
      <style:text-properties fo:font-size="12pt" officeooo:rsid="09531689" style:font-size-asian="12pt" style:font-size-complex="12pt"/>
    </style:style>
    <style:style style:name="T1525" style:family="text">
      <style:text-properties fo:font-size="12pt" officeooo:rsid="099b5e78" style:font-size-asian="12pt" style:font-size-complex="12pt"/>
    </style:style>
    <style:style style:name="T1526" style:family="text">
      <style:text-properties fo:font-size="12pt" officeooo:rsid="09c4ae9f" style:font-size-asian="12pt" style:font-size-complex="12pt"/>
    </style:style>
    <style:style style:name="T1527" style:family="text">
      <style:text-properties fo:font-size="12pt" officeooo:rsid="09c4f179" style:font-size-asian="12pt" style:font-size-complex="12pt"/>
    </style:style>
    <style:style style:name="T1528" style:family="text">
      <style:text-properties fo:font-size="12pt" officeooo:rsid="09c5a65a" style:font-size-asian="12pt" style:font-size-complex="12pt"/>
    </style:style>
    <style:style style:name="T1529" style:family="text">
      <style:text-properties fo:font-size="12pt" officeooo:rsid="09e75a19" style:font-size-asian="12pt" style:font-size-complex="12pt"/>
    </style:style>
    <style:style style:name="T1530" style:family="text">
      <style:text-properties fo:font-size="12pt" officeooo:rsid="09e90d84" style:font-size-asian="12pt" style:font-size-complex="12pt"/>
    </style:style>
    <style:style style:name="T1531" style:family="text">
      <style:text-properties fo:font-size="12pt" officeooo:rsid="09eb0572" style:font-size-asian="12pt" style:font-size-complex="12pt"/>
    </style:style>
    <style:style style:name="T1532" style:family="text">
      <style:text-properties fo:font-size="12pt" officeooo:rsid="09ee0df8" style:font-size-asian="12pt" style:font-size-complex="12pt"/>
    </style:style>
    <style:style style:name="T1533" style:family="text">
      <style:text-properties fo:font-size="12pt" officeooo:rsid="0a3f76d3" style:font-size-asian="12pt" style:font-size-complex="12pt"/>
    </style:style>
    <style:style style:name="T1534" style:family="text">
      <style:text-properties fo:font-size="12pt" officeooo:rsid="0a411cc4" style:font-size-asian="12pt" style:font-size-complex="12pt"/>
    </style:style>
    <style:style style:name="T1535" style:family="text">
      <style:text-properties fo:font-size="12pt" fo:font-weight="bold" officeooo:rsid="05bb11a6" style:font-name-asian="SimSun" style:font-size-asian="12pt" style:font-weight-asian="bold" style:font-name-complex="Arial" style:font-size-complex="12pt" style:font-weight-complex="bold"/>
    </style:style>
    <style:style style:name="T1536" style:family="text">
      <style:text-properties fo:font-size="12pt" fo:font-weight="bold" officeooo:rsid="065b0a68" style:font-name-asian="SimSun" style:font-size-asian="12pt" style:font-weight-asian="bold" style:font-name-complex="Arial" style:font-size-complex="12pt" style:font-weight-complex="bold"/>
    </style:style>
    <style:style style:name="T1537" style:family="text">
      <style:text-properties fo:font-size="12pt" fo:font-weight="bold" officeooo:rsid="065de250" style:font-name-asian="SimSun" style:font-size-asian="12pt" style:font-weight-asian="bold" style:font-name-complex="Arial" style:font-size-complex="12pt" style:font-weight-complex="bold"/>
    </style:style>
    <style:style style:name="T1538" style:family="text">
      <style:text-properties fo:font-size="12pt" fo:font-weight="bold" officeooo:rsid="068222b1" style:font-name-asian="SimSun" style:font-size-asian="12pt" style:font-weight-asian="bold" style:font-name-complex="Arial" style:font-size-complex="12pt" style:font-weight-complex="bold"/>
    </style:style>
    <style:style style:name="T1539" style:family="text">
      <style:text-properties style:font-name="Handwriting" fo:font-size="12pt" style:font-size-asian="12pt" style:font-size-complex="12pt"/>
    </style:style>
    <style:style style:name="T1540" style:family="text">
      <style:text-properties style:font-name="Handwriting" fo:font-size="12pt" officeooo:rsid="08f0114e" style:font-size-asian="12pt" style:font-size-complex="12pt"/>
    </style:style>
    <style:style style:name="T1541" style:family="text">
      <style:text-properties style:font-name="Handwriting" fo:font-size="12pt" officeooo:rsid="08f1677e" style:font-size-asian="12pt" style:font-size-complex="12pt"/>
    </style:style>
    <style:style style:name="T1542" style:family="text">
      <style:text-properties style:font-name="Handwriting" fo:font-size="12pt" officeooo:rsid="08f25bd3" style:font-size-asian="12pt" style:font-size-complex="12pt"/>
    </style:style>
    <style:style style:name="T1543" style:family="text">
      <style:text-properties style:font-name="Handwriting" fo:font-size="12pt" officeooo:rsid="08f42f2a" style:font-size-asian="12pt" style:font-size-complex="12pt"/>
    </style:style>
    <style:style style:name="T1544" style:family="text">
      <style:text-properties style:font-name="Handwriting" fo:font-size="12pt" officeooo:rsid="08f5d1fb" style:font-size-asian="12pt" style:font-size-complex="12pt"/>
    </style:style>
    <style:style style:name="T1545" style:family="text">
      <style:text-properties style:font-name="Handwriting" fo:font-size="12pt" officeooo:rsid="08f7a02d" style:font-size-asian="12pt" style:font-size-complex="12pt"/>
    </style:style>
    <style:style style:name="T1546" style:family="text">
      <style:text-properties style:font-name="Handwriting" fo:font-size="12pt" officeooo:rsid="08f9554b" style:font-size-asian="12pt" style:font-size-complex="12pt"/>
    </style:style>
    <style:style style:name="T1547" style:family="text">
      <style:text-properties style:font-name="Handwriting" fo:font-size="12pt" officeooo:rsid="08fa8553" style:font-size-asian="12pt" style:font-size-complex="12pt"/>
    </style:style>
    <style:style style:name="T1548" style:family="text">
      <style:text-properties style:font-name="Handwriting" fo:font-size="12pt" officeooo:rsid="08fb3be8" style:font-size-asian="12pt" style:font-size-complex="12pt"/>
    </style:style>
    <style:style style:name="T1549" style:family="text">
      <style:text-properties style:font-name="Handwriting" fo:font-size="12pt" officeooo:rsid="08fc3803" style:font-size-asian="12pt" style:font-size-complex="12pt"/>
    </style:style>
    <style:style style:name="T1550" style:family="text">
      <style:text-properties style:font-name="Handwriting" fo:font-size="12pt" officeooo:rsid="08fdeeb2" style:font-size-asian="12pt" style:font-size-complex="12pt"/>
    </style:style>
    <style:style style:name="T1551" style:family="text">
      <style:text-properties style:font-name="Handwriting" fo:font-size="12pt" officeooo:rsid="08ff83de" style:font-size-asian="12pt" style:font-size-complex="12pt"/>
    </style:style>
    <style:style style:name="T1552" style:family="text">
      <style:text-properties style:font-name="Handwriting" fo:font-size="12pt" officeooo:rsid="09018429" style:font-size-asian="12pt" style:font-size-complex="12pt"/>
    </style:style>
    <style:style style:name="T1553" style:family="text">
      <style:text-properties style:font-name="Handwriting" fo:font-size="12pt" officeooo:rsid="09042c03" style:font-size-asian="12pt" style:font-size-complex="12pt"/>
    </style:style>
    <style:style style:name="T1554" style:family="text">
      <style:text-properties style:font-name="Handwriting" fo:font-size="12pt" officeooo:rsid="09051a48" style:font-size-asian="12pt" style:font-size-complex="12pt"/>
    </style:style>
    <style:style style:name="T1555" style:family="text">
      <style:text-properties style:font-name="Handwriting" fo:font-size="12pt" officeooo:rsid="0907faa9" style:font-size-asian="12pt" style:font-size-complex="12pt"/>
    </style:style>
    <style:style style:name="T1556" style:family="text">
      <style:text-properties style:font-name="Handwriting" fo:font-size="12pt" officeooo:rsid="09080d16" style:font-size-asian="12pt" style:font-size-complex="12pt"/>
    </style:style>
    <style:style style:name="T1557" style:family="text">
      <style:text-properties style:font-name="Handwriting" fo:font-size="12pt" officeooo:rsid="09097d1e" style:font-size-asian="12pt" style:font-size-complex="12pt"/>
    </style:style>
    <style:style style:name="T1558" style:family="text">
      <style:text-properties style:font-name="Handwriting" fo:font-size="12pt" officeooo:rsid="07be969c" style:font-size-asian="12pt" style:font-size-complex="12pt"/>
    </style:style>
    <style:style style:name="T1559" style:family="text">
      <style:text-properties style:font-name="Handwriting" fo:font-size="12pt" officeooo:rsid="07fbac62" style:font-size-asian="12pt" style:font-size-complex="12pt"/>
    </style:style>
    <style:style style:name="T1560" style:family="text">
      <style:text-properties style:font-name="Handwriting" fo:font-size="12pt" officeooo:rsid="0833dcd2" style:font-size-asian="12pt" style:font-size-complex="12pt"/>
    </style:style>
    <style:style style:name="T1561" style:family="text">
      <style:text-properties style:font-name="Handwriting" fo:font-size="12pt" officeooo:rsid="08344c90" style:font-size-asian="12pt" style:font-size-complex="12pt"/>
    </style:style>
    <style:style style:name="T1562" style:family="text">
      <style:text-properties style:font-name="Handwriting" fo:font-size="12pt" officeooo:rsid="0834a966" style:font-size-asian="12pt" style:font-size-complex="12pt"/>
    </style:style>
    <style:style style:name="T1563" style:family="text">
      <style:text-properties style:font-name="Handwriting" fo:font-size="12pt" officeooo:rsid="0836aed2" style:font-size-asian="12pt" style:font-size-complex="12pt"/>
    </style:style>
    <style:style style:name="T1564" style:family="text">
      <style:text-properties style:font-name="Handwriting" fo:font-size="12pt" officeooo:rsid="08357b9c" style:font-size-asian="12pt" style:font-size-complex="12pt"/>
    </style:style>
    <style:style style:name="T1565" style:family="text">
      <style:text-properties style:font-name="Handwriting" fo:font-size="12pt" officeooo:rsid="09362785" style:font-size-asian="12pt" style:font-size-complex="12pt"/>
    </style:style>
    <style:style style:name="T1566" style:family="text">
      <style:text-properties style:font-name="Handwriting" fo:font-size="12pt" officeooo:rsid="09368bdf" style:font-size-asian="12pt" style:font-size-complex="12pt"/>
    </style:style>
    <style:style style:name="T1567" style:family="text">
      <style:text-properties style:font-name="Handwriting" fo:font-size="12pt" officeooo:rsid="0938f3bc" style:font-size-asian="12pt" style:font-size-complex="12pt"/>
    </style:style>
    <style:style style:name="T1568" style:family="text">
      <style:text-properties style:font-name="Handwriting" fo:font-size="12pt" officeooo:rsid="094ebd79" style:font-size-asian="12pt" style:font-size-complex="12pt"/>
    </style:style>
    <style:style style:name="T1569" style:family="text">
      <style:text-properties style:font-name="Handwriting" fo:font-size="12pt" officeooo:rsid="093a8d7f" style:font-size-asian="12pt" style:font-size-complex="12pt"/>
    </style:style>
    <style:style style:name="T1570" style:family="text">
      <style:text-properties style:font-name="Handwriting" fo:font-size="12pt" officeooo:rsid="094534f9" style:font-size-asian="12pt" style:font-size-complex="12pt"/>
    </style:style>
    <style:style style:name="T1571" style:family="text">
      <style:text-properties style:font-name="Handwriting" fo:font-size="12pt" officeooo:rsid="09a5da39" style:font-size-asian="12pt" style:font-size-complex="12pt"/>
    </style:style>
    <style:style style:name="T1572" style:family="text">
      <style:text-properties style:font-name="Handwriting" fo:font-size="12pt" officeooo:rsid="09ac5f5b" style:font-size-asian="12pt" style:font-size-complex="12pt"/>
    </style:style>
    <style:style style:name="T1573" style:family="text">
      <style:text-properties style:font-name="Handwriting" fo:font-size="12pt" officeooo:rsid="09a9d164" style:font-size-asian="12pt" style:font-size-complex="12pt"/>
    </style:style>
    <style:style style:name="T1574" style:family="text">
      <style:text-properties style:font-name="Handwriting" fo:font-size="12pt" officeooo:rsid="09abdad1" style:font-size-asian="12pt" style:font-size-complex="12pt"/>
    </style:style>
    <style:style style:name="T1575" style:family="text">
      <style:text-properties style:font-name="Handwriting" fo:font-size="12pt" officeooo:rsid="09ad9eb6" style:font-size-asian="12pt" style:font-size-complex="12pt"/>
    </style:style>
    <style:style style:name="T1576" style:family="text">
      <style:text-properties style:font-name="Handwriting" fo:font-size="12pt" officeooo:rsid="09aecffc" style:font-size-asian="12pt" style:font-size-complex="12pt"/>
    </style:style>
    <style:style style:name="T1577" style:family="text">
      <style:text-properties style:font-name="Handwriting" fo:font-size="12pt" officeooo:rsid="09b01a4e" style:font-size-asian="12pt" style:font-size-complex="12pt"/>
    </style:style>
    <style:style style:name="T1578" style:family="text">
      <style:text-properties style:font-name="Handwriting" fo:font-size="12pt" officeooo:rsid="09b02b6e" style:font-size-asian="12pt" style:font-size-complex="12pt"/>
    </style:style>
    <style:style style:name="T1579" style:family="text">
      <style:text-properties style:font-name="Handwriting" fo:font-size="12pt" officeooo:rsid="0902b11d" style:font-size-asian="12pt" style:font-size-complex="12pt"/>
    </style:style>
    <style:style style:name="T1580" style:family="text">
      <style:text-properties style:font-name="Handwriting" fo:font-size="12pt" officeooo:rsid="099b5e78" style:font-size-asian="12pt" style:font-size-complex="12pt"/>
    </style:style>
    <style:style style:name="T1581" style:family="text">
      <style:text-properties style:font-name="Handwriting" fo:font-size="12pt" officeooo:rsid="09b1bec3" style:font-size-asian="12pt" style:font-size-complex="12pt"/>
    </style:style>
    <style:style style:name="T1582" style:family="text">
      <style:text-properties style:font-name="Handwriting" fo:font-size="12pt" officeooo:rsid="09b3874e" style:font-size-asian="12pt" style:font-size-complex="12pt"/>
    </style:style>
    <style:style style:name="T1583" style:family="text">
      <style:text-properties style:font-name="Handwriting" fo:font-size="12pt" officeooo:rsid="09c8c646" style:font-size-asian="12pt" style:font-size-complex="12pt"/>
    </style:style>
    <style:style style:name="T1584" style:family="text">
      <style:text-properties style:font-name="Handwriting" fo:font-size="12pt" officeooo:rsid="09c8e127" style:font-size-asian="12pt" style:font-size-complex="12pt"/>
    </style:style>
    <style:style style:name="T1585" style:family="text">
      <style:text-properties style:font-name="Handwriting" fo:font-size="12pt" officeooo:rsid="09cc9be4" style:font-size-asian="12pt" style:font-size-complex="12pt"/>
    </style:style>
    <style:style style:name="T1586" style:family="text">
      <style:text-properties style:font-name="Handwriting" fo:font-size="12pt" officeooo:rsid="09cdd959" style:font-size-asian="12pt" style:font-size-complex="12pt"/>
    </style:style>
    <style:style style:name="T1587" style:family="text">
      <style:text-properties style:font-name="Handwriting" fo:font-size="12pt" officeooo:rsid="09cea41a" style:font-size-asian="12pt" style:font-size-complex="12pt"/>
    </style:style>
    <style:style style:name="T1588" style:family="text">
      <style:text-properties style:font-name="Handwriting" fo:font-size="12pt" officeooo:rsid="09cee256" style:font-size-asian="12pt" style:font-size-complex="12pt"/>
    </style:style>
    <style:style style:name="T1589" style:family="text">
      <style:text-properties style:font-name="Handwriting" fo:font-size="12pt" officeooo:rsid="09d13c8b" style:font-size-asian="12pt" style:font-size-complex="12pt"/>
    </style:style>
    <style:style style:name="T1590" style:family="text">
      <style:text-properties style:font-name="Handwriting" fo:font-size="12pt" officeooo:rsid="09d278eb" style:font-size-asian="12pt" style:font-size-complex="12pt"/>
    </style:style>
    <style:style style:name="T1591" style:family="text">
      <style:text-properties style:font-name="Handwriting" fo:font-size="12pt" officeooo:rsid="09d39a7f" style:font-size-asian="12pt" style:font-size-complex="12pt"/>
    </style:style>
    <style:style style:name="T1592" style:family="text">
      <style:text-properties style:font-name="Handwriting" fo:font-size="12pt" officeooo:rsid="09d4e078" style:font-size-asian="12pt" style:font-size-complex="12pt"/>
    </style:style>
    <style:style style:name="T1593" style:family="text">
      <style:text-properties style:font-name="Handwriting" fo:font-size="12pt" officeooo:rsid="09d517c9" style:font-size-asian="12pt" style:font-size-complex="12pt"/>
    </style:style>
    <style:style style:name="T1594" style:family="text">
      <style:text-properties style:font-name="Handwriting" fo:font-size="12pt" officeooo:rsid="09d5896a" style:font-size-asian="12pt" style:font-size-complex="12pt"/>
    </style:style>
    <style:style style:name="T1595" style:family="text">
      <style:text-properties style:font-name="Handwriting" fo:font-size="12pt" officeooo:rsid="09d5c988" style:font-size-asian="12pt" style:font-size-complex="12pt"/>
    </style:style>
    <style:style style:name="T1596" style:family="text">
      <style:text-properties style:font-name="Handwriting" fo:font-size="12pt" officeooo:rsid="09d71816" style:font-size-asian="12pt" style:font-size-complex="12pt"/>
    </style:style>
    <style:style style:name="T1597" style:family="text">
      <style:text-properties style:font-name="Handwriting" fo:font-size="12pt" officeooo:rsid="09d84e4f" style:font-size-asian="12pt" style:font-size-complex="12pt"/>
    </style:style>
    <style:style style:name="T1598" style:family="text">
      <style:text-properties style:font-name="Handwriting" fo:font-size="12pt" officeooo:rsid="09d8bf98" style:font-size-asian="12pt" style:font-size-complex="12pt"/>
    </style:style>
    <style:style style:name="T1599" style:family="text">
      <style:text-properties style:font-name="Handwriting" fo:font-size="12pt" officeooo:rsid="09da8c89" style:font-size-asian="12pt" style:font-size-complex="12pt"/>
    </style:style>
    <style:style style:name="T1600" style:family="text">
      <style:text-properties style:font-name="Handwriting" fo:font-size="12pt" officeooo:rsid="09dbf35e" style:font-size-asian="12pt" style:font-size-complex="12pt"/>
    </style:style>
    <style:style style:name="T1601" style:family="text">
      <style:text-properties style:font-name="Handwriting" fo:font-size="12pt" officeooo:rsid="09dd610f" style:font-size-asian="12pt" style:font-size-complex="12pt"/>
    </style:style>
    <style:style style:name="T1602" style:family="text">
      <style:text-properties style:font-name="Handwriting" fo:font-size="12pt" officeooo:rsid="09de999d" style:font-size-asian="12pt" style:font-size-complex="12pt"/>
    </style:style>
    <style:style style:name="T1603" style:family="text">
      <style:text-properties style:font-name="Handwriting" fo:font-size="12pt" officeooo:rsid="09dfeeb2" style:font-size-asian="12pt" style:font-size-complex="12pt"/>
    </style:style>
    <style:style style:name="T1604" style:family="text">
      <style:text-properties style:font-name="Handwriting" fo:font-size="12pt" officeooo:rsid="09e01b1f" style:font-size-asian="12pt" style:font-size-complex="12pt"/>
    </style:style>
    <style:style style:name="T1605" style:family="text">
      <style:text-properties style:font-name="Handwriting" fo:font-size="12pt" officeooo:rsid="09e52901" style:font-size-asian="12pt" style:font-size-complex="12pt"/>
    </style:style>
    <style:style style:name="T1606" style:family="text">
      <style:text-properties style:font-name="Handwriting" fo:font-size="12pt" officeooo:rsid="07734b8e" style:font-size-asian="12pt" style:font-size-complex="12pt"/>
    </style:style>
    <style:style style:name="T1607" style:family="text">
      <style:text-properties style:font-name="Handwriting" fo:font-size="12pt" officeooo:rsid="09fd9c31" style:font-size-asian="12pt" style:font-size-complex="12pt"/>
    </style:style>
    <style:style style:name="T1608" style:family="text">
      <style:text-properties style:font-name="Handwriting" fo:font-size="12pt" officeooo:rsid="09ff45ed" style:font-size-asian="12pt" style:font-size-complex="12pt"/>
    </style:style>
    <style:style style:name="T1609" style:family="text">
      <style:text-properties style:font-name="Handwriting" fo:font-size="12pt" officeooo:rsid="0a0fa359" style:font-size-asian="12pt" style:font-size-complex="12pt"/>
    </style:style>
    <style:style style:name="T1610" style:family="text">
      <style:text-properties style:font-name="Handwriting" fo:font-size="12pt" officeooo:rsid="0a10bc92" style:font-size-asian="12pt" style:font-size-complex="12pt"/>
    </style:style>
    <style:style style:name="T1611" style:family="text">
      <style:text-properties style:font-name="Handwriting" fo:font-size="12pt" officeooo:rsid="0a126e72" style:font-size-asian="12pt" style:font-size-complex="12pt"/>
    </style:style>
    <style:style style:name="T1612" style:family="text">
      <style:text-properties style:font-name="Handwriting" fo:font-size="12pt" officeooo:rsid="0a15dd24" style:font-size-asian="12pt" style:font-size-complex="12pt"/>
    </style:style>
    <style:style style:name="T1613" style:family="text">
      <style:text-properties style:font-name="Handwriting" fo:font-size="12pt" officeooo:rsid="0a16d19f" style:font-size-asian="12pt" style:font-size-complex="12pt"/>
    </style:style>
    <style:style style:name="T1614" style:family="text">
      <style:text-properties style:font-name="Handwriting" fo:font-size="12pt" officeooo:rsid="08f42f2a" style:font-name-asian="SimSun" style:font-size-asian="12pt" style:font-name-complex="Arial" style:font-size-complex="12pt"/>
    </style:style>
    <style:style style:name="T1615" style:family="text">
      <style:text-properties style:font-name="Handwriting" fo:font-size="12pt" officeooo:rsid="0907faa9" style:font-name-asian="SimSun" style:font-size-asian="12pt" style:font-name-complex="Arial" style:font-size-complex="12pt"/>
    </style:style>
    <style:style style:name="T1616" style:family="text">
      <style:text-properties style:font-name="Handwriting" fo:font-size="12pt" officeooo:rsid="095068e0" style:font-name-asian="SimSun" style:font-size-asian="12pt" style:font-name-complex="Arial" style:font-size-complex="12pt"/>
    </style:style>
    <style:style style:name="T1617" style:family="text">
      <style:text-properties style:font-name="Handwriting" fo:font-size="12pt" officeooo:rsid="09ac5f5b" style:font-name-asian="SimSun" style:font-size-asian="12pt" style:font-name-complex="Arial" style:font-size-complex="12pt"/>
    </style:style>
    <style:style style:name="T1618" style:family="text">
      <style:text-properties style:font-name="Handwriting" fo:font-size="12pt" officeooo:rsid="09b1bec3" style:font-name-asian="SimSun" style:font-size-asian="12pt" style:font-name-complex="Arial" style:font-size-complex="12pt"/>
    </style:style>
    <style:style style:name="T1619" style:family="text">
      <style:text-properties style:font-name="Handwriting" fo:font-size="12pt" officeooo:rsid="09c8ccb0" style:font-name-asian="SimSun" style:font-size-asian="12pt" style:font-name-complex="Arial" style:font-size-complex="12pt"/>
    </style:style>
    <style:style style:name="T1620" style:family="text">
      <style:text-properties style:font-name="Handwriting" fo:font-size="12pt" officeooo:rsid="09ce7fcf" style:font-name-asian="SimSun" style:font-size-asian="12pt" style:font-name-complex="Arial" style:font-size-complex="12pt"/>
    </style:style>
    <style:style style:name="T1621" style:family="text">
      <style:text-properties style:font-name="Handwriting" fo:font-size="12pt" officeooo:rsid="09cea41a" style:font-name-asian="SimSun" style:font-size-asian="12pt" style:font-name-complex="Arial" style:font-size-complex="12pt"/>
    </style:style>
    <style:style style:name="T1622" style:family="text">
      <style:text-properties style:font-name="Handwriting" fo:font-size="12pt" officeooo:rsid="09cee256" style:font-name-asian="SimSun" style:font-size-asian="12pt" style:font-name-complex="Arial" style:font-size-complex="12pt"/>
    </style:style>
    <style:style style:name="T1623" style:family="text">
      <style:text-properties style:font-name="Handwriting" fo:font-size="12pt" officeooo:rsid="09d06060" style:font-name-asian="SimSun" style:font-size-asian="12pt" style:font-name-complex="Arial" style:font-size-complex="12pt"/>
    </style:style>
    <style:style style:name="T1624" style:family="text">
      <style:text-properties style:font-name="Handwriting" fo:font-size="12pt" officeooo:rsid="0a151b0e" style:font-name-asian="SimSun" style:font-size-asian="12pt" style:font-name-complex="Arial" style:font-size-complex="12pt"/>
    </style:style>
    <style:style style:name="T1625" style:family="text">
      <style:text-properties style:font-name="Handwriting" fo:font-size="12pt" officeooo:rsid="00d021fc" style:font-name-asian="SimSun" style:font-size-asian="12pt" style:font-name-complex="Arial" style:font-size-complex="12pt"/>
    </style:style>
    <style:style style:name="T1626" style:family="text">
      <style:text-properties style:font-name="Handwriting" fo:font-size="12pt" officeooo:rsid="012b3248" style:font-name-asian="SimSun" style:font-size-asian="12pt" style:font-name-complex="Arial" style:font-size-complex="12pt"/>
    </style:style>
    <style:style style:name="T1627" style:family="text">
      <style:text-properties style:font-name="Handwriting" fo:font-size="12pt" officeooo:rsid="01450a45" style:font-name-asian="SimSun" style:font-size-asian="12pt" style:font-name-complex="Arial" style:font-size-complex="12pt"/>
    </style:style>
    <style:style style:name="T1628" style:family="text">
      <style:text-properties style:font-name="Handwriting" fo:font-size="12pt" officeooo:rsid="0145172c" style:font-name-asian="SimSun" style:font-size-asian="12pt" style:font-name-complex="Arial" style:font-size-complex="12pt"/>
    </style:style>
    <style:style style:name="T1629" style:family="text">
      <style:text-properties style:font-name="Handwriting" fo:font-size="12pt" officeooo:rsid="02bc5d4f" style:font-name-asian="SimSun" style:font-size-asian="12pt" style:font-name-complex="Arial" style:font-size-complex="12pt"/>
    </style:style>
    <style:style style:name="T1630" style:family="text">
      <style:text-properties style:font-name="Handwriting" fo:font-size="12pt" officeooo:rsid="02c3c484" style:font-name-asian="SimSun" style:font-size-asian="12pt" style:font-name-complex="Arial" style:font-size-complex="12pt"/>
    </style:style>
    <style:style style:name="T1631" style:family="text">
      <style:text-properties style:font-name="Handwriting" fo:font-size="12pt" officeooo:rsid="02c55270" style:font-name-asian="SimSun" style:font-size-asian="12pt" style:font-name-complex="Arial" style:font-size-complex="12pt"/>
    </style:style>
    <style:style style:name="T1632" style:family="text">
      <style:text-properties style:font-name="Handwriting" fo:font-size="12pt" officeooo:rsid="0a5f9c8a" style:font-name-asian="SimSun" style:font-size-asian="12pt" style:font-name-complex="Arial" style:font-size-complex="12pt"/>
    </style:style>
    <style:style style:name="T1633" style:family="text">
      <style:text-properties style:font-name="Handwriting" fo:font-size="12pt" officeooo:rsid="0a64ca46" style:font-name-asian="SimSun" style:font-size-asian="12pt" style:font-name-complex="Arial" style:font-size-complex="12pt"/>
    </style:style>
    <style:style style:name="T1634" style:family="text">
      <style:text-properties style:font-name="Handwriting" fo:font-size="12pt" officeooo:rsid="0a64f77f" style:font-name-asian="SimSun" style:font-size-asian="12pt" style:font-name-complex="Arial" style:font-size-complex="12pt"/>
    </style:style>
    <style:style style:name="T1635" style:family="text">
      <style:text-properties style:font-name="Handwriting" fo:font-size="12pt" officeooo:rsid="0a70268b" style:font-name-asian="SimSun" style:font-size-asian="12pt" style:font-name-complex="Arial" style:font-size-complex="12pt"/>
    </style:style>
    <style:style style:name="T1636" style:family="text">
      <style:text-properties style:font-name="Handwriting" fo:font-size="12pt" officeooo:rsid="0a703f09" style:font-name-asian="SimSun" style:font-size-asian="12pt" style:font-name-complex="Arial" style:font-size-complex="12pt"/>
    </style:style>
    <style:style style:name="T1637" style:family="text">
      <style:text-properties style:font-name="Handwriting" fo:font-size="12pt" fo:font-weight="normal" officeooo:rsid="0065ecb8" style:font-size-asian="12pt" style:font-weight-asian="normal" style:font-size-complex="12pt" style:font-weight-complex="normal"/>
    </style:style>
    <style:style style:name="T1638"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1639"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1640"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1641"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1642"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1643"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1644"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1645"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1646"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1647"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1648"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1649" style:family="text">
      <style:text-properties officeooo:rsid="09080d16"/>
    </style:style>
    <style:style style:name="T1650" style:family="text">
      <style:text-properties officeooo:rsid="090b8ab2"/>
    </style:style>
    <style:style style:name="T1651" style:family="text">
      <style:text-properties officeooo:rsid="090ce0c5"/>
    </style:style>
    <style:style style:name="T1652" style:family="text">
      <style:text-properties officeooo:rsid="090ebc5b"/>
    </style:style>
    <style:style style:name="T1653" style:family="text">
      <style:text-properties officeooo:rsid="090f8862"/>
    </style:style>
    <style:style style:name="T1654" style:family="text">
      <style:text-properties officeooo:rsid="0913a52b"/>
    </style:style>
    <style:style style:name="T1655" style:family="text">
      <style:text-properties officeooo:rsid="0914b755"/>
    </style:style>
    <style:style style:name="T1656" style:family="text">
      <style:text-properties officeooo:rsid="0918c8a5"/>
    </style:style>
    <style:style style:name="T1657" style:family="text">
      <style:text-properties officeooo:rsid="091ffc41"/>
    </style:style>
    <style:style style:name="T1658" style:family="text">
      <style:text-properties officeooo:rsid="0921d048"/>
    </style:style>
    <style:style style:name="T1659" style:family="text">
      <style:text-properties officeooo:rsid="092386e0"/>
    </style:style>
    <style:style style:name="T1660" style:family="text">
      <style:text-properties officeooo:rsid="0923b8d0"/>
    </style:style>
    <style:style style:name="T1661" style:family="text">
      <style:text-properties officeooo:rsid="092501b8"/>
    </style:style>
    <style:style style:name="T1662" style:family="text">
      <style:text-properties officeooo:rsid="0925c9ce"/>
    </style:style>
    <style:style style:name="T1663" style:family="text">
      <style:text-properties officeooo:rsid="0946b9cc"/>
    </style:style>
    <style:style style:name="T1664" style:family="text">
      <style:text-properties officeooo:rsid="094c2341"/>
    </style:style>
    <style:style style:name="T1665" style:family="text">
      <style:text-properties officeooo:rsid="094db52a"/>
    </style:style>
    <style:style style:name="T1666" style:family="text">
      <style:text-properties officeooo:rsid="095068e0"/>
    </style:style>
    <style:style style:name="T1667" style:family="text">
      <style:text-properties officeooo:rsid="09513439"/>
    </style:style>
    <style:style style:name="T1668" style:family="text">
      <style:text-properties officeooo:rsid="0952a8c8"/>
    </style:style>
    <style:style style:name="T1669" style:family="text">
      <style:text-properties officeooo:rsid="0956689a"/>
    </style:style>
    <style:style style:name="T1670" style:family="text">
      <style:text-properties officeooo:rsid="095b6341"/>
    </style:style>
    <style:style style:name="T1671" style:family="text">
      <style:text-properties officeooo:rsid="095ca827"/>
    </style:style>
    <style:style style:name="T1672" style:family="text">
      <style:text-properties officeooo:rsid="095f2d63"/>
    </style:style>
    <style:style style:name="T1673" style:family="text">
      <style:text-properties officeooo:rsid="09615632"/>
    </style:style>
    <style:style style:name="T1674" style:family="text">
      <style:text-properties officeooo:rsid="0966d5e1"/>
    </style:style>
    <style:style style:name="T1675" style:family="text">
      <style:text-properties officeooo:rsid="096755fa"/>
    </style:style>
    <style:style style:name="T1676" style:family="text">
      <style:text-properties officeooo:rsid="09695451"/>
    </style:style>
    <style:style style:name="T1677" style:family="text">
      <style:text-properties officeooo:rsid="096f6cf7"/>
    </style:style>
    <style:style style:name="T1678" style:family="text">
      <style:text-properties officeooo:rsid="09703cf9"/>
    </style:style>
    <style:style style:name="T1679" style:family="text">
      <style:text-properties officeooo:rsid="09717885"/>
    </style:style>
    <style:style style:name="T1680" style:family="text">
      <style:text-properties officeooo:rsid="0971e939"/>
    </style:style>
    <style:style style:name="T1681" style:family="text">
      <style:text-properties officeooo:rsid="097b4a4d"/>
    </style:style>
    <style:style style:name="T1682" style:family="text">
      <style:text-properties officeooo:rsid="097cc093"/>
    </style:style>
    <style:style style:name="T1683" style:family="text">
      <style:text-properties officeooo:rsid="097dce87"/>
    </style:style>
    <style:style style:name="T1684" style:family="text">
      <style:text-properties officeooo:rsid="0981fdaf"/>
    </style:style>
    <style:style style:name="T1685" style:family="text">
      <style:text-properties officeooo:rsid="098534b4"/>
    </style:style>
    <style:style style:name="T1686" style:family="text">
      <style:text-properties officeooo:rsid="098fe88b"/>
    </style:style>
    <style:style style:name="T1687" style:family="text">
      <style:text-properties officeooo:rsid="0991933f"/>
    </style:style>
    <style:style style:name="T1688" style:family="text">
      <style:text-properties officeooo:rsid="09930f99"/>
    </style:style>
    <style:style style:name="T1689" style:family="text">
      <style:text-properties officeooo:rsid="0993a8f4"/>
    </style:style>
    <style:style style:name="T1690" style:family="text">
      <style:text-properties officeooo:rsid="0997288d"/>
    </style:style>
    <style:style style:name="T1691" style:family="text">
      <style:text-properties officeooo:rsid="0999c163"/>
    </style:style>
    <style:style style:name="T1692" style:family="text">
      <style:text-properties officeooo:rsid="099e1ef1"/>
    </style:style>
    <style:style style:name="T1693" style:family="text">
      <style:text-properties officeooo:rsid="099e875d"/>
    </style:style>
    <style:style style:name="T1694" style:family="text">
      <style:text-properties officeooo:rsid="09a03f27"/>
    </style:style>
    <style:style style:name="T1695" style:family="text">
      <style:text-properties officeooo:rsid="09a043c2"/>
    </style:style>
    <style:style style:name="T1696" style:family="text">
      <style:text-properties officeooo:rsid="09a38955"/>
    </style:style>
    <style:style style:name="T1697" style:family="text">
      <style:text-properties officeooo:rsid="09a5da39"/>
    </style:style>
    <style:style style:name="T1698" style:family="text">
      <style:text-properties officeooo:rsid="09b54908"/>
    </style:style>
    <style:style style:name="T1699" style:family="text">
      <style:text-properties officeooo:rsid="09b5a72e"/>
    </style:style>
    <style:style style:name="T1700" style:family="text">
      <style:text-properties officeooo:rsid="09b98888"/>
    </style:style>
    <style:style style:name="T1701" style:family="text">
      <style:text-properties officeooo:rsid="09b9a02c"/>
    </style:style>
    <style:style style:name="T1702" style:family="text">
      <style:text-properties officeooo:rsid="09bfade8"/>
    </style:style>
    <style:style style:name="T1703" style:family="text">
      <style:text-properties officeooo:rsid="09c49411"/>
    </style:style>
    <style:style style:name="T1704" style:family="text">
      <style:text-properties officeooo:rsid="09cab88e"/>
    </style:style>
    <style:style style:name="T1705" style:family="text">
      <style:text-properties officeooo:rsid="09ef78f1"/>
    </style:style>
    <style:style style:name="T1706" style:family="text">
      <style:text-properties officeooo:rsid="09f016ad"/>
    </style:style>
    <style:style style:name="T1707" style:family="text">
      <style:text-properties officeooo:rsid="09f07e17"/>
    </style:style>
    <style:style style:name="T1708" style:family="text">
      <style:text-properties officeooo:rsid="09f083d6"/>
    </style:style>
    <style:style style:name="T1709" style:family="text">
      <style:text-properties officeooo:rsid="09f191c5"/>
    </style:style>
    <style:style style:name="T1710" style:family="text">
      <style:text-properties officeooo:rsid="09f21397"/>
    </style:style>
    <style:style style:name="T1711" style:family="text">
      <style:text-properties officeooo:rsid="09f28047"/>
    </style:style>
    <style:style style:name="T1712" style:family="text">
      <style:text-properties officeooo:rsid="09f35542"/>
    </style:style>
    <style:style style:name="T1713" style:family="text">
      <style:text-properties officeooo:rsid="09f39652"/>
    </style:style>
    <style:style style:name="T1714" style:family="text">
      <style:text-properties officeooo:rsid="09f42b9a"/>
    </style:style>
    <style:style style:name="T1715" style:family="text">
      <style:text-properties officeooo:rsid="09f5f2b0"/>
    </style:style>
    <style:style style:name="T1716" style:family="text">
      <style:text-properties officeooo:rsid="09f67f96"/>
    </style:style>
    <style:style style:name="T1717" style:family="text">
      <style:text-properties officeooo:rsid="09f79535"/>
    </style:style>
    <style:style style:name="T1718" style:family="text">
      <style:text-properties officeooo:rsid="09f80eae"/>
    </style:style>
    <style:style style:name="T1719" style:family="text">
      <style:text-properties officeooo:rsid="09f9eb20"/>
    </style:style>
    <style:style style:name="T1720" style:family="text">
      <style:text-properties officeooo:rsid="0a1c2ee3"/>
    </style:style>
    <style:style style:name="T1721" style:family="text">
      <style:text-properties officeooo:rsid="0a1da429"/>
    </style:style>
    <style:style style:name="T1722" style:family="text">
      <style:text-properties officeooo:rsid="0a1f6f99"/>
    </style:style>
    <style:style style:name="T1723" style:family="text">
      <style:text-properties officeooo:rsid="0a20487e"/>
    </style:style>
    <style:style style:name="T1724" style:family="text">
      <style:text-properties officeooo:rsid="0a21c2b1"/>
    </style:style>
    <style:style style:name="T1725" style:family="text">
      <style:text-properties officeooo:rsid="0a23aa0a"/>
    </style:style>
    <style:style style:name="T1726" style:family="text">
      <style:text-properties officeooo:rsid="0a24bc5f"/>
    </style:style>
    <style:style style:name="T1727" style:family="text">
      <style:text-properties officeooo:rsid="0a262fbb"/>
    </style:style>
    <style:style style:name="T1728" style:family="text">
      <style:text-properties officeooo:rsid="0a2640e3"/>
    </style:style>
    <style:style style:name="T1729" style:family="text">
      <style:text-properties officeooo:rsid="0a26a90d"/>
    </style:style>
    <style:style style:name="T1730" style:family="text">
      <style:text-properties officeooo:rsid="0a283ca6"/>
    </style:style>
    <style:style style:name="T1731" style:family="text">
      <style:text-properties officeooo:rsid="0a29f79d"/>
    </style:style>
    <style:style style:name="T1732" style:family="text">
      <style:text-properties officeooo:rsid="0a2a2f3d"/>
    </style:style>
    <style:style style:name="T1733" style:family="text">
      <style:text-properties officeooo:rsid="0a2f9a54"/>
    </style:style>
    <style:style style:name="T1734" style:family="text">
      <style:text-properties officeooo:rsid="0a33096e"/>
    </style:style>
    <style:style style:name="T1735" style:family="text">
      <style:text-properties officeooo:rsid="0a33d324"/>
    </style:style>
    <style:style style:name="T1736" style:family="text">
      <style:text-properties officeooo:rsid="0a34f2ef"/>
    </style:style>
    <style:style style:name="T1737" style:family="text">
      <style:text-properties officeooo:rsid="0a3768ca"/>
    </style:style>
    <style:style style:name="T1738" style:family="text">
      <style:text-properties officeooo:rsid="0a3925b4"/>
    </style:style>
    <style:style style:name="T1739" style:family="text">
      <style:text-properties officeooo:rsid="0a39ff73"/>
    </style:style>
    <style:style style:name="T1740" style:family="text">
      <style:text-properties officeooo:rsid="0a3b9235"/>
    </style:style>
    <style:style style:name="T1741" style:family="text">
      <style:text-properties officeooo:rsid="0a3ce1aa"/>
    </style:style>
    <style:style style:name="T1742" style:family="text">
      <style:text-properties officeooo:rsid="0a446714"/>
    </style:style>
    <style:style style:name="T1743" style:family="text">
      <style:text-properties officeooo:rsid="0a44baac"/>
    </style:style>
    <style:style style:name="T1744" style:family="text">
      <style:text-properties officeooo:rsid="0a464fb8"/>
    </style:style>
    <style:style style:name="T1745" style:family="text">
      <style:text-properties officeooo:rsid="0a4ca761"/>
    </style:style>
    <style:style style:name="T1746" style:family="text">
      <style:text-properties officeooo:rsid="0a4cb66e"/>
    </style:style>
    <style:style style:name="T1747" style:family="text">
      <style:text-properties officeooo:rsid="0a4dad95"/>
    </style:style>
    <style:style style:name="T1748" style:family="text">
      <style:text-properties officeooo:rsid="0a4ede1d"/>
    </style:style>
    <style:style style:name="T1749" style:family="text">
      <style:text-properties officeooo:rsid="0a4fd917"/>
    </style:style>
    <style:style style:name="T1750" style:family="text">
      <style:text-properties officeooo:rsid="0a50a505"/>
    </style:style>
    <style:style style:name="T1751" style:family="text">
      <style:text-properties officeooo:rsid="0a527e0a"/>
    </style:style>
    <style:style style:name="T1752" style:family="text">
      <style:text-properties officeooo:rsid="0a5c89cf"/>
    </style:style>
    <style:style style:name="T1753" style:family="text">
      <style:text-properties officeooo:rsid="0a63b483"/>
    </style:style>
    <style:style style:name="T1754" style:family="text">
      <style:text-properties officeooo:rsid="0a673c1b"/>
    </style:style>
    <style:style style:name="T1755" style:family="text">
      <style:text-properties officeooo:rsid="0a685c25"/>
    </style:style>
    <style:style style:name="T1756" style:family="text">
      <style:text-properties officeooo:rsid="0a72350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36"><text:span text:style-name="T1539">54,</text:span><text:span text:style-name="T1625">878 – </text:span><text:span text:style-name="T1626">45,000 BBT|1-9878 YH—So Kahn works to rebuild Orun society. </text:span><text:span text:style-name="T1627">It is only by the Orun’s belief in the Akobi as a divine being, an Apotheid, that Orun society is able to continue. The changing climates of the world are held at bay by the power of the Akobi</text:span><text:span text:style-name="T1628">.</text:span><text:span text:style-name="T1626"> His prophets, the members of the Wonak, usher the Orun to move inland as the warming climate quickly raises the sea level. The Orun return to the ancient cities and begin a great reconstruction. </text:span><text:span text:style-name="T1629">The cities are rebuilt larger than ever before, </text:span><text:span text:style-name="T1635">and by 5</text:span><text:span text:style-name="T1636">2</text:span><text:span text:style-name="T1635">,000 BBT the Akobate expands to its former territory. S</text:span><text:span text:style-name="T1633">ome Orun begin to leave to explore the wide new world, changed forever by the Usada</text:span><text:span text:style-name="T1629">. They live on the outskirts for however long they can, but the climatic fluctuations outside the continuance of the Akobi doesn’t allow for any long-term </text:span><text:span text:style-name="T1630">society </text:span><text:span text:style-name="T1629">to grasp hold. </text:span><text:span text:style-name="T1630">The largest </text:span><text:span text:style-name="T1634">of these </text:span><text:span text:style-name="T1630">migrations come in the 47</text:span><text:span text:style-name="T744">th</text:span><text:span text:style-name="T1630"> millennium </text:span><text:span text:style-name="T1631">(~7878 YH)</text:span><text:span text:style-name="T1630">, when global obliquity peaks. In the centuries </text:span><text:span text:style-name="T1632">le</text:span><text:span text:style-name="T1630">ading up to this time and the centuries within the 47</text:span><text:span text:style-name="T744">th</text:span><text:span text:style-name="T1630"> millennium, migrations of Orun leave the northeast of Nomenes.</text:span><text:span text:style-name="T1629"> They live as small groups, moving and roaming with the seasons and the years. A new culture of Orun, </text:span><text:span text:style-name="T1630">the Nlashikir,</text:span><text:span text:style-name="T1629">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1634">The Nlashikir number 200,000 by 45k BBT, and the rest of the Orun number 2.5 million.</text:span></text:p>
      <text:p text:style-name="P103"/>
      <text:p text:style-name="P103"/>
      <text:p text:style-name="P136">Soon after the first Rhun arrive in Nomenes they reach Ebo and are met by Orun. One among the Rhun, Heht<text:span text:style-name="T1755">(an?)</text:span>, feels a bubbling rage within him. He fled the destruction of Rhunendor where the deities of the Rhun abandoned them. The gods were gone, false, dead. This is what he knew. His partner was slain by the floods. He bore hardships unnumbered. <text:span text:style-name="T1754">His parents taught him that the gods had betrayed the Rhun, but here a god lived: the Akobi. Hehtan could not stand it. He, the first natural born epinost of the Rhun, was powerful and uncontrollable. He assassinates So Kahn and flees the city, intent on killing all false gods. So Kahn, not truly able to be killed, loses his body and retires to the caves of Isinku. The Alagidi begins the process of finding a new Akobi, and in the meantime the Rhun are driven from Orun lands, and many of them are </text:span><text:soft-page-break/><text:span text:style-name="T1754">slaughtered. Some that survive make their way south, to the central sea and to the Cerisians...</text:span></text:p>
      <text:p text:style-name="P103">A new Alagidi is trained and chosen, and So Kahn eventually passes, his mask placed alongside the other Akobi in Isinku.</text:p>
      <text:p text:style-name="P103"/>
      <text:p text:style-name="P103">-<text:span text:style-name="T1753">This is around the time that the Rhun reach Nomenes. Does a “God Killer” Rhun kill So Kahn? How would he even do that, with So Kahn so powerful?</text:span></text:p>
      <text:p text:style-name="P104"/>
      <text:p text:style-name="P137">The Rhun</text:p>
      <text:p text:style-name="P161"><text:span text:style-name="T1083">54,</text:span><text:span text:style-name="T1084">878 </text:span><text:span text:style-name="T1083">BBT|1 </text:span><text:span text:style-name="T1085">YH—</text:span><text:span text:style-name="T1086">The Waith Rhun were in shock. Rhunendor was utterly deformed—the center of the continent was pushed down into a crater </text:span><text:span text:style-name="T1087">with sharply rising walls</text:span><text:span text:style-name="T1086">, the crust of the world shattering into a new mountain range, </text:span><text:span text:style-name="T1088">the Rambel</text:span><text:span text:style-name="T1086">. </text:span><text:span text:style-name="T1087">Lava spewed from the destruction, </text:span><text:span text:style-name="T1089">but the dust was pulled with the magic of the Usada toward the earth. The massive amount of rock and dust filled the crater and buried the remains of the Conduit. </text:span><text:span text:style-name="T1090">The magical energy of the Usada was captured in the crust of the world, expanding in a web-like network from the location of the Conduit</text:span><text:span text:style-name="T1089">, now completely crystallized </text:span><text:span text:style-name="T1090">along with Rinadure within it</text:span><text:span text:style-name="T1089">. </text:span><text:span text:style-name="T1091">Their farms were destroyed. The city was overfilled with those waith that were formerly villagers nearby. Those that did not seek refuge in Rin</text:span><text:span text:style-name="T1092">a</text:span><text:span text:style-name="T1091">dure were killed in the destruction. </text:span><text:span text:style-name="T1093">When the gates of the Conduit finally opened, the waith saw only the golden sand under a sky filled with new stars and galaxies. It was a beautiful and tragic day. </text:span><text:span text:style-name="T1094">The Usada, the retribution of </text:span><text:span text:style-name="T1095">Asfalon</text:span><text:span text:style-name="T1094">, was over. The traitorous Waith Akh were defeated. Possibly wiped from the world. The Waith Rhun could only hope that the legacy of the waith, the astar that Guire created, were yet surviving. </text:span><text:span text:style-name="T1096">The Gwenyn did not know the full extent of the destruction, and they sought the answer with Selor, </text:span><text:span text:style-name="T1097">who still grew in the buried city.</text:span></text:p>
      <text:p text:style-name="P13"><text:span text:style-name="T279"><text:tab/>As the</text:span><text:span text:style-name="T280">y</text:span><text:span text:style-name="T279"> meditated underneath Selor’s branches, they learned of the Atanosta and the return of the astar to Nomenes. </text:span><text:span text:style-name="T281">The Gwenyn also began to fall under the spell of Sana whispering through Selor, just as he did to Raededir on Lónacuma. </text:span><text:span text:style-name="T280">Vash Bash, Sana, knew the Gwenyn were the most valuable of the waith. His revenge against their people would be final, and it would start with these two brothers.</text:span></text:p>
      <text:p text:style-name="P105"/>
      <text:p text:style-name="P14"><text:span text:style-name="T278"><text:tab/></text:span><text:span text:style-name="T282">In these first years after the end of the Usada, the Waith Rhun remained in the crystal fortress of Rinadure. The Gwenyn and </text:span><text:span text:style-name="T283">other waith </text:span><text:span text:style-name="T263">Ariel</text:span><text:span text:style-name="T283"> supported the population in the barren landscape.</text:span> Here Hundië and Insúlo kept the artifacts of old: the Risilus, the Tablets of Mallorn, and Taregil. <text:span text:style-name="T403">In a short time, though, the waith realized they could not support everyone within the confines of the city. </text:span><text:span text:style-name="T411">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404">They left en-mass through the desert they then called Elerume, </text:span><text:span text:style-name="T405">and after only </text:span><text:span text:style-name="T262">two</text:span><text:span text:style-name="T405"> decades Rinadure was left abandoned—except for the Gwenyn </text:span><text:span text:style-name="T407">and a few of their followers</text:span><text:span text:style-name="T405">. Although many of the groups begged their </text:span><text:soft-page-break/><text:span text:style-name="T405">beloved heroes to join them in abandoning Rinadure, the Gwenyn were too enthralled—enchanted, even—by Sana speaking through Selor. </text:span><text:span text:style-name="T406">The Gwenyn were powerful and skilled beyond many of the others around them, but they were still young, barely 100 years old, </text:span><text:span text:style-name="T408">and naive. </text:span><text:span text:style-name="T409">As Rinadure emptied, they stayed with their few followers like monks in an ancient monastery.</text:span></text:p>
      <text:p text:style-name="P15"><text:tab/><text:span text:style-name="T409">The Gwenyn taught their followers the basics of the magic used to entrap the Usada, a form they called Corilyan Shaping. Their teachings covered the flow of </text:span><text:span text:style-name="T263">magical</text:span><text:span text:style-name="T409"> energy and its covenant with life as described by Mallorn in his tablets, the </text:span><text:span text:style-name="T8">resonances</text:span><text:span text:style-name="T409"> </text:span><text:span text:style-name="T263">imprinted in Corilya of</text:span><text:span text:style-name="T409"> all things in Tyeluum, and the intersection of these magics. </text:span><text:span text:style-name="T410">As the next centuries pass, though, Hundië and Insúlo become further enraptured by the voice of Sana, and they begin to hold their secrets of magic more jealously from their followers, who are called the Istamb.</text:span></text:p>
      <text:p text:style-name="P15"><text:tab/><text:span text:style-name="T410">With their masters spiraling into the state of paranoia and distrust that many of the Istamb remembered in Raededir, </text:span><text:span text:style-name="T412">many leave Rinadure entirely, traveling as lone vagrants or joining the new Waith Rhun societies.</text:span></text:p>
      <text:p text:style-name="P15"/>
      <text:p text:style-name="P16"><text:tab/>The first of these societies to be born <text:span text:style-name="T413">was the </text:span><text:span text:style-name="T266">town</text:span><text:span text:style-name="T413"> of </text:span><text:span text:style-name="T414">Cevast in the mountain range south of the new Rambel crater rim, </text:span><text:span text:style-name="T415">called the Harol mountains</text:span><text:span text:style-name="T414">. </text:span><text:span text:style-name="T264">One of the Ariel of Rinadure, Hithu, led the largest group of waith from Rinadure </text:span><text:span text:style-name="T267">there</text:span><text:span text:style-name="T264">. </text:span><text:span text:style-name="T416">The northern edge of the Harol mountains look</text:span><text:span text:style-name="T267">ed</text:span><text:span text:style-name="T416"> over the massive lake, Orsanen, and </text:span><text:span text:style-name="T267">t</text:span><text:span text:style-name="T416">he slopes </text:span><text:span text:style-name="T267">were</text:span><text:span text:style-name="T416"> barren at high altitudes and melded into thick forests surrounding the lake, and it was on a mountain bluff that the town of Cevast was founded. </text:span><text:span text:style-name="T267">Cevast</text:span><text:span text:style-name="T264"> was small compared with the mighty Rinadure, and the forests around it were filled mostly with small villages. </text:span><text:span text:style-name="T267">These villages spread around the southern bank of the lake.</text:span><text:span text:style-name="T264"> The Waith Rhun’s material culture quickly changed as the linen of Glinoras deteriorated and the jewelry of Haloras broke down. </text:span><text:span text:style-name="T265">While flax had been spread to Rhunendor from Luazil, many of the wild fields of the flower were killed in the Usada. New budding fields were just beginning to expand in the northwestern parts of Rhunendor behind the receding glaciers. </text:span><text:span text:style-name="T267">The clothing of these Waith Rhun around Orsanen </text:span><text:span text:style-name="T268">became primarily wool, harvested from the sheep native to the Harol mountains.</text:span></text:p>
      <text:p text:style-name="P16"><text:span text:style-name="T268"><text:tab/></text:span><text:span text:style-name="T271">Other Waith Rhun were led east, into the wide forests that then covered the region south of the Vitol. These were the forests that remained of the Iantar, the massive forest summoned to hide the city of Rinadure before the Ora Lupei. </text:span><text:span text:style-name="T272">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273">This place was Enyalien Salyon, “Memories of the Stalwart”.</text:span></text:p>
      <text:p text:style-name="P16"><text:span text:style-name="T268"><text:tab/></text:span><text:span text:style-name="T269">The world around the Waith Rhun was calm. The Usada was ended, and the cloud of sorrow covering their people was over, though it ended in cataclysm. The stars were new and the world was alight under a beautiful sky. The town of Cevast </text:span><text:span text:style-name="T270">and the people in the hinterlands of Orsanen were, finally, hopeful.</text:span></text:p>
      <text:p text:style-name="P106"/>
      <text:p text:style-name="P144"><text:soft-page-break/><text:span text:style-name="T326">54,4</text:span><text:span text:style-name="T274">81-</text:span><text:span text:style-name="T275">47,481</text:span><text:span text:style-name="T326"> BBT|398-</text:span><text:span text:style-name="T420">7398</text:span><text:span text:style-name="T326"> YH—</text:span><text:span text:style-name="T417">The magic of the Ariel failed. </text:span><text:span text:style-name="T418">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419">This marks the beginning of the end of the ancient waith.</text:span></text:p>
      <text:p text:style-name="P144"><text:tab/><text:span text:style-name="T421">At the time of Apythia’s ritual, the new Waith Rhun towns were still young and growing. Ariel inexperienced in governing mixed with those mages that ruled small towns before the end of the Usada. </text:span><text:span text:style-name="T422">With the collapse of untranslated magic, the Ariel now had no right to rule, no claim to the throne. Nobody did. The magocracy of the waith fell into ashes, </text:span><text:span text:style-name="T423">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424">They fell into a Dark Ages of social collapse, where villages became isolated and small, and starvation and famine drove some to banditry and raiding. This was the way of Rhunendor in all except three towns: Cevast in the Harol mountain slopes, </text:span><text:span text:style-name="T425">Paswaren in the fertile plains south of the Vitol, </text:span><text:span text:style-name="T426">and Cafuin nestled in the eastern Vitol forests, north of Paswaren.</text:span></text:p>
      <text:p text:style-name="P144"><text:tab/><text:span text:style-name="T427">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44"><text:tab/><text:span text:style-name="T427">After the collapse of magic and the disappearance of the Ariel of Paswaren, a group of temple priests five atta strong took charge of the city and the nearby villages.</text:span></text:p>
      <text:p text:style-name="P144"><text:tab/><text:span text:style-name="T427">To the north, the </text:span><text:span text:style-name="T428">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44"/>
      <text:p text:style-name="P144"><text:tab/><text:span text:style-name="T428">These three cities knew of each other, connected by many messengers sent out by Simea in the first days of her rule, though few of her envoys actually made it to their destinations. </text:span><text:span text:style-name="T429">They engaged in distant trade at first, though as the other towns and villages along the paths fell into disarray, the trade grew difficult. Bandit lords grew strong, and social unrest grew in Cafuin as food from Paswaren dwindled.</text:span></text:p>
      <text:p text:style-name="P144"/>
      <text:p text:style-name="P107"><text:tab/><text:span text:style-name="T430">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ext:soft-page-break/>to the understanding of the world, the principles of the <text:span text:style-name="T430">Waith </text:span>Rhun, <text:span text:style-name="T430">and the recording of their history</text:span>. Among the Coave was that of Strength, headed by Sarniell; that of Stone, headed by Mirel; that Wind, headed by Lend; and that of the Trees, headed by Orthenon. <text:span text:style-name="T430">The themes of the Coave were mainly ceremonial, and within each were many low-relief carvings covering the walls and stone tablets bearing written testimony of the people and priests of Cevast.</text:span></text:p>
      <text:p text:style-name="P107"/>
      <text:p text:style-name="P107"><text:tab/><text:span text:style-name="T431">These three small kingdoms grew </text:span><text:span text:style-name="T432">slowly </text:span><text:span text:style-name="T431">larger over the following four millennia, </text:span><text:span text:style-name="T432">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433">Hovolo was driven by the famines brought by the wildly changing seasons and climate, which were also hitting the other cities.</text:span></text:p>
      <text:p text:style-name="P107"><text:tab/><text:span text:style-name="T433">With Paswaren dissolving after the raids of Hovolo, it was not long that Cafuin followed. The populous starved and rioted against Lirinis, executing her on the palace steps. </text:span><text:span text:style-name="T434">With that act, Cafuin and Paswaren blinked out from the lights of history.</text:span></text:p>
      <text:p text:style-name="P107"/>
      <text:p text:style-name="P107"><text:tab/><text:span text:style-name="T435">Cevast was separated from the other two kingdoms, and it held on for several centuries more before flooding of lake Orsanen </text:span><text:span text:style-name="T436">drove raids into the city on the mountain slopes. </text:span><text:span text:style-name="T437">The raids pressured the city and starved its people, though the city continued even after these raiders fled. The fall of Cevast was slow but inevitable. </text:span><text:span text:style-name="T688">The city</text:span><text:span text:style-name="T437"> eventually fad</text:span><text:span text:style-name="T688">ed</text:span><text:span text:style-name="T437"> away and le</text:span><text:span text:style-name="T688">ft</text:span><text:span text:style-name="T437"> the Coaves abandoned, </text:span><text:span text:style-name="T688">occasionally used by roving bands as temporary shelter</text:span><text:span text:style-name="T437">.</text:span></text:p>
      <text:p text:style-name="P107"/>
      <text:p text:style-name="P107"><text:tab/><text:span text:style-name="T438">After this time, Rhunendor was inhabited by small, migratory settlements or tribes and nomadic bands of hunter gatherers. </text:span><text:span text:style-name="T439">The waith were perfect for this lifestyle—their mild shapechanging abilities allowed their bodies and guts to adapt to many types of foods and environments. </text:span><text:span text:style-name="T440">The waith’s short history of cities came to a silent close.</text:span></text:p>
      <text:p text:style-name="P107"/>
      <text:p text:style-name="P107"><text:tab/>-<text:span text:style-name="T445">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44"><text:tab/><text:span text:style-name="T441">Eres was also present in the Waith Rhun during this time. As Apythia’s ritual came closer, Eres realized the danger it would pose to the civilization of the waith. </text:span><text:span text:style-name="T442">She began to communicate to and influence some Istamb that left Rinadure after their training with the Gwenyn. These Istamb gathered in the growing town of Cevast to the south, </text:span><text:span text:style-name="T504">in the Coave of Strength under Sarniell. </text:span><text:span text:style-name="T509">Eres rarely communicated personally with her cultists, instead sending her followers in Seladost to relay her messages. </text:span><text:span text:style-name="T510">This cult, the first large group that Eres gathered in Mediul, knew their patron to be Berhayeth, “Distant Queen”. </text:span><text:span text:style-name="T276">They were distantly removed from the time before the Usada, and few would have flocked to Eres’s call had they known it to be her.</text:span><text:span text:style-name="T510"> </text:span><text:span text:style-name="T505">The Coave of Strength </text:span><text:soft-page-break/><text:span text:style-name="T505">brought in many that took to the following of the Istamb and of Eres above them, and at one point this cult of Eres </text:span><text:span text:style-name="T506">sent many fighters north to Rinadure in an attempt to recover the Tablets of Mallorn, which Eres believed were necessary to bring magic back to the </text:span><text:span text:style-name="T507">hands of mortals.</text:span></text:p>
      <text:p text:style-name="P162"><text:span text:style-name="T1337"><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338">and the ring Risilus, and he left Rinadure to walk into the desert to die.</text:span></text:p>
      <text:p text:style-name="P155"><text:span text:style-name="T508"><text:tab/>The cult of Eres found only Insúlo the swordsman in Rinadure when they arrived. Insúlo, crazed, drew the blade of Astaldan and cut through many of the foes before he was finally felled. The followers of Eres, led by </text:span><text:span text:style-name="T509">the woman Faraeth, </text:span><text:span text:style-name="T511">set out to search the wide desert for Hundië. </text:span><text:span text:style-name="T689">These followers of Berhayeth remained unified as a tribal cult, their central goal to find the Tablets of Mallorn.</text:span></text:p>
      <text:p text:style-name="P155"/>
      <text:p text:style-name="P156"><text:tab/><text:span text:style-name="T1001">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000">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56"><text:span text:style-name="T996"><text:tab/>Hundie witnesses the fantastic struggle between Revelation and Knowledge. The two Lineaments, each a fraction of reality itself, battled in the sands of Rhunendor. </text:span><text:span text:style-name="T997">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998">forced itself inside the body of Hundie and overpowered him. Using Hundie, Revelation forced Knowledge’s tether on Risilus. U</text:span><text:span text:style-name="T999">nless</text:span><text:span text:style-name="T998"> Revelation freed Hundie, Knowledge would be captured for eternity.</text:span></text:p>
      <text:p text:style-name="P156"/>
      <text:p text:style-name="P163"><text:span text:style-name="T1339">51,000 – </text:span><text:span text:style-name="T1340">45,500</text:span><text:span text:style-name="T1339">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1341">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63"><text:soft-page-break/><text:span text:style-name="T1341"><text:tab/></text:span><text:span text:style-name="T1340">Hundie was nearly caught in the desert, escaping by a hairs-breadth as the hunters of Berhayeth fired arrows at him. He lost some of the Tablet shards, which were picked up and treasured by the cult following him. </text:span><text:span text:style-name="T1341">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1342">Not since the Usada had a mortal held so much power over a Lineament. </text:span><text:span text:style-name="T1343">Normally, a Lineament of Asfalon would have absolute power over a mortal of their own plane, but Vash Bash held Onsinta, a piece of the body of Artifex. He resisted the influence of Asfalon and forced a deal between the two beings.</text:span><text:span text:style-name="T1341"> </text:span><text:span text:style-name="T1344">Hundie left the desert, and Revelation set himself upon a new goal. In order to save Hundie, the </text:span><text:span text:style-name="T1345">cult of Berhayeth and the </text:span><text:span text:style-name="T1344">civilization of the Rhun must crumble. </text:span><text:span text:style-name="T1346">In the chaos of this collapse, Hundie would scatter the shards of the Tablets of Mallorn among the isolated Rhun </text:span><text:span text:style-name="T1347">and be free from pursuit forever. </text:span><text:span text:style-name="T1348">Hundie-Revelation sought a worthy fighter, Hovolo, and instigated the warmongering raids that would go on to destroy the last cities of the Rhun.</text:span></text:p>
      <text:p text:style-name="P157"/>
      <text:p text:style-name="P163"><text:span text:style-name="T1348"><text:tab/></text:span><text:span text:style-name="T1349">At the end of this time, Hundie-Revelation </text:span><text:span text:style-name="T1350">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1351">The death of a Lineament is violent. The earth rocked and shook, and the highland rim of eastern Rhunendor crumbled. </text:span><text:span text:style-name="T1352">After an initial catastrophic flood, the basin filled over the following centuries. T</text:span><text:span text:style-name="T1353">he central lowland plains of Rhunendor were flooded by the waters of the ocean. The ruins of Paswaren and the statue garden were devoured, forever lost to the bottom of the new sea.</text:span></text:p>
      <text:p text:style-name="P106"><text:tab/><text:span text:style-name="T1002">These earthquakes also initiated several eruptions in the volcanic belt north of Rhunendor. The ash from these eruptions briefly dimmed the world and led to crop failure across the globe.</text:span></text:p>
      <text:p text:style-name="P106"/>
      <text:p text:style-name="P164"><text:span text:style-name="T1354">4</text:span><text:span text:style-name="T1355">4</text:span><text:span text:style-name="T1354">,</text:span><text:span text:style-name="T1355">000</text:span><text:span text:style-name="T1356"> BBT—</text:span><text:span text:style-name="T1355">By this time, the Rhun have struggled for too long at sedentary life. Their cities were built but destroyed by the changing climate far before the lives of their inhabitants ended. </text:span><text:span text:style-name="T1357">The slow migration of Rhun away from Rhunendor begins in earnest around this time. </text:span><text:span text:style-name="T1358">These migrants build the powerful ships of their ancestors and sail away, following the ocean currents to </text:span><text:span text:style-name="T1359">Yaltali and northern Nomenes, southeast and northeast Adasol, the Halcinaline, and western Luazil.</text:span></text:p>
      <text:p text:style-name="P164"><text:soft-page-break/><text:span text:style-name="T1359"><text:tab/>-</text:span><text:span text:style-name="T1360">The 100,000 Rhun that migrate to Adasol </text:span><text:span text:style-name="T1361">form roving bands through much of the northeastern forests and prairies.</text:span></text:p>
      <text:p text:style-name="P17"/>
      <text:p text:style-name="P237">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237">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237">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18"/>
      <text:p text:style-name="P140">The Vanhar</text:p>
      <text:p text:style-name="P11"><text:span text:style-name="T1356">54,4</text:span><text:span text:style-name="T1362">81- </text:span><text:span text:style-name="T175">48,010</text:span><text:span text:style-name="T1362"> </text:span><text:span text:style-name="T176">BBT|</text:span><text:span text:style-name="T175">398-6869 YH</text:span><text:span text:style-name="T1356">—</text:span><text:span text:style-name="T1363">Much like the waith of Rhunendor, the loss of magic devastated the society of the Vanhar. </text:span><text:span text:style-name="T1364">Their rulers were deposed and their cities fell into chaos—the Vanhar, like many of the Rhun at the end of their civilization, believed their gods to be dead. </text:span><text:span text:style-name="T1365">Some fled the chaos and returned to the surface world once the ice </text:span><text:soft-page-break/><text:span text:style-name="T1365">receded. These people roamed in bands for millennia. Most remained below, where the cities of Undutalath and Lumiria were taken under the rule of powerful warlords.</text:span></text:p>
      <text:p text:style-name="P4"/>
      <text:p text:style-name="P12"><text:span text:style-name="T175">48,010</text:span><text:span text:style-name="T1362"> </text:span><text:span text:style-name="T176">BBT|</text:span><text:span text:style-name="T175">6869 YH</text:span><text:span text:style-name="T1356">—</text:span><text:span text:style-name="T1366">After several millennia of harsh rule and the disintegration of their old society, the Vanhar cities in the Morinuin had calmed. This steady state </text:span><text:span text:style-name="T1367">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8"/>
      <text:p text:style-name="P141">Western Nomenes</text:p>
      <text:p text:style-name="P19">54,<text:span text:style-name="T277">878</text:span> -54,8<text:span text:style-name="T277">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512">n</text:span>. In surveying the oasis, the peaks rose sharp to the north, and a heavy fog sat over the western cliffs. <text:span text:style-name="T512">The mountains were name </text:span><text:span text:style-name="T284">W</text:span><text:span text:style-name="T512">eswesum </text:span><text:span text:style-name="T513">(“Like the territory of the Saxum”)</text:span><text:span text:style-name="T512">.</text:span> From Dinaelin issued the river Rhu Bel, flowing east across the endless savanna <text:span text:style-name="T514">and red desert</text:span> Palanim. Rhu Bel snaked through the hills and dunes of the plains, carrying with it the green of Tellin. This new land the astar named Nomenes. Upon the hills in Tellin the astar Nomeni <text:span text:style-name="T515">first settled and created camp. Some that stayed there permanently built houses of the light sandstone towards the issue of the Rhu Bel. This place became the </text:span><text:span text:style-name="T285">settlement</text:span><text:span text:style-name="T515"> of Anatelea. </text:span><text:span text:style-name="T516">Where the astar settled, the spirits of the world around them awakened.</text:span><text:span text:style-name="T515">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359">Ten million astar awoke on Nomenes. Within the following centuries, those astar would spread from Tellin to the east and west, </text:span><text:span text:style-name="T1756">beginning a saga of great expansion. The first tribes and family groups to leave Tellin found themselves wandering </text:span><text:span text:style-name="T359">over </text:span><text:span text:style-name="T260">10</text:span><text:span text:style-name="T359">00 kilometers from the coast to the steppes beyond the mouth of the Rhu Bel. </text:span><text:span text:style-name="T361">From northeast to southwest the astar spread over 1500 kilometers along the Weswesum mountain range.</text:span><text:span text:style-name="T359"> </text:span><text:span text:style-name="T360">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2"><text:tab/><text:span text:style-name="T517">Not all astar agreed with the actions the elders pursued with the Waith. Some believed that Nixia should never have pulled the Anariima from the heavens, or that they </text:span><text:soft-page-break/><text:span text:style-name="T517">never should have sailed east with the Waith. To these astar, magic was the hubris of the Waith—</text:span><text:span text:style-name="T286">it</text:span><text:span text:style-name="T517"> gave the people a greater power than the other spirits. </text:span><text:span text:style-name="T518">This did not sit well with them, for should all spirits not have the same power? </text:span><text:span text:style-name="T517">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517">Leithan’s apprentice </text:span><text:span text:style-name="T519">and knew the spirits of the tools and the ice</text:span><text:span text:style-name="T517">.</text:span> She worked to <text:span text:style-name="T517">shape</text:span> the tools and weapons of the astar and was chosen to accompany the Cestani to repair the ships should they be damaged. Eliadis grew in reputation as a strong-minded woman, talented and far reaching. She made a point to be known, to be helpful to <text:span text:style-name="T520">the spirit of the people</text:span>. She fought alongside Tirwen upon the cliffs of Thoryollo and was felled by the warriors of the Waith Akh. She took the call of Mallorn as he led the pilgrimage of the astar back to Nuinen. <text:span text:style-name="T521">S</text:span><text:span text:style-name="T517">he returned to ensure that the astar did not fall into the same destruction as the Waith before them</text:span>. In that moment, she knew that she would dedicate her new life to the exploration of <text:span text:style-name="T517">the spirits and the </text:span>belief<text:span text:style-name="T517">s of the astar </text:span><text:span text:style-name="T519">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522">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523">proto-city of </text:span><text:span text:style-name="T522">Anatelea. Within the primitive city were </text:span><text:span text:style-name="T523">some</text:span><text:span text:style-name="T522"> who had learned magic before the Atanosta. </text:span><text:span text:style-name="T21">Numbering less than twenty,</text:span><text:span text:style-name="T522"> </text:span><text:span text:style-name="T287">t</text:span><text:span text:style-name="T522">hese people became known as vraji, and they </text:span><text:span text:style-name="T523">quickly grew in importance and influence. </text:span><text:soft-page-break/><text:span text:style-name="T523">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277">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text:span><text:soft-page-break/><text:span text:style-name="T5">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288">2</text:span><text:span text:style-name="T277">8</text:span>-<text:span text:style-name="T6">54,7</text:span><text:span text:style-name="T288">0</text:span><text:span text:style-name="T277">8</text:span> BBT|<text:span text:style-name="T10">51</text:span>-<text:span text:style-name="T10">171</text:span> Y<text:span text:style-name="T10">H</text:span>—<text:span text:style-name="T524">The catamaran of Apythia and Faranwe set well in the waters off the western shores, and the two set off on the western currents. They </text:span>travel around the globe, stopping at islands and continents <text:span text:style-name="T524">to seek Rinadure or other lost peoples</text:span>. <text:span text:style-name="T525">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526">on the southern coasts of Luazil</text:span> and some Waith. <text:span text:style-name="T6">Using the stars to guide them, they find their way to Rhunendor.</text:span></text:p>
      <text:p text:style-name="P22"/>
      <text:p text:style-name="P22"><text:span text:style-name="T527">54,7</text:span><text:span text:style-name="T288">08</text:span><text:span text:style-name="T527">-54,</text:span><text:span text:style-name="T288">498</text:span> BBT|<text:span text:style-name="T10">171-381</text:span> Y<text:span text:style-name="T528">H</text:span>—<text:span text:style-name="T7">They land on Rhunendor and travel until they find Rinadure and the remnants of the Waith there, </text:span><text:span text:style-name="T529">only the Gwenyn and their few Istamb followers</text:span><text:span text:style-name="T7">. The city of Rinadure now sat buried at the center of a wasteland destroyed by the trapping of Usada. They were welcomed to the </text:span><text:span text:style-name="T270">ruins</text:span><text:span text:style-name="T7">, and t</text:span>hey <text:span text:style-name="T530">talked long</text:span> with the Gwenyn to learn more about how they trapped the Usada, <text:span text:style-name="T530">for perhaps the two astar could trap the magic of the astar in the same way</text:span>. <text:span text:style-name="T530">Hundië and Insúlo heard the plight of the two astar, </text:span><text:span text:style-name="T529">and Sana within the tree of Selor heard as well. His voice snapped into the minds of the Gwenyn, </text:span><text:span text:style-name="T530">and they agreed that magic was too powerful to be used by those who did not fully understand it. They were developing their art of Corilyan Shaping at the time, and believed that through their method the magic of all mortal beings could be limited. </text:span><text:span text:style-name="T531">They knew even then, </text:span><text:span text:style-name="T529">in the backs of their minds clouded by Sana, </text:span><text:span text:style-name="T531">that the waith relied on magic. Without it, their people could not survive.</text:span><text:span text:style-name="T530"> As Apythia and Faranwe stayed in Rinadure, the Gwenyn</text:span> <text:span text:style-name="T532">taught them Corilyan Flow from the Tablets of Mallorn</text:span>. <text:span text:style-name="T530">They lived and studied there for many years, even meditating under Selor’s light to better understand the magic. It is from Selor that Apythia learns of Herya’rosintilya in Oria. She spoke to Insúlo about the Shard of Hera’roilya, and he told her reverently of </text:span><text:soft-page-break/><text:span text:style-name="T530">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533">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238">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4"/>
      <text:p text:style-name="P26"><text:span text:style-name="T527">54,</text:span><text:span text:style-name="T288">498</text:span><text:span text:style-name="T534">-54,4</text:span><text:span text:style-name="T288">81</text:span> BBT|<text:span text:style-name="T10">381-398</text:span> Y<text:span text:style-name="T528">H</text:span>—<text:span text:style-name="T261">Apythia and Faranwe</text:span> return<text:span text:style-name="T535">ed</text:span> to Rinadure and t<text:span text:style-name="T535">ook</text:span> Taregil <text:span text:style-name="T536">from its resting place, as agreed to by the Gwenyn</text:span>. <text:span text:style-name="T536">They also scratched copies of the Tablets of Mallorn, though they left the originals in Rinadure. </text:span><text:span text:style-name="T537">These scratchings they made in secret, as Faranwe suspected the corruption of the Gwenyn.</text:span><text:span text:style-name="T536"> From Rinadure the pair sailed south to Nomenes guided by the stars, where they returned in secret to Anatelea.</text:span></text:p>
      <text:p text:style-name="P27"/>
      <text:p text:style-name="P28"><text:span text:style-name="T536">54,8</text:span><text:span text:style-name="T277">38-</text:span><text:span text:style-name="T274">54,481</text:span><text:span text:style-name="T536"> BBT|</text:span><text:span text:style-name="T10">41-</text:span><text:span text:style-name="T538">398</text:span><text:span text:style-name="T536"> Y</text:span><text:span text:style-name="T10">H</text:span><text:span text:style-name="T528">—</text:span><text:span text:style-name="T539">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text:span><text:soft-page-break/><text:span text:style-name="T539">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540">the spirits should not be commanded. It was the order of the world, and by this order did the astar exist. Magic as the vraji used it was in opposition to this order. </text:span><text:span text:style-name="T289">L</text:span><text:span text:style-name="T540">ike a euphoric </text:span><text:span text:style-name="T289">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539"> </text:span><text:span text:style-name="T540">It was in one of her trances that Eliadis felt the balance snap. A new spirit had burrowed out from deep within the forest. An angry spirit, built from the apprehension of the astar and the palpable fear </text:span><text:span text:style-name="T519">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290">Eliadis</text:span><text:span text:style-name="T519"> </text:span><text:span text:style-name="T541">plead to </text:span><text:span text:style-name="T290">him</text:span><text:span text:style-name="T541">, as </text:span><text:span text:style-name="T519">she knew </text:span><text:span text:style-name="T541">Tirwen would not listen. She </text:span><text:span text:style-name="T519">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261">H</text:span><text:span text:style-name="T541">e saw the pain that </text:span><text:span text:style-name="T23">magic was</text:span><text:span text:style-name="T541">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291">Anatelea</text:span><text:span text:style-name="T23">.</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5"><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text:span><text:soft-page-break/><text:span text:style-name="T31">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7"/>
      <text:p text:style-name="P29"><text:span text:style-name="T326">54,4</text:span><text:span text:style-name="T274">81</text:span><text:span text:style-name="T326"> BBT|398 YH—</text:span><text:span text:style-name="T536">Apythia stole into the house of Mear, </text:span><text:span text:style-name="T542">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543"> </text:span><text:span text:style-name="T542">The three left the house in search of Mear </text:span><text:span text:style-name="T543">as the waking shouts of Tirwen’s warriors tore through the night. Apythia, Faranwe, and Toran followed the commotion of the warriors into the forest.</text:span></text:p>
      <text:p text:style-name="P30"><text:span text:style-name="T536"><text:tab/></text:span><text:span text:style-name="T543">As they sneaked quietly </text:span><text:span text:style-name="T292">away from the</text:span><text:span text:style-name="T543"> sight of the warriors, </text:span><text:span text:style-name="T293">Apythia and Faranwe</text:span><text:span text:style-name="T536"> explained their journey to the young astar, telling Toran of their desire to limit the astar’s access to magic to protect everyone from repeating the history of the waith. Faranwe </text:span><text:span text:style-name="T294">told</text:span><text:span text:style-name="T536"> Toran </text:span><text:span text:style-name="T544">of </text:span><text:span text:style-name="T536">the fall of the waith, what he and Apythia feared would happen again.</text:span></text:p>
      <text:p text:style-name="P30"><text:span text:style-name="T536"><text:tab/></text:span><text:span text:style-name="T543">The trio </text:span><text:span text:style-name="T545">suddenly came upon a clearing, the moonlight of Cel painting the grizzly seen in a soft blue light. Bodies lay mangled on the crushed ferns, trees were torn from the dirt. </text:span><text:span text:style-name="T546">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544">Mear threw spheres of magical fire and crackling bolts of energy at the spirit from behind the lines of warriors, though each shot seemed only to infuriate the monster further. Apythia gasped at the sight of the battle </text:span><text:span text:style-name="T547">and ran </text:span><text:span text:style-name="T548">to meet Mear.</text:span></text:p>
      <text:p text:style-name="P30"><text:span text:style-name="T548"><text:tab/></text:span><text:span text:style-name="T549">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550">in the initial confrontation</text:span><text:span text:style-name="T549">. </text:span><text:span text:style-name="T550">Tirwen refused to back down from the monster. Apythia told Mear of the ritual she learned from Herya’rosintilya in Oria—she believed that, if the astar were to give up their magic through this ritual, the spirit may back down. </text:span><text:span text:style-name="T551">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soft-page-break/><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551"><text:tab/></text:span><text:span text:style-name="T552">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552"><text:tab/></text:span><text:span text:style-name="T553">With no hope in sight and the certain destruction of Anatelea written before them, Apythia turned to Mear. “The ritual must be done without Tirwen’s approval, then. Come, Mear, we should flee this place.” </text:span><text:span text:style-name="T554">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555">Toran protested, shouting at his father. Mear was far too important a figure to be sacrificed here—there was too much knowledge he had still not shared. He, Toran, would give himself to Apythia’s doom. </text:span><text:span text:style-name="T556">Mear would not back down, though, even with Toran’s pleading. As Apythia began to finish the ritual circle, Mear handed Toran his spear. “You must defend us, Toran, if Tirwen comes to stop this doom. Our fate lies upon your spear.”</text:span></text:p>
      <text:p text:style-name="P32"><text:span text:style-name="T536"><text:tab/>Apythia took Taregil from her cloak and planted it at the center of the freshly carved ritual circle. The light burst forth over Anatelea like the sun, and the ritual beg</text:span><text:span text:style-name="T295">an</text:span><text:span text:style-name="T536">. </text:span><text:span text:style-name="T557">A cord of Taregil would be necessary to bind the spirits of all beings to Mear.</text:span><text:span text:style-name="T536"> Apythia and Faranwe stand opposite each other, weaving the magic of the astar between them. They saw the flow of </text:span><text:span text:style-name="T295">Mear</text:span><text:span text:style-name="T536">’s soul, and they bound to it the </text:span><text:span text:style-name="T554">hundreds of </text:span><text:span text:style-name="T536">thousands of souls of all astar they felt. </text:span><text:span text:style-name="T558">They reached farther, beyond the astar.</text:span><text:span text:style-name="T536"> Apythia’s sight was unbounded with the aid of Taregil, for as any difference in space is so too a difference in time, she saw the souls of astar everywhere. She saw the souls of the Loss’kelvar, the fëa, the Waith in Rinadure, and she bound them all to </text:span><text:span text:style-name="T295">Mear</text:span><text:span text:style-name="T536">. </text:span><text:span text:style-name="T555">Eliadis and Toran watched from the side in awe of the power bursting from the dais.</text:span><text:span text:style-name="T536"> </text:span><text:span text:style-name="T554">As the light of Taregil banished the night around the temple, Tirwen saw it from her distance. She glanced at Ruiwen, fighting beside her, and called to the other warriors: “Hold the beast off! I sense treachery </text:span><text:span text:style-name="T555">within the city. Come, Ruiwen.”</text:span></text:p>
      <text:p text:style-name="P32"><text:span text:style-name="T555"><text:tab/>Toran watched his father </text:span><text:span text:style-name="T559">in dismay, but steadfastly stood outside the now-glowing ritual circle. It was not long before he spun to the approach of two new figures. The </text:span><text:span text:style-name="T296">figures</text:span><text:span text:style-name="T559"> of </text:span><text:span text:style-name="T560">Tirwen and Ruiwen cast long dancing shadows in the light of Taregil, </text:span><text:span text:style-name="T561">each baring spears </text:span><text:span text:style-name="T562">towards the spiritualists. </text:span><text:span text:style-name="T536">Apythia called to them, “Do not stop us, or you will </text:span><text:soft-page-break/><text:span text:style-name="T536">cause the destruction of all life. This must be done.” </text:span><text:span text:style-name="T563">Tirwen saw only treachery. She channeled her magic into </text:span><text:span text:style-name="T297">her spear</text:span><text:span text:style-name="T563"> and ran at Faranwe. </text:span><text:span text:style-name="T564">Toran leaped in front of her, deflecting her spear with his. </text:span><text:span text:style-name="T297">Mear</text:span><text:span text:style-name="T563"> looked to his </text:span><text:span text:style-name="T297">son</text:span><text:span text:style-name="T563">, his face pained not from the ritual but from the burden of the many souls now tied to his. </text:span><text:span text:style-name="T565">He felt a rush of emotions—fear from someone nearby, pain from the distant battle with the monstrous spirit, anger, love. The thoughts and feelings of all those he was connected to flooded Mear.</text:span></text:p>
      <text:p text:style-name="P33"><text:tab/><text:span text:style-name="T297">Toran</text:span><text:span text:style-name="T563"> dodged and jumped, but the daughter of Nixia was quick. As she was about to strike </text:span><text:span text:style-name="T297">him</text:span><text:span text:style-name="T563"> down, another blade crossed hers: the sword of Ruiwen. “</text:span><text:span text:style-name="T564">You cannot be so blind as to think that monstrous spirit will be turned by our hands, Tirwen. It was our hands and our magic that brought it upon us! This has always been our doom—the ritual must go on!</text:span><text:span text:style-name="T563">” </text:span><text:span text:style-name="T564">Tirwen was pushed back by the combined force of Ruiwen and Toran, allowing Apythia, Faranwe, and Eliadis time to push their wills onward. The nexus of all mortal beings </text:span><text:span text:style-name="T297">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563"><text:tab/></text:span><text:span text:style-name="T566">As the light began to fade, Apythia called out, </text:span><text:span text:style-name="T563">“</text:span><text:span text:style-name="T564">It is almost complete, Mear. It will only be a few seconds more!” Apythia’s eyes gleamed in the light, Taregil washing over her body as it moved with the ritual. </text:span><text:span text:style-name="T567">The light dimmed. </text:span><text:span text:style-name="T568">Eliadis screamed. Tirwen’s spear was run through Ruiwen’s heart, and behind her Toran lay in a pool of blood. Apythia gasped, “Mear, don’t. You must stay!” </text:span><text:span text:style-name="T569">Even as she spoke, Apythia knew it was futile. Mear could not watch his son die. Apythia knew the ritual would be broken, and she feared for whatever consequences would come.</text:span><text:span text:style-name="T568"> With the light of Taregil still </text:span><text:span text:style-name="T570">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570"><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571">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oft-page-break/><text:span text:style-name="T571"><text:tab/></text:span><text:span text:style-name="T572">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572"><text:tab/>In the aftermath of the ritual, Apythia and Eliadis spoke to the monstrous spirit and </text:span><text:span text:style-name="T573">calmed it. The spirit seemed satisfied by the sacrifice made by the spiritualists and returned to the depths of the forest. Tirwen seemed older, as if her spirit had aged suddenly for the years of timelessness granted </text:span><text:span text:style-name="T574">in her previous life </text:span><text:span text:style-name="T573">by Linarata Envintule.</text:span></text:p>
      <text:p text:style-name="P36"><text:span text:style-name="T573"><text:tab/></text:span><text:span text:style-name="T575">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65"><text:span text:style-name="T1383"><text:tab/></text:span><text:span text:style-name="T1384">The ritual did not reach its proper finale, however. With Mear dead, Toran was now the eye of a complex network </text:span><text:span text:style-name="T1385">which could not be unraveled without the deaths of all constituent</text:span><text:span text:style-name="T1384">. His nexus was connected with a powerful magical potential bolstered by an ethereal cord of Taregil to </text:span><text:span text:style-name="T1386">several </text:span><text:span text:style-name="T1384">hundred other astar. </text:span><text:span text:style-name="T1386">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1098">millennia</text:span><text:span text:style-name="T1386">. </text:span><text:span text:style-name="T1387">The bond, as Herya’rosintilya hinted at their meeting in Oria, would also come with unforeseen consequences that would later change the course of history for the astar.</text:span><text:span text:style-name="T1386"> </text:span><text:span text:style-name="T1388">These detailed mechanics of the bond between Toran and the other astar that remained linked at the breaking of Apythia’s ritual were not known or understood at this time, even by Apythia or Faranwe themselves. </text:span><text:span text:style-name="T1389">Of the </text:span><text:span text:style-name="T1390">1</text:span><text:span text:style-name="T1389">0 million astar of Nomenes </text:span><text:span text:style-name="T1391">(of those, only 125,000 being in Tellin) </text:span><text:span text:style-name="T1099">5</text:span><text:span text:style-name="T1389">00 were connected to Toran in his network.</text:span></text:p>
      <text:p text:style-name="P37"><text:tab/></text:p>
      <text:p text:style-name="P34"><text:span text:style-name="T576"><text:tab/></text:span><text:span text:style-name="T325">Apythia and Eliadis were the two most prominent shamans in Anatelea after the ritual. </text:span><text:span text:style-name="T577">Over the next several </text:span><text:span text:style-name="T578">hundreds</text:span><text:span text:style-name="T577"> of years, they would witness and take part in the cultural shift that would sweep over the astar of Tellin.</text:span></text:p>
      <text:p text:style-name="P34"/>
      <text:p text:style-name="P34"><text:tab/><text:span text:style-name="T1055">Immediately after the conclusion of the ritual, Apythia secreted Taregil to Faranwe. She knew that if the Anariima remained in Anatelea, Tirwen or the others would try to use it for evil. </text:span><text:span text:style-name="T1056">Faranwe should keep the gem hidden for now, but Apythia instructs him to return upon the day of her death.</text:span></text:p>
      <text:p text:style-name="P34"/>
      <text:p text:style-name="P353"><text:soft-page-break/><text:span text:style-name="T1637">54,4</text:span><text:span text:style-name="T1638">79-</text:span><text:span text:style-name="T1639">45,100</text:span><text:span text:style-name="T1637"> BBT|</text:span><text:span text:style-name="T1640">400-</text:span><text:span text:style-name="T1639">9,779</text:span><text:span text:style-name="T1637"> YH—</text:span><text:span text:style-name="T1641">This period </text:span><text:span text:style-name="T1642">leading up to, and </text:span><text:span text:style-name="T1641">after, Apythia’s ritual is marked by a diversification and spread of astar culture in Nomenes. </text:span><text:span text:style-name="T1643">This period of astar history sees the emergence of the first buds of complex civilization beyond the ancestral tribes of Amarth. </text:span><text:span text:style-name="T1644">The astar population in Nomenes </text:span><text:span text:style-name="T1645">increases sixfold </text:span><text:span text:style-name="T1646">to over </text:span><text:span text:style-name="T1647">7</text:span><text:span text:style-name="T1646">0 million</text:span><text:span text:style-name="T1645"> as the astar find fertile lands free of the torment of the Usada</text:span><text:span text:style-name="T1644">. </text:span><text:span text:style-name="T1648">The planet’s obliquity is steeply increasing, and a mild southern precession exacerbates this in Nomenes. Tropical and continental climates expand, compressing the temperate and arid mid-latitude regions.</text:span></text:p>
      <text:p text:style-name="P355"><text:span text:style-name="T479"><text:tab/></text:span><text:span text:style-name="T482">The tribes of Tellin spread from the mountain corridors of western Nomenes. </text:span><text:span text:style-name="T500">They spread via two main vectors: east and west. Those that diffused eastward did so into the wide</text:span><text:span text:style-name="T482"> ranges of plateaus where the savannas and dominating fungal trees </text:span><text:span text:style-name="T500">were</text:span><text:span text:style-name="T482"> home to roving bands of mega fauna. </text:span><text:span text:style-name="T500">The wide-open spaces lent themselves to a social structure of nomads and hunters, rather than lifestyles of horticulturalism. Many of the tribes that settled into the steppes and desert immediately to the east of Tellin called themselves the Ghahaka. </text:span><text:span text:style-name="T501">Core elements of what would become Ghahaka culture are present in many of the cultures that continued to spread to the south, east, and north. </text:span><text:span text:style-name="T484">The Ghahakan tribes traded and warred among themselves over the thousands of years in which they spread. The</text:span><text:span text:style-name="T501">y </text:span><text:span text:style-name="T484">continued trade with Anatelea and the culture of the Tellin oasis, but the new lowland culture developed a unique language: </text:span><text:span text:style-name="T501">Ghahakan, with</text:span><text:span text:style-name="T484"> hundreds of dialects spoken throughout the Palanim savanna. </text:span><text:span text:style-name="T485">While Tellin’s political structure grew from the priest-kings of the kosm in Anatelea, the Ghahakas found a more primal importance in warriors, raiders, hunters, and strategists in the dangerous and unforgiving </text:span><text:span text:style-name="T486">desert</text:span><text:span text:style-name="T485">.</text:span></text:p>
      <text:p text:style-name="P354"><text:span text:style-name="T500"><text:tab/>Those that spread west found the diverse climates of the land around the Nos Mori sea. </text:span><text:span text:style-name="T502">These peoples primarily continued the practice of horticulture, for the forests lent themselves to village life. </text:span><text:span text:style-name="T503">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484"> </text:span><text:span text:style-name="T485">The most prominent of the Huroman tribes settled on the south-east face of the island at the tip of the volcanic mountain range. Their settlement was Hradabar, which became a center for tribal trade in the areas surrounding it. </text:span><text:span text:style-name="T499">Nlashikir from the east arrived on Huroma during this time, and the cultures of the astar and Orun mixed.</text:span></text:p>
      <text:p text:style-name="P38"><text:span text:style-name="T482"><text:tab/></text:span><text:span text:style-name="T487">The river valleys of the mountains leading to Nos Mori </text:span><text:span text:style-name="T483">and the forested hills of the west prominence </text:span><text:span text:style-name="T487">were home to more astar, many of whom still clung to the old tribal ways, albeit </text:span><text:span text:style-name="T493">heavily </text:span><text:span text:style-name="T487">influenced by the developing culture of Tellin. The two peoples engaged in frequent trade, </text:span><text:span text:style-name="T481">and the Tellin people began to call the coastal dwellers the Jangatet, or Forest People. </text:span><text:span text:style-name="T493">As the Tellinese culture expanded with the expulsion of the Ceris clan, the Jangatet’s more traditional culture grew to adopt the new ways of Tellin. Many of their urban centers—their towns and larger villages—hosted kosm or kosm-influenced shamans. </text:span><text:span text:style-name="T494">The name ‘Jangatet’ came to symbolize the ethnic identity of the forest people, rather than a unique culture.</text:span></text:p>
      <text:p text:style-name="P38"><text:soft-page-break/><text:span text:style-name="T494"><text:tab/></text:span><text:span text:style-name="T495">Throughout the entire region of astar influence, pockets of isolated astar remain that still live and die by the ways of old. These tribes are tiny and </text:span><text:span text:style-name="T496">sometimes</text:span><text:span text:style-name="T495"> hostile to more developed outsiders that stumble across them.</text:span></text:p>
      <text:p text:style-name="P252"/>
      <text:p text:style-name="P253"><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253"/>
      <text:p text:style-name="P254"><text:span text:style-name="T253"><text:tab/>New settlements grow in Dinaelin </text:span><text:span text:style-name="T314">and in the Thandana river valley</text:span><text:span text:style-name="T253">, like the cities of Nemora and </text:span><text:span text:style-name="T254">Okos, </text:span><text:span text:style-name="T255">as people move to the cities for agricultural and spiritual safety. The kosm clans gain more and more power, becoming priest-kings of the cities. </text:span><text:span text:style-name="T257">The clans, while entirely telepathic and empathic, still find schisms to separate them. </text:span><text:span text:style-name="T258">Stratification increases between the clans, with twelve distinguishing themselves as the most powerful and over 100 others spread throughout the thousands of smaller </text:span><text:span text:style-name="T259">towns and </text:span><text:span text:style-name="T258">villages. </text:span><text:span text:style-name="T255">Their spiritual and political status and the influx of people into the cities gave them the workforce necessary to undertake larger feats of construction, using new techniques in masonry to construct fantastic temples. </text:span><text:span text:style-name="T256">The balance of power shifts from city-to-city over the thousands of years, and the culture changes.</text:span></text:p>
      <text:p text:style-name="P259"><text:span text:style-name="T488"><text:tab/>In the time after the inception of the kosm and the ascension of Ahzuses-Mear to the inga-shaman position of Anatelea, </text:span><text:span text:style-name="T489">the kosm were believed to be given everlasting life by the spirit of the people, and thus the lives of the ancestors within the spirit. They were bridges </text:span><text:span text:style-name="T490">between the spirit of the people and the mortal world of the living. </text:span><text:span text:style-name="T491">After the passage of thousands of years,</text:span><text:span text:style-name="T490"> </text:span><text:span text:style-name="T491">a new practice of sacrifice came into being. A</text:span><text:span text:style-name="T490">n astar would be given to the kosm priest and killed; </text:span><text:span text:style-name="T491">t</text:span><text:span text:style-name="T490">he kosm would drink the blood and eat the flesh of the sacrifice, allowing the sacrifice to walk the bridge of the kosm to the spirit of the people. </text:span><text:span text:style-name="T492">The kosm priest, when they neared a natural death, would be ritually sacrificed as well. This would recognize their transition from a mortal life to that of a life supported by the spirits.</text:span></text:p>
      <text:p text:style-name="P147"><text:tab/><text:span text:style-name="T358">In the time after the kosm had existed for thousands of years, the animistic ideals of ancient astar had turned to polytheism. The spirit of the people had become a single god, as had other ideas that had once just been spirits. </text:span><text:span text:style-name="T732">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733">“</text:span><text:span text:style-name="T300">s</text:span><text:span text:style-name="T734">evakat</text:span><text:span text:style-name="T299">h”, “</text:span><text:span text:style-name="T298">together </text:span><text:span text:style-name="T734">with </text:span><text:span text:style-name="T735">the </text:span><text:span text:style-name="T298">gods”.</text:span></text:p>
      <text:p text:style-name="P145"/>
      <text:p text:style-name="P146"><text:span text:style-name="T326">54,4</text:span><text:span text:style-name="T240">79-</text:span><text:span text:style-name="T242">53,281</text:span><text:span text:style-name="T326"> BBT|</text:span><text:span text:style-name="T241">400-</text:span><text:span text:style-name="T242">1,598</text:span><text:span text:style-name="T326"> YH— </text:span><text:span text:style-name="T327">The newfound magic of the astar, learned only a few generations before from the Waith, is forever constricted. The few vraji of Tellin fall from influence as their rituals lose effect, and the shaman spiritualists once again become </text:span><text:soft-page-break/><text:span text:style-name="T327">the foremost individual in astar villages and cities. </text:span><text:span text:style-name="T328">The magic and sorcery of the waith slowly begins to fall from the memories of the living into story and myth. </text:span><text:span text:style-name="T327">The tension between the spiritual and material worlds of the astar fades away.</text:span></text:p>
      <text:p text:style-name="P39"><text:span text:style-name="T444"><text:tab/></text:span><text:span text:style-name="T446">Toran’s network is not yet understood, and those within it cannot easily control it. Toran, given new life by his father Mear, is overwhelmed by years of voices in his head. </text:span><text:span text:style-name="T447">Across Tellin, astar within this network are met with a similar circumstance. In the few years following the ritual, Mear’s entire family, his partner and other children, are all affected. Tirwen, resigned to her home in Anatelea, </text:span><text:span text:style-name="T448">finds that some members of her family </text:span><text:span text:style-name="T447">beg</text:span><text:span text:style-name="T471">an</text:span><text:span text:style-name="T447"> to hear the voices and emotions as well. Mear’s network spanned several hundred astar in the Tellin basin. </text:span><text:span text:style-name="T449">Those still bound to Mear at the time when the ritual was broken bore certain spiritual characteristics, </text:span><text:span text:style-name="T450">such as typically being the youngest child. </text:span><text:span text:style-name="T451">Some of these astar are driven insane by the voices and uncontrolled emotions flowing between the network’s bonds, but the strong of mind are able to dampen or block much of the noise.</text:span></text:p>
      <text:p text:style-name="P39"><text:span text:style-name="T446"><text:tab/>Apythia and Eliadis, foremost shamans of the Anatelean temples and inga-shamans of the astar in Nomenes, </text:span><text:span text:style-name="T452">watch over Toran </text:span><text:span text:style-name="T447">and the families of Mear and Tirwen</text:span><text:span text:style-name="T452">, </text:span><text:span text:style-name="T447">communing often with the spirits to uncover the reason behind the </text:span><text:span text:style-name="T472">voices and madness</text:span><text:span text:style-name="T452">. </text:span><text:span text:style-name="T453">As the other astar of the network fall deeper into the </text:span><text:span text:style-name="T472">influence of</text:span><text:span text:style-name="T453"> the uncontrolled connection, Apythia and Eliadis </text:span><text:span text:style-name="T472">take</text:span><text:span text:style-name="T453">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329">It is not for over a decade that the connections held by the astar in the network are discovered. </text:span><text:span text:style-name="T339">The youngest daughter of Tirwen, Ahsera,</text:span><text:span text:style-name="T329"> was brought in as a new </text:span><text:span text:style-name="T335">servant</text:span><text:span text:style-name="T329"> for the family as Apythia and Eliadis slowly returned to their duties as shamans of Anatelea. The young girl was a part of the network, though her mind was strong and naturally controlled the flow of thoughts and emotions from the others. </text:span><text:span text:style-name="T339">U</text:span><text:span text:style-name="T329">ntil her meeting with Toran, her connection was unnoticed. As she tended to Toran, </text:span><text:span text:style-name="T335">h</text:span><text:span text:style-name="T333">e</text:span><text:span text:style-name="T329"> immediately connected with </text:span><text:span text:style-name="T339">Ahsera</text:span><text:span text:style-name="T329">, </text:span><text:span text:style-name="T333">and</text:span><text:span text:style-name="T329"> </text:span><text:span text:style-name="T333">s</text:span><text:span text:style-name="T329">he lowered her guard enough to hear his thoughts and understand his discrete emotions in the noise of the bond. The girl immediately spoke of this feeling to Apythia and Eliadis. The two prominent shamans commune with the spirit of the people, </text:span><text:span text:style-name="T330">asking the spirit of </text:span><text:span text:style-name="T329">their faceless ancestors of generations long passed </text:span><text:span text:style-name="T330">of the connection between Toran and the others of his family. It is through these discrete communes that Apythia and Eliadis together realize that the voices driving Toran and the others insane were not the product of meddling spirits but </text:span><text:span text:style-name="T332">were </text:span><text:span text:style-name="T330">instead born from a powerful connection with the spirit of the people. They </text:span><text:span text:style-name="T332">were </text:span><text:span text:style-name="T330">closer to the all-encompassing spirit of the astar, allowing them to hear the minds of the others and feel the emotions flowing through them. They are bridges between the mortal world of the astar and the spiritual world. </text:span><text:span text:style-name="T331">The two inga-shamans give these astar a title, the kosm, </text:span><text:span text:style-name="T731">from the roots “kaca-” and “sam”, meaning, “bind” and “together”. </text:span><text:span text:style-name="T331">“Those who bring together.”</text:span></text:p>
      <text:p text:style-name="P6"><text:tab/><text:span text:style-name="T335">As the</text:span><text:span text:style-name="T331"> belief </text:span><text:span text:style-name="T335">spreads </text:span><text:span text:style-name="T331">that the kosm represented a bond not just between the maddened astar but also the spirit of the astar, </text:span><text:span text:style-name="T335">they quickly rise to spiritual importance. </text:span><text:soft-page-break/><text:span text:style-name="T335">Apythia in her ancient years</text:span><text:span text:style-name="T331"> </text:span><text:span text:style-name="T334">wished to open the spiritual senses </text:span><text:span text:style-name="T337">w</text:span><text:span text:style-name="T334">ithin the kosm </text:span><text:span text:style-name="T335">and</text:span><text:span text:style-name="T334"> teach them the ways of the astar shamans </text:span><text:span text:style-name="T336">so that they may control their bond</text:span><text:span text:style-name="T334">. </text:span><text:span text:style-name="T337">In the belief of </text:span><text:span text:style-name="T348">astar</text:span><text:span text:style-name="T337">, however, only the females within the kosm could learn the shamanistic ways due to astar tradition. She took first Ahsera into training. </text:span><text:span text:style-name="T338">Apythia quickly found the young Ahsera to be a prodigy of the spiritual senses, and the girl proved extraordinary in her talent of reading the portents of the spirits. </text:span><text:span text:style-name="T340">It seemed as if she held wisdom beyond her years and could call upon experiences and skills of other people—Apythia knew this to be another sign of </text:span><text:span text:style-name="T341">Ahsera’s</text:span><text:span text:style-name="T340"> connection to the spirits. </text:span><text:span text:style-name="T342">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342">The males within the kosm benefited from the induction of their female counterparts into the spiritual practices of the shamans. The control gained from the trances and communions seemed to propagate throughout the network and ease the minds of all. </text:span><text:span text:style-name="T348">Many of the males within the kosm took positions auxiliary to the shamans in the temples. Though they were forbidden to learn the ways of the shaman, their roles as advisors in the temples grew.</text:span><text:span text:style-name="T342"> </text:span><text:span text:style-name="T343">Toran took to Ahsera’s side, and Ahsera could sense that Toran was the center of their network. She secretly began to train him in the spiritualist rituals, knowing that if the act was known </text:span><text:span text:style-name="T349">both he and </text:span><text:span text:style-name="T344">she </text:span><text:span text:style-name="T343">would be killed.</text:span></text:p>
      <text:p text:style-name="P7"><text:tab/><text:span text:style-name="T344">Both Ahsera’s and Toran’s apostleship continued over the following centuries. In this time, Ahsera’s mother, Tirwen, died peacefully and passed the name of Nixia to Ahsera, her eldest surviving daughter. Ahsera-Nixia, often shortened to Seranixia, </text:span><text:span text:style-name="T345">became a prominent figure in the temple at Anatelea. </text:span><text:span text:style-name="T346">Ahsera and Toran sired multiple children </text:span><text:span text:style-name="T356">starting in 520 YH</text:span><text:span text:style-name="T346"> and found that each inherited the soul-bond of their parents. </text:span><text:span text:style-name="T345">It was the day of Apythia’s death and Ahsera’s ascension to full shaman-hood that brought her fears to life. Ahsera sat with Apythia on the elder’s death bed.</text:span><text:span text:style-name="T346">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346"><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350">Her partner Toran was already there, tied to the dais hooks with thick leather bands. </text:span><text:span text:style-name="T346">Everyone knew what must be done—a shaman who shared the secrets of the spirits with a male must be killed. </text:span><text:span text:style-name="T362">This was the price for breaking the ancient traditions of the astar;</text:span><text:span text:style-name="T346"> </text:span><text:span text:style-name="T363">i</text:span><text:span text:style-name="T346">t was the belief they followed. He saw that Apythia had been carried to the scene as well by her attendants. Apythia tried to plead with Eliadis, but the powerful shaman turned her away. Ahsera called out in defiance, “I will not be killed! I am </text:span><text:span text:style-name="T347">kosm, </text:span><text:span text:style-name="T350">Seranixia,</text:span><text:span text:style-name="T347"> chosen by </text:span><text:soft-page-break/><text:span text:style-name="T347">the spirit of our ancestors! Kill me, and you will know retribution. </text:span><text:span text:style-name="T350">The balance will only be restored through a toll of blood!</text:span><text:span text:style-name="T347">”</text:span></text:p>
      <text:p text:style-name="P7"><text:tab/><text:span text:style-name="T350">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351">The debt must be paid! The balance must be restored!</text:span>”</text:p>
      <text:p text:style-name="P6"><text:tab/><text:span text:style-name="T351">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352">The bond of Taregil held them firmly to their bodies, though their biological life had stopped.</text:span></text:p>
      <text:p text:style-name="P8"><text:tab/><text:span text:style-name="T353">Apythia saw this as the epitome of spiritual connection </text:span><text:span text:style-name="T354">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1057">In the stunned silence that followed, another figure stepped up to the dais: Faranwe the Dreamer, returned from his mysterious journey. </text:span><text:span text:style-name="T1059">Faranwe’s skin was covered in tattooed symbols, drawings, and abstract shapes, </text:span><text:span text:style-name="T1060">and beneath his skin his bones were magically carved with the writings of the Tablets of Mallorn, taken from Faranwe’s secret rubbings.</text:span><text:span text:style-name="T1057"> </text:span><text:span text:style-name="T1058">Faranwe revealed from his pouch the shining star of Taregil, and he bestowed it upon Seranixia and Toran. </text:span><text:span text:style-name="T1060">After giving up Taregil, Faranwe left Anatelea once more, journeying to a distant cave where he would entomb himself.</text:span></text:p>
      <text:p text:style-name="P8"/>
      <text:p text:style-name="P9"><text:tab/><text:span text:style-name="T355">In the immediately following years, Seranixia and Toran </text:span><text:span text:style-name="T357">took</text:span><text:span text:style-name="T355">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356">who required the blood of astar to continue in undeath.</text:span></text:p>
      <text:p text:style-name="P10"><text:span text:style-name="T454"><text:tab/>In the following generations, all kosm are taught the ways of the shaman. New rituals grow to commemorate the importance of the births and deaths of the kosm, and they </text:span><text:soft-page-break/><text:span text:style-name="T454">come to replace the ancestral</text:span><text:span text:style-name="T455"> </text:span><text:span text:style-name="T454">matriarchal </text:span><text:span text:style-name="T455">pattern of </text:span><text:span text:style-name="T454">shamans in astar society</text:span><text:span text:style-name="T455">. </text:span><text:span text:style-name="T456">Throughout Tellin, the tribal villages of the astar are taken under the lead of the kosm. </text:span><text:span text:style-name="T457">Those that hesitated in accepting the rites of the kosm met the splinter-bone axe of Toran and the undead strength of Seranixia. The fervor of the conquest of Toran and Seranixia through Tellin </text:span><text:span text:style-name="T458">demonstrated the power of the kosm and the power of the astar spirituality. The ancestors demanded respect and recognition through these new conduits, the kosm. </text:span><text:span text:style-name="T457">Blood flows from Anatelea as ritual sacrifice grows as a practice. Toran and Seranixia drink the blood of the sacrificed and send their spirit</text:span><text:span text:style-name="T458">s</text:span><text:span text:style-name="T457"> to join the whole of the ancestors of the astar. The bones of the dead decorate the temple of Anatelea.</text:span></text:p>
      <text:p text:style-name="P10"><text:span text:style-name="T455"><text:tab/>When a kos</text:span><text:span text:style-name="T459">m</text:span><text:span text:style-name="T455"> dies the spirit does not leave the body. Initiated by the Taregil bond, the kos</text:span><text:span text:style-name="T459">m</text:span><text:span text:style-name="T455">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459">m</text:span><text:span text:style-name="T455">’s undead state </text:span><text:span text:style-name="T460">was regarded as a ritualistic necessity—the kos</text:span><text:span text:style-name="T459">m</text:span><text:span text:style-name="T460"> were so close to the spirit of the astar that only the flesh and blood of an astar could satisfy them. To offer oneself to an elevated kos</text:span><text:span text:style-name="T459">m</text:span><text:span text:style-name="T460"> was an honor.</text:span></text:p>
      <text:p text:style-name="P149"><text:span text:style-name="T243"><text:tab/>L</text:span><text:span text:style-name="T244">ikewise, the kos</text:span><text:span text:style-name="T245">m</text:span><text:span text:style-name="T244"> did not </text:span><text:span text:style-name="T245">believe themselves to be evil for their cannibalistic </text:span><text:span text:style-name="T247">undead</text:span><text:span text:style-name="T245"> nature. They believed as the astar believed, </text:span><text:span text:style-name="T246">that they were the true bridges between the spiritual world and the mortal world. </text:span><text:span text:style-name="T247">They actively heard the voices of the ancestor spirits and of each other.</text:span></text:p>
      <text:p text:style-name="P158"><text:tab/></text:p>
      <text:p text:style-name="P150"><text:span text:style-name="T248"><text:tab/>Seranixia and Toran stood as the shamans of Anatelea until </text:span><text:span text:style-name="T249">around</text:span><text:span text:style-name="T248"> </text:span><text:span text:style-name="T249">1,200 YH. Five generations had passed beneath them, </text:span><text:span text:style-name="T307">and these generations taught the kosm more about the nature of their existence. The gift of the kosm was passed through the womb of the mother, thus it is only the females that can breed new kosm. </text:span><text:span text:style-name="T308">S</text:span><text:span text:style-name="T249">ome of </text:span><text:span text:style-name="T308">Toran and Seranixia’s</text:span><text:span text:style-name="T249"> children had died naturally or been ritually sacrificed to enter the undeath of the kosm. </text:span><text:span text:style-name="T304">Some of those that died were young, barely infants, yet they still fell into undeath. The kosm </text:span><text:span text:style-name="T305">decided that these children were unable to properly fulfill their positions as kosm, and they were ritually burned. </text:span><text:span text:style-name="T309">Some of these children were kept alive in the early years, but in general</text:span><text:span text:style-name="T305"> </text:span><text:span text:style-name="T309">t</text:span><text:span text:style-name="T306">he kosm were only allowed to remain among the line if they reached maturity.</text:span><text:span text:style-name="T305"> </text:span><text:span text:style-name="T312">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249">Around this time, Anatelea began the practice of instating a living member of the kosm, one not yet undead, as the shaman. </text:span><text:span text:style-name="T301">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302">and influence the shaman without carrying the responsibilities of the position. </text:span><text:span text:style-name="T303">They also forced traditions within the kosm restricting the birthing of new children, which </text:span><text:soft-page-break/><text:span text:style-name="T303">would further </text:span><text:span text:style-name="T304">e</text:span><text:span text:style-name="T303">nsure the continued power of Toran and Seranixia. </text:span><text:span text:style-name="T304">Their tradition </text:span><text:span text:style-name="T306">stated that the present living shaman should carry the burden of proliferation, </text:span><text:span text:style-name="T307">though to ensure the survival of the line if the shaman is unable to bear a child by the time of their death, the siblings of the shaman should also bear children </text:span><text:span text:style-name="T310">until there are four living daughters</text:span><text:span text:style-name="T307">. </text:span><text:span text:style-name="T310">Daughters born into a kosm line with this quota already filled must be destroyed. This tradition and variations of this tradition expanded throughout the numerous kosm of this time.</text:span></text:p>
      <text:p text:style-name="P150"><text:span text:style-name="T306"><text:tab/></text:span><text:span text:style-name="T249">The undead members of the kosm took less active rol</text:span><text:span text:style-name="T250">es</text:span><text:span text:style-name="T249"> as they fell into </text:span><text:span text:style-name="T311">their older years and </text:span><text:span text:style-name="T249">more comfortable positions within their telepathic and empathetic link. They became the targets of sacrifice </text:span><text:span text:style-name="T252">and offerings </text:span><text:span text:style-name="T311">rather than those that initiated them</text:span><text:span text:style-name="T249">, a</text:span><text:span text:style-name="T251">n enclave</text:span><text:span text:style-name="T249"> of semi-divine beings.</text:span></text:p>
      <text:p text:style-name="P40"><text:span text:style-name="T473"><text:tab/></text:span><text:span text:style-name="T474">The members of the kosm leading other tribes had by this point also created family lines. These family groups within the kosm are like clans, with the most powerful and respected being the clan of Toran and Seranixia in Anatelea.</text:span></text:p>
      <text:p text:style-name="P159"/>
      <text:p text:style-name="P40"><text:span text:style-name="T473"><text:tab/></text:span><text:span text:style-name="T475">The first descendant of Seranixia and Toran to take the role of “living shaman” was Ahzuses, son and only living child of Ghahb-Esra, daughter of Qurecnis, daughter of Dhortrutya, daughter of Seranixia and Toran. </text:span><text:span text:style-name="T476">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477">The next centuries see Ahzuses-Mear rule Anatelea as a priest-king, </text:span><text:span text:style-name="T478">growing </text:span><text:span text:style-name="T479">the settlement to a population of over </text:span><text:span text:style-name="T480">6</text:span><text:span text:style-name="T479">,000. </text:span><text:span text:style-name="T497">He took his cousin as his partner, the youngest granddaughter of Qurecnis. </text:span><text:span text:style-name="T498">This becomes a common practice in the kosm lines if a daughter is not born to the shaman.</text:span></text:p>
      <text:p text:style-name="P262"/>
      <text:p text:style-name="P325"><text:span text:style-name="T45">54,392 BBT|487 YH—</text:span><text:span text:style-name="T46">Tirwen dies of age.</text:span></text:p>
      <text:p text:style-name="P263"/>
      <text:p text:style-name="P326"><text:span text:style-name="T47">5</text:span><text:span text:style-name="T44">4,359 BBT|520 YH—</text:span><text:span text:style-name="T48">Seranixia births her eldest daughter, Dhortrutya.</text:span></text:p>
      <text:p text:style-name="P145"/>
      <text:p text:style-name="P338"><text:span text:style-name="T38">54,</text:span><text:span text:style-name="T39">2</text:span><text:span text:style-name="T38">61 BBT|</text:span><text:span text:style-name="T40">6</text:span><text:span text:style-name="T38">18 YH—</text:span><text:span text:style-name="T42">Apythia’s spirit fails, and she </text:span><text:span text:style-name="T41">dies on the day of Ahsera’s and Toran’s execution and revival</text:span><text:span text:style-name="T42">.</text:span></text:p>
      <text:p text:style-name="P145"/>
      <text:p text:style-name="P262">54,227 BBT|652 YH—<text:span text:style-name="T325">Faranwe dies and is entombed by the Esthela?</text:span></text:p>
      <text:p text:style-name="P145"/>
      <text:p text:style-name="P327"><text:span text:style-name="T47">5</text:span><text:span text:style-name="T49">4,</text:span><text:span text:style-name="T51">21</text:span><text:span text:style-name="T49">9 BBT|</text:span><text:span text:style-name="T51">66</text:span><text:span text:style-name="T49">0 YH—</text:span><text:span text:style-name="T51">Dhortrutya</text:span><text:span text:style-name="T48"> births her </text:span><text:span text:style-name="T51">eldest</text:span><text:span text:style-name="T48"> daughter, </text:span><text:span text:style-name="T51">Qurecnis</text:span><text:span text:style-name="T48">.</text:span></text:p>
      <text:p text:style-name="P145"/>
      <text:p text:style-name="P327"><text:span text:style-name="T47">5</text:span><text:span text:style-name="T49">4,</text:span><text:span text:style-name="T51">08</text:span><text:span text:style-name="T49">9 BBT|</text:span><text:span text:style-name="T51">79</text:span><text:span text:style-name="T49">0 YH—</text:span><text:span text:style-name="T51">Qurecnis</text:span><text:span text:style-name="T48"> births her </text:span><text:span text:style-name="T51">eldest</text:span><text:span text:style-name="T48"> daughter, </text:span><text:span text:style-name="T51">Ghahb-Esra</text:span><text:span text:style-name="T48">.</text:span></text:p>
      <text:p text:style-name="P264"/>
      <text:p text:style-name="P327"><text:span text:style-name="T47">5</text:span><text:span text:style-name="T51">3</text:span><text:span text:style-name="T49">,</text:span><text:span text:style-name="T51">95</text:span><text:span text:style-name="T49">9 BBT|</text:span><text:span text:style-name="T51">92</text:span><text:span text:style-name="T49">0 YH—</text:span><text:span text:style-name="T51">Ghahb-Esra</text:span><text:span text:style-name="T48"> births her </text:span><text:span text:style-name="T51">only child, a son, Ahzuses.</text:span></text:p>
      <text:p text:style-name="P289"/>
      <text:p text:style-name="P289"><text:soft-page-break/>53,679 BBT|1200 YH—<text:span text:style-name="T364">Ahzuses-Mear comes to power, becoming the first of the living-kosm priest-kings of Anatelea.</text:span></text:p>
      <text:p text:style-name="P289"/>
      <text:p text:style-name="P352">53,600 BBT—The first astar cross the land bridge into Huroma.</text:p>
      <text:p text:style-name="P289"/>
      <text:p text:style-name="P289">53,414 BBT|1465 YH—<text:span text:style-name="T376">The </text:span><text:span text:style-name="T377">granddaughter of Grendiom-Mear, Qures, is born.</text:span></text:p>
      <text:p text:style-name="P289"/>
      <text:p text:style-name="P290">53,169 BBT|1710 YH—<text:span text:style-name="T364">Ahzuses-Mear is sacrificed and passes the </text:span><text:span text:style-name="T766">priesthood</text:span><text:span text:style-name="T364"> of Anatelea to his </text:span><text:span text:style-name="T766">advisor and relative</text:span><text:span text:style-name="T364">, Grendiom-Mear. </text:span><text:span text:style-name="T365">Grendiom-Mear is powerful and ambitious, and he launches an attack on the nearby growing </text:span><text:span text:style-name="T765">settlement</text:span><text:span text:style-name="T365"> of </text:span><text:span text:style-name="T366">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290"/>
      <text:p text:style-name="P291">53,119 BBT|1760 YH—<text:span text:style-name="T367">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368">The line of Ceris brought too the spirits of the astar, their belief, which helped protect them from the evil spirits known to live in the red north. </text:span><text:span text:style-name="T369">The flight of Moda-Ceris and the people of Selostanum is passed into the legends and stories of these people who bring the new Tellinese culture to the northern ranges. </text:span><text:span text:style-name="T372">They founded the village of Sokstanum, the first in the mountains north of Tellin. </text:span><text:span text:style-name="T370">These people eventually become known </text:span><text:span text:style-name="T371">as </text:span><text:span text:style-name="T373">the </text:span><text:span text:style-name="T371">Ruksal, </text:span><text:span text:style-name="T374">and their frequent contact with the Tellin</text:span><text:span text:style-name="T931">s</text:span><text:span text:style-name="T374">ese makes their cultural identity similar, though they are a different ethnic group</text:span><text:span text:style-name="T371">.</text:span></text:p>
      <text:p text:style-name="P290"/>
      <text:p text:style-name="P292">52,769 BBT|2110 YH—<text:span text:style-name="T365">Grendiom-Mear, at the ancient age of 910, is ritually sacrificed. </text:span><text:span text:style-name="T375">His rule of Anatelea and his warlike nature made him greatly feared and hated by surrounding towns and villages, </text:span><text:span text:style-name="T376">and he passes this reputation to his granddaughter Q</text:span>ure<text:span text:style-name="T377">s</text:span>-<text:span text:style-name="T376">Nixia.</text:span></text:p>
      <text:p text:style-name="P292"/>
      <text:p text:style-name="P293">52,669 BBT|2210 YH—<text:span text:style-name="T377">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378">Zuwra-</text:span><text:span text:style-name="T377">Esarend, </text:span><text:span text:style-name="T379">jumped at the opportunity. Nemora had been growing in power over her short reign in the temple and she was </text:span><text:soft-page-break/><text:span text:style-name="T379">much revered and loved. She led her warriors forth and struck first </text:span><text:span text:style-name="T383">to the west. She pillaged many villages and captured warriors for sacrifice and to inflate her army. Her short conquest brought her enough power to move </text:span><text:span text:style-name="T379">eastward </text:span><text:span text:style-name="T383">to challenge </text:span><text:span text:style-name="T379">Anatelea. Her warriors raided the city and pillaged its temples, </text:span><text:span text:style-name="T381">and Zuwra-Esarend took her most trusted and powerful warriors, many of whom where kosm of her line </text:span><text:span text:style-name="T384">and kosm of the lines that joined her force</text:span><text:span text:style-name="T381">, to the great temple at the center of the city. They were met with the great clan of Mear and Nixia, hundreds of </text:span><text:span text:style-name="T736">warriors and </text:span><text:span text:style-name="T381">kosm defending the dais. </text:span><text:span text:style-name="T382">At the height of the temple stood </text:span><text:span text:style-name="T380">the oldest and most powerful of the kosm: Toran and Seranixia themselves. </text:span><text:span text:style-name="T381">The ancient and undead kosm looked very much the same as they did almost two thousand years before, though they were much grander in dress and riches. </text:span><text:span text:style-name="T382">In Toran’s hand was the shining star of Taregil, </text:span><text:span text:style-name="T383">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385">As he grasped the artifact, he felt his soul pulse and twist—he could glimpse the past version of his soul, one unfettered and untwisted. He knew, though, if he were to grasp that past, it would shatter his bond with the kosm, and he would die.</text:span></text:p>
      <text:p text:style-name="P293"><text:tab/><text:span text:style-name="T385">The battle was vic</text:span><text:span text:style-name="T746">i</text:span><text:span text:style-name="T385">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386">Hundreds were killed in the fight, and it was soon evident that the force of Zuwra-Esarend would be victorious. She had united the kosm lines of many that had hated Grendiom-Mear and brought their combined force to this temple. </text:span><text:span text:style-name="T391">Grendiom himself fell, as did Ahzuses. All the leaders of their line except the aging Qures-Nixia </text:span><text:span text:style-name="T736">and the venerable Seranixia</text:span><text:span text:style-name="T391">. </text:span><text:span text:style-name="T386">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387">All the kosm felt the shift in their bond—Toran was no longer the eye of the network: the </text:span><text:span text:style-name="T389">power</text:span><text:span text:style-name="T387"> had shifted to someone else. </text:span><text:span text:style-name="T389">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390">As the sun began to set, Zuwra proved correct. Toran </text:span><text:span text:style-name="T391">had ushered the surviving members of his line into the temple depths, where they could escape through the subterranean caverns. As they fled, he </text:span><text:span text:style-name="T392">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text:span><text:soft-page-break/><text:span text:style-name="T392">could only lead to self destruction.</text:span><text:span text:style-name="T391"> He </text:span><text:span text:style-name="T390">destroyed the bridge leading to the temple, but afterward sunk to his knees. His power was waning. </text:span><text:span text:style-name="T391">He held Taregil in his hands, pondering what should be done with the gem. None of the offenders knew how to use it—none were trained in magic at al</text:span><text:span text:style-name="T392">l. <text:s/></text:span><text:span text:style-name="T393">They might fear his power and try to destroy it, or they could hide it away. </text:span><text:span text:style-name="T394">Either was fine with him. Toran clutched the star to his chest as he died.</text:span></text:p>
      <text:p text:style-name="P293"><text:tab/><text:span text:style-name="T388">The battle came to close as the few surviving kosm of the line of Mear and Nixia fled Anatelea. Zuwra took up Taregil and held it over her head </text:span><text:span text:style-name="T395">after the offenders had climbed the rocky walls to the temple</text:span><text:span text:style-name="T388">, shouting in victory.</text:span></text:p>
      <text:p text:style-name="P293"/>
      <text:p text:style-name="P293"><text:tab/>-<text:span text:style-name="T745">The kosm did not know it then, </text:span><text:span text:style-name="T747">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745">This is how the cord is passed, how the succession of the web’s eye is decided.</text:span><text:span text:style-name="T730"> The kosm at this time had no way of knowing this exact mechanism. </text:span><text:span text:style-name="T745">The one who inherits the eye does not always know it, though natural empathetic and telepathic links to other nearby kosm often reveals the new holder. </text:span><text:span text:style-name="T747">The first succession had begun.</text:span></text:p>
      <text:p text:style-name="P289"/>
      <text:p text:style-name="P289">52,659 BBT|2220 YH—<text:span text:style-name="T396">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765">settlement</text:span><text:span text:style-name="T396"> in Tellin. </text:span><text:span text:style-name="T402">Anatelea plunges into a period of economic and social failure as the kosm of Mear and Nixia are scattered.</text:span></text:p>
      <text:p text:style-name="P289"/>
      <text:p text:style-name="P289"><text:tab/>-<text:span text:style-name="T748">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749">to her, and she was deaf to their true desires</text:span><text:span text:style-name="T748">. </text:span><text:span text:style-name="T749">Sokstanum was misguided.</text:span></text:p>
      <text:p text:style-name="P294"><text:tab/><text:span text:style-name="T754">Soon</text:span><text:span text:style-name="T750">, the kosm line of Ceris failed to produce but one daughter: </text:span><text:span text:style-name="T751">Kastas-Ceris. </text:span><text:span text:style-name="T752">Kastas </text:span><text:span text:style-name="T753">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754">Kastas pleaded with the spirit to free the Ruksal from its grasp, but the </text:span><text:soft-page-break/><text:span text:style-name="T754">spirit was cunning and would not do so without a sacrifice. </text:span><text:span text:style-name="T755">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756">always be in my favor.</text:span><text:span text:style-name="T755">” Moments later, the belly of the snake split open and the child tumbled out, now with its legs replaced by a twisted serpentine tail. </text:span><text:span text:style-name="T756">The first naga was born.</text:span></text:p>
      <text:p text:style-name="P294"><text:span text:style-name="T750"><text:tab/>Thus enters the importance of the snake to the Ruksal. </text:span><text:span text:style-name="T756">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289"/>
      <text:p text:style-name="P289">51,159 BBT|3720 YH—<text:span text:style-name="T397">Disaster strikes Nemora and other towns on the coast of lake Dinaelin. The Esarend kosm had recently grown complacent with their wealth and power. The </text:span><text:span text:style-name="T401">Tellinese </text:span><text:span text:style-name="T397">spirits, by this point </text:span><text:span text:style-name="T401">in the early stage of </text:span><text:span text:style-name="T397">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399">called by the same name as the hill</text:span><text:span text:style-name="T397">. The bluff sat over a geothermal vent, where euphoric gasses rose into the kosm chamber. </text:span><text:span text:style-name="T398">Geothermal gasses like these would rise in importance for spiritual sites all around Nos Mori. </text:span><text:span text:style-name="T401">The rituals and beliefs that spread from Atmakolis are a major shift of astar belief away from egalitarian spirits and towards an elevated pantheon of powerful Autochthons.</text:span></text:p>
      <text:p text:style-name="P289"><text:tab/><text:span text:style-name="T399">Nemora, mostly flooded, shifted slightly towards the walls of Tellin. These slow shifts would eventually bring Nemora closer and closer to </text:span><text:span text:style-name="T400">Atmakolis.</text:span></text:p>
      <text:p text:style-name="P289"/>
      <text:p text:style-name="P289"><text:tab/><text:span text:style-name="T692">These floods pushed Anatelea, which had been regrowing, back into a slumping decline. The once-grand temples were washed out, and some had collapsed into the mouth of </text:span><text:soft-page-break/><text:span text:style-name="T692">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693">The settlement that grew here was called Kankanapal, “Yellow Stone”, after the limestone quarries that drew its people. </text:span><text:span text:style-name="T737">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738">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289"><text:tab/><text:span text:style-name="T738">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739">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289"/>
      <text:p text:style-name="P289"><text:tab/>-<text:span text:style-name="T758">The Ruksal </text:span><text:span text:style-name="T759">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767">along the coast</text:span><text:span text:style-name="T759"> </text:span><text:span text:style-name="T767">north of</text:span><text:span text:style-name="T759"> Sokstanum </text:span><text:span text:style-name="T768">and into the wider peninsula above the Weswesum’s tip</text:span><text:span text:style-name="T759">. </text:span><text:span text:style-name="T760">Sokstanum was abruptly destroyed by a volcano around this time, resulting in the immolation of many ancient kosm of the Ceris bloodline, including Kastas. As the unifying Atnasi left the Ruksal, </text:span><text:span text:style-name="T761">the tribal cities fell into a period of frequent wars.</text:span></text:p>
      <text:p text:style-name="P289"><text:tab/><text:span text:style-name="T762">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289"/>
      <text:p text:style-name="P328"><text:soft-page-break/><text:span text:style-name="T50">50,719 BBT|4160 YH—</text:span><text:span text:style-name="T52">The Ruksal have been consistently growing in north of Tellin. </text:span><text:span text:style-name="T66">Navastana, the successor of Sokstanum for the central Ceris bloodline,</text:span><text:span text:style-name="T53"> </text:span><text:span text:style-name="T54">is a thriving town supported by a powerful priestly class </text:span><text:span text:style-name="T55">of </text:span><text:span text:style-name="T62">naga-</text:span><text:span text:style-name="T55">kosm and their acolytes</text:span><text:span text:style-name="T53">. </text:span><text:span text:style-name="T61">The last centuries have also brought significant mixing with Ghahaka tribes people from the south—a relationship that would grow to meld the two cultures in the millennium to come.</text:span></text:p>
      <text:p text:style-name="P328"><text:span text:style-name="T53"><text:tab/></text:span><text:span text:style-name="T54">The people here have grown at odds with those of Tellin that pushed them out. </text:span><text:span text:style-name="T63">Many wars were fought in the forests between the two peoples, with the Tellinese motivated by disgust for the Ruksal’s naga priestesses </text:span><text:span text:style-name="T64">and snake warriors</text:span><text:span text:style-name="T63">. S</text:span><text:span text:style-name="T56">ome behaviors and ideals </text:span><text:span text:style-name="T63">form</text:span><text:span text:style-name="T56"> directly and purposefully in opposition </text:span><text:span text:style-name="T63">to the Tellinese</text:span><text:span text:style-name="T56">. The Ruksal, for example, believe that magic and divination are powerful and useful tools. The kosm of </text:span><text:span text:style-name="T66">Navastana</text:span><text:span text:style-name="T56"> employ some who call themselves oracles or wizards to practice divination. These wizards often attempt variations of traditional shamanistic rituals—bone burnings, cloud readings, etc. with little true effect. </text:span><text:span text:style-name="T57">This developing affinity for magic comes during a time in Tellin where the priest-kings of the cities and towns actively proclaim the use of magic to be heresy under the will of the spirits.</text:span></text:p>
      <text:p text:style-name="P329"><text:span text:style-name="T57"><text:tab/></text:span><text:span text:style-name="T58">One Ruksal witch stands out, however: </text:span><text:span text:style-name="T59">Yuvis.</text:span><text:span text:style-name="T58"> </text:span><text:span text:style-name="T65">From a young age, Yuvis began to hear the voice of the Lesser Auhron, Eres, and her followers in Seladost, in her mind</text:span><text:span text:style-name="T58">. Many believed her to be mad, but the </text:span><text:span text:style-name="T63">naga</text:span><text:span text:style-name="T58"> priest of </text:span><text:span text:style-name="T66">Navastana</text:span><text:span text:style-name="T58"> at this time, </text:span><text:span text:style-name="T59">Pavitos-</text:span><text:span text:style-name="T58">Ceris, </text:span><text:span text:style-name="T59">saw that her divinations were the most revealing </text:span><text:span text:style-name="T60">of the magicians she employed</text:span><text:span text:style-name="T59">. Eres had </text:span><text:span text:style-name="T60">awoken the </text:span><text:span text:style-name="T172">simtir cada</text:span><text:span text:style-name="T117"> within Yuvis and subtly taught her to feel the magical energy of the world. Yuvis could not truly use her magic, though, as none had yet overcome the constriction of Apythia. </text:span><text:span text:style-name="T118">The witch was restricted to minor influences and divinations, though as she got closer to Pavitos-Ceris and more involved in the priest’s activities in the temple of </text:span><text:span text:style-name="T123">Navastana</text:span><text:span text:style-name="T118">, Yuvis’s powers grew. The euphoric volcanic gasses in the temple chambers eased the psychological translations needed to use magic, and the rituals performed there were more akin to true divination. </text:span><text:span text:style-name="T119">When Yuvis was ritually sacrificed and allowed to fully join the kosm in the temple, her influence become indomitable. She was the mind and the hand behind the dealings of Pavitos-Ceris—she would listen to no others. </text:span><text:span text:style-name="T120">Yuvis began to call the spirit that guided her</text:span><text:span text:style-name="T119"> “</text:span><text:span text:style-name="T120">Maheudl” (Distant Woman), </text:span><text:span text:style-name="T122">and the first astar cult of Eres was born.</text:span><text:span text:style-name="T120"> </text:span><text:span text:style-name="T121">Belief in Maheudl spread from </text:span><text:span text:style-name="T123">Navastana</text:span><text:span text:style-name="T121"> over time with conflicts, trade, and the movement of people throughout the Weswesum mountains. By this time, a few generations after the sacrifice of Yuvis and in the elder years of Pavitos-Ceris,</text:span><text:span text:style-name="T120"> Maheudl became synonymous with the purveyor of </text:span><text:span text:style-name="T121">Tellinese </text:span><text:span text:style-name="T120">magic </text:span><text:span text:style-name="T121">and, by those in Tellin,</text:span><text:span text:style-name="T120"> </text:span><text:span text:style-name="T121">a patron of evil spirits.</text:span></text:p>
      <text:p text:style-name="P322"><text:tab/>Pavitos-Ceris accompanied a raid on Nemora, where Yuvis divined the location of a hidden, and powerful, magical artifact. Pavitos-Ceris was killed by an Esarend assassin and was returned by her servants to <text:span text:style-name="T763">Navastana</text:span> for ritual ascension in the temple. The <text:span text:style-name="T763">Navastana</text:span> raid, however, was successful in sacking the Atmakolis and stealing the reliquary of Taregil. The reliquary was returned to <text:span text:style-name="T763">Navastana</text:span>, and a new temple was buil<text:span text:style-name="T690">t</text:span> on the slopes of a volcano to house the artifact. <text:span text:style-name="T764">Yuvis </text:span><text:span text:style-name="T769">used Taregil to grant her almost perfect oracles. She became the advisor for many priest-kings, warriors, and would-be-he</text:span><text:soft-page-break/><text:span text:style-name="T769">roes of the </text:span><text:span text:style-name="T770">Ruksal</text:span><text:span text:style-name="T769">. Taregil gave her a prolonged mind, and she did not need to enter the hibernation typical of other kosm.</text:span></text:p>
      <text:p text:style-name="P322"><text:tab/>-<text:span text:style-name="T691">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295"/>
      <text:p text:style-name="P277"><text:span text:style-name="T579">49,079 BBT|5800 YH—</text:span><text:span text:style-name="T580">A new culture in the eastern wastes of Palanim has matured: the Ghahaka.</text:span><text:span text:style-name="T581"> </text:span><text:span text:style-name="T582">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583">along the mountain range’s central edge, they found massive sauropods lumbering through the outermost valleys picking vegetation from the high walls, viscous groups of velociraptors and lions, elephants, rough-wooled rhinos, river hippos, </text:span><text:span text:style-name="T584">and many other bright feathered dinosaurs.</text:span><text:span text:style-name="T582"> </text:span><text:span text:style-name="T584">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278"><text:span text:style-name="T584"><text:tab/></text:span><text:span text:style-name="T585">The </text:span><text:span text:style-name="T586">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587">y of the metal was also offset by the Ghahakans’ dietary staples of sage seeds picked throughout the western Palanim and the eating of a certain type of Rhu Bel cyan algae, a powerful detoxifier. </text:span><text:span text:style-name="T592">This algae is found throughout northern Nomenes, though the Ghahakans typically harvested theirs from the Rhu Bel </text:span><text:span text:style-name="T593">(which was known to the Ghahakans as the </text:span><text:span text:style-name="T607">Jivita</text:span><text:span text:style-name="T593">)</text:span><text:span text:style-name="T592">, </text:span><text:span text:style-name="T593">leading the Ghahakas to call it </text:span><text:span text:style-name="T607">Jivita</text:span><text:span text:style-name="T593"> tuhra, “Gift of the </text:span><text:span text:style-name="T607">Jivita</text:span><text:span text:style-name="T593">”, </text:span><text:span text:style-name="T594">or simply ‘tuhra’</text:span><text:span text:style-name="T593">.</text:span></text:p>
      <text:p text:style-name="P278"><text:span text:style-name="T586"><text:tab/></text:span><text:span text:style-name="T581">Thousands of tribes fill Palanim </text:span><text:span text:style-name="T580">despite its toxicity</text:span><text:span text:style-name="T581">, </text:span><text:span text:style-name="T588">each primarily </text:span><text:span text:style-name="T581">pastoralists, </text:span><text:span text:style-name="T588">nomads, and</text:span><text:span text:style-name="T581"> hunter-gatherers</text:span><text:span text:style-name="T588">.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text:span><text:soft-page-break/><text:span text:style-name="T588">nas, they attracted the most ambitious of the Ghahakan tribes </text:span><text:span text:style-name="T589">to follow them</text:span><text:span text:style-name="T588">. </text:span><text:span text:style-name="T590">As these tribes arrived in the north, they were met by the outskirts of the Ruksal. The two </text:span><text:span text:style-name="T591">peoples</text:span><text:span text:style-name="T590"> began to trade information, traditions, and culture until </text:span><text:span text:style-name="T591">they shared these things in common. These new people who called themselves the Lateuta, “Red People”, and their lands Laloudn, “Red Lands”, came to have a mixed culture of Tellinese and Ghahakan. </text:span><text:span text:style-name="T589">One notable belief that the Lateuta adopted was the idea of Maheudl, whom they called Duramorignak. </text:span><text:span text:style-name="T595">The Lateuta </text:span><text:span text:style-name="T609">became common in the region, and together the Lateuta and Ruksal took the name Narazi.</text:span><text:span text:style-name="T595"> They were bilingual, speaking both the Tellinese and Ghahakan tongues as well as a local mixture of the two.</text:span></text:p>
      <text:p text:style-name="P296"/>
      <text:p text:style-name="P278"><text:span text:style-name="T595"><text:tab/>-</text:span><text:span text:style-name="T597">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598">These people primarily formed sedentary tribes centered around small councils of elders, reminiscent of the council of Nixia in Amarth. </text:span><text:span text:style-name="T599">The floodplains of northern Huroma were much expanded in these days, and wet forests grew along the southeastern coasts. </text:span><text:span text:style-name="T600">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608"> These Huromans had a large settlement on the coast called Hradabar.</text:span></text:p>
      <text:p text:style-name="P297"/>
      <text:p text:style-name="P278"><text:span text:style-name="T600"><text:tab/>-</text:span><text:span text:style-name="T601">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602">over time the agricultural Tellinese found that the Thandana river, which flowed west from Dinaelin just as the Rhu Bel flowed east, carried with it an abundance of fertile glacial silt. The </text:span><text:span text:style-name="T610">middle of the </text:span><text:span text:style-name="T602">Thandana, </text:span><text:span text:style-name="T610">midst the wide lowland peninsula,</text:span><text:span text:style-name="T602"> was the site of a quickly growing Tellinese city, Okos.</text:span></text:p>
      <text:p text:style-name="P296"/>
      <text:p text:style-name="P218"><text:span text:style-name="T579">49,079</text:span><text:span text:style-name="T322">-</text:span><text:span text:style-name="T323">45,100</text:span><text:span text:style-name="T596"> BBT|</text:span><text:span text:style-name="T579">5800</text:span><text:span text:style-name="T324">-</text:span><text:span text:style-name="T323">9,779</text:span><text:span text:style-name="T596"> YH—</text:span></text:p>
      <text:p text:style-name="P219"><text:span text:style-name="T596"><text:tab/>-</text:span><text:span text:style-name="T602">Okos has grown far larger than any other Tellinese city. The kosm clan that rules it chose a new title-name, not the founder of their line but the powerful priest-king that brought Okos its recent prosperity: Rajana. </text:span><text:span text:style-name="T603">The temples of Okos were built of limestone floated down the Thandana from Kankanapal and Anatelea in Tellin and were gloriously decorated and painted with colorful dyes. </text:span><text:span text:style-name="T604">They took the shape of large raised daises, some enclosed, with intricate internal networks of rooms</text:span><text:span text:style-name="T603"> </text:span><text:span text:style-name="T604">and chambers. </text:span><text:span text:style-name="T605">Much like the temple at Atmakolis, Okos is located on earthquake fault regions that release euphoric gasses. Many of the temples of Okos are placed near these fault regions, though few are </text:span><text:span text:style-name="T606">truly </text:span><text:span text:style-name="T605">able to trap the gasses within their priestly kosm chambers. </text:span><text:span text:style-name="T694">The Rajana </text:span><text:soft-page-break/><text:span text:style-name="T694">kosm of Okos began to expand their power more permanently over the hinterland of their city more than any other kosm line ever had. They forced tithes, taxes, and sacrifices with the promise of divine protection and </text:span><text:span text:style-name="T695">natural </text:span><text:span text:style-name="T694">balance. </text:span><text:span text:style-name="T695">With this connecting theme, Okos was able to grow in population and riches quickly in the last millennia of this period.</text:span></text:p>
      <text:p text:style-name="P219"><text:span text:style-name="T695"><text:tab/>-</text:span><text:span text:style-name="T696">The </text:span><text:span text:style-name="T697">Ruksal and</text:span><text:span text:style-name="T696"> Lateuta people of the lands north of Tellin, </text:span><text:span text:style-name="T697">their combined culture called the Narazi,</text:span><text:span text:style-name="T696"> have advanced as well. The steady growth of Okos propagates throughout the region, and more small cities begin to cluster. </text:span><text:span text:style-name="T698">Navastana</text:span><text:span text:style-name="T699"> has declined as the </text:span><text:span text:style-name="T700">Narazi</text:span><text:span text:style-name="T699"> people </text:span><text:span text:style-name="T701">in the area founded a new city towards the coast: Agashurah, rival of Okos. Many Narazi spread into the northern peninsula, </text:span><text:span text:style-name="T702">but settlements there had little contact with these southern cities</text:span><text:span text:style-name="T699">. </text:span><text:span text:style-name="T703">South of Agashurah is the city of Nabashanum, built around the volcanic temple holding Taregil. </text:span><text:span text:style-name="T704">Nabashanum was the religious center of the </text:span><text:span text:style-name="T705">southern</text:span><text:span text:style-name="T704"> </text:span><text:span text:style-name="T700">Narazi</text:span><text:span text:style-name="T704"> culture.</text:span></text:p>
      <text:p text:style-name="P219"><text:span text:style-name="T704"><text:tab/>-</text:span><text:span text:style-name="T706">Hradabar grew as well, </text:span><text:span text:style-name="T707">but was conquered by a powerful tribe from the northern mountains. The chieftainess of</text:span><text:span text:style-name="T706"> </text:span><text:span text:style-name="T707">the tribe, </text:span><text:span text:style-name="T708">Aysupatvan, placed herself as queen of the city.</text:span><text:span text:style-name="T706"> Where once there sat a council of tribal elders now sat </text:span><text:span text:style-name="T709">Aysupatvan, the first queen in Huroma.</text:span></text:p>
      <text:p text:style-name="P219"><text:span text:style-name="T709"><text:tab/></text:span><text:span text:style-name="T710">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711">These Nlashikir named the astar “</text:span><text:span text:style-name="T712">Odi</text:span><text:span text:style-name="T711">”, meaning “</text:span><text:span text:style-name="T712">Dumb</text:span><text:span text:style-name="T711">”, </text:span><text:span text:style-name="T712">for they did not know Orun language or technology</text:span><text:span text:style-name="T711">. </text:span><text:span text:style-name="T712">While the two groups could not communicate, the Nlashikir </text:span><text:span text:style-name="T713">saw their </text:span><text:span text:style-name="T712">tradition of competition to earn or judge respect </text:span><text:span text:style-name="T713">as a proper action. A notable warrior from the landed ship stepped forward and shouted to the few astar gathered before her a challenge of battle. She brandished her spear ceremonially, though it did not have the desired effect—the Huroman hunters</text:span><text:span text:style-name="T714"> recalled their ancient tales of the Waith Akh still embedded within their legends. </text:span><text:span text:style-name="T713">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715">For now, they assumed the Huromans to simply be uncivilized tribes.</text:span><text:span text:style-name="T713"> </text:span><text:span text:style-name="T716">The </text:span><text:span text:style-name="T717">Nlashikir </text:span><text:span text:style-name="T716">tribes in this area were all hunter-gatherers following elder councils.</text:span></text:p>
      <text:p text:style-name="P219"><text:span text:style-name="T713"><text:tab/>In the first few </text:span><text:span text:style-name="T718">years</text:span><text:span text:style-name="T713"> after the coming of the Nlashikir, the astar tribes in the area warred frequently with them. Eventually, </text:span><text:span text:style-name="T718">though, word reached Aysupatvan in Hradabar of these powerful foes. Tribes of the north had sent messengers asking for her to send warriors, and she was intrigued. </text:span><text:span text:style-name="T716">She sent the finest warriors of Hradabar</text:span><text:span text:style-name="T718">, </text:span><text:span text:style-name="T719">one of which was able to best a Nlashikir in a trial. This was a turning point in the early relations between the Huromans and the Nlashikir—the astar had earned some respect </text:span><text:soft-page-break/><text:span text:style-name="T719">in a fair competition, and the Nlashikir stopped fighting and called for a peace in the battle. </text:span><text:span text:style-name="T717">It was evident that their initial judgment of the Huromans as uncivilized might be wrong. </text:span><text:span text:style-name="T719">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720">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721">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219"><text:span text:style-name="T721"><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722">share elements</text:span><text:span text:style-name="T721">.</text:span></text:p>
      <text:p text:style-name="P219"><text:span text:style-name="T721"><text:tab/></text:span><text:span text:style-name="T723">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724">Around </text:span><text:span text:style-name="T725">48,679 BBT | </text:span><text:span text:style-name="T724">6,200 YH, the Nlashikir warrior Ibowo</text:span><text:span text:style-name="T726">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727">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text:span><text:soft-page-break/><text:span text:style-name="T727">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728">huge, complex stone temples that were unrivaled in the other cultures around the Nos Mori. </text:span><text:span text:style-name="T729">After several centuries, the settlements around Hradabar had followed its example. The technological advancements of the Nlashikir were quickly spreading, as was the concept of a non-religious ruler alongside the Dzer council.</text:span></text:p>
      <text:p text:style-name="P154"><text:span text:style-name="T173"><text:tab/></text:span><text:span text:style-name="T174">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48"/>
      <text:p text:style-name="P221"><text:span text:style-name="T313">45,100</text:span><text:span text:style-name="T621"> BBT|</text:span><text:span text:style-name="T313">9,779</text:span><text:span text:style-name="T621"> YH—</text:span><text:span text:style-name="T622">The end of this period marked several milestones in the history of the astar in Nomenes:</text:span></text:p>
      <text:p text:style-name="P221"><text:span text:style-name="T622"><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623">jra</text:span><text:span text:style-name="T622">’ </text:span><text:span text:style-name="T623">(Land of the Dawn People). The civilization of Usvajra stretches from Okos to the mouth of the Rhu Bel at Anatelea, </text:span><text:span text:style-name="T632">and north to include the southernmost Narazi settlements</text:span><text:span text:style-name="T623">. </text:span><text:span text:style-name="T630">Usvajra</text:span><text:span text:style-name="T628"> was far from unified, with the priest-kings of the cities often </text:span><text:span text:style-name="T630">warring</text:span><text:span text:style-name="T628">. Skirmishes were common every few years, and wars were fought around once a century.</text:span></text:p>
      <text:p text:style-name="P221"><text:span text:style-name="T623"><text:tab/></text:span><text:span text:style-name="T624">Possibly the most important effect of astar organization and development over this period is the creation of divine continuances. The Tellinese, </text:span><text:span text:style-name="T629">Narazi</text:span><text:span text:style-name="T624">, </text:span><text:span text:style-name="T631">Huroman-Nlashikir </text:span><text:span text:style-name="T624">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625">The development of </text:span><text:span text:style-name="T626">astar </text:span><text:span text:style-name="T625">history </text:span><text:span text:style-name="T626">in Nomenes </text:span><text:span text:style-name="T625">has changed forever.</text:span></text:p>
      <text:p text:style-name="P222"/>
      <text:p text:style-name="P265"><text:span text:style-name="T625">44,200 BBT|10679 YH—</text:span><text:span text:style-name="T634">The advent of the Usvajra civilization </text:span><text:span text:style-name="T635">stimulated the nearby cultures to organize as well. Agashurah came under the control of the priest-king Garal-</text:span><text:span text:style-name="T636">Varakarel</text:span><text:span text:style-name="T635">. The </text:span><text:span text:style-name="T636">Varakarel</text:span><text:span text:style-name="T635"> clan had risen as an offshoot of the Ceris sevakath, whose line now controlled Nabashanum. The populations of these cultures were growing as well, pushing at each others’ borders and building more and more villages and cities. </text:span><text:span text:style-name="T636">The tension built steadily.</text:span></text:p>
      <text:p text:style-name="P298"/>
      <text:p text:style-name="P275"><text:span text:style-name="T636">T</text:span><text:span text:style-name="T620">o the south of the Usvajran band from Okos to Antelea, the city of Tapustanum grew as its own local power, squabbling and warring with neighboring cities. This cell, though </text:span><text:soft-page-break/><text:span text:style-name="T620">it had the same culture as the Usvajrans, acted in many ways independently of the politics of the north. The cities of this region formed the </text:span><text:span text:style-name="T637">collection of city-states known as Samadrkir.</text:span></text:p>
      <text:p text:style-name="P298"/>
      <text:p text:style-name="P276"><text:span text:style-name="T620">With these tensions came skirmishes, and the veteran sevakath warriors honed their techniques into new military methods. </text:span><text:span text:style-name="T638">Spear and shield formations are commonly used by city-state warriors </text:span><text:span text:style-name="T620">at this time</text:span><text:span text:style-name="T638">.</text:span></text:p>
      <text:p text:style-name="P299"/>
      <text:p text:style-name="P276"><text:span text:style-name="T638"><text:tab/>-</text:span><text:span text:style-name="T639">Nlashikir craftsmen </text:span><text:span text:style-name="T640">along with</text:span><text:span text:style-name="T639"> the eastern Huromans </text:span><text:span text:style-name="T640">learn to build</text:span><text:span text:style-name="T639">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641">This new ship spread quickly, awing all those that saw its construction. </text:span><text:span text:style-name="T642">This allowed the Nlashikir to spread their culture throughout Huroma and beyond, allowing a quick integration of different attractive cultural practices and ideas, like early concepts of currency, ritualized games, astronomical knowledge, and slavery.</text:span></text:p>
      <text:p text:style-name="P276"><text:span text:style-name="T642"><text:tab/></text:span><text:span text:style-name="T640">Around this time, trade between Huroman-Nlashikir sailors and coastal Usvajran towns began. Several decades after the initial contact, Huroman ships sail up the Thandana river to Okos.</text:span></text:p>
      <text:p text:style-name="P222"/>
      <text:p text:style-name="P266"><text:span text:style-name="T625">43,720 BBT|11159 YH—</text:span><text:span text:style-name="T627">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633">southern </text:span><text:span text:style-name="T629">Narazi</text:span><text:span text:style-name="T627"> and </text:span><text:span text:style-name="T633">administrators in Hradabar</text:span><text:span text:style-name="T627">.</text:span></text:p>
      <text:p text:style-name="P222"/>
      <text:p text:style-name="P300"><text:span text:style-name="T920"><text:tab/>-</text:span><text:span text:style-name="T921">The Huromans, equipped with their new ships, </text:span><text:span text:style-name="T920">expand more rapidly around the coast of Huroma, and by this time </text:span><text:span text:style-name="T922">small</text:span><text:span text:style-name="T920"> </text:span><text:span text:style-name="T923">villages</text:span><text:span text:style-name="T920"> </text:span><text:span text:style-name="T922">and tribal groups</text:span><text:span text:style-name="T920"> have </text:span><text:span text:style-name="T923">settled</text:span><text:span text:style-name="T920"> the fertile coasts of the subcontinent </text:span><text:span text:style-name="T923">(though at this time the southern coasts were arid and difficult to work)</text:span><text:span text:style-name="T920">. </text:span><text:span text:style-name="T923">Some of these regions, notably those around Hradabar, those on the southeastern prominence, and those on the northwestern coast, see significant population growth. </text:span><text:span text:style-name="T920">These settlements quickly grow into independent cities with vibrant trading networks. </text:span><text:span text:style-name="T924">The cities on the west coast often do not organize under a monarch, instead keeping only the traditional Dzer—though these Dzer often incorporate many Nlashikir beliefs and rituals.</text:span></text:p>
      <text:p text:style-name="P222"/>
      <text:p text:style-name="P267"><text:span text:style-name="T625">42,608 BBT|12271 YH—</text:span><text:span text:style-name="T643">A young sevakath takes her role as priest-king of Nemora. Aumn-Esharan </text:span><text:span text:style-name="T644">(Eagle of Blood)</text:span><text:span text:style-name="T643">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text:span><text:soft-page-break/><text:span text:style-name="T643">leads her </text:span><text:span text:style-name="T645">Nemorite </text:span><text:span text:style-name="T643">forces into the city, filling the streets with bloodshed. She forces the Rajana sevakath from Okos</text:span><text:span text:style-name="T646">.</text:span></text:p>
      <text:p text:style-name="P268"><text:span text:style-name="T646"><text:tab/>-</text:span><text:span text:style-name="T639"> The </text:span><text:span text:style-name="T647">eastern </text:span><text:span text:style-name="T639">Huromans shared their trade all along the </text:span><text:span text:style-name="T647">eastern</text:span><text:span text:style-name="T639"> coast of the Nos Mori, with the Tellinese and the </text:span><text:span text:style-name="T629">Narazi</text:span><text:span text:style-name="T639"> cultures. With the complex trade deals rising from this new enterprise, the Huroman traders out of a southern city, Usna, began to </text:span><text:span text:style-name="T648">track trades in an equivalent exchange of precious silver. While this measurement was at first simply administrative and silver was not often actually part of the exchange, eventually small silver ingots, called okena</text:span><text:span text:style-name="T639"> (“weighing” in Huroman), </text:span><text:span text:style-name="T648">were deployed.</text:span></text:p>
      <text:p text:style-name="P301"/>
      <text:p text:style-name="P269"><text:span text:style-name="T626">41,920 BBT|12959 YH—</text:span><text:span text:style-name="T649">Aumn-Esharan, wise in her age by this time, has matured the Aumn-clan occupation of Okos. The city has flourished, and Aumn-Esharan has brought in a golden age </text:span><text:span text:style-name="T650">of unity </text:span><text:span text:style-name="T649">for the Usvajra civilization. Trade with nearby city-states has reached its most profitable point, </text:span><text:span text:style-name="T650">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649">dvisors from distant cities, </text:span><text:span text:style-name="T650">like Hradabar and Usna,</text:span><text:span text:style-name="T649"> and from the far south of the Tellinese lands, </text:span><text:span text:style-name="T650">from Tapustanum and Ramuram,</text:span><text:span text:style-name="T649"> come to Okos to meet with the </text:span><text:span text:style-name="T651">Aumn </text:span><text:span text:style-name="T649">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269"><text:span text:style-name="T649"><text:tab/>-</text:span><text:span text:style-name="T652">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301"/>
      <text:p text:style-name="P270"><text:span text:style-name="T626">40,948 BBT|13931 YH—</text:span><text:span text:style-name="T653">The golden-age of the Usvajra civilization continued for one thousand years. During this time, new cities rose and old ones were forgotten. New rulers came to power, and the astar civilization in Nomenes became more volatile. </text:span><text:span text:style-name="T654">The </text:span><text:span text:style-name="T653">Aumn brood in Okos had grown even more power and more arrogant. Skirmishes had grown on the Usvajra’s northern border with the </text:span><text:span text:style-name="T629">Narazi</text:span><text:span text:style-name="T653">, and the Aumn priest-king advanced with a sizable force of warriors into </text:span><text:span text:style-name="T629">Narazi</text:span><text:span text:style-name="T653"> land. The nature there was </text:span><text:span text:style-name="T655">mildly </text:span><text:span text:style-name="T653">poisonous to the outsiders, but it was not acute enough to deter them. The Aumn were advancing not to gather riches, but rather on an ancient vendetta to destroy their long-standing rivals. </text:span><text:span text:style-name="T656">The Aumn strike the city of Nabashanum, the home of the ancient Ceris line of se</text:span><text:soft-page-break/><text:span text:style-name="T656">vakath. They slaughter the people and immolate the sevakath, even delving into their catacombs and exhuming their hibernating ancestors for destruction. </text:span><text:span text:style-name="T655">Yuvis, the oracle of the Ruksal, was slain.</text:span><text:span text:style-name="T656"> The sacking of Nabashanum was total. Taregil escaped, however, in the hands of a young sevakath acolyte who fled east from the mountains. It was not long after Nabashanum burned that the supernatural repercussions began to unfold. The </text:span><text:span text:style-name="T629">Narazi</text:span><text:span text:style-name="T656"> were, at this point, centralized in their religion. </text:span><text:span text:style-name="T657">While Yuvis’s oracles had given these cities prosperity and magical foreshadowing, it had concentrated significant religious responsibility on the sevakath of Nabashanum.</text:span><text:span text:style-name="T656">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658">Many of</text:span><text:span text:style-name="T656"> the astar that saw this </text:span><text:span text:style-name="T658">recalled the ancient stories of</text:span><text:span text:style-name="T656"> one thing: the Usada. The natural disasters brought with them horrible death tolls, but these deaths paled in comparison to the mania that filled the cities </text:span><text:span text:style-name="T659">and towns</text:span><text:span text:style-name="T656"> of the sevakath. The ash cooled the sky and dimmed the sun, their golden paradise. Crops failed that season and the next, <text:s/>and the eruptions continued as the </text:span><text:span text:style-name="T629">Narazi</text:span><text:span text:style-name="T656"> religious community struggled to meet the demands of their divine continuance.</text:span></text:p>
      <text:p text:style-name="P302"><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771">fear that the </text:span>sevakath may be killed by the disasters <text:span text:style-name="T771">put their path to the afterlife at stake</text:span>. In order to guarantee entry to the afterlife, one must be sacrificed immediately. <text:span text:style-name="T771">In multiple sites, m</text:span>ass sacrifices covered temple daises. Pools of blood gathered under the dark skies. <text:span text:style-name="T771">Agashurah was practically emptied as thousands of people were willingly slaughtered on the temple stones.</text:span></text:p>
      <text:p text:style-name="P302"><text:tab/>The inertia of the <text:span text:style-name="T757">Narazi</text:span> divine continuance gave way and the naturally cooler temperatures and mild obliquity of the world at this time took hold. <text:span text:style-name="T772">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773">southern </text:span><text:span text:style-name="T757">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774">Traders from Hradabar and Usna</text:span> return to the city and see <text:soft-page-break/>flames rising into the sky. The Usvajra civilization had collapsed under the pressure of the invaders.</text:p>
      <text:p text:style-name="P302"><text:tab/>The Huroman traders returned empty handed to their homelands, also ravaged by the effects of the volcanic eruptions. Their people were hungry and angry. <text:span text:style-name="T774">Ibowolabara was dragged into the streets and killed, a fate that was shared by numerous other nearby rulers. </text:span><text:span text:style-name="T775">Fleeting rulers took hold of these cities, though their rules often only lasted months to a few years.</text:span></text:p>
      <text:p text:style-name="P270"><text:span text:style-name="T654"><text:tab/></text:span><text:span text:style-name="T644">The Huroman coast is invaded by those fleeing the destruction of </text:span><text:span text:style-name="T656">Usvajra’s</text:span><text:span text:style-name="T644"> cities. </text:span><text:span text:style-name="T656">There are no armies to defend the cities here, only bands of warriors just as pitiful as the invaders. Sevakath led the invasion of Huroma, brutally slaughtering the defenders with their undying forms.</text:span><text:span text:style-name="T644"> </text:span><text:span text:style-name="T656">Hradabar blinked into darkness, </text:span><text:span text:style-name="T660">the grand stone megaliths of the advanced city fell into disuse</text:span><text:span text:style-name="T656">.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660">Many of those that could left these cities and sailed </text:span><text:span text:style-name="T661">to the south</text:span><text:span text:style-name="T660">. Some found refuge in small country farms. </text:span><text:span text:style-name="T662">All were soon affected by the unstoppable climatic effects of the </text:span><text:span text:style-name="T663">event.</text:span></text:p>
      <text:p text:style-name="P271"><text:span text:style-name="T656"><text:tab/>Astar society around Nos Mori had collapsed. Those fleeing the disasters of the northern Weswesum—many Tellinese, </text:span><text:span text:style-name="T629">Narazi</text:span><text:span text:style-name="T656">, and Huromans—took to the seas. </text:span><text:span text:style-name="T664">Many sailed south, some sailed from the eastern Huroma coast back to western Nomenes, to the southern lands of </text:span><text:span text:style-name="T665">Samadrkir and </text:span><text:span text:style-name="T664">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629">Narazi</text:span><text:span text:style-name="T664"> followed them. </text:span><text:span text:style-name="T666">The Ghahaka as a whole were mostly untroubled. The changing climate had </text:span><text:span text:style-name="T667">only </text:span><text:span text:style-name="T666">a</text:span><text:span text:style-name="T668"> </text:span><text:span text:style-name="T666">mild effect on the central desert of the Tuzizamina. The lands in the north became dryer, and the desert edges in the west and south cooled. The seasons became less severe.</text:span></text:p>
      <text:p text:style-name="P303"/>
      <text:p text:style-name="P272"><text:span text:style-name="T664"><text:tab/>At the end of this wholesale collapse of the early astar civilization in Nomenes, cultures were intermixed and spread thin. </text:span><text:span text:style-name="T669">Cities were small, few, </text:span><text:span text:style-name="T670">and far between.</text:span><text:span text:style-name="T669"> </text:span><text:span text:style-name="T664">New settlements saw people far from their home</text:span><text:span text:style-name="T671">lands</text:span><text:span text:style-name="T664">. During this time, the collapse of the religious foundations of the Tellinese and </text:span><text:span text:style-name="T629">Narazi</text:span><text:span text:style-name="T664"> was slow and silent. Without cities to support them, the </text:span><text:span text:style-name="T672">ancient and proud </text:span><text:span text:style-name="T664">sevakath began to starve. Fewer and fewer could be supported by the </text:span><text:span text:style-name="T673">shrinking cities, the </text:span><text:span text:style-name="T664">roving bands and tiny villages. Many villages composed of mixed cultures saw </text:span><text:span text:style-name="T669">newcomer</text:span><text:span text:style-name="T664"> sevakath as monsters, and fierce cultural wars ripped through the already wounded region. </text:span><text:span text:style-name="T673">In these violent times, another Lesser Auhron took the </text:span><text:span text:style-name="T669">distant </text:span><text:span text:style-name="T673">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669">primarily acting on the eastern coast of Huroma</text:span><text:span text:style-name="T673">. </text:span><text:span text:style-name="T674">Here, Shukun and their cults became pervasive enough to head many regional tribes.</text:span><text:span text:style-name="T673"> They spoke out against their undead </text:span><text:soft-page-break/><text:span text:style-name="T673">nature, and some Shukun </text:span><text:span text:style-name="T669">of Usvajra </text:span><text:span text:style-name="T673">gathered and destroyed ancient sevakath catacombs. </text:span><text:span text:style-name="T664">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304"><text:tab/>This begins a <text:span text:style-name="T740">d</text:span>ark <text:span text:style-name="T740">a</text:span>ge in the history of the astar in Nomenes, where the refinement of the golden age of <text:span text:style-name="T740">Usvajra</text:span> was lost. <text:span text:style-name="T740">Progress was not made. Few cities grew, and in general the population thinned as people fell to the hardship of the changing climate.</text:span></text:p>
      <text:p text:style-name="P304"/>
      <text:p text:style-name="P330"><text:span text:style-name="T67">39,748 BBT|15131 YH—</text:span><text:span text:style-name="T68">After the collapse of the civilizations around the Nos Mori, </text:span><text:span text:style-name="T69">the cultural landscape was complicated.</text:span><text:span text:style-name="T68"> </text:span><text:span text:style-name="T69">T</text:span><text:span text:style-name="T68">he Thandana river valley and peninsula </text:span><text:span text:style-name="T69">are</text:span><text:span text:style-name="T68"> invaded by mountain tribes driven from their homes by the volcanic eruptions of the region. </text:span><text:span text:style-name="T70">A number of these tribes are headed by savage </text:span><text:span text:style-name="T71">descendants</text:span><text:span text:style-name="T70"> of the Rajana sevakath from Okos. </text:span><text:span text:style-name="T72">The bloodlines, once preserved for many generations at a time, now grow and diminish in brutal tribal warfare. Few sevakath ever live to hibernation. </text:span><text:span text:style-name="T73">Okos still stands, though the city is </text:span><text:span text:style-name="T74">barely a shadow of </text:span><text:span text:style-name="T75">its former glory. The city changes hands every few years.</text:span></text:p>
      <text:p text:style-name="P305"><text:tab/><text:span text:style-name="T776">Just to the north of these tribes, the regions around the ruined Agashurah and Nabashanum are home to naga cult-tribes. </text:span><text:span text:style-name="T824">The naga tribes shift their polytheistic worship to center almost exclusively around the snake-deities, as the Lesser Auhron Eres shifts her attention from them.</text:span></text:p>
      <text:p text:style-name="P305"><text:tab/><text:span text:style-name="T777">The eastern part of Usvajra remained in the grasp of the ancient cities of Nemora and Kankanapal, both now diminished. In the collapse, the sevakath catacombs of the Tellin basin were primarily spared from the Shukun </text:span><text:span text:style-name="T825">cult </text:span><text:span text:style-name="T777">raids, </text:span><text:span text:style-name="T825">though the </text:span><text:span text:style-name="T826">burial center</text:span><text:span text:style-name="T825"> of Okos was destroyed</text:span><text:span text:style-name="T777">. The culture of </text:span><text:span text:style-name="T827">old </text:span><text:span text:style-name="T777">Usvajra huddled within the tiny basin, degenerating to primarily cult worship of the ancestral sevakath.</text:span></text:p>
      <text:p text:style-name="P305"><text:tab/><text:span text:style-name="T778">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828">The tribal Usvajran raiders that inhabited this region threw away their theocratic beginnings and took the leadership of warlord chiefs. </text:span><text:span text:style-name="T829">The polytheistic foundation of the Usvajran religion remained, though rituals and sacrifices were often carried out by non-sevakath shamans or priests.</text:span></text:p>
      <text:p text:style-name="P305"><text:tab/><text:span text:style-name="T779">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780">adapted to the temperate to cool forests of the region</text:span><text:span text:style-name="T779">. Their tribes are called the Samavaga.</text:span></text:p>
      <text:p text:style-name="P305"><text:soft-page-break/><text:tab/></text:p>
      <text:p text:style-name="P330"><text:span text:style-name="T76"><text:tab/>North of the naga cult tribes around Agashurah and Nabashanum, </text:span><text:span text:style-name="T77">Narazi tribes of ethnic Ruksal and Lateuta continue to live throughout the Ishusthanam peninsula. </text:span><text:span text:style-name="T78">The wave of refugees caused a general displacement of Narazi people eastward </text:span><text:span text:style-name="T79">to the central sea. The cities </text:span><text:span text:style-name="T80">near</text:span><text:span text:style-name="T79"> the northern prominence of Ishusthanam were </text:span><text:span text:style-name="T81">not diminished</text:span><text:span text:style-name="T79"> by the collapse, </text:span><text:span text:style-name="T81">in fact they were forced into organization by the need to defend themselves from the wave of population movement.</text:span><text:span text:style-name="T79"> </text:span><text:span text:style-name="T81">They</text:span><text:span text:style-name="T79"> continued to develop during this time, organizing into a large and diverse collective of city-state kingdoms, called the Ishian kingdoms, by </text:span><text:span text:style-name="T43">40,000 BBT|14879 YH.</text:span></text:p>
      <text:p text:style-name="P315"/>
      <text:p text:style-name="P315"><text:span text:style-name="T781"><text:tab/></text:span><text:span text:style-name="T782">The Narazi refugees that settled on the coast of the central sea </text:span><text:span text:style-name="T783">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784">the </text:span><text:span text:style-name="T783">deep cult worship of the Lesser Auhron Eres </text:span><text:span text:style-name="T784">became central to their people</text:span><text:span text:style-name="T783">.</text:span></text:p>
      <text:p text:style-name="P315"/>
      <text:p text:style-name="P315"><text:tab/><text:span text:style-name="T785">Across the Nos Mori, Hradabar and the states around it were almost completely destroyed by the waves of </text:span><text:span text:style-name="T786">sevakath and </text:span><text:span text:style-name="T785">raiders from the east. </text:span><text:span text:style-name="T786">The Shukun servants of the Raven Queen </text:span><text:span text:style-name="T787">(racially both astar and Orun)</text:span><text:span text:style-name="T786"> gained renown for hunting and slaying many of these sevakath, leading to Shukun-chieftain and big-man tribes of ethnic Eastern Huromans around the region of Hradabar. </text:span><text:span text:style-name="T831">While Hradabar itself vanished, the neighboring city of Bowoshar was resettled by Shukunenes. </text:span><text:span text:style-name="T786">The large island off the coast, however, was settled by rival Usvajran refugees, </text:span><text:span text:style-name="T788">horticultural settlements and tribes often involved with </text:span><text:span text:style-name="T790">remnant </text:span><text:span text:style-name="T788">sevakath </text:span><text:span text:style-name="T789">institutions</text:span><text:span text:style-name="T786">. </text:span><text:span text:style-name="T791">These people knew themselves as the Yayurakt (“Of pious blood”). </text:span><text:span text:style-name="T792">These Yayurs were cruel and warlike, the survivors of a vicious struggle for a future. </text:span><text:span text:style-name="T805">The center of Yayurakt culture was this island, though their settlements also were spread around the other northern Nos Mori islands.</text:span></text:p>
      <text:p text:style-name="P330"><text:span text:style-name="T76"><text:tab/></text:span><text:span text:style-name="T82">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3">northeast of</text:span><text:span text:style-name="T82"> the tip of Huroma that was once dry and abandoned was more lush and suitable for settlement. These migrants </text:span><text:span text:style-name="T84">were a mix of Nlashikir and astar, and they called themselves simply the </text:span><text:span text:style-name="T85">O</text:span><text:span text:style-name="T84">manusians (“</text:span><text:span text:style-name="T85">Wealthy people”), </text:span><text:span text:style-name="T86">for the migrations of their rulers were replete with luxurious caravans.</text:span></text:p>
      <text:p text:style-name="P315"><text:tab/><text:span text:style-name="T793">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794">to their south</text:span><text:span text:style-name="T793">.</text:span></text:p>
      <text:p text:style-name="P315"/>
      <text:p text:style-name="P315"><text:soft-page-break/><text:tab/><text:span text:style-name="T795">The cities of the western coast of Huroma </text:span><text:span text:style-name="T796">did not face any invasion or combat caused by the Nos Mori collapse. Instead, their main diminishment stemmed from the sweeping climatic changes passing over Huroma. The </text:span><text:span text:style-name="T798">already small </text:span><text:span text:style-name="T796">cities shrank and sometimes were abandoned, especially around the 25</text:span><text:span text:style-name="T741">th</text:span><text:span text:style-name="T796"> parallel south, </text:span><text:span text:style-name="T799">Sundarashar among them</text:span><text:span text:style-name="T796">. </text:span><text:span text:style-name="T797">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800">The north of the 25</text:span><text:span text:style-name="T742">th</text:span><text:span text:style-name="T800"> parallel is home to pastoral tribes </text:span><text:span text:style-name="T801">extended from the northern hunter gatherers and Nlashikir central tribes, </text:span><text:span text:style-name="T830">whom the Marmans called the tribes of Asham (“uncivilized”).</text:span></text:p>
      <text:p text:style-name="P315"/>
      <text:p text:style-name="P315"><text:tab/><text:span text:style-name="T802">Some Tellinese refugees </text:span><text:tab/><text:span text:style-name="T803">migrated to the island of Eyasol during this time, upon its northeastern corner. These ethnically Tellinese-Jangatet tribespeople organized themselves into hunter-gatherer groups, and were known as </text:span><text:span text:style-name="T804">the Haritians.</text:span></text:p>
      <text:p text:style-name="P304"/>
      <text:p text:style-name="P273"><text:span text:style-name="T675">38,948 BBT|15931 YH—</text:span><text:span text:style-name="T676">From the ashes of the societal collapse and the new milder climate, complex civilizations </text:span><text:span text:style-name="T677">that would go on to develop</text:span><text:span text:style-name="T676"> libraries, standing armies and navies, and common metal and bronze-working. This is an early age of chariots, swords, wheels, and giant constructions defined by access to tin and copper, most abundant in the ruinous Weswesum mountains.</text:span></text:p>
      <text:p text:style-name="P316"/>
      <text:p text:style-name="P273"><text:span text:style-name="T676"><text:tab/></text:span><text:span text:style-name="T678">The dark age comes to a </text:span><text:span text:style-name="T679">slow </text:span><text:span text:style-name="T678">close by this time as new civilizations gr</text:span><text:span text:style-name="T679">e</text:span><text:span text:style-name="T678">w around Nos Mori</text:span><text:span text:style-name="T676">. </text:span><text:span text:style-name="T679">The resurgence was driven by those that were on the outskirts of the collapse—</text:span><text:span text:style-name="T680">primarily </text:span><text:span text:style-name="T679">the Marmans of Marmanush </text:span><text:span text:style-name="T681">and their contact with the Omanusians. </text:span><text:span text:style-name="T682">By the la</text:span><text:span text:style-name="T683">st quarter</text:span><text:span text:style-name="T682"> of the dark ages, the Marman cities of Meteshahar, Oraculum, and Gaara were </text:span><text:span text:style-name="T683">growing large, though they had little distant contacts. </text:span><text:span text:style-name="T684">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685">and the simple revitalization of trade, </text:span><text:span text:style-name="T684">helped speed up the growth of the</text:span><text:span text:style-name="T685">ir cities. By the end of the dark age, the Omanusian cities of Ilu-Duhyadar </text:span><text:span text:style-name="T677">and Ilu-Dharmika had over 10,000 inhabitants, </text:span><text:span text:style-name="T686">with several other cities following close behind</text:span><text:span text:style-name="T677">.</text:span></text:p>
      <text:p text:style-name="P306"/>
      <text:p text:style-name="P304">38,648 BBT|16231 YH—<text:span text:style-name="T834">The first major dynasty of the Western Yayurs is initiated </text:span><text:span text:style-name="T835">by the Uparat sevakath bloodline </text:span><text:span text:style-name="T842">in the city of Mimara</text:span><text:span text:style-name="T835">.</text:span><text:span text:style-name="T834"> </text:span><text:span text:style-name="T836">The</text:span><text:span text:style-name="T808"> </text:span><text:span text:style-name="T836">i</text:span><text:span text:style-name="T808">sland is unified, </text:span><text:span text:style-name="T836">and the Yayur ships land an attack on the Shukunene coast. </text:span><text:span text:style-name="T927">The Western Yayur court is influenced by the presence of Naa’roleith, who took the form of a sevakath advisor. Naa’roleith stays </text:span><text:soft-page-break/><text:span text:style-name="T927">with the Western Yayurs for the following many millennia, </text:span><text:span text:style-name="T928">guiding their rise—and eventually their fall.</text:span></text:p>
      <text:p text:style-name="P304"/>
      <text:p text:style-name="P307">38,608 BBT|16271 YH—<text:span text:style-name="T832">The Omanusian cities are unified under the Orun king Obatodara, who ruled from Ilu-Ekadash. </text:span><text:span text:style-name="T833">Obatodara brought the Omanusians under his control through honorable challenges with the rival kings. This sets the precedent for Omanusian succession.</text:span></text:p>
      <text:p text:style-name="P304"/>
      <text:p text:style-name="P304">38,548 BBT|16331 YH—<text:span text:style-name="T837">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838">The Omanusian city of Ilu-Duhyadar becomes a significant port for the surrounding cities. </text:span><text:span text:style-name="T839">More types of products than ever are sent across the desert with the Nlashikir, though they are limited by the size of their caravans. </text:span><text:span text:style-name="T840">The Marmans begin to search for an alternate route to Omanusia, </text:span><text:span text:style-name="T843">a sea route that would allow them to increase their trade many-fold.</text:span></text:p>
      <text:p text:style-name="P304"/>
      <text:p text:style-name="P304">38,415 BBT|16464 YH—<text:span text:style-name="T841">The </text:span><text:span text:style-name="T811">Eastern Yayurs coalesce into </text:span><text:span text:style-name="T841">tens of </text:span><text:span text:style-name="T811">island kingdoms, </text:span><text:span text:style-name="T841">each ruled by a </text:span><text:span text:style-name="T843">powerful </text:span><text:span text:style-name="T841">theocratic oligarchy of sevakath. </text:span><text:span text:style-name="T843">By this time, the ships of the Omanusian kingdom </text:span><text:span text:style-name="T844">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845">The Omanusian ships would be attacked and their wares plundered—to stop this, the Omanusians developed unique and effective “marines”, soldiers adept at ship-to-ship fighting. </text:span><text:span text:style-name="T846">The Omanusians became an unrivaled powerhouse on the Nos Mori.</text:span></text:p>
      <text:p text:style-name="P308"><text:tab/>-<text:span text:style-name="T847">Around this time, the Marmans first sail around the southern tip of Huroma and land in Ilu-Duhyadar. </text:span><text:span text:style-name="T856">The sea trade allowed for heavier goods to be transported, and for large cargoes to be moved quickly. Over the following decades and centuries, </text:span><text:span text:style-name="T857">Marmanush and Omanusia grow decadently wealthy </text:span><text:span text:style-name="T859">and powerful</text:span><text:span text:style-name="T857">. </text:span><text:span text:style-name="T858">Small outposts and villages crop up along the coastlines where ships pause their journeys. </text:span><text:span text:style-name="T897">Obatodara of Omanusia uses the wealth to construct </text:span><text:span text:style-name="T899">lines of </text:span><text:span text:style-name="T897">massive megalithic monuments, stone ziggurats and pyramids hundreds of feet high to act as future necropolises for his own line and those of his most powerful nobles </text:span><text:span text:style-name="T898">and descendants. </text:span><text:span text:style-name="T899">The most notable of these pyramids were set in a line north of Ilu-Ekadash, and were known as the </text:span><text:span text:style-name="T900">Mountains of Obatodara.</text:span></text:p>
      <text:p text:style-name="P308"><text:span text:style-name="T847"><text:tab/>The establishment of this sea route greatly shorte</text:span><text:span text:style-name="T849">ne</text:span><text:span text:style-name="T847">d the time-scale of the Marman-Omanusian trade—the Nlashikir merchants sometimes took almost a year to cross the subcontinent with their caravans, but the Marman ships could make the trip in </text:span><text:soft-page-break/><text:span text:style-name="T847">slightly over a month. </text:span><text:span text:style-name="T848">Ships would often layover in Ilu-Duhyadar or other Omanusian cities for </text:span><text:span text:style-name="T850">some time</text:span><text:span text:style-name="T848">, though. The Austera-Nos Mori gyre was strongest in the winter, </text:span><text:span text:style-name="T850">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848">allow a swift arrival in Ilu-Duhyadar. </text:span><text:span text:style-name="T850">Passage back to Marmanush in the winter would be difficult or near impossible for the sailors of this period. The winter currents would be strong and the storms would be dangerous. </text:span><text:span text:style-name="T848">In the spring and summer, the currents around the tip of Huroma are weaker and the passage back to Marmanush is easy. </text:span><text:span text:style-name="T851">This seasonality of travel between the two civilizations began to ingrain itself into their cultures—holidays and rituals shifted to accommodate the many sailors and merchants moving throughout the year. </text:span><text:span text:style-name="T852">The sea and storm gods became increasing important in their pantheons.</text:span></text:p>
      <text:p text:style-name="P304"><text:tab/><text:span text:style-name="T852">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04"/>
      <text:p text:style-name="P309">37,600 BBT|17279 YH—<text:span text:style-name="T853">In a slow build, the Nlashikir raids on Marmanush battered the cities down </text:span><text:span text:style-name="T860">and escalated into full fledged wars with surrounding tribes</text:span><text:span text:style-name="T853">. The Marmans were not as experienced in warfare as the</text:span><text:span text:style-name="T861">ir partner</text:span><text:span text:style-name="T853"> Omanusians, </text:span><text:span text:style-name="T861">though some Omanusian mercenaries were used by the Marmans, </text:span><text:span text:style-name="T853">and finally after centuries of antagoniz</text:span><text:span text:style-name="T862">ation</text:span><text:span text:style-name="T853"> by the nomadic raiders around them, </text:span><text:span text:style-name="T806">Marmanush </text:span><text:span text:style-name="T853">was</text:span><text:span text:style-name="T806"> </text:span><text:span text:style-name="T853">entirely </text:span><text:span text:style-name="T806">conquered by </text:span><text:span text:style-name="T853">a powerful</text:span><text:span text:style-name="T806"> </text:span><text:span text:style-name="T853">Asham</text:span><text:span text:style-name="T806"> </text:span><text:span text:style-name="T853">tribe </text:span><text:span text:style-name="T806">from the north, </text:span><text:span text:style-name="T853">led by the Nlashikir chieftain Munieto</text:span><text:span text:style-name="T806">. </text:span><text:span text:style-name="T854">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855">This establishes the kingdom of Asham.</text:span></text:p>
      <text:p text:style-name="P309"><text:span text:style-name="T823"><text:tab/></text:span><text:span text:style-name="T855">Many of the Marmans that fled the conquests of Munieto migrated south towards the tip of Huroma, naturally finding the small villages and camps that served as bays for former merchant vessels. </text:span><text:span text:style-name="T906">Some migrated into the mountains as well. The conquest served to spread Marman culture far beyond its old borders.</text:span></text:p>
      <text:p text:style-name="P309"/>
      <text:p text:style-name="P309"><text:tab/><text:span text:style-name="T863">The loss of Marmanush to Munieto was felt throughout Nos Mori. </text:span><text:span text:style-name="T864">The wealth and power of Omanusia was jolted and slowed, and the cities fell into an economic decline. </text:span><text:span text:style-name="T865">It became more and more difficult to field trained warriors with their ships, and the Usvajran pirates became more bold in their attacks. Ships were captured and plundered, and the wealth of the raiders grew. </text:span><text:span text:style-name="T866">With the decline of Omanusia, even the Shukunene tribes and their rival Uparat dynasty Western Yayurs suffered. </text:span><text:span text:style-name="T867">The Shukunenes had used </text:span><text:soft-page-break/><text:span text:style-name="T867">Omanusian ships in defense of their coastline, and with fewer and fewer ships available the Shukunene tribes were increasingly vulnerable.</text:span></text:p>
      <text:p text:style-name="P309"><text:tab/><text:span text:style-name="T925">This slump in Omanusia leads to unrest, and Obatodara is defeated in ritual combat by </text:span><text:span text:style-name="T926">Lagbaray</text:span><text:span text:style-name="T925">od, </text:span><text:span text:style-name="T926">who becomes the second god king of Omanusia</text:span><text:span text:style-name="T925">.</text:span></text:p>
      <text:p text:style-name="P304"/>
      <text:p text:style-name="P304">37,302 BBT|17577 YH—<text:span text:style-name="T809">Second dynasty of the Western Yayurs begins </text:span><text:span text:style-name="T868">as the Uparat line ends</text:span><text:span text:style-name="T809">. </text:span><text:span text:style-name="T868">The last daughters of the Uparats are assassinated and immolated by Nupur-Thakur, a general of the Yayurs </text:span><text:span text:style-name="T929">being influenced by Naa’roleith</text:span><text:span text:style-name="T868">. This begins the Thakur dynasty in Mimara. </text:span><text:span text:style-name="T869">Nupur increases the size of the Yayur army and doubles down on her war with the Shukunenes.</text:span></text:p>
      <text:p text:style-name="P304"/>
      <text:p text:style-name="P304">37,171 BBT|17708 YH—<text:span text:style-name="T870">Nupur-Thakur and the </text:span><text:span text:style-name="T816">Western</text:span><text:span text:style-name="T815"> </text:span><text:span text:style-name="T810">Yayurs capture much of Shukunene land and cities. </text:span><text:span text:style-name="T870">The Yayurs execute many Shukun chiefs and warriors and capture thousands of Shukunenes into slavery. This multicultural domination begins the first astar empire.</text:span></text:p>
      <text:p text:style-name="P304"/>
      <text:p text:style-name="P310">36,985 BBT|17894 YH—<text:span text:style-name="T871">Likhami-</text:span><text:span text:style-name="T872">Chattra, </text:span><text:span text:style-name="T873">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890">and initiating the first Nemorite Empire. </text:span><text:span text:style-name="T891">The initiation of this empire began a larger movement of abundant bronze throughout the region.</text:span></text:p>
      <text:p text:style-name="P310"><text:span text:style-name="T874"><text:tab/>Likhami and the Chattra bloodline saw themselves as the future and past of Nemora, and they began to gather historical carvings and tablets into a library in the ancient city. They </text:span><text:span text:style-name="T875">carved great stories into the walls of their temple, creating an exaggerated and fictional history naming the Chattra bloodline as the central bloodline of Nemora’s history.</text:span></text:p>
      <text:p text:style-name="P304"/>
      <text:p text:style-name="P304">36,905 BBT|17974 YH—<text:span text:style-name="T876">The Usvajran raider tribes, empowered by the wealth stolen from Omanusian </text:span><text:span text:style-name="T877">ships </text:span><text:span text:style-name="T892">and the increasingly abundant bronze</text:span><text:span text:style-name="T877">, move onto the Eastern Yayur kingdoms and conquer them. One among the raiders, </text:span><text:span text:style-name="T904">Samudi-Bhool</text:span><text:span text:style-name="T877">, set herself as queen of the Eastern Yayurs. </text:span><text:span text:style-name="T878">After her, she declared, </text:span><text:span text:style-name="T896">a council of elders</text:span><text:span text:style-name="T878"> would elect another chieftain</text:span><text:span text:style-name="T879">.</text:span></text:p>
      <text:p text:style-name="P311"><text:tab/>-<text:span text:style-name="T880">A new city-state kingdom rises to fill the </text:span><text:span text:style-name="T904">maritime </text:span><text:span text:style-name="T880">trade gap in the economically slumped Nos Mori region. The city of Dhaneramath </text:span><text:span text:style-name="T881">(“City of Wealthy Kings”)</text:span><text:span text:style-name="T880">, congealed from the Tellinese-Jangatet tribes south of Ramuram. </text:span><text:span text:style-name="T882">Dhaneramath changes the theme of the trade goods inundated into the Nos Mori region. Instead of an abundance of Mediterranean-type goods </text:span><text:span text:style-name="T883">from Marmanush, the Dhaneramath ships brought exotic goods from the far south, traded for with the Samavaga tribes. </text:span><text:span text:style-name="T885">The institution of </text:span><text:soft-page-break/><text:span text:style-name="T885">Dhaneramath as a trade center quickly increases the wealth of both the surrounding land and the Samavaga to the south. </text:span><text:span text:style-name="T905">The formation of the city as a trading post was in response to the growing use of bronze in the Nemorite Empire. Entrepreneurs from the city had taken a sea route to Okos and been some of the first to enter the lucrative tin market. </text:span><text:span text:style-name="T891">The Nemorites were primary sources of the tin needed for the alloy, and their market consisted of shipping the mountain tin down the Thandana river to Okos.</text:span><text:span text:style-name="T903"> The wealth from this trade fueled Likhami-Chattra’s conquests of the peninsula for the next centuries.</text:span></text:p>
      <text:p text:style-name="P304"><text:tab/><text:span text:style-name="T884">Dhaneramath is not ruled by a sevakath priest, though its temple is run by a sevakath bloodline. Instead, the city took inspiration from the distant Omanusian traders and instated a ruling queen beside the priesthood.</text:span></text:p>
      <text:p text:style-name="P304"/>
      <text:p text:style-name="P339"><text:span text:style-name="T183">36,555 BBT|18324 YH—</text:span><text:span text:style-name="T184">The god-king of Omanusia, </text:span><text:span text:style-name="T185">Lagbarayod,</text:span><text:span text:style-name="T184"> is bested in ritual combat and is succeeded by Todarag, the </text:span><text:span text:style-name="T185">third</text:span><text:span text:style-name="T184"> god-king of Omanusia</text:span><text:span text:style-name="T186">. </text:span><text:span text:style-name="T187">Despite the general economic recession, the huge inequality in power in Omanusia allows Todarag to </text:span><text:span text:style-name="T188">further best Obatodara in his mighty constructions.</text:span><text:span text:style-name="T187"> </text:span><text:span text:style-name="T188">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89"> The huge constructions </text:span><text:span text:style-name="T188">were</text:span><text:span text:style-name="T189"> carried out </text:span><text:span text:style-name="T188">over slightly more than a century</text:span><text:span text:style-name="T189">, and they drag</text:span><text:span text:style-name="T188">ged</text:span><text:span text:style-name="T189"> the monarchy of Omanusia near bankruptcy.</text:span></text:p>
      <text:p text:style-name="P312"><text:tab/><text:tab/><text:tab/>-<text:span text:style-name="T907">By this time </text:span><text:span text:style-name="T908">numerous Marman city-states and kingdoms have popped up around the kingdom of Asham. </text:span><text:span text:style-name="T909">Most notably are: Ucca (“high”) in the mountains southeast of Meteshahar; Methati (“exchange”) and Marstishar (“City of milk”) to the south of Gaara; Navazashar (“City of sailors”) south of Methati. </text:span><text:span text:style-name="T910">These kingdoms constantly fight, often being conquered and conquering others.</text:span></text:p>
      <text:p text:style-name="P304"/>
      <text:p text:style-name="P313">36,548 BBT|18331 YH—<text:span text:style-name="T887">The Thakur dynasty of the </text:span><text:span text:style-name="T808">Western</text:span><text:span text:style-name="T807"> Yayurs construct</text:span><text:span text:style-name="T887">s</text:span><text:span text:style-name="T807"> megalithic </text:span><text:span text:style-name="T901">stepped </text:span><text:span text:style-name="T807">temples, </text:span><text:span text:style-name="T812">inspired by Omanusians</text:span><text:span text:style-name="T807">. </text:span><text:span text:style-name="T902">The largest was the temple outside of Mimara; an enormous construction for the elevated sacrifices required by the sevakath. </text:span><text:span text:style-name="T888">Much of the labor is provided by enslaved Shukunenes. </text:span><text:span text:style-name="T889">Additional capital is gained through further conquests by the Thakurs into northern tribal and horticultural lands </text:span><text:span text:style-name="T912">and Deshgair</text:span><text:span text:style-name="T889">.</text:span></text:p>
      <text:p text:style-name="P304"/>
      <text:p text:style-name="P331"><text:span text:style-name="T67">36,537 BBT|18342 YH—</text:span><text:span text:style-name="T87">The Nemorite Empire </text:span><text:span text:style-name="T88">under its third</text:span><text:span text:style-name="T89"> </text:span><text:span text:style-name="T90">ruler, </text:span><text:span text:style-name="T91">Pragal-Chattra,</text:span><text:span text:style-name="T90"> </text:span><text:span text:style-name="T89"><text:s/></text:span><text:span text:style-name="T90">is</text:span><text:span text:style-name="T89"> invaded by </text:span><text:span text:style-name="T90">barbarians from </text:span><text:span text:style-name="T89">naga tribes </text:span><text:span text:style-name="T90">to </text:span><text:span text:style-name="T89">the north and dissolved. </text:span><text:span text:style-name="T90">The Empire had been quite large, though it was stretched too thin and there were too many internal struggles for the polity to defend itself from the naga.</text:span><text:span text:style-name="T89"> These </text:span><text:span text:style-name="T92">many </text:span><text:span text:style-name="T89">cities fell under the non-unified control of numerous priest-kings or warlords, either from the naga tribes, Rajanan, or Nemorite. </text:span><text:span text:style-name="T90">This marks the period of warring kingdoms in the Thandana river valley. </text:span><text:span text:style-name="T93">The most powerful were the cities of Okos, Shuribad, and Virudhar. </text:span><text:span text:style-name="T94">The naga ruler </text:span><text:soft-page-break/><text:span text:style-name="T94">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5">f</text:span><text:span text:style-name="T94">a-Azi.</text:span></text:p>
      <text:p text:style-name="P314"><text:tab/>-<text:tab/><text:span text:style-name="T886">Some cities of Omanusia grow restless under the economic irresponsibility and heavy taxes. Todarag begins a campaign of putting down internal rebellions and dissent.</text:span></text:p>
      <text:p text:style-name="P304"/>
      <text:p text:style-name="P323">36,300 – 2000 BCE</text:p>
      <text:p text:style-name="P317"/>
      <text:p text:style-name="P304">36,337 BBT|18542 YH—<text:span text:style-name="T893">Todarag, now in more secure control of Omanusia, takes his army outward to gain </text:span><text:span text:style-name="T911">renewed </text:span><text:span text:style-name="T893">wealth from plundering. </text:span><text:span text:style-name="T894">He moves northeast and captures several small cities </text:span><text:span text:style-name="T919">towards</text:span><text:span text:style-name="T894"> Deshgair, looting them and capturing many Desharene slaves. </text:span><text:span text:style-name="T895">The Omanusians built a series of slave camps in the southern part of Deshgair to expedite the capture of the Desharene.</text:span></text:p>
      <text:p text:style-name="P304"><text:tab/><text:span text:style-name="T913">This time also saw the construction of Todarag’s great stadium in Ilu-Dharmika.</text:span></text:p>
      <text:p text:style-name="P304"/>
      <text:p text:style-name="P332"><text:span text:style-name="T67">3</text:span><text:span text:style-name="T96">5</text:span><text:span text:style-name="T67">,548 BBT|1</text:span><text:span text:style-name="T96">9</text:span><text:span text:style-name="T67">331 YH—</text:span><text:span text:style-name="T97">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8">Numerous sprawling, but poor, cities rose from this, Dakshihar and Asmashar being the most prominent.</text:span></text:p>
      <text:p text:style-name="P332"><text:span text:style-name="T98"><text:tab/>-</text:span><text:span text:style-name="T99">Todarag uses his Desharene slaves and his trained Omanusian marines </text:span><text:span text:style-name="T100">to lead a massive campaign on the small and independent cities </text:span><text:span text:style-name="T101">in the lands between Omanusia and Deshgair. With this campaign, Todarag connects his kingdom to Deshgair, </text:span><text:span text:style-name="T102">officially creating the Omanusian Empire</text:span><text:span text:style-name="T101">. In the following decades, Todarag uses the Desharene slaves to jumpstart the development of this land. </text:span><text:span text:style-name="T103">One city, Ilu-Mahiyana, became Todarag’s special project: a massive and glorious city, a second administration center for the wide Omanusian empire.</text:span></text:p>
      <text:p text:style-name="P304"/>
      <text:p text:style-name="P331"><text:span text:style-name="T67">35,294 BBT|19585 YH—</text:span><text:span text:style-name="T104">Marmans break free of Nlashikir dynastic rule. </text:span><text:span text:style-name="T105">A slave of Munieto, a woman named Hata-</text:span><text:span text:style-name="T106">Andhakar</text:span><text:span text:style-name="T105">, created a ritual pact with the Lesser Auhron Eres to give her great power. </text:span><text:span text:style-name="T107">Hata-</text:span><text:span text:style-name="T106">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5"> gifted her with a deadly black hand </text:span><text:span text:style-name="T106">in exchange for eternal servitude. Hata-Andhakar</text:span><text:span text:style-name="T105"> used </text:span><text:span text:style-name="T106">this hand</text:span><text:span text:style-name="T105"> to choke Munieto to death in his bed. </text:span><text:span text:style-name="T106">She</text:span><text:span text:style-name="T105"> led a revolt in Meteshahar and overtook the city. Eventually, she formed an army and united all the cities of Asham and Ucca. She took the fight north and exiled the former lords of Munieto. Hata-</text:span><text:span text:style-name="T106">Andhakar</text:span><text:span text:style-name="T105"> constructed a 100 km long defensive wall, the Wall </text:span><text:soft-page-break/><text:span text:style-name="T105">of </text:span><text:span text:style-name="T106">Andhakar</text:span><text:span text:style-name="T105">, to the north of Oraculum to defend against returning Nlashikir raiders. </text:span><text:span text:style-name="T106">Hata-Andhakar</text:span><text:span text:style-name="T108"> ruled the unified </text:span><text:span text:style-name="T106">cities, the Kingdom of </text:span><text:span text:style-name="T104"><text:s/></text:span><text:span text:style-name="T106">Meteshahar, and returned them to their old Marman ways. She brought back freedoms of old, </text:span><text:span text:style-name="T109">and focused on returning Marmanush to its former glory.</text:span><text:span text:style-name="T106"> </text:span><text:span text:style-name="T109">Eventually, Hata-Andhakar was taken by Eres and transformed into a dark wraith. Hata-Andhakar leaves Marmanush in service of Eres. The following queens of the Kingdom of Meteshahar return the trading prowess of the old Marman cities</text:span><text:span text:style-name="T104">. </text:span><text:span text:style-name="T110">The Marman traders are distant enough from the new Dhaneramain market so as not to incite significant competition. The Marmans sold mainly with the Omanusians, while the Dhaneramain market was with the western Nomenes coastal kingdoms.</text:span></text:p>
      <text:p text:style-name="P331"><text:span text:style-name="T67"><text:tab/></text:span><text:span text:style-name="T109">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1">These trading colonies began as small harbor for ships to rest at and resupply themselves, though as the Marmans realized the wealth of the southern forests the posts grew into bustling export centers in their own right, </text:span><text:span text:style-name="T112">adding amber and jade as luxury resources</text:span><text:span text:style-name="T111">. The two most significant were spaced at two sailing weeks apart, Ako Bandara on Huroma’s western side and Asraya on the east.</text:span></text:p>
      <text:p text:style-name="P304"/>
      <text:p text:style-name="P304">35,194 BBT|19685 YH—<text:span text:style-name="T914">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304"/>
      <text:p text:style-name="P331"><text:span text:style-name="T67">35,105 BBT|19774 YH—</text:span><text:span text:style-name="T113">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4">. </text:span><text:span text:style-name="T113">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5">Mear-Nimsat changes the narrative of the region’s history once again, from the Chattra focus to the ancient line of Mear.</text:span></text:p>
      <text:p text:style-name="P331"><text:span text:style-name="T115"><text:tab/>-</text:span><text:span text:style-name="T116">Around this time, Anatelea is finally abandoned.</text:span></text:p>
      <text:p text:style-name="P304"/>
      <text:p text:style-name="P304">35,058 BBT|19821 YH—<text:span text:style-name="T918">The twentieth sevakath priest-king of the Thakur dynasty is slain by assassins of Todarag. </text:span><text:span text:style-name="T930">Naa’roleith, still an ever-present manipulating force, betrayed the Thakurs and aided the Omanusians. After the assassination, Naa’roleith began a puppet dynasty in Mimara as a grand vizier. The powerless rulers of the puppet </text:span><text:soft-page-break/><text:span text:style-name="T930">dynasty take the names of old Uparat rulers in order to superficially increase their claim to the throne.</text:span></text:p>
      <text:p text:style-name="P304"><text:tab/>-<text:span text:style-name="T813">early iron production by someone</text:span></text:p>
      <text:p text:style-name="P304"><text:tab/>-<text:span text:style-name="T814">early swords by someone</text:span></text:p>
      <text:p text:style-name="P304"/>
      <text:p text:style-name="P304">35,005 BBT|19874 YH—<text:span text:style-name="T916">Mear-Nimsat leads a conquest of the south, </text:span><text:span text:style-name="T917">sacking and capturing cities on her path to Ramuram. The raider stronghold fell before her armies, and she subjugated the warlords of the encampment into her empire.</text:span></text:p>
      <text:p text:style-name="P304"/>
      <text:p text:style-name="P304">34,385 BBT|20494 YH—<text:span text:style-name="T930">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304"/>
      <text:p text:style-name="P304">34,294 BBT|20585 YH—<text:span text:style-name="T820">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821">Nemorite Empire begins.</text:span></text:p>
      <text:p text:style-name="P304"/>
      <text:p text:style-name="P304">33,678 BBT|21201 YH—<text:span text:style-name="T817">The Western Yayur Empire crumbles to a rise in Shukunene rebellion. The Yayurs are thrown off, and new Shukunene kingdoms grow.</text:span></text:p>
      <text:p text:style-name="P304"/>
      <text:p text:style-name="P274"><text:span text:style-name="T626">32,828 BBT|22051 YH—</text:span><text:span text:style-name="T676">A breakthrough in metallurgy has allowed for iron to be produced cheaply in large quantities.</text:span></text:p>
      <text:p text:style-name="P301">2506</text:p>
      <text:p text:style-name="P274"><text:span text:style-name="T626">30,544 BBT|24335 YH—</text:span><text:span text:style-name="T687">What was once the common Tellinese language has evolved such that it would be considered foreign to those that spoke it 15,000 years prior.</text:span></text:p>
      <text:p text:style-name="P301"/>
      <text:p text:style-name="P274"><text:span text:style-name="T626">30,068 BBT|24811 YH—</text:span><text:span text:style-name="T676">The world is forever changed. By this time, science and philosophy are defining themselves. Mathematics, construction, poetry, and art are emerging...as is the recovery of magic.</text:span></text:p>
      <text:p text:style-name="P301"/>
      <text:p text:style-name="P318">29,694 BBT|25185 YH—<text:span text:style-name="T822">VEI 8 eruption?</text:span></text:p>
      <text:p text:style-name="P222"/>
      <text:p text:style-name="P279"><text:span text:style-name="T611">Omanusians → 36555 </text:span><text:span text:style-name="T612">(</text:span>3770.0<text:span text:style-name="T612">)</text:span></text:p>
      <text:p text:style-name="P279"><text:span text:style-name="T611">Eastern Yayurs: </text:span><text:span text:style-name="T613">34358 </text:span><text:span text:style-name="T612">(</text:span>1795.0<text:span text:style-name="T915">)</text:span></text:p>
      <text:p text:style-name="P279"><text:span text:style-name="T611">Western Yayurs: </text:span><text:span text:style-name="T613">3</text:span><text:span text:style-name="T614">3678 </text:span><text:span text:style-name="T612">(</text:span>1724.0<text:span text:style-name="T612">)</text:span></text:p>
      <text:p text:style-name="P279"><text:span text:style-name="T611">Marmans: </text:span><text:span text:style-name="T615">35294 </text:span><text:span text:style-name="T612">(</text:span>1218.0<text:span text:style-name="T612">)</text:span></text:p>
      <text:p text:style-name="P279"><text:span text:style-name="T616">Asham</text:span><text:span text:style-name="T611">: </text:span><text:span text:style-name="T612">(</text:span>916.0<text:span text:style-name="T612">)</text:span></text:p>
      <text:p text:style-name="P320"><text:soft-page-break/>Desharene: <text:span text:style-name="T819">tribal</text:span></text:p>
      <text:p text:style-name="P279"><text:span text:style-name="T611">Usvajran raiders: </text:span><text:span text:style-name="T615">34385 </text:span><text:span text:style-name="T612">(</text:span>1218.0<text:span text:style-name="T915">)</text:span></text:p>
      <text:p text:style-name="P279"><text:span text:style-name="T611">Shukunenes: </text:span><text:span text:style-name="T614">33678 </text:span><text:span text:style-name="T612">(</text:span>1298.0<text:span text:style-name="T612">)</text:span></text:p>
      <text:p text:style-name="P320">Samavaga: <text:span text:style-name="T818">tribal</text:span></text:p>
      <text:p text:style-name="P320">Haritians: <text:span text:style-name="T818">tribal</text:span></text:p>
      <text:p text:style-name="P279"><text:span text:style-name="T611">Nemorites: </text:span><text:span text:style-name="T617">34300 </text:span><text:span text:style-name="T612">(</text:span>3594.0<text:span text:style-name="T915">)</text:span></text:p>
      <text:p text:style-name="P279"><text:span text:style-name="T618">Dhaneramath: </text:span><text:span text:style-name="T619">36,905 </text:span><text:span text:style-name="T612">(</text:span>559.0<text:span text:style-name="T915">)</text:span></text:p>
      <text:p text:style-name="P223"/>
      <text:p text:style-name="P223"/>
      <text:p text:style-name="P151">ANANT RAKT – Eternal Blood</text:p>
      <text:p text:style-name="P152"/>
      <text:p text:style-name="P41"><text:span text:style-name="T461">T</text:span><text:span text:style-name="T443">he end of the proto-Nomenes era comes with sweeping natural disasters as the planet reaches peak obliquity! Famines, droughts, floods, </text:span></text:p>
      <text:p text:style-name="P255"/>
      <text:p text:style-name="P255">%%%%%%%%%%%%%%%%%%%%%%%%%%%%%%%%%%%%%%%%%%%%%%%%%%%%%%%%%%%%%%%%%%%%%%%%%%%%%%%%%%%%%%</text:p>
      <text:p text:style-name="P255"/>
      <text:p text:style-name="P255"/>
      <text:p text:style-name="P260">Eastern Perakor</text:p>
      <text:p text:style-name="P260"/>
      <text:p text:style-name="P42">54,919 - <text:span text:style-name="T933">50,739</text:span> BBT—<text:span text:style-name="T10">There were </text:span><text:span text:style-name="T932">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932">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934">Over the next four millennia, the Laiwosh and Akh scatter into tribes—some banding together, others isolating and warring.</text:span></text:p>
      <text:p text:style-name="P166"><text:span text:style-name="T1382"><text:tab/>-</text:span><text:span text:style-name="T1392">During this time of spreading tribes, </text:span><text:span text:style-name="T1393">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394">atta of </text:span><text:soft-page-break/><text:span text:style-name="T1394">the </text:span><text:span text:style-name="T1393">waith Mithanar </text:span><text:span text:style-name="T1394">and the Laiwoshi Esodh made the epic journey north. The atta passed through forests of dark spirits and ash, </text:span><text:span text:style-name="T1395">sailed </text:span><text:span text:style-name="T1394">across the boiling volcanic straights </text:span><text:span text:style-name="T1395">between Lunima and Amarth (which had recently flooded, and were a part of the region the atta named </text:span><text:span text:style-name="T1100">Tumyetos</text:span><text:span text:style-name="T1395">, o</text:span><text:span text:style-name="T1100">r</text:span><text:span text:style-name="T1395"> the “Sea of Steam”), bartered with giants, were captured by a tribe of dark astar, and climbed the mountains to the ruined Ithalas. The atta found and returned several artifacts: the staff Maril, the Traveling Amulet, and the Chalice of Life. </text:span><text:span text:style-name="T1396">The Resurrection Stone they could not bring, for the massive artifact could not be moved by mundane means. </text:span><text:span text:style-name="T1397">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398">though its beauty still invoked envy in other tribes. The cult tribe of Zurumoth was ruled by the atta of Esodh and Mithanar from that time, and they used Maril to subjugate competing chiefdoms.</text:span></text:p>
      <text:p text:style-name="P43"/>
      <text:p text:style-name="P44">54,919 – 46,000 BBT--<text:span text:style-name="T315">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08"><text:tab/><text:span text:style-name="T936">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937">sprouting in the wake of receding glaciers. </text:span><text:span text:style-name="T938">The Yfanald astar were a mix of nomadic pastoralists and sedentary horticulturalists before their migration. This mix was shifted to solely nomadic tribes </text:span><text:span text:style-name="T939">after 55k BBT. By 53k BBT, these nomads had covered southern and central Amarth beneath the icy spinal mountains. </text:span><text:span text:style-name="T940">It was during this period of initial migration that the westernmost tribes encountered the first giants.</text:span></text:p>
      <text:p text:style-name="P108"><text:tab/><text:span text:style-name="T940">The giants of Amarth were a subspecies of Far Ul long separated from their shapeshifting ancestors. The giants are more common with waith than other Far Ul, and thus typically take forms much like enlarged waith—</text:span><text:span text:style-name="T941">horned, with colorful skin, occasional hoofed legs. </text:span><text:span text:style-name="T942">With the onset of the Usada, much of the giant population perished. Those that survived migrated </text:span><text:span text:style-name="T1752">into the Morinuin, the Underdark. There they changed and adapted, and emerged into the light once the Usada ceased.</text:span><text:span text:style-name="T942"> With the end of the Usada and the returning habitability of Amarth, the mammoths, </text:span><text:span text:style-name="T1752">followed by the giants of the Underdark,</text:span><text:span text:style-name="T942"> once again moved north. They first reentered Amarth over ice sheets at its northwest corner, sweeping south into the continental plains. </text:span><text:span text:style-name="T943">It was here that they first met the tribal astar. The giants of this time are primarily solitary, </text:span><text:soft-page-break/><text:span text:style-name="T943">traveling in bands of two or three at most. </text:span><text:span text:style-name="T944">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945">Young giants are tasked as messengers as they first set out on their own, communicating upcoming meetings, or </text:span><text:span text:style-name="T946">Istung, around the known territories of giants in the region.</text:span></text:p>
      <text:p text:style-name="P167"><text:span text:style-name="T1101"><text:tab/></text:span><text:span text:style-name="T1102">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1103">By 51k BBT, the passing offerings often turned to fixation and reverence. By this time, giants had spread throughout all of southern Amarth, as had their primary pastoral food, mammoths. </text:span><text:span text:style-name="T1104">Fixated tribes would follow wandering giant shepherds, paying them offerings for guidance, protection, and access to their mammoths. </text:span><text:span text:style-name="T1105">By 49k BBT, this relationship took its final form as giant and astar formed integrated tribal bodies. </text:span><text:span text:style-name="T1106">It is also by this time, and partially during it, that the astar tribes and giants shared their languages. The giant language, known to them as Emakeel, became an influence on the shaping of the Proto-Amarthian language. </text:span><text:span text:style-name="T1107">Proto-Amarthian comes into common use by 47k BBT. In this tongue </text:span><text:span text:style-name="T1108">and part of the giant tongue</text:span><text:span text:style-name="T1107">, the </text:span><text:span text:style-name="T1109">astar called themselves </text:span><text:span text:style-name="T1108">Hiidkeil</text:span><text:span text:style-name="T1110">, “Companions of the Giants”.</text:span></text:p>
      <text:p text:style-name="P167"><text:span text:style-name="T1101"><text:tab/></text:span><text:span text:style-name="T1111">The culture of the Hiidkeil spread east. </text:span><text:span text:style-name="T1112">While the culture itself spread, the technology used by the Hiidkeil people changed little. The cold taiga, steppes, and forests of Amarth at this time of peak obliquity were not conducive to the large-scale agriculture needed for the growth of cities. </text:span><text:span text:style-name="T1113">Without cities, the Hiidkeil were forced to remain as tribal groups. While some agricultural settlements existed </text:span><text:span text:style-name="T1114">(mostly around the large western inland sea, called Mor</text:span><text:span text:style-name="T1108">isteigh</text:span><text:span text:style-name="T1114"> in the tongue of the Hiidkeil)</text:span><text:span text:style-name="T1113">, </text:span><text:span text:style-name="T1115">the</text:span><text:span text:style-name="T1116">y never</text:span><text:span text:style-name="T1115"> buil</text:span><text:span text:style-name="T1116">t</text:span><text:span text:style-name="T1115"> up significant surplus. </text:span><text:span text:style-name="T1117">The exception to this was in the river valleys and ridges of the Yfanald mountain basin. </text:span><text:span text:style-name="T1118">The valleys here experienced a significant dry season, allowing annual crops from Lunima to spread and grow. </text:span><text:span text:style-name="T1119">The settlements here quickly grew larger than any others in Amarth, </text:span><text:span text:style-name="T1120">though their growth did not disallow the integration of Hiidkeil culture as it spread east. As the culture matured in the 4</text:span><text:span text:style-name="T1121">7</text:span><text:span text:style-name="T743">th</text:span><text:span text:style-name="T1120"> millennium BBT, </text:span><text:span text:style-name="T1122">the Yfanald settlement </text:span><text:span text:style-name="T1114">of </text:span><text:span text:style-name="T1123">Jarg</text:span><text:span text:style-name="T1124">iised</text:span><text:span text:style-name="T1123"> </text:span><text:span text:style-name="T1125">(</text:span><text:span text:style-name="T1124">Progeny of the Ancients</text:span><text:span text:style-name="T1125">)</text:span><text:span text:style-name="T1122"> served as one of the main meeting places of the Istung ritual, </text:span><text:span text:style-name="T1114">the other site being </text:span><text:span text:style-name="T1126">Tavand Soor</text:span><text:span text:style-name="T1114"> near </text:span><text:span text:style-name="T1127">Moristeigh</text:span><text:span text:style-name="T1114">.</text:span></text:p>
      <text:p text:style-name="P167"><text:span text:style-name="T1114"><text:tab/></text:span><text:span text:style-name="T1128">In the peaks above </text:span><text:span text:style-name="T1129">Jargiised</text:span><text:span text:style-name="T1128">, three ancient giants </text:span><text:span text:style-name="T1129">(Jargiised, Maasuindinud, and Haalvagi)</text:span><text:span text:style-name="T1128"> </text:span><text:span text:style-name="T1130">were led by the southern Attasek heroes of Esodh and Mithanar to </text:span><text:span text:style-name="T1131">the ruins of Ithalas and the lost artifacts of Maril, the Traveling Amulet, the Chalice of Life, and the Resurrection Stone. </text:span><text:span text:style-name="T1130">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1132"> </text:span><text:span text:style-name="T1130">This temple above </text:span><text:span text:style-name="T1129">Jargiised</text:span><text:span text:style-name="T1130"> was one of the holiest places of the Hiidkeil, </text:span><text:span text:style-name="T1133">and the </text:span><text:soft-page-break/><text:span text:style-name="T1133">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1134">Using their influential role, the three judges (“</text:span><text:span text:style-name="T1129">Kohtunik</text:span><text:span text:style-name="T1134">”), fanned the hatred between the Hiidkeil and their southern Attasek neighbors.</text:span></text:p>
      <text:p text:style-name="P44"><text:span text:style-name="T316"><text:tab/></text:span><text:span text:style-name="T317">The efficient distributed nature of the Hiidkeil religion allows for a </text:span><text:span text:style-name="T318">distributed divine continuance to form</text:span><text:span text:style-name="T317">. The Hiidkeil weather spirits and storm deities, </text:span><text:span text:style-name="T318">each worshipped slightly differently across the continent, support a plethora of small continuances that, when viewed in superposition, grace the continent with a robust protection.</text:span><text:span text:style-name="T317"> This is the Great Amarthian Continuance.</text:span></text:p>
      <text:p text:style-name="P43"/>
      <text:p text:style-name="P45">50,739—<text:span text:style-name="T935">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947">and thick walls </text:span><text:span text:style-name="T935">were able to survive to this point. It was through a unified effort to destroy them that the earliest complex civilizations of this period in Lunima w</text:span><text:span text:style-name="T948">ould be</text:span><text:span text:style-name="T935"> born.</text:span></text:p>
      <text:p text:style-name="P168"><text:span text:style-name="T1399"><text:tab/></text:span><text:span text:style-name="T1400">After these four millennia, </text:span><text:span text:style-name="T1399">tribes covered all of Lunima, from the violent stormy north eastern fields to the monsoon </text:span><text:span text:style-name="T1401">flooded southern peninsula. The two populations have intermix</text:span><text:span text:style-name="T1400">ed</text:span><text:span text:style-name="T1401"> more and more, and their cultures have followed. The waith culture place</text:span><text:span text:style-name="T1135">d</text:span><text:span text:style-name="T1401"> rulership in the hands of the powerful. The </text:span><text:span text:style-name="T1400">powerful</text:span><text:span text:style-name="T1401"> mages of old were given divine right to rule the waith, but with the fall of magic </text:span><text:span text:style-name="T1402">from</text:span><text:span text:style-name="T1401"> Apythia’s ritual </text:span><text:span text:style-name="T1402">the Akh turned to martial prowess. </text:span><text:span text:style-name="T1400">The egalitarian astar culture traditionally gave rulership to a matronly shaman or chief. The astar easily adopted the right of martial rule, leading to the violent traditions of these people over the preceding millennia.</text:span></text:p>
      <text:p text:style-name="P169"><text:span text:style-name="T1400"><text:tab/></text:span><text:span text:style-name="T1403">The people of Lunima, now mostly hybridized </text:span><text:span text:style-name="T1404">in biology and language</text:span><text:span text:style-name="T1403">, called themselves the generally the Attasek. Among these Attasek tribes were a number of local ethnic groups distinguished by geographic location. </text:span><text:span text:style-name="T1405">The tribe of Esodh and Mithanar inhabited the Mediterranean west-coast of </text:span><text:span text:style-name="T1406">Medhyamoya, named after the storm goddess Medya. </text:span><text:span text:style-name="T1407">To the northeast of Medhyamoya, over the mountains of Bhros</text:span><text:span text:style-name="T1136">koya (“Storm shade”), was the land of</text:span><text:span text:style-name="T1406"> </text:span><text:span text:style-name="T1403">Bhros</text:span><text:span text:style-name="T1137">htalath, “Stormy plains”. </text:span><text:span text:style-name="T1136">South of Bhroshtalath was</text:span><text:span text:style-name="T1137"> </text:span><text:span text:style-name="T1138">Tawaragros, “Forested lands”. </text:span><text:span text:style-name="T1136">The dry highlands to the far south are </text:span><text:span text:style-name="T1139">Taer</text:span><text:span text:style-name="T1136">dag, “High land”</text:span><text:span text:style-name="T1403">. </text:span><text:span text:style-name="T1408">Because of these geographic differences, the Attasek culture was non-unified: their methods of subsidence and economy were varying with material constraints, but their wider culture was shared. </text:span><text:span text:style-name="T1409">The Attasek were primarily nomadic and tribal. Their clans were traditionally ruled by an atta pair of matron warlords, </text:span><text:span text:style-name="T1410">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ext:span><text:soft-page-break/><text:span text:style-name="T1410">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411">Their reincarnation rituals are pervasive in the rites of passage of the Attasek youth, which involve the bio-theological ability of the astar and waith to peer into their past lives in their </text:span><text:span text:style-name="T1140">reveries</text:span><text:span text:style-name="T1411">.</text:span></text:p>
      <text:p text:style-name="P46"/>
      <text:p text:style-name="P170"><text:span text:style-name="T1412">48,079 BBT—</text:span><text:span text:style-name="T1413">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1141">fortresses</text:span><text:span text:style-name="T1413"> attracted more people and traded their grain to other tribes around Lunima. </text:span><text:span text:style-name="T1414">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70"><text:span text:style-name="T1414"><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415">priest</text:span><text:span text:style-name="T1414"> </text:span><text:span text:style-name="T1416">and storyteller.</text:span></text:p>
      <text:p text:style-name="P47"/>
      <text:p text:style-name="P170"><text:span text:style-name="T1417">46,360 BBT—</text:span><text:span text:style-name="T1418">Hiidkeil occupy all of Amarth. Some </text:span><text:span text:style-name="T1419">in the dry eastern crook of the mountains gather around a lush river valley with </text:span><text:span text:style-name="T1142">seasonal snow-melt</text:span><text:span text:style-name="T1419"> floods. The floods allow domestication of rye </text:span><text:span text:style-name="T1420">and other grasses, </text:span><text:span text:style-name="T1421">though </text:span><text:span text:style-name="T1422">the return was low and the labor was intense.</text:span><text:span text:style-name="T1420"> </text:span><text:span text:style-name="T1423">Sedentary settlements emerge here, and the tribes are known as the </text:span><text:span text:style-name="T1142">Abonkeil</text:span><text:span text:style-name="T1423"> </text:span><text:span text:style-name="T1424">(Companions (of the Giants) of the River)</text:span><text:span text:style-name="T1423">. </text:span><text:span text:style-name="T1425">The Abonkeil pan the river for alluvial tin. At this time, this river is one of the largest sources of alluvial tin in the world. </text:span><text:span text:style-name="T1426">Using this tin deposit, the Abonkeil are the first in Amarth and Lunima to produce bronze implements </text:span><text:span text:style-name="T1143">since</text:span><text:span text:style-name="T1426"> the fall of Saeronder’s people. </text:span><text:span text:style-name="T1427">The Abonkeil bring their bronze trinkets and tools to the Istung festivals, where they are traded with other Hiidkeil tribes. </text:span><text:span text:style-name="T1413">Before long, the bronze makes its way to Lunima where it is viciously coveted.</text:span></text:p>
      <text:p text:style-name="P170"><text:span text:style-name="T1413"><text:tab/></text:span><text:span text:style-name="T1428">-The hybridized Attasek language fully matures from its </text:span><text:span text:style-name="T1144">previous dialect state. The old Attasek dialect, which hybridized words of the old Waith Akh tongue, now has its foundation in an Yfanald-astar derivative</text:span><text:span text:style-name="T1428">. </text:span><text:span text:style-name="T1429">Th</text:span><text:span text:style-name="T1415">e people of Lunima know themselves as “</text:span><text:span text:style-name="T1429">Davakr</text:span><text:span text:style-name="T1430">a</text:span><text:span text:style-name="T1431">i</text:span><text:span text:style-name="T1429">” </text:span><text:span text:style-name="T1415">(Two blooded) and their language as Davak</text:span><text:span text:style-name="T1431">.</text:span></text:p>
      <text:p text:style-name="P48"/>
      <text:p text:style-name="P171"><text:span text:style-name="T1413">46,000 BBT – 45,500 BBT—Abonkeil tin is traded to Lunima through a series of Hiidkeil tribes. The process is long and expensive. By the end of this time, The Abonkeil learned to </text:span><text:soft-page-break/><text:span text:style-name="T1413">sail the coasts of the Boorya sea (Sea of Storms) and trade their tin directly to the </text:span><text:span text:style-name="T1142">Davakrai</text:span><text:span text:style-name="T1413"> of Bhroshtalath.</text:span></text:p>
      <text:p text:style-name="P49"/>
      <text:p text:style-name="P171"><text:span text:style-name="T1432">45,500 BBT—</text:span><text:span text:style-name="T1433">With Abonkeil tin, the Bhroshtalath learn to forge strong bronze tools, weapons, and armor. </text:span><text:span text:style-name="T1434">These innovations are largely kept to the region of Bhroshtalath, though they are slowly traded to the west and south. </text:span><text:span text:style-name="T1432">Being the center of bronze working in Lunima, the Bhroshtalath tribes grow in wealth and power. They trade tin to the Medhyamoyans in exchange for grain, which allows the northern population to greatly expand. </text:span><text:span text:style-name="T1435">Over the next several hundred years, social stratification widens in Lunima. Bronze weapons are rarer and far more expensive than stone or copper, leading to a divergence in the hunter-warrior social class. Now, the children of </text:span><text:span text:style-name="T1145">wealthy tribesmen</text:span><text:span text:style-name="T1435"> able to afford bronze implements made up a noble warrior class. Conflicts shrank, where in previous centuries raids involved a wide range of warriors and hunters, now wars were fought by single champions representing the tribes and </text:span><text:span text:style-name="T1436">settlements.</text:span></text:p>
      <text:p text:style-name="P171"><text:span text:style-name="T1436"><text:tab/></text:span><text:span text:style-name="T1437">In return for tin and other far-northern commodities, the tribes of Bhroshtalath gave the Abonkeil grain, </text:span><text:span text:style-name="T1438">potatoes, and other food</text:span><text:span text:style-name="T1437">. With an influx of food, the Abonkeil tribes and bands could grow larger and more sedentary. Their people could take on roles outside of farming, hunting, gathering, and panning, leading to more </text:span><text:span text:style-name="T1146">city-like</text:span><text:span text:style-name="T1437"> social stratification.</text:span></text:p>
      <text:p text:style-name="P50"/>
      <text:p text:style-name="P172"><text:span text:style-name="T1437">45,000 BBT—Abonkeil settlements grow into small city states. </text:span><text:span text:style-name="T1439">They keep a heavy reliance on imported food from Lunima, though local agriculture innovations are slowly allowing more efficient farms in the cool dry region. </text:span><text:span text:style-name="T1440">The cities of the Abonkeil all lie on the </text:span><text:span text:style-name="T1441">Abon</text:span><text:span text:style-name="T1440">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442">(Listener of Spirits)</text:span><text:span text:style-name="T1440"> farther into the highlands of the region (which the Abonkeil called </text:span><text:span text:style-name="T1147">A</text:span><text:span text:style-name="T1441">ndesedabon</text:span><text:span text:style-name="T1440">). </text:span><text:span text:style-name="T1442">The several city-states and settlements of the Abonkeil existed in competition for some time. At their closest, they existed in a loose economic network.</text:span></text:p>
      <text:p text:style-name="P172"><text:span text:style-name="T1442"><text:tab/></text:span><text:span text:style-name="T1443">As Kindelhaarg began to grow southern crops, like oats and potatoes, soil deficiencies forced the farmers to use far more land than their neighbors in Lunima. More land meant more labor, and warriors from Kindelhaarg began raiding along the </text:span><text:span text:style-name="T1147">Abon</text:span><text:span text:style-name="T1443"> and the nearby coasts of </text:span><text:span text:style-name="T1148">Andesedabon</text:span><text:span text:style-name="T1443"> </text:span><text:span text:style-name="T1444">taking captives and slaves.</text:span></text:p>
      <text:p text:style-name="P109"/>
      <text:p text:style-name="P173"><text:span text:style-name="T1149"><text:tab/></text:span><text:span text:style-name="T1150">In Lunima around this time, power is increasingly centralized.</text:span><text:span text:style-name="T1151"> </text:span><text:span text:style-name="T1152">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0"/>
      <text:p text:style-name="P174"><text:soft-page-break/><text:span text:style-name="T1153">4</text:span><text:span text:style-name="T1150">4</text:span><text:span text:style-name="T1153">,</text:span><text:span text:style-name="T1154">7</text:span><text:span text:style-name="T1153">00 BBT—</text:span><text:span text:style-name="T1155">Spurred by the trade across the Boorya Sea and the increased organization of Bhroshtalath, wealthy </text:span><text:span text:style-name="T1156">Davakrai</text:span><text:span text:style-name="T1155"> adjacent to their tribe’s oligarchs (called the </text:span><text:span text:style-name="T1157">Davarigyak </text:span><text:span text:style-name="T1155">(</text:span><text:span text:style-name="T1157">Noble Pair</text:span><text:span text:style-name="T1155">) by this time) developed a writing system. The writing is kept entirely for trade records and organizational reasons.</text:span></text:p>
      <text:p text:style-name="P111"/>
      <text:p text:style-name="P175"><text:span text:style-name="T1155">4</text:span><text:span text:style-name="T1158">3,500 BBT—</text:span><text:span text:style-name="T1159">Tribal warfare in the seasonal forests south of Bhroshtalath comes to a head as an inflated population runs out of room. </text:span><text:span text:style-name="T1160">Technology in these areas is not advanced enough to make efficient use of the arable land, leaving many tribes to cover wide swathes for hunting and pastoralism. </text:span><text:span text:style-name="T1159">Tribal grounds are over-hunted and famine drives migratory Davakrai to the already-inhabited coasts. Some Davakrai led by ancients of waithi blood construct sailing ships </text:span><text:span text:style-name="T1161">reminiscent of those used by the Akh, and they set sail from Lunima in search of </text:span><text:span text:style-name="T1162">new lands</text:span><text:span text:style-name="T1161">. </text:span><text:span text:style-name="T1163">As the population continues to grow and move towards the coasts, more and more Davakrai follow the migrants.</text:span></text:p>
      <text:p text:style-name="P176"><text:span text:style-name="T1163"><text:tab/></text:span><text:span text:style-name="T1164">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1165">Between these two ends is a warm, fertile Mediterranean climate bordered to the south by a rain-shadow desert. </text:span><text:span text:style-name="T1166">The Davakrai named this place S</text:span><text:span text:style-name="T1167">o</text:span><text:span text:style-name="T1166">lna</text:span><text:span text:style-name="T1167">za (Place beneath the sun), </text:span><text:span text:style-name="T1168">and the large island off the central coast was Bordostrova (Island fortified by cliffs)</text:span><text:span text:style-name="T1167">.</text:span></text:p>
      <text:p text:style-name="P111"/>
      <text:p text:style-name="P177"><text:span text:style-name="T1155">4</text:span><text:span text:style-name="T1082">2,500 BBT—The </text:span><text:span text:style-name="T1169">Zurumoth prophet </text:span><text:span text:style-name="T1170">Vetradokti </text:span><text:span text:style-name="T1169">(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1171">who have thus far resisted her</text:span><text:span text:style-name="T1169">. </text:span><text:span text:style-name="T1171">Eres also recognizes the coming storm in Lunima; the population is growing too quickly to be supported by the agriculture of Medhyamoya. This is the first in a number of exoduses </text:span><text:span text:style-name="T1172">as the people of </text:span><text:span text:style-name="T1170">northern </text:span><text:span text:style-name="T1172">Lunima flee starvation</text:span><text:span text:style-name="T1171">.</text:span></text:p>
      <text:p text:style-name="P178"><text:span text:style-name="T1171"><text:tab/></text:span><text:span text:style-name="T1173">Vetradokti reaches the city of Jargiised and kneels before the Kohtunik upon the mountainside, giving her people into voluntary servitude. </text:span><text:span text:style-name="T1174">This is, she declares, the prophetic decree of Zurumoth. One day, her people will be free of this servitude, stronger than ever before. </text:span><text:span text:style-name="T1175">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1176">he draws a bronze dagger from her belt and guts herself in front of them. She rattles off prophesies and speaks words of power. Her voice commands the spirits of the mountain. </text:span><text:span text:style-name="T1175">After this sacrifice, the Kohtunik use the power of the Resurrection Stone to bring Vetradokti back to life. Vetradokti is treated as a revered tool of the Kohtunik during this time.</text:span><text:span text:style-name="T1176"> </text:span><text:span text:style-name="T1175">The Kohtunik adopts, in some form, the cult of Eres. They know her as</text:span><text:span text:style-name="T1177"> </text:span><text:span text:style-name="T1178">Layunatuul (“South wind”)</text:span><text:span text:style-name="T1177">.</text:span></text:p>
      <text:p text:style-name="P179"><text:soft-page-break/><text:span text:style-name="T1169"><text:tab/></text:span><text:span text:style-name="T1179">As Kar-Zurumothkar becomes abandoned, the city of Kar-Galnoskar sweep through it and capture the hinterland. They continue their conquest and capture the old city of Kar-Alfirinkar as well, unifying Medhyamoya into a single kingdom. </text:span><text:span text:style-name="T1180">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1181">There was Slavadeva and Kudosuyn who held the Staff of Maril, Vatoradeva and Drougsunus who held the Chalice of Life, and Satovator and Dorygava who held the Amulet. </text:span><text:span text:style-name="T1180">As the source of grain falters, the tribes of Lunima grow restless.</text:span></text:p>
      <text:p text:style-name="P111"/>
      <text:p text:style-name="P180"><text:span text:style-name="T1155">4</text:span><text:span text:style-name="T1182">2,</text:span><text:span text:style-name="T1183">4</text:span><text:span text:style-name="T1182">00 BBT—Kindelhaarg subjugates the other settlements on the </text:span><text:span text:style-name="T1184">Abon</text:span><text:span text:style-name="T1182"> </text:span><text:span text:style-name="T1185">as famine begins to set in</text:span><text:span text:style-name="T1182">, including the power center of Kuulavayim to the north. This unifies the Abonkeil into the Kingdom of Kindelhaarg, </text:span><text:span text:style-name="T1186">which</text:span><text:span text:style-name="T1185"> hope</text:span><text:span text:style-name="T1186">s</text:span><text:span text:style-name="T1185"> to gather more territory for agriculture to offset the loss of grain from the south.</text:span></text:p>
      <text:p text:style-name="P112"/>
      <text:p text:style-name="P113">41,831 BBT—<text:span text:style-name="T949">The hopes of Kindelhaarg fail as poor crop years lead to the abandonment of Abonkeil cities. </text:span>The Kingdom of Kindelhaarg falls <text:span text:style-name="T962">as quickly as it grew. The Abonkeil remain in the region as seasonal farmers and nomadic hunters.</text:span><text:span text:style-name="T949"> They continue to seasonally pan the Abon for tin, which they trade with Jargiised.</text:span></text:p>
      <text:p text:style-name="P113"/>
      <text:p text:style-name="P181"><text:span text:style-name="T1187"><text:tab/>-</text:span><text:span text:style-name="T1188">After this point, city states around Lunima begin to collapse. The governments no longer have the credibility to rule; they cannot provide their populous with the food necessary to support the population, so the population leaves. The states </text:span><text:span text:style-name="T1189">of Bhroshtalath notably </text:span><text:span text:style-name="T1188">collapse into smaller chiefdoms. </text:span><text:span text:style-name="T1189">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13"/>
      <text:p text:style-name="P182"><text:span text:style-name="T1187">4</text:span><text:span text:style-name="T1082">1,700 BBT—</text:span><text:span text:style-name="T1190">The Davakrai diaspora ends as the wayfaring migrants settle across Perakor and Adasol.</text:span></text:p>
      <text:p text:style-name="P114"><text:span text:style-name="T963">1. Southern Amarth –</text:span> </text:p>
      <text:p text:style-name="P183"><text:span text:style-name="T1191"><text:tab/></text:span><text:span text:style-name="T1192">Those Davakrai that migrate to </text:span><text:span text:style-name="T1193">southern </text:span><text:span text:style-name="T1192">Amarth are met by mixed emotions from the natives. The Davakrai are farmers, while the Hiidkeil are pastoralists and horticulturalists. Conflict often arises, and wars between the Hiidkeil (bolstered by </text:span><text:soft-page-break/><text:span text:style-name="T1192">giants) and the powerful reincarnated Davakrai are brutal. </text:span><text:span text:style-name="T1194">After 800 years, the territory of the Davakrai advances into sheltered river valleys and the frequent conflict wanes. </text:span><text:span text:style-name="T1195">By sheer </text:span><text:span text:style-name="T1196">concentration of </text:span><text:span text:style-name="T1195">numbers, the incoming Davakrai farmers slowly advance, </text:span><text:span text:style-name="T1197">mainly in the forests around Yfanald and the river valleys to the west, between Jargiised and Tavand Soor. </text:span><text:span text:style-name="T1198">These two places are holdouts of Hiidkeil strength, however, bastions of religious importance. </text:span><text:span text:style-name="T1194">While the Davakrai peoples and the Hiidkeil did not generally mix, they began trading goods and ideas, and farming began to spread through Hiidkeil communities in the south of Amarth.</text:span></text:p>
      <text:p text:style-name="P184"><text:span text:style-name="T1191"><text:tab/></text:span><text:span text:style-name="T1196">Davakrai of Bhroshtalath also settle the hills across the Tumyetos and north east into the Andesedabon. </text:span><text:span text:style-name="T1199">In Andesedabon, the Davakrai arrive to find a weakened Abonkeil people. Internal warfare and famine has left the population scattered. </text:span><text:span text:style-name="T1200">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1201">rise. </text:span><text:span text:style-name="T1202">The culture is a mix of Abonkeil and Davakrai; </text:span></text:p>
      <text:p text:style-name="P117"><text:tab/>Abonkeil local religion is paramount, though Davakrai ideals of fire, sacrifice, and reincarnation are adopted. These people continue to travel to the Istung gatherings of the greater Hiidkeil.</text:p>
      <text:p text:style-name="P184"><text:span text:style-name="T1202"><text:tab/>Social structure is more stratified as bronze continues to be worked. Single-combat champions are chosen from Davakrai and from the Hiid. </text:span><text:span text:style-name="T1203">Society is led by a </text:span><text:span text:style-name="T1204">non-religious </text:span><text:span text:style-name="T1203">chief supported by Hiid and some Davakrai in religious positions.</text:span></text:p>
      <text:p text:style-name="P117"><text:tab/></text:p>
      <text:p text:style-name="P184"><text:span text:style-name="T1205"><text:tab/>A multi-ethnic and multi-lingual culture forms here after some mixing time. New powerful kingdom, important for bronze production in Amarth and Lunima. </text:span><text:span text:style-name="T1206">Requires significant agricultural advances before becoming a reality. </text:span><text:span text:style-name="T1207">Bronze helps.</text:span></text:p>
      <text:p text:style-name="P114"/>
      <text:p text:style-name="P185"><text:span text:style-name="T1535">2. </text:span><text:span text:style-name="T1536">Central East (Northeast)</text:span><text:span text:style-name="T1535"> Ghelond </text:span><text:span text:style-name="T1191">– </text:span><text:span text:style-name="T1208">icy and rocky northern coasts with patchy coniferous forests. </text:span><text:span text:style-name="T1209">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1210">The Davakrai call this place Gora</text:span><text:span text:style-name="T1211">sna (Sleeping/Laying Mountain), as they believed the very land to be a mountain that had fallen over in weariness. They themselves were the </text:span><text:span text:style-name="T1212">Pisk</text:span><text:span text:style-name="T1213">iye, or ‘Whistlers’, as they value whistling, singing, and playing music with the wind.</text:span></text:p>
      <text:p text:style-name="P118"/>
      <text:p text:style-name="P185"><text:span text:style-name="T1211"><text:tab/></text:span><text:span text:style-name="T1214">Technology: bronze</text:span></text:p>
      <text:p text:style-name="P185"><text:span text:style-name="T1211"><text:tab/>Society: agro-nomadic, </text:span><text:span text:style-name="T1215">with small settlements concentrated near rivers. </text:span><text:span text:style-name="T1216">Typically nonviolent. </text:span><text:span text:style-name="T1217">Prolific seafare</text:span><text:span text:style-name="T1213">rs, fishers, and musicians.</text:span></text:p>
      <text:p text:style-name="P185"><text:span text:style-name="T1211"><text:tab/></text:span><text:span text:style-name="T1214">Religion: </text:span><text:span text:style-name="T1216">spirits are nature/land oriented. Druids exclusively rule tribes. Reincarnation </text:span><text:span text:style-name="T1218">branches; some reincarnate into new mortal bodies, some reincarnate into <text:s/></text:span><text:soft-page-break/><text:span text:style-name="T1218">the natural world; into trees and streams. The natural world around these tribes is living, imbued with the ancestral spirits. Nature is sacred.</text:span></text:p>
      <text:p text:style-name="P185"><text:span text:style-name="T1214"><text:tab/>Language: </text:span><text:span text:style-name="T1219">Pisk</text:span></text:p>
      <text:p text:style-name="P118"/>
      <text:p text:style-name="P185"><text:span text:style-name="T1209">These Davakrai form small sedentary agricultural settlements in the crevice vall</text:span><text:span text:style-name="T1220">eys. They come in contact with native nomadic giants, though they do not mix. They trade with the giants, and sometimes come in conflict, though rarely.</text:span><text:span text:style-name="T1221"> The rivers reveal alluvial tin deposits set in the rocky walls, which these Davakrai mine and turn into bronze trinkets. </text:span><text:span text:style-name="T1222">While bronze is readily available, the eventual Piskiye do not have the widespread agriculture needed to develop large urban civilization.</text:span></text:p>
      <text:p text:style-name="P115"/>
      <text:p text:style-name="P186"><text:span text:style-name="T1535">3. </text:span><text:span text:style-name="T1536">South</text:span><text:span text:style-name="T1535"> Eastern Ghelond</text:span><text:span text:style-name="T1191"> – </text:span><text:span text:style-name="T1208">wet coastal forests with less moderate, seasonal inlands. The southern coasts of this region are warmer and wetter.</text:span></text:p>
      <text:p text:style-name="P119"/>
      <text:p text:style-name="P119">As the Davakrai made for warmer lands in the south of Ghelond, small bands settled along the way. Those that remained ship-bound were met with warm, wet forests on the large fertile island off the east coast of G<text:span text:style-name="T965">helond. </text:span><text:span text:style-name="T966">This island closed in a gentle bay, all of which is covered in forest </text:span><text:span text:style-name="T967">and hills. </text:span><text:span text:style-name="T969">The rivers flowing from the mighty Ghelond mountains hold thin tin deposits. Though it is a meager supply, it is enough to provide this region with self-sufficiency.</text:span></text:p>
      <text:p text:style-name="P119"/>
      <text:p text:style-name="P120">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0"/>
      <text:p text:style-name="P187"><text:span text:style-name="T1223">In time, the </text:span><text:span text:style-name="T1224">Davakrai that settled here</text:span><text:span text:style-name="T1223"> called the </text:span><text:span text:style-name="T1224">mainland</text:span><text:span text:style-name="T1223"> Bezabor (Endless forest) </text:span><text:span text:style-name="T1224">and the isle </text:span><text:span text:style-name="T1225">was Tukastrona (Fertile land). The people had a variety of names for themselves and their tribes, but generally they were </text:span><text:span text:style-name="T1226">called the Voin (warriors) by the Piskiye.</text:span></text:p>
      <text:p text:style-name="P121"/>
      <text:p text:style-name="P188"><text:span text:style-name="T1223">W</text:span><text:span text:style-name="T1082">arlike, violent, </text:span><text:span text:style-name="T1227">tribal farming communities. Chiefs and warriors ruled </text:span><text:span text:style-name="T1228">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1229">Bezavid.</text:span></text:p>
      <text:p text:style-name="P122"/>
      <text:p text:style-name="P189"><text:span text:style-name="T1229">The roles of the warrior -priests</text:span><text:span text:style-name="T1227"> were </text:span><text:span text:style-name="T1229">similar to the traditional </text:span><text:span text:style-name="T1227">priests of Lunima. Warriors gained favor for their deities through battle and bloody sacrifice, and chiefs were the strongest of them all. </text:span><text:span text:style-name="T1230">The varied side roles of the Lunima priests were given to a new class, secretive and hidden from regular society. </text:span><text:span text:style-name="T1231">These were the </text:span><text:span text:style-name="T1232">Bezavid (without appearance). The Bezavid were druids and sages that lived outside society, much as the warriors lived outside the settlements of the Davakrai in Lunima. These druids were judges, dragging </text:span><text:soft-page-break/><text:span text:style-name="T1232">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1233"> </text:span><text:span text:style-name="T1234">The Bezavid are the bridges to the natural world and to the history of the Voin.</text:span></text:p>
      <text:p text:style-name="P123"><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0"/>
      <text:p text:style-name="P119"><text:tab/><text:span text:style-name="T968">Technology: </text:span><text:span text:style-name="T969">bronze</text:span></text:p>
      <text:p text:style-name="P119"><text:tab/><text:span text:style-name="T970">Society: </text:span><text:span text:style-name="T972">warmongering </text:span><text:span text:style-name="T970">agrarian</text:span></text:p>
      <text:p text:style-name="P119"><text:tab/><text:span text:style-name="T972">Religion: Secluded druid-sages instill fear of punishment, animist-polytheist, polytheism for warrior </text:span><text:span text:style-name="T973">class.</text:span></text:p>
      <text:p text:style-name="P119"><text:tab/><text:span text:style-name="T971">Language: </text:span><text:span text:style-name="T974">Voinic (Proto west slavic)</text:span></text:p>
      <text:p text:style-name="P115"/>
      <text:p text:style-name="P115"><text:span text:style-name="T963">4. North </text:span><text:span text:style-name="T964">East</text:span><text:span text:style-name="T963"> Tepeheo –</text:span><text:span text:style-name="T465"> The Mediterranean haven of Tepeheo, the </text:span><text:span text:style-name="T466">western </text:span><text:span text:style-name="T465">Greater Peninsula is <text:s/>covered in grassy plains perforated with towering rock formations leading in to the peninsula’s spinal mountains. </text:span><text:span text:style-name="T466">The windward side of the mountains is home to wet, misty forests.</text:span></text:p>
      <text:p text:style-name="P115"/>
      <text:p text:style-name="P115"><text:tab/><text:span text:style-name="T976">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977">The mountain rivers </text:span><text:span text:style-name="T978">and river mouths were settled first with small farming and fishing communities that swiftly grew into bustling urban power centers. Sailing was an integral part of these peoples’ world—</text:span><text:span text:style-name="T979">so much so that they called themselves the </text:span><text:span text:style-name="T978">Yedr</text:span><text:span text:style-name="T979">is (“Sailors, those in the bosom of the sea”). </text:span><text:span text:style-name="T981">Their calm bay was </text:span><text:span text:style-name="T980">Zvezdayr (Warm Starry Land / Sea of Stars), </text:span><text:span text:style-name="T981">and this name eventually spread to refer to the entire Greater Peninsula.</text:span></text:p>
      <text:p text:style-name="P115"><text:tab/><text:span text:style-name="T982">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985">Many rituals relied on specific positioning of celestial bodies or events. </text:span><text:span text:style-name="T983">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text:span><text:soft-page-break/><text:span text:style-name="T983">prophecy evolved with this, allowing them to create and fulfill prophecies over a much longer timescale than any other culture. </text:span><text:span text:style-name="T984">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985">s</text:span><text:span text:style-name="T984"> or astronomical events were tied to specific Yedris legends and people. These “heroic sigils” foretold the reincarnation of famous or infamous souls.</text:span></text:p>
      <text:p text:style-name="P115"/>
      <text:p text:style-name="P115"><text:tab/><text:span text:style-name="T986">The separation of the martial and non-martial communities </text:span><text:span text:style-name="T995">from</text:span><text:span text:style-name="T986"> Davakrai culture </text:span><text:span text:style-name="T987">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988">It was from these voyages that the Yedris and their predecessors were spread far and wide, and it was through them that the Perakor circuit was closed when voyagers crossed the wide sea east to Lunima. </text:span><text:span text:style-name="T989">Inland settlements engaged in these same practices by foot, leading to some migration into the central parts of Tepeheo.</text:span></text:p>
      <text:p text:style-name="P115"><text:tab/><text:span text:style-name="T990">Yedris culture spread from Z</text:span><text:span text:style-name="T994">v</text:span><text:span text:style-name="T990">ezdayr onto the shores of the central sea and into northwest Tepeheo as the climate shifted into a state of mid-obliquity. </text:span><text:span text:style-name="T991">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15"/>
      <text:p text:style-name="P124">Society: Oceanic agrarian <text:span text:style-name="T993">+ piscicultural</text:span>, <text:span text:style-name="T992">bronze technology</text:span></text:p>
      <text:p text:style-name="P124">Religion: <text:span text:style-name="T992">spirits and deities are astronomical along with typical local natural Autochthons. Prophecy and reincarnation are controlled by astrology. </text:span></text:p>
      <text:p text:style-name="P124">Language: <text:span text:style-name="T992">Yedral (</text:span>Proto South Slavic<text:span text:style-name="T992">)</text:span></text:p>
      <text:p text:style-name="P115"/>
      <text:p text:style-name="P138">4.5 North West Tepeheo<text:span text:style-name="T975">, </text:span>Southeast Ghelond (The Channel)<text:span text:style-name="T462"> – </text:span><text:span text:style-name="T463">Wet swamps and forests </text:span><text:span text:style-name="T467">in Ghelond</text:span><text:span text:style-name="T463">. </text:span><text:span text:style-name="T464">The north folds into the hilly forests of Bezabor, the south</text:span><text:span text:style-name="T467">ern coast is covered in prairie coasts that bleed into plains lakes and dry pillared steppes</text:span><text:span text:style-name="T464">. To the west, the </text:span><text:span text:style-name="T467">north </text:span><text:span text:style-name="T464">Channel’s edges are a mild Mediterranean climate, with small trees and scrubs. </text:span><text:span text:style-name="T467">The south Channel edge is a dry rocky coast at the beginning of this time, but increasing seasonal rains eventually turn this into a Mediterranean climate.</text:span></text:p>
      <text:p text:style-name="P160"/>
      <text:p text:style-name="P139"><text:span text:style-name="T467">T</text:span><text:span text:style-name="T443">he Channel is settled by south moving Voin and seafaring Yedris voyagers. </text:span><text:span text:style-name="T468">The resulting culture is primarily Yedris, though the secretive cult of the Bezavid and warlike nature of the Voin is retained. As</text:span><text:span text:style-name="T469"> these people and their cultures mix, their languages </text:span><text:soft-page-break/><text:span text:style-name="T469">follow. A dialectic hybridization of Yedral and Voinic forms. </text:span><text:span text:style-name="T470">These early hybridized people are the Ir</text:span><text:span text:style-name="T469">yesa</text:span><text:span text:style-name="T470">ns, and the channel lands are called Iryes.</text:span></text:p>
      <text:p text:style-name="P115"/>
      <text:p text:style-name="P190"><text:span text:style-name="T1535">5. Tepeheo’</text:span><text:span text:style-name="T1537">s </text:span><text:span text:style-name="T1538">hot center</text:span><text:span text:style-name="T1191"> – </text:span><text:span text:style-name="T1235">The Yedris that migrate south by foot slowly transition into a nomadic lifestyle in the steppes of southern Zvezdayr. Over the course of centuries, these nomads, </text:span><text:span text:style-name="T1236">who spoke a dialect of Yedral and called themselves</text:span><text:span text:style-name="T1235"> </text:span><text:span text:style-name="T1236">Hoditi (“Wanderers”), </text:span><text:span text:style-name="T1235">spread farther south into the monsoonal floodplains of the south. These monsoon lands are increasingly arid, drying out as the ITCZ migrates southward with obliquity. The </text:span><text:span text:style-name="T1236">Hoditi</text:span><text:span text:style-name="T1235"> hunt elephants and other large game. </text:span><text:span text:style-name="T1237">The </text:span><text:span text:style-name="T1236">Hoditi</text:span><text:span text:style-name="T1237"> were pulled farther and farther south over time, fully spreading across Tepeheo by 36k. These desert tribes had a distinctive </text:span><text:span text:style-name="T1238">reincarnation belief: the dead could be reincarnated into their own corpse. </text:span><text:span text:style-name="T1236">This would only happen, however, to the most revered among the nomads—the chieftains, princesses, and heroes. These people, the Hoditi believed, had connections with their bodies too sacred to separate.</text:span><text:span text:style-name="T1238"> This belief shifted the nomad’s ancestral practice of cremation of the</text:span><text:span text:style-name="T1236">se</text:span><text:span text:style-name="T1238"> dead, instead causing them to make burial mounds dotting the monsoon lands. </text:span><text:span text:style-name="T1236">It was believed that the reincarnation </text:span><text:span text:style-name="T1239">was facilitated by rain</text:span><text:span text:style-name="T1236">, as each rain drop holds the spirit of a deceased </text:span><text:span text:style-name="T1239">Hoditi</text:span><text:span text:style-name="T1236">. Should the </text:span><text:span text:style-name="T1239">correct spirit</text:span><text:span text:style-name="T1236"> fall upon the corpse, the body would be reincarnated as a Vratiti (“Returned”). To facilitate this, the </text:span><text:span text:style-name="T1240">Hoditi constructed their burial mounds with channels and rain funnels to allow the main chamber to be flooded during storms. </text:span><text:span text:style-name="T1241">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242">The Vratiti were not immortal, for their spirits were allowed to return only for one more lifetime before necessitating another burial. </text:span><text:span text:style-name="T1243">Their flesh was not renewed, giving them a zombie-like or skeletal appearance, and their powers were often supernatural and immense. </text:span><text:span text:style-name="T1244">The return of a Vratiti often united tribes or signaled a great change for the Hoditi.</text:span></text:p>
      <text:p text:style-name="P125"><text:tab/></text:p>
      <text:p text:style-name="P115"/>
      <text:p text:style-name="P115"><text:span text:style-name="T963">6. Western Adasol </text:span>– <text:span text:style-name="T951">Another jackpot, western Adasol is a coastal paradise for annual crops. Strange wildlife and fantastic terrain. Borders a deep southern desert, moderated by a large inland sea.</text:span></text:p>
      <text:p text:style-name="P116"><text:tab/><text:span text:style-name="T952">After two thousand years, the initial migrants </text:span><text:span text:style-name="T953">to Solnaza have </text:span><text:span text:style-name="T954">expanded to cover much of the west coast </text:span><text:span text:style-name="T955">and central steppe. Their settlements exist in a diverse climate range:</text:span><text:span text:style-name="T954"> Mediterranean, steppe, oceanic forest, island, </text:span><text:span text:style-name="T955">and around the southern </text:span><text:span text:style-name="T954">inland sea. </text:span><text:span text:style-name="T956">Solnaza is a brutal land: the last inhabitants were the Okemenel, giant beasts adapted to challenge the native megafauna. </text:span><text:span text:style-name="T957">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958">They adapt to the region, </text:span><text:soft-page-break/><text:span text:style-name="T958">however: they are powerful half-bloods who become beast masters. </text:span><text:span text:style-name="T960">They called themselves the Zvir (animal spirits).</text:span></text:p>
      <text:p text:style-name="P116"><text:tab/><text:span text:style-name="T956">Technology: stone and copper tools.</text:span></text:p>
      <text:p text:style-name="P191"><text:span text:style-name="T1191"><text:tab/></text:span><text:span text:style-name="T1245">Society: nomadic tribes, seasonal horticulture. </text:span><text:span text:style-name="T1246">Families take patron spirit animals</text:span></text:p>
      <text:p text:style-name="P116"><text:tab/><text:span text:style-name="T958">Religion: </text:span><text:span text:style-name="T1040">Shaman</text:span><text:span text:style-name="T958">-led animism + mild polytheism, animal worship, reincarnation </text:span><text:span text:style-name="T959">and ‘wild shape’ reincarnation.</text:span></text:p>
      <text:p text:style-name="P116"><text:tab/><text:span text:style-name="T961">Language: Zvir, branch from Proto Lunimean</text:span></text:p>
      <text:p text:style-name="P116"><text:tab/></text:p>
      <text:p text:style-name="P115"/>
      <text:p text:style-name="P115">-<text:span text:style-name="T950">As the world’s obliquity shifts back towards its median, the fertile, seasonally dry Mediterranean climate of Medhyamoya grows further and further south, allowing fields and cities to generate further and further south.</text:span></text:p>
      <text:p text:style-name="P115"/>
      <text:p text:style-name="P192"><text:span text:style-name="T1247">41,</text:span><text:span text:style-name="T1248">4</text:span><text:span text:style-name="T1247">00 BBT—The Kingdom of Kar-Galnoskar stands alone in the </text:span><text:span text:style-name="T1249">dying </text:span><text:span text:style-name="T1247">chaos of Lunima.</text:span><text:span text:style-name="T1249"> The triumvirate atta, wielders of the three artifacts of Ithalas, stand as heroes of Kar-Galnoskar. </text:span><text:span text:style-name="T1250">Around this time, however, the generosity of </text:span><text:span text:style-name="T1251">Vatoradeva and Drougsunus</text:span><text:span text:style-name="T1250"> wanes. They plan to cut off the other atta from the immortality the Chalice granted. For 1</text:span><text:span text:style-name="T1248">1</text:span><text:span text:style-name="T1250">00 years the three atta had worked in tandem, but now they fractured and fought. </text:span><text:span text:style-name="T1248">Kar-Galnoskar fell into violent civil war, and it ended with the </text:span><text:span text:style-name="T1252">executions of </text:span><text:span text:style-name="T1251">Slavadeva, Kudosuyn, and Satovator. The Staff of Maril was taken by Drougsunus, but the Amulet escaped with Dorygava.</text:span><text:span text:style-name="T1252"> </text:span><text:span text:style-name="T1251">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1253">In a violent storm, the goddess struck the Amulet with a bolt of lightning and placed within it a fraction of her own power. The Amulet, now enchanted, could call forth the memory of past storms. </text:span><text:span text:style-name="T1254">The warriors of Kar-Galnoskar to the north saw this storm as a bad omen, knowing that the battle for Medhyamoya was not yet over.</text:span></text:p>
      <text:p text:style-name="P126"/>
      <text:p text:style-name="P193"><text:span text:style-name="T1255">41,</text:span><text:span text:style-name="T1256">1</text:span><text:span text:style-name="T1255">00 BBT—</text:span><text:span text:style-name="T1257">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1258">The city rebels against Kar-Galnoskar and ends its claims as a kingdom. Weakened, Kar-Galnoskar joins its peers as a city-state in Medhyamoya. </text:span><text:span text:style-name="T1259">This begins the age of dynasties of reincarnation. Ruling atta swap in cycles of life and rebirth, perpetuating the dogma of war.</text:span></text:p>
      <text:p text:style-name="P224"/>
      <text:p text:style-name="P348">Modern calendar 41700</text:p>
      <text:p text:style-name="P348">Polytheistic religions 41700</text:p>
      <text:p text:style-name="P348">Early mathematics 41700</text:p>
      <text:p text:style-name="P348"><text:soft-page-break/>Ocean Sailing 41700</text:p>
      <text:p text:style-name="P348">Post and Lintel construction 41700</text:p>
      <text:p text:style-name="P348">Early currency 41700</text:p>
      <text:p text:style-name="P348">Eridu at largest point 40900</text:p>
      <text:p text:style-name="P348">Early Sumerian Dynastic Period 40900</text:p>
      <text:p text:style-name="P348">First Egyptian Stepped Pyramid 40100</text:p>
      <text:p text:style-name="P127"/>
      <text:p text:style-name="P194"><text:span text:style-name="T1260">4</text:span><text:span text:style-name="T1261">0</text:span><text:span text:style-name="T1260">,200 BBT—Cities of developing Yedris in Zvezdayr begin to grow large in the fertile river valleys. </text:span><text:span text:style-name="T1262">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1263">The shamans of the old Davakrai tribes took on roles as astronomer kings. Their power was balanced by that of the mobile ship kings, who would act as foreign ambassadors, ministers, protectors, and warmakers. </text:span><text:span text:style-name="T1264">The largest cities of the Yedris were Merzazve</text:span><text:span text:style-name="T1265">z</text:span><text:span text:style-name="T1264">da “Netter’s Star”, Plavatizve</text:span><text:span text:style-name="T1265">z</text:span><text:span text:style-name="T1264">da “Sailor’s Star”, and Rodizve</text:span><text:span text:style-name="T1265">z</text:span><text:span text:style-name="T1264">da “Star of the Matron”.</text:span></text:p>
      <text:p text:style-name="P128"/>
      <text:p text:style-name="P129">40,100 BBT—City states grow in the northern Lunima region of Bhroshtalath, the most influential being Kor-Borakord <text:span text:style-name="T1003">on the river flowing northeast from the mountains. </text:span><text:span text:style-name="T1004">In the large lake of northern Lunima sits numerous small isles. These isles are held to be sacred places by the Davakrai of the north, and the isle near Kor-Borakord witnesses thousands of bloody sacrifices.</text:span></text:p>
      <text:p text:style-name="P129"><text:tab/><text:span text:style-name="T1013">The old currency of Bhroshtalath makes a resurgence </text:span><text:span text:style-name="T1014">as trade restarts.</text:span></text:p>
      <text:p text:style-name="P129"/>
      <text:p text:style-name="P195"><text:span text:style-name="T1266">40,000 BBT—The Davakrai have thoroughly settled in Andesedabon, and a new society ar</text:span><text:span text:style-name="T1267">o</text:span><text:span text:style-name="T1266">se. The advanced agricultural techniques brought from the south allow new cities to grow independently, the most significant being </text:span><text:span text:style-name="T1268">Kuulusund, Sadahaarg, and </text:span><text:span text:style-name="T1269">Kindelhaarg (whose tribe had returned to the area centuries before)</text:span><text:span text:style-name="T1268">. </text:span><text:span text:style-name="T1270">These cities were typically friendly towards one another. They worked together to mine and sell the tin bronze of the Abon river.</text:span></text:p>
      <text:p text:style-name="P129"/>
      <text:p text:style-name="P196"><text:span text:style-name="T1271">40,0</text:span><text:span text:style-name="T1445">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196"><text:span text:style-name="T1445"><text:tab/>-</text:span><text:span text:style-name="T1446">As the Zvir expanded east, they met roaming Rhun bands. </text:span><text:span text:style-name="T1447">The Rhun, who escaped the full collapse of their civilization in Rhunendor, join the Zvir tribes. The Rhun begin to fully integrate in the belief systems of the Zvir, which comes somewhat easily as the Zvir culture is derivative of ancient Waith.</text:span></text:p>
      <text:p text:style-name="P127"/>
      <text:p text:style-name="P132">39,700 BBT—With bronze flowing once again into Lunima through the cities of Bhroshtalath, traders find new buyers to the east. The foresets of Tawaragros have <text:soft-page-break/>thinned with the changing climate, prompting the Davakrai there to clear more regions for agriculture and pastures. The regions of the east are quickly seen to be bountiful and fertile with newer, heavier bronze plows. <text:span text:style-name="T1005">Here too did towns and villages begin to flourish, </text:span><text:span text:style-name="T1006">though the region still remained too sparse to allow for larger city states. </text:span><text:span text:style-name="T1007">The towns instead organized themselves into larger and more powerful hill forts.</text:span></text:p>
      <text:p text:style-name="P132"><text:tab/>-<text:span text:style-name="T1016">As cities and urbanization expands in Lunima, so too does the religion shift. The natural groves and spirits of the world shifted to focus on deities of the people and the cities and forts. </text:span><text:span text:style-name="T1017">The spiritual religion of old was now fully polytheistic. Ancestral geographic spirits became the patrons of forts and cities, evolving in their roles and powers. </text:span><text:span text:style-name="T1018">While these patron deities were most important to the people of their region, other deities were not discounted by the Davakrai. </text:span><text:span text:style-name="T1020">Many priests would encourage the worship of multiple gods; they would offer sacrifice to the deities of cities friendly to them and offer spite to deities of enemy lands.</text:span><text:span text:style-name="T1019">The natural places that were early homes to the spirits were built up with temples and alters and revered.</text:span></text:p>
      <text:p text:style-name="P132"><text:tab/>-<text:span text:style-name="T1021">The wealth Andesedabon increases rapidly with the renewed bronze trade. </text:span><text:span text:style-name="T1022">The cities of the far northern river valley are stable more peaceful than their warmongering southern neighbors. </text:span><text:span text:style-name="T1023">This stability graces the Abonkeil with progressive thinkers and the earliest mathematicians of the Davakrai. The Abonkeil thinkers </text:span><text:span text:style-name="T1024">aided in the construction of majestic palaces and temples along the Abon river. </text:span><text:span text:style-name="T1025">These great constructions required enhanced labor, and once again the Abonkeil began using slaves captured from enemy tribes and bought from </text:span><text:span text:style-name="T1026">Lunima in the south.</text:span></text:p>
      <text:p text:style-name="P127"/>
      <text:p text:style-name="P133">39,575 BBT—The <text:span text:style-name="T1008">city-states of </text:span><text:span text:style-name="T1015">northern </text:span><text:span text:style-name="T1008">Medhyamoya are swept by conquerors from Kar-Esodhkar. The west coast of Lunima is united, </text:span><text:span text:style-name="T1009">though the powerful new kingdom faces enemies to the east and south. </text:span><text:span text:style-name="T1012">The rulers of Kar-Esodhkar claim the Staff of Maril from their vanquished foes and use it to construct mighty statues in the mountains overlooking their palatial city of Kar-Esodhkar.</text:span></text:p>
      <text:p text:style-name="P43"/>
      <text:p text:style-name="P280">38,882 BBT—<text:span text:style-name="T1010">Kor-Borakord </text:span><text:span text:style-name="T1011">expands its influence to its neighboring cities, uniting much of northern Lunima east of the mountains.</text:span></text:p>
      <text:p text:style-name="P280"/>
      <text:p text:style-name="P340"><text:span text:style-name="T195">38,800 BBT—Just across the </text:span><text:span text:style-name="T196">Bhros</text:span><text:span text:style-name="T177">koya </text:span><text:span text:style-name="T178">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179">The atta unified the regions tribes into a distributed, but powerful, kingdom: </text:span><text:span text:style-name="T180">Kor-</text:span><text:span text:style-name="T181">Bargakord.</text:span></text:p>
      <text:p text:style-name="P51"/>
      <text:p text:style-name="P349">First standing armies 38700</text:p>
      <text:p text:style-name="P349">Earliest libraries 38700</text:p>
      <text:p text:style-name="P349">Chariot driving 38100</text:p>
      <text:p text:style-name="P349">Indus-Mesopotamian trade 38100</text:p>
      <text:p text:style-name="P349">Great pyramids 38100</text:p>
      <text:p text:style-name="P349">Akkadian Empire 36700</text:p>
      <text:p text:style-name="P350"><text:soft-page-break/>End of Old Kingdom in Egypt 35900</text:p>
      <text:p text:style-name="P51"/>
      <text:p text:style-name="P197"><text:span text:style-name="T1448">38,200 BBT—</text:span><text:span text:style-name="T1272">The cities of Andesedabon grow large. Built by the hands of slaves, the economic power houses of the early bronze age in Amarth </text:span><text:span text:style-name="T1273">form an economic and political pact. Kuulusun, Sadahaarg, and Kindelhaarg would rule alongside respective atta of astar and half-astar in their cities, and together they would form the Andesedabon Confederacy</text:span><text:span text:style-name="T1272">. </text:span><text:span text:style-name="T1274">Tensions were high between the other Hiidkeil of Amarth and the Abonkeil-Davakrai of the east. The Abonkeil thirsted for more power, and they looked towards Jargiised to find it.</text:span><text:span text:style-name="T1272"> </text:span><text:span text:style-name="T1275">The wealth of Andesedabon made the giant rulers </text:span><text:span text:style-name="T1276">of other Hiidkeil jealous and angry. Further, the invasion of the Davakrai chiefdoms in the south of Amarth unsettled the </text:span><text:span text:style-name="T1274">Kohtunik</text:span><text:span text:style-name="T1276">. Around this time, the Kohtunik plotted to overthrow the leaders of Andesedabon. Vetradokti, always close to the Kohtunik as her role of the sacrificial prophet, </text:span><text:span text:style-name="T1277">was met by a Abonkeil spy </text:span><text:span text:style-name="T1278">from Kuulusund</text:span><text:span text:style-name="T1277">, and the two</text:span><text:span text:style-name="T1276"> began a plot of </text:span><text:span text:style-name="T1277">their</text:span><text:span text:style-name="T1276"> own. She would fulfill the ancient prophecy of her people enslaved in Jargiised by leading a coup against the Kohtunik. </text:span><text:span text:style-name="T1279">The Kohtunik would be replaced by giants and astar loyal to the Abonkeil, and Vetradokti and her people would be free. A new kingdom of Davakrai in Amarth would begin. </text:span><text:span text:style-name="T1280">When the time came,</text:span><text:span text:style-name="T1276"> </text:span><text:span text:style-name="T1281">Vetradokti sprung her coup, and the warriors of the Davakrai attacked and conquered Jargiised. </text:span><text:span text:style-name="T1280">The Kohtunik were exiled to Tavand Soor and replaced by both giants and astar, as the Abonkeil spy promised. </text:span><text:span text:style-name="T1282">The Abonkeil warriors that moved into the city of Jargiised did not fulfill all of their promises, however: the people of Vetradokti were kept as slaves, and Vetradokti herself was executed. </text:span><text:span text:style-name="T1283">The followers of Zurumoth were betrayed.</text:span></text:p>
      <text:p text:style-name="P197"><text:span text:style-name="T1283"><text:tab/></text:span><text:span text:style-name="T1284">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1285">godd</text:span><text:span text:style-name="T1286">ess.</text:span></text:p>
      <text:p text:style-name="P52"/>
      <text:p text:style-name="P198"><text:span text:style-name="T1448">3</text:span><text:span text:style-name="T1382">8,200 BBT—Piskiye tribes cover all northern Ghelond, from the northernmost tip (and onto the unfrozen lands of the polar cap landmass) to the oceanic Vault Sea lands of the west. They are the first inhabitants of the Vaults.</text:span></text:p>
      <text:p text:style-name="P55"/>
      <text:p text:style-name="P199"><text:span text:style-name="T1382">38,200 BBT—Voin cover all of south Ghelond, bumping into the Piskiye peoples on all northern borders. </text:span><text:span text:style-name="T1449">They reach the western island off the coast of the Vault Sea, and the oceanic coast near it.</text:span></text:p>
      <text:p text:style-name="P52"/>
      <text:p text:style-name="P200"><text:span text:style-name="T1450">38,200 BBT—Yedris </text:span><text:span text:style-name="T1287">towns</text:span><text:span text:style-name="T1450"> dot the coasts of Tepeheo. From Zvezdayr, the Yedris ships spread to the eastern coasts of the fertile peninsula into wet forested lands. They also settled the coasts of the southwestern inland sea, which they called Yukreka (“Southern Rivers”), </text:span><text:span text:style-name="T1451">and along the western channel lands between Tepeheo and Ghelond. This place they called Iryes.</text:span></text:p>
      <text:p text:style-name="P200"><text:span text:style-name="T1451"><text:tab/></text:span><text:span text:style-name="T1452">By this time, the cities in Yukreka are sending tin bronze to other Yedris towns.</text:span></text:p>
      <text:p text:style-name="P56"/>
      <text:p text:style-name="P59"><text:soft-page-break/>38,100 BBT—<text:span text:style-name="T1030">The rulers of Kar-Esodhkar use the Staff of Maril to construct </text:span><text:span text:style-name="T1031">early stat</text:span><text:span text:style-name="T1033">ues</text:span><text:span text:style-name="T1031"> in the passes through the Bhroskoya mountains. The rulers wished for these statues to intimidate the “barbarians” across the mountains.</text:span></text:p>
      <text:p text:style-name="P56"/>
      <text:p text:style-name="P333"><text:span text:style-name="T43">38,036 BBT—</text:span><text:span text:style-name="T125">The kingdom of Kor-Bargakord wars against Kar-Esodhkar across the Bhroskoya range. The violent Davakrai of the mountains </text:span><text:span text:style-name="T126">conquer the southern half of the kingdom, placing themselves as the new dynastic rulers—the Bhroskoyan Dynasty. The rulers of Kar-Esodhkar were forced to move their seat of power to Kar-Zurumothkar, the ancient city of the goddess Zurumoth.</text:span></text:p>
      <text:p text:style-name="P56"/>
      <text:p text:style-name="P201"><text:span text:style-name="T1288">3</text:span><text:span text:style-name="T1271">8</text:span><text:span text:style-name="T1288">,</text:span><text:span text:style-name="T1271">0</text:span><text:span text:style-name="T1288">00 BBT—The Zvir cover all of Solnaza and the southern isle, </text:span><text:span text:style-name="T1289">and their </text:span><text:span text:style-name="T1290">early </text:span><text:span text:style-name="T1289">culture </text:span><text:span text:style-name="T1291">is mature enough to diverge in geographic localities around the continent. Additionally,</text:span><text:span text:style-name="T1288"> </text:span><text:span text:style-name="T1291">t</text:span><text:span text:style-name="T1292">he Rhun of Solnaza were small in number from their initial migration, and so they intermix</text:span><text:span text:style-name="T1291">ed</text:span><text:span text:style-name="T1292"> with the Zvir quickly. This introduce</text:span><text:span text:style-name="T1291">d</text:span><text:span text:style-name="T1292"> a new ancestral bloodline to Zvir culture. Those that bear the “Blood of Change” are more likely to be druids and beastmasters in Zvir society, and they are more likely to be reincarnated into powerful beasts.</text:span></text:p>
      <text:p text:style-name="P201"><text:span text:style-name="T1290"><text:tab/></text:span><text:span text:style-name="T1291">There are generally </text:span><text:span text:style-name="T1293">6</text:span><text:span text:style-name="T1291"> different Zvir cultural groups: the Zjamba (Tooth</text:span><text:span text:style-name="T1294">ed Ones</text:span><text:span text:style-name="T1291">) of the cool, barren north, </text:span><text:span text:style-name="T1295">named after the saber-toothed cats of the region</text:span><text:span text:style-name="T1291">; </text:span><text:span text:style-name="T1296">the Skirga (Lizards) of the warmer forests of the northeast, </text:span><text:span text:style-name="T1295">named after the forest drakes</text:span><text:span text:style-name="T1296">; </text:span><text:span text:style-name="T1295">the Girmis (Worms) of the desert, </text:span><text:span text:style-name="T1293">named for the desert wurms; the Ugni (Flames) of the realm south of the mountains, named for the fire-spurting elephants there; </text:span><text:span text:style-name="T1297">the Kexti (Braided manes) of the Mediterranean lands north of the desert, named for the distinctive braided manes of their lions; and the Vel-Gabaw (Great Turtles) of the southern isle, named for the fantastic dragon turtles of the sea there.</text:span></text:p>
      <text:p text:style-name="P201"><text:span text:style-name="T1297"><text:tab/></text:span><text:span text:style-name="T1298">Though each culture was unique in many ways, they were all connected by strong ties to local animals, ritual shapeshifting, </text:span><text:span text:style-name="T1299">and </text:span><text:span text:style-name="T1298">reincarnation into animals. They varied in their art forms, language dialects, clothing, subsidence, some religious practices, and </text:span><text:span text:style-name="T1300">some societal organizations.</text:span></text:p>
      <text:p text:style-name="P251"><text:span text:style-name="T1374">There are many tales and legends told by these cultures. Few are as old as the </text:span><text:span text:style-name="T1368">Kexti</text:span><text:span text:style-name="T1374"> story of </text:span><text:span text:style-name="T1375">Wik and Ankis the Black. Wik was a devious </text:span><text:span text:style-name="T1376">wo</text:span><text:span text:style-name="T1375">man who lived in a tent in the </text:span><text:span text:style-name="T1368">steppes</text:span><text:span text:style-name="T1375"> with h</text:span><text:span text:style-name="T1368">er</text:span><text:span text:style-name="T1375"> </text:span><text:span text:style-name="T1368">livestock</text:span><text:span text:style-name="T1375">. </text:span><text:span text:style-name="T1377">S</text:span><text:span text:style-name="T1369">h</text:span><text:span text:style-name="T1375">e lived happily </text:span><text:span text:style-name="T1377">in her atta and had many daughters</text:span><text:span text:style-name="T1375">, but one night the Spirit of the Rocks became jealous of Wik’s many </text:span><text:span text:style-name="T1370">daughters</text:span><text:span text:style-name="T1375">,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1371">er</text:span><text:span text:style-name="T1375"> to. As </text:span><text:span text:style-name="T1378">s</text:span><text:span text:style-name="T1375">he climbed its slopes, the Spirit of the Rocks called upon other spirits to pester Wik, for the Spirit of the Rocks did not want the pastor to reach the top of the plateau. The Spirit of the Wind howled at Wik, frightening h</text:span><text:span text:style-name="T1371">er</text:span><text:span text:style-name="T1375"> and giving h</text:span><text:span text:style-name="T1371">er</text:span><text:span text:style-name="T1375"> pause, but </text:span><text:span text:style-name="T1378">s</text:span><text:span text:style-name="T1375">he said, “I have ever been kind to you, Wind, you have no reason to frighten me!” The wind said back, “Ah but you </text:span><text:soft-page-break/><text:span text:style-name="T1375">are right. Forgive me, Wik, and I shall repay you.” And the wind carried Wik to the top of the plateau, over the many other spirits that would stop the pastor.</text:span></text:p>
      <text:p text:style-name="P251"><text:span text:style-name="T1374">“</text:span><text:span text:style-name="T1379">I am here, Spirit, now return my wives!” called Wik to the rocks. “You are here, yes, but did you bring my flower? Before I will return to you your </text:span><text:span text:style-name="T1371">daughters</text:span><text:span text:style-name="T1379"> I must have a flower of orange and red and blue and green. Bring this to me, or I will unleash my greatest monster upon you!” And so Wik retreated, carried by the wind to the base of the plateau. Wik traveled to the ocean in search of this flower, for </text:span><text:span text:style-name="T1380">s</text:span><text:span text:style-name="T1379">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251"><text:span text:style-name="T1381">Wik turned from the ocean and climbed once more into the sands, where </text:span><text:span text:style-name="T1380">s</text:span><text:span text:style-name="T1381">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1380">s</text:span><text:span text:style-name="T1381">he was, </text:span><text:span text:style-name="T1380">s</text:span><text:span text:style-name="T1381">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1372">er</text:span><text:span text:style-name="T1381">self from the turtle’s shell. Below h</text:span><text:span text:style-name="T1372">er</text:span><text:span text:style-name="T1381"> was a wide field of the flowers the Spirit of the Rocks requested, and Wik picked three of them before swimming to the surface. With the flowers in hand, </text:span><text:span text:style-name="T1380">s</text:span><text:span text:style-name="T1381">he returned to the plateau.</text:span></text:p>
      <text:p text:style-name="P251"><text:span text:style-name="T1381">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1372">the Circle of Time</text:span><text:span text:style-name="T1381">, rose to meet Wik. Furious at h</text:span><text:span text:style-name="T1372">er</text:span><text:span text:style-name="T1381"> betrayal, Wik rode the wind and escaped from Ankis, but the snake followed wherever Wik flew. Ankis was the watcher of the dead on their road back to life, and he was never outrun! But with the help of the Wind Spirit Wik hid from Ankis for many years. </text:span><text:span text:style-name="T1380">S</text:span><text:span text:style-name="T1372">h</text:span><text:span text:style-name="T1381">e flew north until the </text:span><text:span text:style-name="T1372">hills</text:span><text:span text:style-name="T1381"> made h</text:span><text:span text:style-name="T1372">er</text:span><text:span text:style-name="T1381"> shiver, </text:span><text:span text:style-name="T1380">s</text:span><text:span text:style-name="T1381">he flew </text:span><text:span text:style-name="T1372">west</text:span><text:span text:style-name="T1381"> until the waters cut in front of h</text:span><text:span text:style-name="T1372">er</text:span><text:span text:style-name="T1381"> again, </text:span><text:span text:style-name="T1380">s</text:span><text:span text:style-name="T1381">he flew to the south until the </text:span><text:span text:style-name="T1372">storms blocked her path</text:span><text:span text:style-name="T1381">, and </text:span><text:span text:style-name="T1380">s</text:span><text:span text:style-name="T1381">he flew once again to the high plateau, now split in two. As the wind set h</text:span><text:span text:style-name="T1372">er</text:span><text:span text:style-name="T1381"> upon the rock, Wik called out to the Spirit of the Rocks, “Your monster Ankis cannot catch me! I am as fast as the wind blows, and taller than the tallest of plateaus! Release my </text:span><text:span text:style-name="T1372">daughters</text:span><text:span text:style-name="T1381">, or I will run Ankis to death.” The threat was serious, and the Rock Spirit sighed his defeat. He released Wik’s </text:span><text:span text:style-name="T1373">daughters</text:span><text:span text:style-name="T1381"> from his clutches, and the pastor thanked the Wind Spirit for his help.</text:span></text:p>
      <text:p text:style-name="P244"><text:span text:style-name="T320">Ankis the Black returned </text:span><text:span text:style-name="T321">into the crevice</text:span><text:span text:style-name="T320"> whence he came, but is said always to hate the whistle of the wind at his door.</text:span></text:p>
      <text:p text:style-name="P250"><text:soft-page-break/></text:p>
      <text:p text:style-name="P196"><text:span text:style-name="T1288"><text:tab/>-</text:span><text:span text:style-name="T1301">By this time, the Davakrai chiefdoms around </text:span><text:span text:style-name="T1302">West </text:span><text:span text:style-name="T1301">Yfanald grow into organized city states.</text:span><text:span text:style-name="T1303"> </text:span><text:span text:style-name="T1304">They organized in response to the conquest of Jargiised, fearing that the same fate would befall them.</text:span></text:p>
      <text:p text:style-name="P56"/>
      <text:p text:style-name="P60">37,500 BBT—Yedris ships sail from Zvezdayr in the west to the coast of Lunima, completing the Perakor circuit. <text:span text:style-name="T1046">When the captains of this voyage bring back to Zvezdayr rare and valuable goods from </text:span><text:span text:style-name="T1703">the Bhroskoyan Dynasty in</text:span><text:span text:style-name="T1046"> Lunima, the slow beginnings of a regular trade relation began. </text:span><text:span text:style-name="T1047">The captains also returned with tales of the Anariima artifacts, objects that had set themselves within the legends of the Yedris. </text:span><text:span text:style-name="T1048">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1049">These heroes would be born under a rare star sigil.</text:span></text:p>
      <text:p text:style-name="P60"/>
      <text:p text:style-name="P88">37,500 BBT—The population of Hiidkeil in Amarth <text:span text:style-name="T1700">reaches a mighty 9 million. The number of tribes is causing Amarth to burst at its seams, and many tribes forced into the barren north search for alternatives. In this search, the </text:span><text:span text:style-name="T1701">western</text:span><text:span text:style-name="T1700"> Hiidkeil rediscover the old passages that the Hiid used to come to Amarth many millennia before: the passages of the Morinuin, the Underdark.</text:span></text:p>
      <text:p text:style-name="P60"/>
      <text:p text:style-name="P202"><text:span text:style-name="T1453">37,</text:span><text:span text:style-name="T1305">2</text:span><text:span text:style-name="T1453">50 BBT—Twin girls are born under the hero’s sigil. They were Dalya and Konaca, “</text:span><text:span text:style-name="T1454">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1455">They worked their way through adolescence and managed to travel to the city of Rodizvezda where the prophecy was first made. There, midst the temples and streets they found odd work to earn enough money for a ship. </text:span><text:span text:style-name="T1456">Rumors they heard of other heroes making their way east as well: Dalya and Konaca would have competition. </text:span><text:span text:style-name="T1457">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1458">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1"/>
      <text:p text:style-name="P62">37,130 BBT—Dalya and Konaca make port in Lunima. Their journey was brutal and mysterious. In the summer months, the current from Zvezdayr to Lunima passes nearer to <text:soft-page-break/>Adliciam, the cursed point that feels Andolem’s touch. The world is warped here, and the waters are dark and dangerous. Adliciam pulls sailors in, and they are unable to leave the dark place once there. <text:span text:style-name="T1050">Though the captains had to kill some of their crewmates who were driven mad by Adliciam’s power, they made it through the storms to Lunima. They journeyed north to the kingdom of Kar-Zurumothkar, weakened from its once wondrous power. </text:span><text:span text:style-name="T1051">The kingdom held all three of the Anariima—but the daring Dalya and Konaca sneaked into the palace of Kar-Zurumothkar and stole the Chalice of Life and the Traveling Amulet. They fled with the two artifacts back to Zvezdayr.</text:span></text:p>
      <text:p text:style-name="P62"><text:tab/><text:span text:style-name="T1052">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1053">v</text:span><text:span text:style-name="T1052">ezdayr under the kingdom of the Yedris. </text:span><text:span text:style-name="T1053">The kingdom would be seated in the city of Plavatizvezda, renamed by the new queens as the grand city of Krinica “</text:span><text:span text:style-name="T1054">House of the Vessel</text:span><text:span text:style-name="T1053">”.</text:span></text:p>
      <text:p text:style-name="P62"/>
      <text:p text:style-name="P341"><text:span text:style-name="T197">37,102 BBT—</text:span><text:span text:style-name="T198">After the theft of the Chalice of Life, the ancient rulers of the kingdom of Kar-Zurumothkar die. Without a secure heir, the kingdom fell into a war of succession and fractured into independent cities.</text:span><text:span text:style-name="T199"> </text:span><text:span text:style-name="T200">These cities stretch along the northwest coast of Lunima, from the northern reaches of the Bhroskoya to the Tumyetos sea. </text:span><text:span text:style-name="T201">This region was known for the large forest drakes, called zmaja by the Davakrai. </text:span><text:span text:style-name="T202">These cities become known as the </text:span><text:span text:style-name="T190">Zmajan</text:span><text:span text:style-name="T202"> </text:span><text:span text:style-name="T203">cities. </text:span><text:span text:style-name="T204">The dissolution of the kingdom of Kar-Zurumothkar drew many hungry eyes. </text:span><text:span text:style-name="T205">While two of the artifacts had been stolen, this was not widely known. </text:span><text:span text:style-name="T206">The Anariima artifacts </text:span><text:span text:style-name="T205">believed to be held by the cities</text:span><text:span text:style-name="T206"> were viciously coveted. </text:span><text:span text:style-name="T207">Over the next several hundred years, the Zmajan cities would pass hands numerous times. The chaos of the region spiraled into divine collapse as old Medhyamoya was ruined.</text:span><text:span text:style-name="T208"> Cooler, more humid forests moved in from the north, replacing the dryer, more sparse vegetation.</text:span></text:p>
      <text:p text:style-name="P56"/>
      <text:p text:style-name="P63">37,100 BBT—Early in the lifetime of the Kingdom of Krinica did the question of the use of the Chalice of Life rise in the mouths of the wealthy <text:span text:style-name="T1061">and powerful. </text:span><text:span text:style-name="T1062">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1063">Eternal Court </text:span><text:span text:style-name="T1064">was born. The Eternal Court was a unique governing body, the first extended oligarchy in Perakor’s history. </text:span><text:span text:style-name="T1065">In this system, a local ruler would continue their role until they grew old, wise, and fearing for their life. </text:span><text:span text:style-name="T1066">At this point, they move from their local city to the Eternal Court of Krinica, where they are allowed to drink daily from the Chalice to maintain their eternal life. </text:span><text:span text:style-name="T1067">On the Eternal Court, they are part of a global governing body. All of the members on the Eternal Court have equal power, excepting the ruler of Krinica itself, who has a number of votes proportional to the total number of members in the Court. </text:span><text:span text:style-name="T1068">This is because the rulers of Krinica do not need to be replaced—whereas when the local rulers of another city join the Court, they are replaced locally by another </text:span><text:soft-page-break/><text:span text:style-name="T1068">atta. </text:span><text:span text:style-name="T1069">Thus, members of these other cities build up in the Court while the rulers of Krinica remain as two. </text:span><text:span text:style-name="T1070">These two members are considered to be the highest rulers.</text:span></text:p>
      <text:p text:style-name="P56"/>
      <text:p text:style-name="P64">37000 – peak mid obliquity, strong low-north precession</text:p>
      <text:p text:style-name="P64"/>
      <text:p text:style-name="P203"><text:span text:style-name="T1459">37,000 BBT—Krinica has swelled to almost </text:span><text:span text:style-name="T1306">36</text:span><text:span text:style-name="T1459">,000 </text:span><text:span text:style-name="T1460">people. The Yedris have continued to expand around the coasts of Tepeheo, </text:span><text:span text:style-name="T1461">and ten cities have over 1,000 people. </text:span><text:span text:style-name="T1462">Five of these large cities are in Zvezdayr and are part of the Kingdom of Krinica.</text:span></text:p>
      <text:p text:style-name="P203"><text:span text:style-name="T1462"><text:tab/></text:span><text:span text:style-name="T1463">Cities have sprung up along the easternmost coast of Tepeheo </text:span><text:span text:style-name="T1464">(called generally Zora-Ezdu </text:span><text:span text:style-name="T1465">(Dawn star)</text:span><text:span text:style-name="T1464">)</text:span><text:span text:style-name="T1463">, and Iryesian cities have expanded down the westernmost coast of Tepeheo </text:span><text:span text:style-name="T1465">(called the realm of Dazdavecher, or Dazdavecheria “Evening rain”)</text:span><text:span text:style-name="T1463"> as well.</text:span></text:p>
      <text:p text:style-name="P203"><text:span text:style-name="T1463"><text:tab/></text:span><text:span text:style-name="T1513">The Iryesian culture has matured. Born from a mixing of Voin and Yedris, the Iryesians take on complex rule from a distributed religious class. </text:span><text:span text:style-name="T1514">Like the Voin, the Iryesian religious caste is shrouded in mystery and secrecy. </text:span><text:span text:style-name="T1515">The Iryesian priests reside within their societies in closed-off sanctuaries. </text:span><text:span text:style-name="T1516">These sanctuaries might hold the priests of many different cults, and, if so, a council of high priests acts as the supreme governing body. </text:span><text:span text:style-name="T1517">The outer face of these mysterious cults consists of public representatives chosen by the priests. These representatives perform public festivals and rituals, carry out the city’s justice, and take care of several administrative duties. </text:span><text:span text:style-name="T1518">The representatives are the voices of the hidden priests, and are thus generally called “Hlas” (“Voices”). </text:span><text:span text:style-name="T1519">The Hlas are also present in the military sect of Iryesian culture. Like the Yedris, a portion of Iryesian society consists of warrior-sailors who seasonally roam, raid, and explore. </text:span><text:span text:style-name="T1520">Unlike the Yedris, where these fleets are somewhat independently ruled from the astronomer-kings of the cities, the Iryesian bands are captained by members of the Hlas. </text:span><text:span text:style-name="T1521">They are mysterious, powerful masked cleric warriors specially blessed to enter and assault the sanctuaries of other Iryesians. </text:span><text:span text:style-name="T1522">It is these special soldiers that strike at the heart</text:span><text:span text:style-name="T1523">s</text:span><text:span text:style-name="T1522"> of others.</text:span></text:p>
      <text:p text:style-name="P203"><text:span text:style-name="T1522"><text:tab/></text:span><text:span text:style-name="T1524">Iryesian cities expand into emerging Mediterranean regions in the western side of northwest Tepeheo.</text:span></text:p>
      <text:p text:style-name="P56"><text:tab/><text:span text:style-name="T1664">The cities of the northern coast of Iryes are more violent than the Iryesians of the south, as they are closer to the warlike Voin. </text:span><text:span text:style-name="T1665">Cities have also begun forming in the more westward regions of Bezabor, on the shrinking Mediterranean coastal region. </text:span><text:span text:style-name="T1675">This region is known as </text:span><text:span text:style-name="T1676">Zirnava (~ after the goddess of gain, Maiden of the Grain).</text:span></text:p>
      <text:p text:style-name="P56"/>
      <text:p text:style-name="P232"><text:span text:style-name="T1583">37,000 BBT—Kar-Esodhkar grows to </text:span><text:span text:style-name="T1619">22</text:span><text:span text:style-name="T1583">,000 people under the Bhroskoyan Dynasty.</text:span></text:p>
      <text:p text:style-name="P56"/>
      <text:p text:style-name="P57"><text:span text:style-name="T1028">36,700 BBT—</text:span><text:span text:style-name="T1027">Vetradokti is reincarnated as Nikarta (“She who rises to war”).</text:span></text:p>
      <text:p text:style-name="P58">-<text:span text:style-name="T1029">In a swift series of wars, Nikarta dominates Yfanald and Jargiised. She throws of Abonkeil chains and frees her people. </text:span><text:span text:style-name="T1032">Over the following seven centuries, Nikarta focused on governing her people and building her strengths.</text:span></text:p>
      <text:p text:style-name="P58"/>
      <text:p text:style-name="P204"><text:soft-page-break/><text:span text:style-name="T1448">3</text:span><text:span text:style-name="T1466">6,647 BBT—Some of the city states in southern Amarth are unified as a kingdom seated in Dun-</text:span><text:span text:style-name="T1307">G</text:span><text:span text:style-name="T1466">lax. </text:span><text:span text:style-name="T1467">The power of Dun-Glax comes partially from its bronze, which is new to this part of Amarth around this time.</text:span></text:p>
      <text:p text:style-name="P65"/>
      <text:p text:style-name="P205"><text:span text:style-name="T1467">3</text:span><text:span text:style-name="T1382">6,500 BBT—The Yedris-Lunima trade circuit has increased in usage as Yedris sea captains have turned their eyes towards the profits of the east.</text:span></text:p>
      <text:p text:style-name="P205"><text:span text:style-name="T1382"><text:tab/></text:span><text:span text:style-name="T1526">This bolsters both the wealth of the Yedris and the wealth of the Bhroskoyans.</text:span></text:p>
      <text:p text:style-name="P53"/>
      <text:p text:style-name="P228"><text:span text:style-name="T1565">36,402 BBT—</text:span><text:span text:style-name="T1566">Some Iryesian cities in the Mediterranean northwest of Tepeheo, the region called </text:span><text:span text:style-name="T1567">Draigayar (Warm land of rock pillars)</text:span><text:span text:style-name="T1566">, are unified by the city </text:span><text:span text:style-name="T1568">Virakranim</text:span><text:span text:style-name="T1569"> (</text:span><text:span text:style-name="T1568">Hidden </text:span><text:span text:style-name="T1569">Temple of the Goddess). </text:span><text:span text:style-name="T1570">As Vira</text:span><text:span text:style-name="T1616">kranim</text:span><text:span text:style-name="T1570"> continues to grow more powerful, so do its rival city states.</text:span></text:p>
      <text:p text:style-name="P53"/>
      <text:p text:style-name="P206"><text:span text:style-name="T1448">3</text:span><text:span text:style-name="T1468">6,165 – </text:span><text:span text:style-name="T1469">36,065</text:span><text:span text:style-name="T1468"> BBT—</text:span><text:span text:style-name="T1470">After the loss of Jargiised and Yfanald from </text:span><text:span text:style-name="T1308">t</text:span><text:span text:style-name="T1468">he Andesedabon Confederacy, </text:span><text:span text:style-name="T1469">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1471">bringing severe famine and drought. </text:span><text:span text:style-name="T1472">Hundreds of </text:span><text:span text:style-name="T1309">t</text:span><text:span text:style-name="T1471">housands </text:span><text:span text:style-name="T1472">of Abonkeil </text:span><text:span text:style-name="T1471">abandon the cities </text:span><text:span text:style-name="T1473">and hinterland</text:span><text:span text:style-name="T1471"> and sweep southward. In only a matter of decades, the complex society of Andesedabon is gone, replaced by </text:span><text:span text:style-name="T1473">a few </text:span><text:span text:style-name="T1471">tribal groups. The tribal groups, after a short interruption, generally take up a seasonal migratory lifestyle, continuing to bring tin to the south. Rather than the old sea trade to Bhroshtalath, these tribes travel by foot or mount </text:span><text:span text:style-name="T1310">to the region of Tumyetos</text:span><text:span text:style-name="T1471">.</text:span></text:p>
      <text:p text:style-name="P206"><text:span text:style-name="T1471"><text:tab/>-</text:span><text:span text:style-name="T1474">While tin bronze is still available throughout Lunima and Amarth, the quantity has </text:span><text:span text:style-name="T1475">severely </text:span><text:span text:style-name="T1474">lessened. </text:span><text:span text:style-name="T1476">The immediate effects are a slight economic depression, though thi</text:span><text:span text:style-name="T1477">s is patched by Yedris trade.</text:span><text:span text:style-name="T1474"> This slowly increases social stratification as the wealthy claim more and more bronze for themselves.</text:span></text:p>
      <text:p text:style-name="P206"><text:span text:style-name="T1474"><text:tab/>-</text:span><text:span text:style-name="T1478">The increase in the price of tin bronze is </text:span><text:span text:style-name="T1479">eagerly welcomed by Yedris traders. </text:span><text:span text:style-name="T1480">Traders from the Yukreka region notice the price of tin in Lunima skyrocketing, and that propagates back to them with massively increased wealth—</text:span><text:span text:style-name="T1481">though the cities of Zvezdayr attempt to place a tax on all tin moving through their ports. </text:span><text:span text:style-name="T1482">This decreases relations between the two regions of Tepeheo, </text:span><text:span text:style-name="T1483">and some entrepreneuring tradesmen of Yukreka begin sending teams across the neck of the Zvezdayr peninsula, a 300 km journey through harsh desert and Hoditi bandits </text:span><text:span text:style-name="T1525">to the cities of Zora-Ezdu</text:span><text:span text:style-name="T1483">. </text:span><text:span text:style-name="T1484">While the journey is dangerous, many groups make it to the cities of the eastern coast and sail to Lunima from there. </text:span><text:span text:style-name="T1485">This balances the wealth between Yukreka and Zvezdayr. Additionally, it gives the Hoditi in this region a taste for some of the luxuries enjoyed by the merchants. Raids by Hoditi increase.</text:span></text:p>
      <text:p text:style-name="P66"/>
      <text:p text:style-name="P207"><text:span text:style-name="T1471">T</text:span><text:span text:style-name="T1486">he refugees of Andesedabon disrupt the regions around them. 500,000 Abonkeil leave the dry rainshadowed land for more fertile pastures. Most journey south, though some traverse the mountain passes of the west into central Amarth. Th</text:span><text:span text:style-name="T1311">e</text:span><text:span text:style-name="T1486">se tribes take up the </text:span><text:soft-page-break/><text:span text:style-name="T1486">old Hiidkeil culture. The south-moving migrants find themselves in Tumyetos, a place already </text:span><text:span text:style-name="T1312">populated by Davakrai chiefdoms</text:span><text:span text:style-name="T1486">. </text:span><text:span text:style-name="T1487">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1488">Nikarta is clever, and </text:span><text:span text:style-name="T1489">she offers the violent tribes of Abonkeil new land in return for military service. In this way, Nikarta disperses the Abonkeil refugees and </text:span><text:span text:style-name="T1313">greatly expands</text:span><text:span text:style-name="T1489"> her power. She sends the families of her new soldiers north-westward, to the cooler, but humid, lands north of the cities of West Yfanald. The Hiidkeil tribes still roamed here, and the arrival of yet more farmers began to increase tensions once more.</text:span></text:p>
      <text:p text:style-name="P58"/>
      <text:p text:style-name="P67">36,100 BBT—Corruption rises in Krinica. <text:span text:style-name="T1071">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1072">This sort of political game begins to fracture the Eternal Court, </text:span><text:span text:style-name="T1073">though the allure of eternal life continues to hold them together.</text:span></text:p>
      <text:p text:style-name="P58"/>
      <text:p text:style-name="P208"><text:span text:style-name="T1490">36,000 BBT—Nikarta begins her great conquest </text:span><text:span text:style-name="T1491">using the recruited Abonkeil and her own Davakrai warriors</text:span><text:span text:style-name="T1490">. </text:span><text:span text:style-name="T1492">She first moves southeast to Tumyetos and imposes her rule on the villages there. </text:span><text:span text:style-name="T1491">Though the war is bloody, Nikarta’s organization of the forces allows them to conquer the towns. </text:span><text:span text:style-name="T1492">The region was just beginning to show signs of wealth as tin trade from the collapsing Andesedabon was reaching there. </text:span><text:span text:style-name="T1491">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1493"> </text:span><text:span text:style-name="T1494">The Abonkeil </text:span><text:span text:style-name="T1314">here </text:span><text:span text:style-name="T1494">found a new lifestyle here, more inline with Davakrai and Yfanaldian culture than the old traditions of the Hiidkeil.</text:span></text:p>
      <text:p text:style-name="P68"/>
      <text:p text:style-name="P69"><text:span text:style-name="T1034">36,000 BBT—The language of the half-astar of Lunima is unrecognizable to those that first spoke it. </text:span><text:span text:style-name="T1037">This new language is High-Bronze Lunimean. </text:span><text:span text:style-name="T1041">Also by this time, the old Davakrai culture has sufficiently evolved to a more complex level. The art, architecture, religion, and social structure of the civilizations in Lunima are more mature than they were millennia prior. </text:span><text:span text:style-name="T1042">This culture is named Nikartian due to the period.</text:span></text:p>
      <text:p text:style-name="P130"/>
      <text:p text:style-name="P131"><text:span text:style-name="T1035">36,000 BBT—The </text:span><text:span text:style-name="T1036">Hoditi</text:span><text:span text:style-name="T1035"> of central Tepeheo cover the entire continent not inhabited by Yedris.</text:span></text:p>
      <text:p text:style-name="P131"/>
      <text:p text:style-name="P134">36,000 BBT—Another Iryesian city in Draigayar rises to meet the power of Virakranim. <text:span text:style-name="T1663">This city is Yarhina</text:span><text:span text:style-name="T1666">krani</text:span><text:span text:style-name="T1667">ti</text:span><text:span text:style-name="T1663"> (“</text:span><text:span text:style-name="T1668">Hidden </text:span><text:span text:style-name="T1663">Temple of the Goddesses of Field and Lamb”).</text:span></text:p>
      <text:p text:style-name="P131"/>
      <text:p text:style-name="P209"><text:soft-page-break/><text:span text:style-name="T1315">36,000 BBT—</text:span><text:span text:style-name="T1316">Several tribes of </text:span><text:span text:style-name="T1317">Skirga</text:span><text:span text:style-name="T1316">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1318">This shaman was </text:span><text:span text:style-name="T1319">Somaskai, </text:span><text:span text:style-name="T1320">and she traveled far across Solnaza to gather warriors to kill the Deep Zvir.</text:span></text:p>
      <text:p text:style-name="P209"><text:span text:style-name="T1320"><text:tab/></text:span><text:span text:style-name="T1321">After a bloody war, Somaskai’s warriors were victorious and the Deep Zvir were exiled into the depths of Solnaza. </text:span><text:span text:style-name="T1322">Even after the victory, Somaskai was a uniting figure in Zvir society. She created a coalition of tribes, </text:span><text:span text:style-name="T1323">the </text:span><text:span text:style-name="T1324">Five</text:span><text:span text:style-name="T1325">-</text:span><text:span text:style-name="T1326">Dragon</text:span><text:span text:style-name="T1325"> Coalition, </text:span><text:span text:style-name="T1327">which would be governed </text:span><text:span text:style-name="T1328">by a council of five elder atta from the five largest tribes of the Skirga. </text:span><text:span text:style-name="T1329">The five atta must each have a half-astar and a reincarnated drake member.</text:span></text:p>
      <text:p text:style-name="P68"/>
      <text:p text:style-name="P214"><text:span text:style-name="T1494">3</text:span><text:span text:style-name="T1495">5,</text:span><text:span text:style-name="T1330">9</text:span><text:span text:style-name="T1495">00 BBT--</text:span><text:span text:style-name="T1330">Nikarta</text:span><text:span text:style-name="T1490"> moves south across the Tumyetos for Kar-Zurumothkar, hoping to conquer the Zmajan cities and capture the Anariima artifacts. </text:span><text:span text:style-name="T1496">Despite their small size, the Zmajan cities were empowered by heroic figures wielding the Anariima artifacts. Through sheer force of numbers, Nikarta destroyed her opposition and took the artifacts for herself. </text:span><text:span text:style-name="T1497">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1498">an Yfanaldian dynasty with its seat at Kar-Zurumothkar</text:span><text:span text:style-name="T1497">. </text:span><text:span text:style-name="T1527">The Bhroskoyan Dynasty in Kar-Esodhkar had been weakened by raids from the south. The raiders were drawn in by the Bhroskoyan’s newfound wealth in their trade across the sea. </text:span><text:span text:style-name="T1528">Now, with Nikarta in control of Kar-Esodhkar, she left some forces to fortify the southern border there against raiders.</text:span></text:p>
      <text:p text:style-name="P215"><text:span text:style-name="T1497"><text:tab/></text:span><text:span text:style-name="T1498">Nikarta attempted to attack Kor-Borakord, but the natives were too hardy for her Abonkeil army.</text:span></text:p>
      <text:p text:style-name="P215"><text:span text:style-name="T1498"><text:tab/>This is the first empire in Perakor. Nikarta dedicates this empire with great statues of revered heroes and deities in the Bhroskoya mountains using the Staff of Maril; </text:span><text:span text:style-name="T1499">these are the Guardians of Nikarta</text:span><text:span text:style-name="T1498">.</text:span></text:p>
      <text:p text:style-name="P210"><text:span text:style-name="T1450"><text:tab/>-</text:span><text:span text:style-name="T1500">With the fall of the Bhroskoyan dynasty in Kar-Esodhkar, the kingdom of Kor-Bargakord is </text:span><text:span text:style-name="T1331">headless</text:span><text:span text:style-name="T1500">. </text:span><text:span text:style-name="T1501">The divine continuance of eastern Lunima weakens, though it does not collapse. As the climate slowly shifts due to this weakening, </text:span><text:span text:style-name="T1502">the seasonality of the east eases with the changing obliquity. This allows for a modest increase in crop production </text:span><text:span text:style-name="T1503">and the concentration of more people in towns and early cities.</text:span></text:p>
      <text:p text:style-name="P56"/>
      <text:p text:style-name="P342"><text:span text:style-name="T197">3</text:span><text:span text:style-name="T191">5</text:span><text:span text:style-name="T197">,</text:span><text:span text:style-name="T191">8</text:span><text:span text:style-name="T197">92 BBT—</text:span><text:span text:style-name="T192">T</text:span><text:span text:style-name="T209">he Kingdom of Kor-Bargakord falls </text:span><text:span text:style-name="T210">to raids from the east and south. New </text:span><text:span text:style-name="T192">cities</text:span><text:span text:style-name="T210"> rise, replacing the unitary Kor-Bargakord. </text:span><text:span text:style-name="T192">On the coast of Lunima’s northern maw</text:span><text:span text:style-name="T210"> sat </text:span><text:span text:style-name="T211">two powerful </text:span><text:span text:style-name="T210">new </text:span><text:span text:style-name="T193">cities</text:span><text:span text:style-name="T210">, Kor-Enisigor and Kor-Angukor. </text:span><text:span text:style-name="T211">These cities warred with their smaller neighbors and began exercising power over them.</text:span><text:span text:style-name="T210"> </text:span><text:span text:style-name="T211">This begins the expansion of </text:span><text:soft-page-break/><text:span text:style-name="T211">civilization to </text:span><text:span text:style-name="T182">Tawaragros. </text:span><text:span text:style-name="T210">To the south of Medhyamoya, </text:span><text:span text:style-name="T212">in Taerdag,</text:span><text:span text:style-name="T210"> were new city states as well. </text:span><text:span text:style-name="T213">By this time, most of Lunima was home to kingdoms and cities.</text:span></text:p>
      <text:p text:style-name="P281"/>
      <text:p text:style-name="P282">35,500 BBT—The Deep Zvir, exiled to the tunnels of Comenraan, delve deeper and deeper. Around this time, they finally reach a massive underground sea—they have broken into the Morinuin, the Underdark. <text:span text:style-name="T1043">The earliest tribes to walk along this lake are unfortunate enough to encounter the worst of Comenraan’s creations: the aboleth. </text:span><text:span text:style-name="T1044">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045">and these Zvir begin to include the aboleth into their beliefs.</text:span></text:p>
      <text:p text:style-name="P282"/>
      <text:p text:style-name="P287">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282"/>
      <text:p text:style-name="P343"><text:span text:style-name="T214">35,500 BBT—A large Hoditi tribe many thousands strong fall upon the cities along the river Zlat. </text:span><text:span text:style-name="T215">One of the larger cities, </text:span><text:span text:style-name="T216">Loki</text:span><text:span text:style-name="T194">zdu,</text:span><text:span text:style-name="T215"> falls to the Hoditi, and a </text:span><text:span text:style-name="T217">rare </text:span><text:span text:style-name="T215">pair of Vratiti set themselves as rulers. </text:span><text:span text:style-name="T218">These Vratiti, Hasiba and Tyash, set up the first Hoditi dynasty in Yukreka.</text:span></text:p>
      <text:p text:style-name="P281"/>
      <text:p text:style-name="P283">35,459 BBT—Dun-Glax and its hinterlands fall <text:span text:style-name="T1038">to Hiidkeil raids from the north. Tensions have long increased due to the settlement of Abonkeil refugees in the reigon by Nikarta. The Hiidkeil sack Dun-Glax, and the strongest tribe—Glanybor--takes power over the region.</text:span></text:p>
      <text:p text:style-name="P281"/>
      <text:p text:style-name="P229"><text:span text:style-name="T228">35,</text:span><text:span text:style-name="T239">1</text:span><text:span text:style-name="T228">00 BBT—The cities of Zirnava in the west of Bezabor are peacefully unified in an alliance to defend themselves against the rising power of the Voin tribes. </text:span><text:span text:style-name="T229">The Council of Muokranim (Council of the Great Sanctuary) is formed between the few largest cities of the region, and a massive hidden sanctuar</text:span><text:span text:style-name="T230">y, the Muokranim,</text:span><text:span text:style-name="T229"> is carved to house their most important cults.</text:span></text:p>
      <text:p text:style-name="P281"/>
      <text:p text:style-name="P344"><text:span text:style-name="T213">3</text:span><text:span text:style-name="T219">5,077 BBT—Kor-Enisigor increases in power to become a kingdom.</text:span></text:p>
      <text:p text:style-name="P52"/>
      <text:p text:style-name="P211"><text:span text:style-name="T1448">3</text:span><text:span text:style-name="T1382">5,000 BBT—Around this time, the population of Solnaza has risen to the point of creating climate-stabilizing divine continuances in each of its cultural regions.</text:span></text:p>
      <text:p text:style-name="P52"/>
      <text:p text:style-name="P76"><text:span text:style-name="T1074">3</text:span>5,000 BBT—<text:span text:style-name="T1075">The Yedris </text:span><text:span text:style-name="T1674">and Iryesians </text:span><text:span text:style-name="T1075">around Tepeheo have swelled to around ten million in number. The coasts are dotted in towns and cities. </text:span><text:span text:style-name="T1076">The Yedris have slowly pushed farther inland, reaching for fertile land to feed their massive cities. In doing this, they </text:span><text:soft-page-break/><text:span text:style-name="T1076">have butted up against the Hoditi tribes, and tensions rose. </text:span><text:span text:style-name="T1077">By this time, </text:span><text:span text:style-name="T1078">raids by Hoditi have become one of the largest issues for the Kingdom of Krinica and its hinterland towns. </text:span><text:span text:style-name="T1079">Infighting in the Eternal Council and political plots have detracted from the response, and </text:span><text:span text:style-name="T1080">the general populous is growing discontented </text:span><text:span text:style-name="T1081">with the governance.</text:span></text:p>
      <text:p text:style-name="P76"/>
      <text:p text:style-name="P77">35,000 BBT—The Voin in southern Ghelond grow in population such that their density is approximitely that of native Americans in pre-Columbian times. <text:span text:style-name="T1669">They remain primarily tribal, </text:span><text:span text:style-name="T1670">though some tribes grow larger and more powerful than others.</text:span></text:p>
      <text:p text:style-name="P77"><text:tab/><text:span text:style-name="T1670">Around this time, the </text:span><text:span text:style-name="T1671">four largest </text:span><text:span text:style-name="T1670">Voin tribes of the island of Tukastrona form a combined tribal alliance led by a military council. </text:span><text:span text:style-name="T1671">The alliance served to protect Tukastrona from mainland assault and invasion, though the members of the alliance still sent war parties into the Bezabor.</text:span></text:p>
      <text:p text:style-name="P77"/>
      <text:p text:style-name="P96">35,000 BBT—Farming settlements on the eastern side of Taerdag in the south of Lunima grow large enough to generate city-level governance. <text:span text:style-name="T1737">They trade grain with the tribal peoples of the desert to their west and the northern kingdoms. </text:span><text:span text:style-name="T1738">These people and their cities are called the Ezhers, and their land is Ezherwoltis.</text:span></text:p>
      <text:p text:style-name="P52"/>
      <text:p text:style-name="P216"><text:span text:style-name="T1448">3</text:span><text:span text:style-name="T1382">4,978 BBT—Glanybor falls. </text:span><text:span text:style-name="T1504">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1505">The authority of the government collapsed and famine set in. After only 300 years, the tribe of Glanybor was forced from the city by revolt. </text:span><text:span text:style-name="T1529">At the next Istungs, the Hiidkeil converge on a verdict: </text:span><text:span text:style-name="T1530">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1"/>
      <text:p text:style-name="P217"><text:span text:style-name="T1382">34,900 BBT—Tavand Soor is alight with ritual. A massive meeting of the Hiidkeil tribes takes place where a single Hiid and their tribe is chosen to be a warleader against the half-elves of the south. </text:span><text:span text:style-name="T1531">The choice comes down to a ritual by the ancient Kohtunik and the old druids of Tavand Soor, in which the mighty giant Buraan is anointed as King of the Hiidkeil.</text:span></text:p>
      <text:p text:style-name="P217"><text:span text:style-name="T1531"><text:tab/></text:span><text:span text:style-name="T1532">Soon after this, Buraan begins to gather the tribes of Hiidkeil for increased raids and assaults on the south.</text:span></text:p>
      <text:p text:style-name="P70"/>
      <text:p text:style-name="P334"><text:span text:style-name="T43">34,865 BBT—</text:span><text:span text:style-name="T127">In a series of swift sieges, many cities in the Kingdom of Krinica fall to Hoditi. </text:span><text:span text:style-name="T128">Krinica itself held on, its great fleet returning in time to free the city from the siege. </text:span><text:span text:style-name="T129">The kingdom, however, was forever change</text:span><text:span text:style-name="T130">d. </text:span><text:span text:style-name="T131">During the siege, one atta of the Eternal Council made an ambitious bid for control. The atta was Kadidak and Istrad</text:span><text:span text:style-name="T132">i, </text:span><text:span text:style-name="T133">two former queens. </text:span><text:span text:style-name="T134">Their play for power succeeded in the fractured and weak council. While many ancient traditionalists on the council objected, enough votes were cast that </text:span><text:soft-page-break/><text:span text:style-name="T134">Kadidak and Istradi were given supreme powe</text:span><text:span text:style-name="T135">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6">The queens lavish the members of the council to placate them as they take away the council’s power, quietly and efficiently. </text:span><text:span text:style-name="T137">Those that stood steadfastly against Kadidak and Istradi were imaginatively exiled or killed. Before long, the tyranny of Krinica beg</text:span><text:span text:style-name="T138">an. No new members of the council came from cities under Krinica’s control, because there was none. After the Hoditi raids, trust in the Council around Zvezdayr crumbled. Cities revolted and broke away from the Kingdom. Krinica sat in a </text:span><text:span text:style-name="T139">shadow of its former self.</text:span></text:p>
      <text:p text:style-name="P334"><text:span text:style-name="T139"><text:tab/></text:span><text:span text:style-name="T142">In Krinica, the Eternal Council is officially dissolved. Instead, access to the Chalice of Life is a mark of aristocratic prestige. </text:span><text:span text:style-name="T143">These people are called Eternals.</text:span></text:p>
      <text:p text:style-name="P334"><text:span text:style-name="T143"><text:tab/></text:span><text:span text:style-name="T144">The reign of the diarchs in Krinica was characterized by long, slow periods of control. </text:span><text:span text:style-name="T145">While the diarchs were technically immortal, this didn’t stop them from being assassinated or killed in accidents. </text:span><text:span text:style-name="T146">Diarchs typically lasted around 400 years. The Eternals of the aristocracy are held in a tight grip by the diarchs, who control access to the Chalice of Life. </text:span><text:span text:style-name="T147">This control is unwelcome, and leads to significant plots and assassinations. </text:span><text:span text:style-name="T148">As the diarchs rule for their multiple centuries, many of them have a multitude of children. These children are threats to potential conspirators, and are often exiled or killed upon the rise of </text:span><text:span text:style-name="T149">new diarchs.</text:span></text:p>
      <text:p text:style-name="P334"><text:span text:style-name="T139"><text:tab/>-</text:span><text:span text:style-name="T140">Many of the cities once under the control of the Kingdom of Krinica declare independence. </text:span><text:span text:style-name="T141">Those that were raided by Hoditi occasionally take on Hoditi rulership, though rarely for long.</text:span></text:p>
      <text:p text:style-name="P284"/>
      <text:p text:style-name="P285">34,400 BBT—The Voin of Bezabor, frustrated and pressured by the Tukastrona Alliance, violently raid and sack many of the Iryesian cities to their south, on the north coast of the channel of Iryes. <text:span text:style-name="T1677">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1678">swamps. </text:span><text:span text:style-name="T1679">The few Iryesian cities and settlements that survived the Voin invasion emptied and fled south and west </text:span><text:span text:style-name="T1680">as refugees.</text:span></text:p>
      <text:p text:style-name="P284"/>
      <text:p text:style-name="P197"><text:span text:style-name="T1448">34,300 BBT—</text:span><text:span text:style-name="T1332">2000 BC</text:span><text:span text:style-name="T1448">.</text:span></text:p>
      <text:p text:style-name="P52"/>
      <text:p text:style-name="P142">The final millennia of the Yfanaldian Empire is its golden age, and the height of the early bronze age in Perakor. <text:span text:style-name="T319">This was a period of divine battle, when gods would strike down their enemies, bring plagues and fires, and anoint champions to serve them.</text:span></text:p>
      <text:p text:style-name="P52"/>
      <text:p text:style-name="P345"><text:span text:style-name="T220">34,</text:span><text:span text:style-name="T237">2</text:span><text:span text:style-name="T220">44 BBT—</text:span><text:span text:style-name="T221">The </text:span><text:span text:style-name="T222">first </text:span><text:span text:style-name="T223">Diarchs of Krinica are assassinated </text:span><text:span text:style-name="T224">by fellow Eternals. These new Diarchs </text:span><text:span text:style-name="T225">are the leaders of the military who wished for more power given to the army. </text:span><text:span text:style-name="T226">They begin the re-expansion of Krinica, </text:span><text:span text:style-name="T227">attempting to raise it to its former glory. The </text:span><text:soft-page-break/><text:span text:style-name="T227">other cities of Zvezdayr were not always weak, and the expansion was slow and difficult at times.</text:span></text:p>
      <text:p text:style-name="P52"/>
      <text:p text:style-name="P335"><text:span text:style-name="T43">34,239 BBT—</text:span><text:span text:style-name="T155">The Theocracy of Virakranim </text:span><text:span text:style-name="T156">crumbles as an influx of refugees from northern Iryes flood in.</text:span><text:span text:style-name="T155"> </text:span><text:span text:style-name="T156">The mass of people raid and cause general unrest and push the food network of the kingdom to its limit. </text:span><text:span text:style-name="T157">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8">The kingdom does not fall into a divine collapse, but instead reverts to non-unified cities.</text:span></text:p>
      <text:p text:style-name="P52"/>
      <text:p text:style-name="P225"><text:span text:style-name="T1540">34,000 BBT—Around this time, the inflated Hoditi population across Tepeheo congeals on a solution </text:span><text:span text:style-name="T1541">to their </text:span><text:span text:style-name="T1542">growth. </text:span><text:span text:style-name="T1543">First </text:span><text:span text:style-name="T1614">i</text:span><text:span text:style-name="T1543">n </text:span><text:span text:style-name="T1547">between</text:span><text:span text:style-name="T1543"> the regions of Zvezdayr and Zora-Ezdu, Hoditi cities begin to grow and act as population sinks for the tribes. </text:span><text:span text:style-name="T1544">The cities undergo rapid growt</text:span><text:span text:style-name="T1545">h, and they quickly fall under the influence of a combined tribal council </text:span><text:span text:style-name="T1546">of elders </text:span><text:span text:style-name="T1547">who advise and await the rulership of Vratiti</text:span><text:span text:style-name="T1545">. </text:span><text:span text:style-name="T1547">The region was the hilly, warm southeast of Zvezdayr into the hotter semi-arid lands just to the south. The Hoditi called this place Braga, and so the cities that grew here were the </text:span><text:span text:style-name="T1548">part of the Braga Vratitiate. </text:span><text:span text:style-name="T1549">The population of Braga seasonally inflated as Hoditi tribes would camp outside along their trade routes. </text:span><text:span text:style-name="T1550">One city, Grobust (Empty grave), served as the nexus for significant trade between Hoditi and Yedris in the region. It was the seat of the government.</text:span></text:p>
      <text:p text:style-name="P225"><text:span text:style-name="T1550"><text:tab/></text:span><text:span text:style-name="T1551">The Hoditi here became known for their elaborately carved tombs in the desert </text:span><text:span text:style-name="T1552">outcrops.</text:span></text:p>
      <text:p text:style-name="P225"><text:span text:style-name="T1552"><text:tab/></text:span><text:span text:style-name="T1553">Throughout the lifetime of the Braga Vratitiate, it became entrenched in numerous conflicts with the Yedris of Zvezdayr (such as the diarchs of Krinica) and the cities of Zora-Ezdu to the east.</text:span></text:p>
      <text:p text:style-name="P225"><text:span text:style-name="T1553"><text:tab/></text:span><text:span text:style-name="T1554">The cities of Braga also became the template for Hoditi cities across Tepeheo. Traveling tribes carried stories of the land, and Hoditi scholars returned detailed schematics and plans for cities of their own.</text:span></text:p>
      <text:p text:style-name="P52"/>
      <text:p text:style-name="P89">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89"/>
      <text:p text:style-name="P91">34,000 BBT—The Yfanaldian Empire is at its height. Kar-Esodhkar has swelled to over 35,000 inhabitants, <text:span text:style-name="T1704">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33"><text:soft-page-break/><text:span text:style-name="T1584"><text:tab/></text:span><text:span text:style-name="T1585">Davakrai culture in Lunima has matured significantly. </text:span><text:span text:style-name="T1586">The classic “double-double atta” of old Davakrai rule, where society is split between the non-martial shaman-led community and the martial chieftain-led community, has </text:span><text:span text:style-name="T1620">settled into stone. </text:span><text:span text:style-name="T1621">Lunimean cities are all ruled by a pair of pairs, </text:span><text:span text:style-name="T1622">each called a “dvoios”.</text:span><text:span text:style-name="T1621"> </text:span><text:span text:style-name="T1622">T</text:span><text:span text:style-name="T1621">he forced separation between the martial and non-martial parts of society is gone: </text:span><text:span text:style-name="T1622">n</text:span><text:span text:style-name="T1621">ow, a standing warrior class of wealthy individuals makes up the army </text:span><text:span text:style-name="T1622">within</text:span><text:span text:style-name="T1621"> a community </text:span><text:span text:style-name="T1623">space</text:span><text:span text:style-name="T1621">.</text:span><text:span text:style-name="T1586"> </text:span><text:span text:style-name="T1587">War and military is central to the Lunimeans, and many of their deities reflect this. </text:span><text:span text:style-name="T1589">The dvoios of the military lead campaigns and raids and are responsible for defending the community. Beyond this, they have slight religious responsibilities in ensuring the proper rites of war are conducted. </text:span><text:span text:style-name="T1591">In times when the community is not at war, which is rare, these chiefs are responsible for keeping the army trained.</text:span><text:span text:style-name="T1588"> The non-martial </text:span><text:span text:style-name="T1590">dvoios </text:span><text:span text:style-name="T1588">are a pair of high-priests who run the city temples and ensure the satisfaction of the gods.</text:span></text:p>
      <text:p text:style-name="P233"><text:span text:style-name="T1588"><text:tab/></text:span><text:span text:style-name="T1592">When any member of the two dvoios dies, that member’s dvoios is retired and a new one is chosen. </text:span><text:span text:style-name="T1593">For example, if a warleader were to be killed in battle, their partner would retire from service and a new military dvoios would be chosen by the high priests. If a high priest were to die, the replacement would be chosen by the military dvoios. </text:span><text:span text:style-name="T1594">In this way, the power of each dvoios tends to fluctuate back and forth as the generations unfold. Replacements are typically chosen through prophecy or through their nature as known powerful reincarnations.</text:span></text:p>
      <text:p text:style-name="P234"><text:span text:style-name="T1594"><text:tab/></text:span><text:span text:style-name="T1588"> </text:span><text:span text:style-name="T1595">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1596">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1597">As an extension of these “nature gods”, city gods are believed to reside within their cities. </text:span><text:span text:style-name="T1598">The cities might be built upon the once-sacred natural area, and in some cases this sanctuary is preserved within the central temple of the city. </text:span><text:span text:style-name="T1599">City gods tend to be the most powerful and revered, and their influence far outweighs the influence of the nature gods in the divine continuance. </text:span><text:span text:style-name="T1600">Because the deities are believed to reside within the sacred hearts of the temples in the cities, they sometimes manifest there and appear to priests or travelers. </text:span><text:span text:style-name="T1601">Deities take an active hand in the prophecy of the Lunimeans. </text:span><text:span text:style-name="T1602">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1603">In some cases, the haruspex will gut an animal or prisoner sacrifice and splatter their blood across a ritual stone. The patterns created will be compared to the stars and constellations, and the prophecy will be read from there. </text:span><text:span text:style-name="T1604">Time is circular in Lunimean belief, and the variations in the sky represent changes in the cycle.</text:span></text:p>
      <text:p text:style-name="P233"><text:soft-page-break/><text:span text:style-name="T1594"><text:tab/></text:span><text:span text:style-name="T1595">The Lunimeans are very proud and traditional people. </text:span><text:span text:style-name="T1605">Their way of life is strong and stable.</text:span></text:p>
      <text:p text:style-name="P52"/>
      <text:p text:style-name="P71">33,916 BBT—Kor-Angukor follows behind Kor-Enisigor. The cities around it in southeast Central Lunima fall under its influence.</text:p>
      <text:p text:style-name="P52"/>
      <text:p text:style-name="P85">33,789 BBT—The Yedris cities in Yukreka have been growing larger and wealthier as the millennia have passed. <text:span text:style-name="T1657">Tin trade across Tepeheo and beyond is still strong, and the rulers of the cities have used their wealth and power to construct marvelous temples, towers, walls, and </text:span><text:span text:style-name="T1658">statues. </text:span><text:span text:style-name="T1659">Up until this point, the cities have all generally been independent competitors. </text:span><text:span text:style-name="T1660">Now, two cities extend their influence over all others. Both </text:span><text:span text:style-name="T1661">are </text:span><text:span text:style-name="T1660">situated at the mouth of the </text:span><text:span text:style-name="T1661">Zlat, one controlling the north of the river, the other controlling the south. They fought throughout the river and sabotaged each other constantly. </text:span><text:span text:style-name="T1662">The north was controlled by the Hoditi dynasty in Lokizdu, and the south was controlled by Yedris rulers in Soonka (named for the sun goddess).</text:span></text:p>
      <text:p text:style-name="P52"/>
      <text:p text:style-name="P92">33,785 BBT—Buraan and the Hiidkeil sweep down upon the Davakrai cities of southern Amarth. <text:span text:style-name="T1705">The combined force of astar and giants crush the walls and soldiers of the half-elves completely. The streets of the cities are covered in the blood of the slain, and none are spared. Fields are burned, and death is rampant. </text:span><text:span text:style-name="T1706">The region falls and the Davakrai continuance there collapses.</text:span></text:p>
      <text:p text:style-name="P52"/>
      <text:p text:style-name="P286">33,752 BBT—The cities of Dazdavecher in the west of Tepeheo coagulate into three main kingdoms, one in the north <text:span text:style-name="T1650">is Maglasan (named after the goddess of haze and dreams), </text:span><text:span text:style-name="T1651">below it is the river kingdom of Tur (named after the god of elephants and bulls), </text:span><text:span text:style-name="T1652">and to the east of both of these is the highland kingdom of Dazh </text:span><text:span text:style-name="T1653">(after a patron goddess of rains)</text:span><text:span text:style-name="T1652">.</text:span></text:p>
      <text:p text:style-name="P286"/>
      <text:p text:style-name="P220">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1692">This wealth is concentrated in the hands of the martial explorer chiefs, masters of fleets of sailing ships. </text:span><text:span text:style-name="T1693">Once captains, the chiefs eventually grew too powerful to continue journeying. They took permanent office in the cities and hired out the position of captain to others. </text:span><text:span text:style-name="T1694">These chiefs consolidated power, taking it from the spiritual astronomer kings of the traditional Yedris culture. </text:span><text:span text:style-name="T1695">The astronomers were lowered into a priestly caste below that of the </text:span><text:span text:style-name="T1696">merchant lords, </text:span><text:span text:style-name="T1697">called Mogus</text:span><text:span text:style-name="T1696">.</text:span></text:p>
      <text:p text:style-name="P52"/>
      <text:p text:style-name="P212"><text:span text:style-name="T1506">33,661 BBT—The </text:span><text:span text:style-name="T1333">Five-Dragon</text:span><text:span text:style-name="T1506"> Coalition of Somaskai dissolves </text:span><text:span text:style-name="T1507">as the tribes of </text:span><text:span text:style-name="T1334">Skirga bicker and fight. They have not had to deal with the Deep Zvir for centuries, and the need for a protective coalition is ending. The population of the region is growing quickly, </text:span><text:soft-page-break/><text:span text:style-name="T1334">putting a strain on land and resources. The Skirga, along with many other tribes of Zvir across Solnaza, enter a time of increased violence and wars. </text:span><text:span text:style-name="T1335">With these wars, more power is placed in the hands of individuals. Tribes become more stratified. The need for fortifications increases, and the concept of permanent settlement draws closer to the minds of the Zvir.</text:span></text:p>
      <text:p text:style-name="P52"/>
      <text:p text:style-name="P87">33,333 BBT—<text:span text:style-name="T1707">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1708">This destruction caused an economic slump for the Empire, as significant trade was lost.</text:span></text:p>
      <text:p text:style-name="P87"><text:tab/><text:span text:style-name="T1709">In this year, Buraan’s massive army makes its play for the south. </text:span><text:span text:style-name="T1710">A fleet of giant rafts float across the sea of Yfanald as a mighty force falls upon the Walls of Nikarta. </text:span><text:span text:style-name="T1711">Giants swing stone hammers to crack the walls and boulders are flung at the defenders. </text:span><text:span text:style-name="T1712">Warriors disembark from the rafts and climb the steep valley cliffs of Yfanald to attack the walls from the back. The fortresses are overrun and the path into the Yfanaldian Empire is opened.</text:span></text:p>
      <text:p text:style-name="P87"><text:tab/></text:p>
      <text:p text:style-name="P87"><text:tab/><text:span text:style-name="T1713">Buraan’s armies trek across Tumyetos, pillaging villages and cities along their way. The forgelands of Nikarta are stocked with tin and bronze from the north, and the armies of Hiidkeil reinforce themselves with the strong weapons of the south.</text:span></text:p>
      <text:p text:style-name="P87"/>
      <text:p text:style-name="P87"><text:tab/><text:span text:style-name="T1714">The following two decades are filled with blood and fire. The Hiidkeil following Buraan storm Lunima from the northwest, first sacking Kar-Zurumothkar and killing the two imperial dvoios. </text:span><text:span text:style-name="T1717">The city was leveled, such that not a house or stone of the walls remained. </text:span><text:span text:style-name="T1719">The battle for the city was ferocious, as the gods and spirits of both sides brought their power to bear. Despite the mature power of the deities of Kar-Zurumothkar, the giants of Buraan were unrelenting.</text:span><text:span text:style-name="T1717"> Buraan had reclaimed the land for the wilds and the mammoths of the north. </text:span><text:span text:style-name="T1714">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1715">The northwest of Lunima burned, and the Yfanaldian Empire </text:span><text:span text:style-name="T1716">dissolved</text:span><text:span text:style-name="T1715">. </text:span><text:span text:style-name="T1718">The northwest region of the Tumyetos was reduced to ash. The ancient cities of northern Medhyamoya were leveled, and tens of thousands were slaughtered. The region reverts to an existence of villages and forts.</text:span></text:p>
      <text:p text:style-name="P235"><text:span text:style-name="T1606"><text:tab/></text:span><text:span text:style-name="T1607">The rest of Medhyamoya, site of Kar-Esodhkar and other southern cities, was mostly untouched. </text:span><text:span text:style-name="T1608">The unity of the Yfanaldian Empire was however, gone, leaving the cities of central west Lunima to once again fend for themselves. The cities fractured into independent states, </text:span><text:span text:style-name="T1609">the city states of the </text:span><text:span text:style-name="T1613">s</text:span><text:span text:style-name="T1609">tormlands </text:span><text:span text:style-name="T1610">(now called </text:span><text:span text:style-name="T1611">Bo’</text:span><text:span text:style-name="T1624">u</text:span><text:span text:style-name="T1611">r</text:span><text:span text:style-name="T1610">wold, “</text:span><text:span text:style-name="T1612">Place where the storms rule”</text:span><text:span text:style-name="T1610">)</text:span><text:span text:style-name="T1609">.</text:span></text:p>
      <text:p text:style-name="P86"><text:soft-page-break/></text:p>
      <text:p text:style-name="P230"><text:span text:style-name="T1572">33,300 BBT—With the collapse of their main trade partner in the Yfanaldian Empire, </text:span><text:span text:style-name="T1617">t</text:span><text:span text:style-name="T1571">he cities of Zora-Ezdu </text:span><text:span text:style-name="T1572">are forced to scramble. They form a complex protective alliance to ensure the preservation of their </text:span><text:span text:style-name="T1575">rule</text:span><text:span text:style-name="T1572">. They institute some of the first known regulations on trade and push </text:span><text:span text:style-name="T1576">to consolidate wealth in central vaults. </text:span><text:span text:style-name="T1573">This league, known to themselves as the “</text:span><text:span text:style-name="T1574">Free </text:span><text:span text:style-name="T1573">Cities of Goj” has little outward interaction beyond trade with their neighbors </text:span><text:span text:style-name="T1576">during this time</text:span><text:span text:style-name="T1573">. </text:span><text:span text:style-name="T1577">With Lunima in tatters, the tin of Yukreka cannot be sold across the sea as easily. The Mogus of Zora-Ezdu need to find a new buyer. Controversially, they begin selling tin bronze to the Hoditi tribes and cities around them. </text:span><text:span text:style-name="T1578">This accelerates the growth of Hoditi cities and their accumulation of power in Tepeheo.</text:span></text:p>
      <text:p text:style-name="P52"/>
      <text:p text:style-name="P336"><text:span text:style-name="T43">33,130 BBT—</text:span><text:span text:style-name="T166">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7">A Hiidkeil warrior wielded the Staff of Maril in the fight, warping the landscape and destroying the cities. </text:span><text:span text:style-name="T168">This warrior’s partner wore the Amulet of Time, enchanted long ago to call the storms of the past. Blizzards and lightning roiled during the war. </text:span><text:span text:style-name="T166">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9">The north was reverted into tribes and villages, vying for power and survival.</text:span></text:p>
      <text:p text:style-name="P336"><text:span text:style-name="T169"><text:tab/></text:span><text:span text:style-name="T170">The Anariima artifacts were scattered. </text:span><text:span text:style-name="T171">The Staff of Maril was taken by a Hiidkeil tribesman back to Amarth, and eventually the Staff made its way into the Underdark. The Amulet of Time was lost to the cave of a northern linnorm, where it stayed for many millennia.</text:span></text:p>
      <text:p text:style-name="P95"/>
      <text:p text:style-name="P227"><text:span text:style-name="T1555">3</text:span><text:span text:style-name="T1615">3</text:span><text:span text:style-name="T1555">,000 BBT—Around this time, Hoditi cities form in the distant monsoonal southeast of Tepeheo, around the lakes there. </text:span><text:span text:style-name="T1556">These are the cities of Nav-</text:span><text:span text:style-name="T1557">Y</text:span><text:span text:style-name="T1556">ezero.</text:span></text:p>
      <text:p text:style-name="P54"><text:span text:style-name="T1649"><text:tab/></text:span><text:span text:style-name="T1654">To the west, at the southern tip of the mountains of Dazdavecher, </text:span><text:span text:style-name="T1655">Hoditi city states are forming as well.</text:span></text:p>
      <text:p text:style-name="P54"/>
      <text:p text:style-name="P93">33,000 BBT—With the conquests of Buraan complete and the Yfanaldian Empire vanished, Lunima and Amarth began to re-arrange themselves. <text:span text:style-name="T1720">The conquest of Buraan displaced thousands of people.</text:span></text:p>
      <text:p text:style-name="P102"><text:tab/>Hiidkeil tribes moved into southern Amarth, once occupied by Davakrai cities. The few Davakrai that survived here took to small subsidence villages, or joined the Hiidkeil and adopted their culture.</text:p>
      <text:p text:style-name="P94"><text:tab/><text:span text:style-name="T1721">The chaos of the northern Tumyetos region, southeast Amarth, settled after a divine collapse. The region is now dominated by maritime forests </text:span><text:span text:style-name="T1723">and seasonal fields</text:span><text:span text:style-name="T1721">, </text:span><text:span text:style-name="T1722">within which pockets and groves are cleared by subsidence farmers and villages. </text:span><text:span text:style-name="T1724">The people there </text:span><text:soft-page-break/><text:span text:style-name="T1724">are a mix of Hiidkeil tribesmen and Lunimean/Abonkeil farmers. </text:span><text:span text:style-name="T1735">The tin and bronze refining industry that Nikarta fostered in the region is gone, leaving Lunima and Amarth in another deficit of bronze. </text:span><text:span text:style-name="T1724">The region is a new, unique mix that embraces more of the Hiidkeil way than prior Lunimeans did. </text:span><text:span text:style-name="T1725">The nature gods of the Lunimeans rule here, and the groves and pools and mountains regain their old power. </text:span><text:span text:style-name="T1726">The summit of Jargiised is the home of new folk-cult temples. </text:span><text:span text:style-name="T1727">The tribespeople here practice the Lunimean tradition of haruspicy, though they tie the sacrifices to the local gods of the Hiidkeil as well as the gods of the Lunimeans.</text:span></text:p>
      <text:p text:style-name="P94"><text:tab/><text:span text:style-name="T1728">The north of Lunima, the land once called Bhroshtalath </text:span><text:span text:style-name="T1729">along with the northwestern portion of Medhyamoya</text:span><text:span text:style-name="T1728">, is home to a mix of chiefdoms and tribes. Hiidkeil now wander throughout the wilderness, and they claim the secluded forests and mountains untouched by the half-elves. The people of the old kingdom of Kor-Borakord </text:span><text:span text:style-name="T1730">and the cities of Kar-Zurumothkar and its neighbors </text:span><text:span text:style-name="T1728">now live in smaller villages protected by wooden forts. </text:span><text:span text:style-name="T1731">The villages are densely located, especially in the temperate seasonal pastures </text:span><text:span text:style-name="T1732">that have engulfed the central part of the region. </text:span><text:span text:style-name="T1724">The Hiidkeil expand into this region as well, </text:span><text:span text:style-name="T1733">seasonally moving their herds around the north of Lunima.</text:span></text:p>
      <text:p text:style-name="P94"><text:tab/><text:span text:style-name="T1734">The central and south of Lunima undergo a more lateral transition. The kingdoms of Kor-Enisigor and Kor-Angukor grow in power, but are challenged by new rivals </text:span><text:span text:style-name="T1736">and the lack of incoming bronze limits their potential</text:span><text:span text:style-name="T1734">. The cities of the western stormlands, Bo’urwold, bubble with tense energy. </text:span><text:span text:style-name="T1740">Previously small cities, like Gor-Gordos in the mountain pass between Bo’urwold and the east and Gor-Odol at the southern tip of the mountains, grew.</text:span><text:span text:style-name="T1734"> To the south, the cities of Taerdag eagerly rise to fill the trade role with the cities of the distant west. </text:span><text:span text:style-name="T1735">Though the transition is slow, the southward migrating currents begin to make their position more favorable. These cities, positioned primarily on the Mediterranean coast of southwestern Lunima, grow in diversity and wealth. </text:span><text:span text:style-name="T1739">The lake land to the east of these cities, Ezherwoltis, </text:span><text:span text:style-name="T1740">also grows </text:span><text:span text:style-name="T1741">in prominence</text:span><text:span text:style-name="T1740">. </text:span><text:span text:style-name="T1742">The Ezhers </text:span><text:span text:style-name="T1743">of the city Gor-Ashkera</text:span><text:span text:style-name="T1742"> around </text:span><text:span text:style-name="T1744">this time perfect the domestication of the lake drakes and ride them into battle</text:span><text:span text:style-name="T1743">.</text:span></text:p>
      <text:p text:style-name="P52"/>
      <text:p text:style-name="P135"><text:span text:style-name="T1682">32,682 BBT—The Iryesian theocratic kingdom centered in </text:span><text:span text:style-name="T1663">Yarhina</text:span><text:span text:style-name="T1666">krani</text:span><text:span text:style-name="T1667">ti </text:span><text:span text:style-name="T1682">collapses. </text:span><text:span text:style-name="T1683">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35"><text:tab/><text:span text:style-name="T1683">The unity of the Iryesian states is lost, and they revert to independent cities like their neighbors.</text:span></text:p>
      <text:p text:style-name="P52"/>
      <text:p text:style-name="P213"><text:span text:style-name="T1508">32,</text:span><text:span text:style-name="T1336">681</text:span><text:span text:style-name="T1508"> BBT—Kor-Enisigor </text:span><text:span text:style-name="T1533">is split in two. </text:span><text:span text:style-name="T1534">The western portion of the kingdom is conquered by Gor-Gordos, now become a kingdom in its own right. The seat of Kor-Enisigor in the eastern maw of Lunima attempts to retaliate, but the its cities rebel and fracture.</text:span></text:p>
      <text:p text:style-name="P72"/>
      <text:p text:style-name="P337"><text:soft-page-break/><text:span text:style-name="T43">32,629 BBT—</text:span><text:span text:style-name="T151">After the reign of four diarchies after the assassination of Kadidak and Istradi, the diarchs of Krinica controlled all of Zvezdayr once more. </text:span><text:span text:style-name="T152">This region, now unified as the Kingdom of Krinica once more, already finds itself mired in political unrest. </text:span><text:span text:style-name="T153">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50">The period of diarchies in </text:span><text:span text:style-name="T154">Krinica ends.</text:span></text:p>
      <text:p text:style-name="P346"><text:span text:style-name="T231"><text:tab/></text:span><text:span text:style-name="T232">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238">autochthonous</text:span><text:span text:style-name="T232"> fabric of Zvezdayr. </text:span><text:span text:style-name="T233">They construct megalithic temples across the kingdom </text:span><text:span text:style-name="T234">using slave labor built up during the period of the diarchies.</text:span></text:p>
      <text:p text:style-name="P288"/>
      <text:p text:style-name="P347"><text:span text:style-name="T235">32,500 BBT</text:span><text:span text:style-name="T234">—</text:span><text:span text:style-name="T235">Hiidkeil in the Underdark have covered caves beneath all of Solnaza. The swift expansion of the Hiidkeil is primarily due to new cultural edicts of the Istung: that many new tribes must take themselves into the depths below. </text:span><text:span text:style-name="T236">Of course, there is only so far that the tribes can expand and explore before even the caves become crowded. The limit is being approached where the Hiidkeil of Amarth will no longer be able to intrude on the caves below them.</text:span></text:p>
      <text:p text:style-name="P72"/>
      <text:p text:style-name="P100">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2"/>
      <text:p text:style-name="P75">32,279 BBT—The Three Kingdoms of Dadzavecheria <text:span text:style-name="T1656">are unified under the city of Maglasan.</text:span></text:p>
      <text:p text:style-name="P72"/>
      <text:p text:style-name="P99">32,100 BBT—A mighty change begins to sweep over Lunima once again. <text:span text:style-name="T1745">With the tin bronze from Andesedabon no longer being panned, the kingdoms of the subcontinent are have only the trickle of tin brought over from the distant west.</text:span></text:p>
      <text:p text:style-name="P99"><text:tab/><text:span text:style-name="T1745">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1746">in advanced furnaces. </text:span><text:span text:style-name="T1747">This new iron is easier to shape and far more plentiful than tin bronze, and the secrets of its production begin to disseminate across Lunima.</text:span></text:p>
      <text:p text:style-name="P99"><text:soft-page-break/><text:tab/><text:span text:style-name="T1748">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2"/>
      <text:p text:style-name="P97">32,071 BBT—The drake riders of Gor-Ashkera submit the surrounding cities of Ezherwoltis to their rule.</text:p>
      <text:p text:style-name="P72"/>
      <text:p text:style-name="P226"><text:span text:style-name="T1558">3</text:span><text:span text:style-name="T1559">2,000 BBT—The population of Solnaza has grown enough to encourage the concentration of people in city centers. While the Zvir are naturally nomadic and tribal, </text:span><text:span text:style-name="T1560">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1561">Their temples worked to increase this tie to the divine warriors of the Zvir. </text:span><text:span text:style-name="T1562">The temples were, at first, small and isolated. Before long, the permanent shaman staff led to agricultural practices and built up </text:span><text:span text:style-name="T1563">small </text:span><text:span text:style-name="T1562">settlements. </text:span><text:span text:style-name="T1564">This phenomenon first happened in the Kexti tribes and was soon followed by the Skirga tribes. </text:span><text:span text:style-name="T1563">The settlements never grew very large, however, as the Zvir tie to nature and beasts was too strong.</text:span></text:p>
      <text:p text:style-name="P52"/>
      <text:p text:style-name="P79">32,000 BBT—The population of Voin in Ghelond has grown enough <text:span text:style-name="T1698">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1699">disconnected to the warlike forts of the warrior chiefs. The settlements grew nearby these forts, and were set under their protection</text:span>. <text:span text:style-name="T1698">Bronze tools allowed some forest clearing, and clever burning techniques allowed the farming of previously forested regions, though not to the extent of creating massive surpluses needed for full kingdoms in</text:span> Tuk<text:span text:style-name="T1672">astrona and the western coast, called Noahora (Place of the Mountain’s Foot) </text:span><text:span text:style-name="T1673">and the island there.</text:span></text:p>
      <text:p text:style-name="P79"/>
      <text:p text:style-name="P80">32,000 BBT—The Hoditi of Dazdavecheria form cities farther south, <text:span text:style-name="T1685">further into the monsoonal lands of Tepeheo.</text:span></text:p>
      <text:p text:style-name="P52"/>
      <text:p text:style-name="P335"><text:span text:style-name="T43">31,775 BBT—</text:span><text:span text:style-name="T159">The Kingdom of the North Zlat, the Hoditi dynasty in Lokizdu, conquers their rivals of the south in Soonka, </text:span><text:span text:style-name="T163">creating the Empire of Lokizdu.</text:span><text:span text:style-name="T161">The dynasty in Lokizdu had grown mature in their rulership by the powerful undead Vratiti, and had built significant spiritual architecture west near the source of the Zlat.</text:span><text:span text:style-name="T159"> </text:span><text:span text:style-name="T160">Soonka becomes a regional captial, subject to the Hoditi rule.</text:span></text:p>
      <text:p text:style-name="P335"><text:soft-page-break/><text:span text:style-name="T124"><text:tab/></text:span><text:span text:style-name="T161">The rise in Vratiti occurances in Lokizdu leads to the rise in power of the priestly caste. </text:span><text:span text:style-name="T162">The priests rule their subjects harshly, and employ many captured slaves to maintain the religious infrastructure and construct new magnificent temples.</text:span></text:p>
      <text:p text:style-name="P335"><text:span text:style-name="T162"><text:tab/></text:span><text:span text:style-name="T164">The Empire of Lokizdu expanded around the bay of Yukreka during their reign as well, </text:span><text:span text:style-name="T165">though not much beyond.</text:span></text:p>
      <text:p text:style-name="P52"/>
      <text:p text:style-name="P90">31,500 BBT—Many new cultures develop from the Hiidkeil in the Underdark. <text:span text:style-name="T1702">Some of these cultures are without their namesake Hiid, as the pace of astar growth has outpaced the necessary growth of Hiid to spread themselves through the tribes.</text:span></text:p>
      <text:p text:style-name="P78"/>
      <text:p text:style-name="P98">31,422 BBT—The kingdom of Gor-Gordos falls. <text:span text:style-name="T1749">The armies of Kor-Angukor, increasingly outfitted with iron weapons and armor, are able to far outnumber the bronze-clad warriors of Gor-Gordos. </text:span><text:span text:style-name="T1750">The superior technology of Kor-Angukor allows them to conquer much of eastern central Lunima, even pressing west through the mountain pass </text:span><text:span text:style-name="T1751">watched over by the Guardians of Nikarta.</text:span></text:p>
      <text:p text:style-name="P78"/>
      <text:p text:style-name="P78">31,095 BBT—<text:span text:style-name="T1681">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78"><text:tab/><text:span text:style-name="T1684">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78"/>
      <text:p text:style-name="P83">31,000 BBT—<text:span text:style-name="T1686">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1687">This new Vratiti would hold not only the souls of the past, but also the soul of the goddess </text:span><text:span text:style-name="T1690">Vihra (goddess of storms, death, souls, and rebirth). Her partner </text:span><text:span text:style-name="T1687">Daza (god of rain and souls) </text:span><text:span text:style-name="T1690">would also rise</text:span><text:span text:style-name="T1687">.</text:span></text:p>
      <text:p text:style-name="P52"/>
      <text:p text:style-name="P231"><text:span text:style-name="T1579">30,402 BBT—The Braga Vratitiate </text:span><text:span text:style-name="T1580">collapses to internal </text:span><text:span text:style-name="T1581">rebellions. </text:span><text:span text:style-name="T1618">I</text:span><text:span text:style-name="T1580">n a weakened state, is enveloped by the Theocracy of Krinica, </text:span><text:span text:style-name="T1582">now the Empire of Krinica.</text:span></text:p>
      <text:p text:style-name="P81"/>
      <text:p text:style-name="P82">30,300 BBT—The Empire of Maglasan conquers all Hoditi cities in the west, silencing any opposition in their region.</text:p>
      <text:p text:style-name="P52"/>
      <text:p text:style-name="P84"><text:soft-page-break/>29,887 BBT—<text:span text:style-name="T1688">The prophecy in Lokizdu comes to pass. From the source of the river Zlat the most powerful Vratiti to ever exist awakens. The manifestations of the god Daza and h</text:span><text:span text:style-name="T1691">is</text:span><text:span text:style-name="T1688"> partner </text:span><text:span text:style-name="T1689">Vihra step from the sacred waters in the temple of Lokva (“Lake”). They, using immense deific power, take control of the Empire of Lokizdu. The coming of the deities of the Hoditi is accompanied by storms and violent omens across Tepeheo.</text:span></text:p>
      <text:p text:style-name="P52"/>
      <text:p text:style-name="P319">29,694 BBT—<text:span text:style-name="T1039">VEI 8 eruption.</text:span></text:p>
      <text:p text:style-name="P52"/>
      <text:p text:style-name="P324"><text:span text:style-name="T1509">28,500 BBT--</text:span><text:span text:style-name="T1382">Iron Age </text:span><text:span text:style-name="T1510">in Lunima</text:span></text:p>
      <text:p text:style-name="P324"><text:span text:style-name="T1510"><text:tab/>-</text:span><text:span text:style-name="T1511">High-Bronze Lunimean transitions to </text:span><text:span text:style-name="T1512">Iron-1 Lunimean.</text:span></text:p>
      <text:p text:style-name="P52"/>
      <text:p text:style-name="P321">23,700 BBT—The Zvir language is sufficiently different from its original form.</text:p>
      <text:p text:style-name="P43"/>
      <text:p text:style-name="P43"/>
      <text:p text:style-name="P43"/>
      <text:p text:style-name="P43"/>
      <text:p text:style-name="P43"/>
      <text:p text:style-name="P43"/>
      <text:p text:style-name="P43">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239">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240">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241">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text:soft-page-break/>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242">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242"><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241">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246">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246"/>
      <text:p text:style-name="P245"/>
      <text:p text:style-name="P247"/>
      <text:p text:style-name="P247"/>
      <text:p text:style-name="P256"/>
      <text:p text:style-name="P239"><text:soft-page-break/></text:p>
      <text:p text:style-name="P239">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247">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239"/>
      <text:p text:style-name="P43"/>
      <text:p text:style-name="P43"><text:tab/></text:p>
      <text:p text:style-name="P43">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249">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258"/>
      <text:p text:style-name="P258"/>
      <text:p text:style-name="P258"/>
      <text:p text:style-name="P258"/>
      <text:p text:style-name="P258"/>
      <text:p text:style-name="P258"><text:soft-page-break/></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OLD</text:p>
      <text:p text:style-name="P255"/>
      <text:p text:style-name="P73">53,000-42,000 BBT|2032-13,032 YE—The city Nemora grew and prospered under the rule of Toran. After <text:span text:style-name="T443">the ritual, Toran was left shattered. His soul was a half-soul, which left his body weak and crippled. His soul could not support magic any longer on its own, but his only solace lay in the cord of Taregil that Apythia bestowed upon him. The cord was a </text:span><text:soft-page-break/><text:span text:style-name="T443">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3"/>
      <text:p text:style-name="P73"><text:tab/>-Some of the Callo think Reisil and the new Arato focus too much on defense. Toran betrayed Ilie in leaving the people. They believe in the pursuit of a holy crusade.</text:p>
      <text:p text:style-name="P73"><text:tab/>-Over a half generation, this group of the Anateleans speak out more and more, marching and rioting against Reisil and the Arato.</text:p>
      <text:p text:style-name="P73"><text:tab/>-Reisil forces these people to leave Anatelea, and considers them cut from Ilie.</text:p>
      <text:p text:style-name="P73"><text:tab/>-The astar, cut from Anatelea, travel south along the mountain range. As the mountains turn to hills and the hills to plains, the cold southern flatland become the new home of these violent dissenters.</text:p>
      <text:p text:style-name="P73"/>
      <text:p text:style-name="P73"/>
      <text:p text:style-name="P73"/>
      <text:p text:style-name="P73"><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73"><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ext:soft-page-break/>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73"><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3"><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3"><text:tab/>“You must leave this place, child, and run. Run to a place where none can find you or your people! You are good, I know this, but your sorrows have overwhelmed you! Turn from them and come with me.”</text:p>
      <text:p text:style-name="P73"><text:soft-page-break/><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261">-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3"/>
      <text:p text:style-name="P73">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text:soft-page-break/>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73"><text:tab/>The heart of Linarata was created under the guidance of Raededir, servant of Sana, and to only Sana is the heart loyal.</text:p>
      <text:p text:style-name="P73"/>
      <text:p text:style-name="P73"/>
      <text:p text:style-name="P243">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3"><text:tab/>Though many attempted to decipher her tattoos, the meaning could not be uncovered. Those monks and visionaries that copied the words from Kentilia’s skin compiled <text:soft-page-break/>the strange writing into what came to be known as the Kentilian Scriptures. One among the monks met with Kentilia in secret—he was hunched and shrouded</text:p>
      <text:p text:style-name="P73"/>
      <text:p text:style-name="P243">Kentilia was matriarch of the Esthela during the time when the Saith were quiet, and she taught them many things, ushering them into a golden age.</text:p>
      <text:p text:style-name="P243">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243">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3"><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text:soft-page-break/>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257"/>
      <text:p text:style-name="P248"/>
      <text:p text:style-name="P7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text:soft-page-break/>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ext:soft-page-break/>that magic must be destroyed. The Canyara were the ones to bring magic to the astar, and now their shoulders must bear the burden of its removal.</text:p>
      <text:p text:style-name="P238">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238">The Kentilia they sent with Faranwe the Dreamer to hide far away, so that none may find them even in search. Faranwe strapped the tablets to his back and left for the western shores, where he stayed long as he built a ship to sail the world.</text:p>
      <text:p text:style-name="P238">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238"/>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ext:soft-page-break/>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238">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238">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238">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238">“Go from here and seek the stairs above the northern mountains. Speak to the water, the wind, and the trees, for they would guide you. Climb the stairs that once my father ascended and find the wisdom that lies at the precipice. Then, return here. <text:soft-page-break/>Should you still further your quest, then you may take this light and use it to level us fleeting fools upon the world. Go, north to the mountains.”</text:p>
      <text:p text:style-name="P238">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238">Apythia and Faranwe reached the vale of Oria. The mists of the glade guided them through the soft grass to rest beside a pool of glassy water. A white-furred fox stepped beside them and drank from the water, and it turned to the astar.</text:p>
      <text:p text:style-name="P238">“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238">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238">“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238">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238">The two mages carried out a feat to hide Kentilia: they created a body and a soul for the story of the astar. Kentilia she was named, born a child on the sands of a small <text:soft-page-break/>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238">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238">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238">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238"><text:soft-page-break/>“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238">During this chaos, Apythia approached Toran, and whispered to the dazed child,</text:p>
      <text:p text:style-name="P238">“Run, child, with your people. You have no life here now.”</text:p>
      <text:p text:style-name="P238">She drew from beneath her cloak the brilliant light of the Taregil, and pulled from it a single slim cord, which she bestowed upon Toran.</text:p>
      <text:p text:style-name="P238">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238">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153"><text:soft-page-break/>Lai'Quessir, or sylvan elves of Summerzel</text:p>
      <text:p text:style-name="P22"><text:span text:style-name="T963">Mallorn's host stay and found villages in Adasol. They are named the Annun'Quessir.</text:span> They found Minyatal</text:p>
      <text:p text:style-name="P22">the Mori'Quessir</text:p>
      <text:p text:style-name="P22">The city of Hylesten is created on the site of Rinadure. The astar expand to cover all of Southern Ilia.</text:p>
      <text:p text:style-name="P143">Mal'Quessir, or high elves.</text:p>
      <text:p text:style-name="P143">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6DT1H26M44S</meta:editing-duration>
    <meta:editing-cycles>1704</meta:editing-cycles>
    <meta:generator>LibreOffice/6.4.7.2$Linux_X86_64 LibreOffice_project/40$Build-2</meta:generator>
    <dc:date>2022-07-10T12:42:52.907356316</dc:date>
    <meta:document-statistic meta:table-count="0" meta:image-count="0" meta:object-count="0" meta:page-count="104" meta:paragraph-count="594" meta:word-count="53761" meta:character-count="319912" meta:non-whitespace-character-count="266706"/>
  </office:meta>
</office:document-meta>
</file>